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78cm"/>
    </style:style>
    <style:style style:name="co6" style:family="table-column">
      <style:table-column-properties fo:break-before="auto" style:column-width="2.487cm"/>
    </style:style>
    <style:style style:name="co7" style:family="table-column">
      <style:table-column-properties fo:break-before="auto" style:column-width="3.485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0.362cm"/>
    </style:style>
    <style:style style:name="co10" style:family="table-column">
      <style:table-column-properties fo:break-before="auto" style:column-width="0.489cm"/>
    </style:style>
    <style:style style:name="ro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79cm" fo:break-before="auto" style:use-optimal-row-height="true"/>
    </style:style>
    <style:style style:name="ro4" style:family="table-row">
      <style:table-row-properties style:row-height="2.528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0pt" style:font-size-asian="30pt" style:font-size-complex="30pt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0pt" style:font-size-asian="60pt" style:font-size-complex="60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95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9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" fo:font-size="30pt" style:font-size-asian="30pt" style:font-size-complex="30pt"/>
    </style:style>
    <style:style style:name="ce9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 Mono" fo:font-size="30pt" style:font-size-asian="30pt" style:font-size-complex="30pt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petscii unshifted" fo:font-size="60pt" style:font-size-asian="60pt" style:font-size-complex="60pt"/>
    </style:style>
    <style:style style:name="ce99" style:family="table-cell" style:parent-style-name="Default">
      <style:text-properties style:font-name="Wingdings 3" fo:font-size="30pt" style:font-size-asian="30pt" style:font-size-complex="30pt"/>
    </style:style>
    <style:style style:name="ce100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0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02" style:family="table-cell" style:parent-style-name="Default">
      <style:table-cell-properties fo:border-bottom="none" fo:border-left="0.74pt solid #000000" fo:border-right="0.74pt solid #000000" fo:border-top="none"/>
    </style:style>
    <style:style style:name="ce10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04" style:family="table-cell" style:parent-style-name="Default">
      <style:table-cell-properties fo:border-bottom="0.74pt solid #000000" fo:border-left="none" fo:border-right="none" fo:border-top="0.74pt solid #000000"/>
    </style:style>
    <style:style style:name="ce10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10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0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1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88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37" style:family="table-cell" style:parent-style-name="Default"/>
    <style:style style:name="ce63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2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3" style:family="table-cell" style:parent-style-name="Default">
      <style:table-cell-properties fo:border-bottom="0.74pt solid #000000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47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4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5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6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0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1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65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0.74pt solid #000000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0pt" style:font-size-asian="30pt" style:font-size-complex="30pt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0pt" style:font-size-asian="60pt" style:font-size-complex="60pt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17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" fo:font-size="30pt" style:font-size-asian="30pt" style:font-size-complex="30pt"/>
    </style:style>
    <style:style style:name="ce11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 Mono" fo:font-size="30pt" style:font-size-asian="30pt" style:font-size-complex="30pt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petscii unshifted" fo:font-size="60pt" style:font-size-asian="60pt" style:font-size-complex="60pt"/>
    </style:style>
    <style:style style:name="ce121" style:family="table-cell" style:parent-style-name="Default">
      <style:text-properties style:font-name="Wingdings 3" fo:font-size="30pt" style:font-size-asian="30pt" style:font-size-complex="30pt"/>
    </style:style>
    <style:style style:name="ce1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2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4" style:family="table-cell" style:parent-style-name="Default">
      <style:table-cell-properties fo:border-bottom="none" fo:border-left="0.74pt solid #000000" fo:border-right="0.74pt solid #000000" fo:border-top="none"/>
    </style:style>
    <style:style style:name="ce12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26" style:family="table-cell" style:parent-style-name="Default">
      <style:table-cell-properties fo:border-bottom="0.74pt solid #000000" fo:border-left="none" fo:border-right="none" fo:border-top="0.74pt solid #000000"/>
    </style:style>
    <style:style style:name="ce12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2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12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3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1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34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1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ircuitTemplate" table:style-name="ta1"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▎" calcext:value-type="string">
            <text:p>▎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h" calcext:value-type="string">
            <text:p>h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h" calcext:value-type="string">
            <text:p>h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h" calcext:value-type="string">
            <text:p>h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h" calcext:value-type="string">
            <text:p>h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h" calcext:value-type="string">
            <text:p>h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h" calcext:value-type="string">
            <text:p>h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h" calcext:value-type="string">
            <text:p>h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h" calcext:value-type="string">
            <text:p>h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h" calcext:value-type="string">
            <text:p>h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h" calcext:value-type="string">
            <text:p>h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h" calcext:value-type="string">
            <text:p>h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h" calcext:value-type="string">
            <text:p>h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h" calcext:value-type="string">
            <text:p>h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h" calcext:value-type="string">
            <text:p>h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h" calcext:value-type="string">
            <text:p>h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h" calcext:value-type="string">
            <text:p>h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h" calcext:value-type="string">
            <text:p>h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h" calcext:value-type="string">
            <text:p>h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h" calcext:value-type="string">
            <text:p>h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h" calcext:value-type="string">
            <text:p>h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h" calcext:value-type="string">
            <text:p>h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h" calcext:value-type="string">
            <text:p>h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h" calcext:value-type="string">
            <text:p>h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h" calcext:value-type="string">
            <text:p>h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h" calcext:value-type="string">
            <text:p>h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h" calcext:value-type="string">
            <text:p>h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h" calcext:value-type="string">
            <text:p>h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h" calcext:value-type="string">
            <text:p>h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h" calcext:value-type="string">
            <text:p>h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h" calcext:value-type="string">
            <text:p>h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h" calcext:value-type="string">
            <text:p>h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h" calcext:value-type="string">
            <text:p>h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h" calcext:value-type="string">
            <text:p>h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h" calcext:value-type="string">
            <text:p>h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h" calcext:value-type="string">
            <text:p>h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h" calcext:value-type="string">
            <text:p>h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h" calcext:value-type="string">
            <text:p>h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h" calcext:value-type="string">
            <text:p>h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h" calcext:value-type="string">
            <text:p>h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h" calcext:value-type="string">
            <text:p>h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h" calcext:value-type="string">
            <text:p>h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h" calcext:value-type="string">
            <text:p>h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h" calcext:value-type="string">
            <text:p>h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h" calcext:value-type="string">
            <text:p>h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h" calcext:value-type="string">
            <text:p>h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h" calcext:value-type="string">
            <text:p>h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h" calcext:value-type="string">
            <text:p>h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h" calcext:value-type="string">
            <text:p>h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h" calcext:value-type="string">
            <text:p>h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h" calcext:value-type="string">
            <text:p>h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h" calcext:value-type="string">
            <text:p>h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h" calcext:value-type="string">
            <text:p>h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h" calcext:value-type="string">
            <text:p>h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h" calcext:value-type="string">
            <text:p>h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h" calcext:value-type="string">
            <text:p>h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h" calcext:value-type="string">
            <text:p>h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h" calcext:value-type="string">
            <text:p>h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h" calcext:value-type="string">
            <text:p>h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h" calcext:value-type="string">
            <text:p>h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h" calcext:value-type="string">
            <text:p>h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h" calcext:value-type="string">
            <text:p>h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h" calcext:value-type="string">
            <text:p>h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h" calcext:value-type="string">
            <text:p>h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h" calcext:value-type="string">
            <text:p>h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h" calcext:value-type="string">
            <text:p>h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h" calcext:value-type="string">
            <text:p>h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h" calcext:value-type="string">
            <text:p>h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h" calcext:value-type="string">
            <text:p>h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h" calcext:value-type="string">
            <text:p>h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h" calcext:value-type="string">
            <text:p>h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h" calcext:value-type="string">
            <text:p>h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h" calcext:value-type="string">
            <text:p>h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h" calcext:value-type="string">
            <text:p>h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h" calcext:value-type="string">
            <text:p>h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h" calcext:value-type="string">
            <text:p>h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h" calcext:value-type="string">
            <text:p>h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h" calcext:value-type="string">
            <text:p>h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h" calcext:value-type="string">
            <text:p>h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h" calcext:value-type="string">
            <text:p>h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h" calcext:value-type="string">
            <text:p>h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h" calcext:value-type="string">
            <text:p>h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h" calcext:value-type="string">
            <text:p>h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h" calcext:value-type="string">
            <text:p>h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h" calcext:value-type="string">
            <text:p>h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h" calcext:value-type="string">
            <text:p>h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h" calcext:value-type="string">
            <text:p>h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h" calcext:value-type="string">
            <text:p>h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h" calcext:value-type="string">
            <text:p>h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h" calcext:value-type="string">
            <text:p>h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h" calcext:value-type="string">
            <text:p>h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h" calcext:value-type="string">
            <text:p>h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h" calcext:value-type="string">
            <text:p>h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h" calcext:value-type="string">
            <text:p>h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h" calcext:value-type="string">
            <text:p>h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h" calcext:value-type="string">
            <text:p>h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h" calcext:value-type="string">
            <text:p>h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h" calcext:value-type="string">
            <text:p>h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h" calcext:value-type="string">
            <text:p>h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h" calcext:value-type="string">
            <text:p>h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h" calcext:value-type="string">
            <text:p>h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h" calcext:value-type="string">
            <text:p>h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h" calcext:value-type="string">
            <text:p>h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h" calcext:value-type="string">
            <text:p>h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h" calcext:value-type="string">
            <text:p>h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h" calcext:value-type="string">
            <text:p>h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h" calcext:value-type="string">
            <text:p>h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h" calcext:value-type="string">
            <text:p>h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h" calcext:value-type="string">
            <text:p>h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h" calcext:value-type="string">
            <text:p>h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h" calcext:value-type="string">
            <text:p>h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h" calcext:value-type="string">
            <text:p>h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h" calcext:value-type="string">
            <text:p>h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h" calcext:value-type="string">
            <text:p>h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IceCubeSystem" table:style-name="ta1"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2*Z+2,$00*Z+2,$00*Z+4,$00*Z+5,$00*Z+5,$00*Z+6,$00*Z+5,$00*Z+5,$00*Z+5,$02*Z+6,$00*Z+4,$00*Z+4,$00*Z+4,$00*Z+4,$00*Z+4,$02*Z+2" calcext:value-type="string">
            <text:p><text:tab/>dc.b $02*Z+2,$00*Z+2,$00*Z+4,$00*Z+5,$00*Z+5,$00*Z+6,$00*Z+5,$00*Z+5,$00*Z+5,$02*Z+6,$00*Z+4,$00*Z+4,$00*Z+4,$00*Z+4,$00*Z+4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2*Z+2,$00*Z+2,$00*Z+4,$0B*Z+5,$00*Z+6,$00*Z+6,$0B*Z+6,$00*Z+6,$00*Z+6,$09*Z+6,$00*Z+5,$00*Z+5,$0B*Z+6,$00*Z+6,$00*Z+5,$02*Z+2" calcext:value-type="string">
            <text:p><text:tab/>dc.b $02*Z+2,$00*Z+2,$00*Z+4,$0B*Z+5,$00*Z+6,$00*Z+6,$0B*Z+6,$00*Z+6,$00*Z+6,$09*Z+6,$00*Z+5,$00*Z+5,$0B*Z+6,$00*Z+6,$00*Z+5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2*Z+2,$00*Z+3,$00*Z+4,$02*Z+4,$00*Z+0,$00*Z+7,$02*Z+6,$00*Z+0,$00*Z+0,$00*Z+7,$00*Z+0,$00*Z+7,$02*Z+7,$00*Z+7,$00*Z+6,$02*Z+2" calcext:value-type="string">
            <text:p><text:tab/>dc.b $02*Z+2,$00*Z+3,$00*Z+4,$02*Z+4,$00*Z+0,$00*Z+7,$02*Z+6,$00*Z+0,$00*Z+0,$00*Z+7,$00*Z+0,$00*Z+7,$02*Z+7,$00*Z+7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2*Z+2,$00*Z+3,$00*Z+5,$09*Z+6,$0B*Z+0,$0B*Z+0,$02*Z+0,$00*Z+7,$0B*Z+0,$0B*Z+0,$0B*Z+0,$00*Z+0,$02*Z+7,$00*Z+7,$00*Z+0,$02*Z+2" calcext:value-type="string">
            <text:p><text:tab/>dc.b $02*Z+2,$00*Z+3,$00*Z+5,$09*Z+6,$0B*Z+0,$0B*Z+0,$02*Z+0,$00*Z+7,$0B*Z+0,$0B*Z+0,$0B*Z+0,$00*Z+0,$02*Z+7,$00*Z+7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2*Z+2,$00*Z+3,$00*Z+4,$0B*Z+6,$02*Z+0,$02*Z+0,$02*Z+0,$0B*Z+0,$02*Z+0,$02*Z+0,$02*Z+0,$0B*Z+0,$02*Z+0,$00*Z+0,$00*Z+0,$02*Z+2" calcext:value-type="string">
            <text:p><text:tab/>dc.b $02*Z+2,$00*Z+3,$00*Z+4,$0B*Z+6,$02*Z+0,$02*Z+0,$02*Z+0,$0B*Z+0,$02*Z+0,$02*Z+0,$02*Z+0,$0B*Z+0,$02*Z+0,$00*Z+0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2*Z+2,$00*Z+3,$00*Z+5,$02*Z+4,$02*Z+0,$09*Z+4,$02*Z+0,$02*Z+0,$09*Z+4,$02*Z+0,$02*Z+0,$02*Z+0,$02*Z+0,$0C*Z+0,$0C*Z+0,$02*Z+2" calcext:value-type="string">
            <text:p><text:tab/>dc.b $02*Z+2,$00*Z+3,$00*Z+5,$02*Z+4,$02*Z+0,$09*Z+4,$02*Z+0,$02*Z+0,$09*Z+4,$02*Z+0,$02*Z+0,$02*Z+0,$02*Z+0,$0C*Z+0,$0C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2,$00*Z+3,$00*Z+4,$02*Z+4,$09*Z+4,$0B*Z+4,$09*Z+4,$09*Z+4,$00*Z+4,$09*Z+4,$09*Z+4,$02*Z+0,$09*Z+1,$00*Z+0,$00*Z+0,$02*Z+2" calcext:value-type="string">
            <text:p><text:tab/>dc.b $02*Z+2,$00*Z+3,$00*Z+4,$02*Z+4,$09*Z+4,$0B*Z+4,$09*Z+4,$09*Z+4,$00*Z+4,$09*Z+4,$09*Z+4,$02*Z+0,$09*Z+1,$00*Z+0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2*Z+2,$00*Z+2,$00*Z+3,$09*Z+4,$00*Z+4,$02*Z+3,$00*Z+2,$00*Z+2,$0B*Z+3,$00*Z+3,$00*Z+4,$09*Z+4,$0B*Z+1,$00*Z+0,$00*Z+0,$02*Z+2" calcext:value-type="string">
            <text:p><text:tab/>dc.b $02*Z+2,$00*Z+2,$00*Z+3,$09*Z+4,$00*Z+4,$02*Z+3,$00*Z+2,$00*Z+2,$0B*Z+3,$00*Z+3,$00*Z+4,$09*Z+4,$0B*Z+1,$00*Z+0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2*Z+2,$0B*Z+2,$00*Z+3,$00*Z+3,$00*Z+4,$02*Z+2,$00*Z+0,$00*Z+0,$02*Z+2,$00*Z+2,$00*Z+3,$00*Z+3,$02*Z+0,$00*Z+0,$00*Z+0,$02*Z+2" calcext:value-type="string">
            <text:p><text:tab/>dc.b $02*Z+2,$0B*Z+2,$00*Z+3,$00*Z+3,$00*Z+4,$02*Z+2,$00*Z+0,$00*Z+0,$02*Z+2,$00*Z+2,$00*Z+3,$00*Z+3,$02*Z+0,$00*Z+0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2*Z+2,$02*Z+1,$00*Z+2,$00*Z+1,$00*Z+2,$09*Z+1,$00*Z+0,$00*Z+0,$02*Z+1,$00*Z+1,$00*Z+1,$00*Z+2,$09*Z+1,$00*Z+1,$00*Z+0,$02*Z+2" calcext:value-type="string">
            <text:p><text:tab/>dc.b $02*Z+2,$02*Z+1,$00*Z+2,$00*Z+1,$00*Z+2,$09*Z+1,$00*Z+0,$00*Z+0,$02*Z+1,$00*Z+1,$00*Z+1,$00*Z+2,$09*Z+1,$00*Z+1,$00*Z+0,$02*Z+2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'file:///C:/GitProjects/PHC25Turbo/CircuitHelp%20-%20Copie.ods'#$Caractères.$B$2];IF([.A1]=1;['file:///C:/GitProjects/PHC25Turbo/CircuitHelp%20-%20Copie.ods'#$Caractères.$B$3];IF([.A1]=2;['file:///C:/GitProjects/PHC25Turbo/CircuitHelp%20-%20Copie.ods'#$Caractères.$B$4];IF([.A1]=3;['file:///C:/GitProjects/PHC25Turbo/CircuitHelp%20-%20Copie.ods'#$Caractères.$B$5];IF([.A1]=4;['file:///C:/GitProjects/PHC25Turbo/CircuitHelp%20-%20Copie.ods'#$Caractères.$B$6];IF([.A1]=5;['file:///C:/GitProjects/PHC25Turbo/CircuitHelp%20-%20Copie.ods'#$Caractères.$B$7];IF([.A1]=6;['file:///C:/GitProjects/PHC25Turbo/CircuitHelp%20-%20Copie.ods'#$Caractères.$B$8];IF([.A1]=7;['file:///C:/GitProjects/PHC25Turbo/CircuitHelp%20-%20Copie.ods'#$Caractères.$B$9];IF([.A1]=8;['file:///C:/GitProjects/PHC25Turbo/CircuitHelp%20-%20Copie.ods'#$Caractères.$B$10];IF([.A1]=9;['file:///C:/GitProjects/PHC25Turbo/CircuitHelp%20-%20Copie.ods'#$Caractères.$B$11];IF([.A1]=10;['file:///C:/GitProjects/PHC25Turbo/CircuitHelp%20-%20Copie.ods'#$Caractères.$B$12];IF([.A1]=11;['file:///C:/GitProjects/PHC25Turbo/CircuitHelp%20-%20Copie.ods'#$Caractères.$B$13];IF([.A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'file:///C:/GitProjects/PHC25Turbo/CircuitHelp%20-%20Copie.ods'#$Caractères.$H$2];IF([.B1]=1;['file:///C:/GitProjects/PHC25Turbo/CircuitHelp%20-%20Copie.ods'#$Caractères.$H$3];IF([.B1]=2;['file:///C:/GitProjects/PHC25Turbo/CircuitHelp%20-%20Copie.ods'#$Caractères.$H$4];IF([.B1]=3;['file:///C:/GitProjects/PHC25Turbo/CircuitHelp%20-%20Copie.ods'#$Caractères.$H$5];IF([.B1]=4;['file:///C:/GitProjects/PHC25Turbo/CircuitHelp%20-%20Copie.ods'#$Caractères.$H$6];IF([.B1]=5;['file:///C:/GitProjects/PHC25Turbo/CircuitHelp%20-%20Copie.ods'#$Caractères.$H$7];IF([.B1]=6;['file:///C:/GitProjects/PHC25Turbo/CircuitHelp%20-%20Copie.ods'#$Caractères.$H$8];IF([.B1]=7;['file:///C:/GitProjects/PHC25Turbo/CircuitHelp%20-%20Copie.ods'#$Caractères.$H$9];&quot;x&quot;)))))))))">
            <text:p/>
          </table:table-cell>
          <table:table-cell table:style-name="ce53" table:formula="of:=IF([.C1]=0;['file:///C:/GitProjects/PHC25Turbo/CircuitHelp%20-%20Copie.ods'#$Caractères.$B$2];IF([.C1]=1;['file:///C:/GitProjects/PHC25Turbo/CircuitHelp%20-%20Copie.ods'#$Caractères.$B$3];IF([.C1]=2;['file:///C:/GitProjects/PHC25Turbo/CircuitHelp%20-%20Copie.ods'#$Caractères.$B$4];IF([.C1]=3;['file:///C:/GitProjects/PHC25Turbo/CircuitHelp%20-%20Copie.ods'#$Caractères.$B$5];IF([.C1]=4;['file:///C:/GitProjects/PHC25Turbo/CircuitHelp%20-%20Copie.ods'#$Caractères.$B$6];IF([.C1]=5;['file:///C:/GitProjects/PHC25Turbo/CircuitHelp%20-%20Copie.ods'#$Caractères.$B$7];IF([.C1]=6;['file:///C:/GitProjects/PHC25Turbo/CircuitHelp%20-%20Copie.ods'#$Caractères.$B$8];IF([.C1]=7;['file:///C:/GitProjects/PHC25Turbo/CircuitHelp%20-%20Copie.ods'#$Caractères.$B$9];IF([.C1]=8;['file:///C:/GitProjects/PHC25Turbo/CircuitHelp%20-%20Copie.ods'#$Caractères.$B$10];IF([.C1]=9;['file:///C:/GitProjects/PHC25Turbo/CircuitHelp%20-%20Copie.ods'#$Caractères.$B$11];IF([.C1]=10;['file:///C:/GitProjects/PHC25Turbo/CircuitHelp%20-%20Copie.ods'#$Caractères.$B$12];IF([.C1]=11;['file:///C:/GitProjects/PHC25Turbo/CircuitHelp%20-%20Copie.ods'#$Caractères.$B$13];IF([.C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'file:///C:/GitProjects/PHC25Turbo/CircuitHelp%20-%20Copie.ods'#$Caractères.$H$2];IF([.D1]=1;['file:///C:/GitProjects/PHC25Turbo/CircuitHelp%20-%20Copie.ods'#$Caractères.$H$3];IF([.D1]=2;['file:///C:/GitProjects/PHC25Turbo/CircuitHelp%20-%20Copie.ods'#$Caractères.$H$4];IF([.D1]=3;['file:///C:/GitProjects/PHC25Turbo/CircuitHelp%20-%20Copie.ods'#$Caractères.$H$5];IF([.D1]=4;['file:///C:/GitProjects/PHC25Turbo/CircuitHelp%20-%20Copie.ods'#$Caractères.$H$6];IF([.D1]=5;['file:///C:/GitProjects/PHC25Turbo/CircuitHelp%20-%20Copie.ods'#$Caractères.$H$7];IF([.D1]=6;['file:///C:/GitProjects/PHC25Turbo/CircuitHelp%20-%20Copie.ods'#$Caractères.$H$8];IF([.D1]=7;['file:///C:/GitProjects/PHC25Turbo/CircuitHelp%20-%20Copie.ods'#$Caractères.$H$9];&quot;x&quot;)))))))))">
            <text:p/>
          </table:table-cell>
          <table:table-cell table:style-name="ce59" table:formula="of:=IF([.E1]=0;['file:///C:/GitProjects/PHC25Turbo/CircuitHelp%20-%20Copie.ods'#$Caractères.$B$2];IF([.E1]=1;['file:///C:/GitProjects/PHC25Turbo/CircuitHelp%20-%20Copie.ods'#$Caractères.$B$3];IF([.E1]=2;['file:///C:/GitProjects/PHC25Turbo/CircuitHelp%20-%20Copie.ods'#$Caractères.$B$4];IF([.E1]=3;['file:///C:/GitProjects/PHC25Turbo/CircuitHelp%20-%20Copie.ods'#$Caractères.$B$5];IF([.E1]=4;['file:///C:/GitProjects/PHC25Turbo/CircuitHelp%20-%20Copie.ods'#$Caractères.$B$6];IF([.E1]=5;['file:///C:/GitProjects/PHC25Turbo/CircuitHelp%20-%20Copie.ods'#$Caractères.$B$7];IF([.E1]=6;['file:///C:/GitProjects/PHC25Turbo/CircuitHelp%20-%20Copie.ods'#$Caractères.$B$8];IF([.E1]=7;['file:///C:/GitProjects/PHC25Turbo/CircuitHelp%20-%20Copie.ods'#$Caractères.$B$9];IF([.E1]=8;['file:///C:/GitProjects/PHC25Turbo/CircuitHelp%20-%20Copie.ods'#$Caractères.$B$10];IF([.E1]=9;['file:///C:/GitProjects/PHC25Turbo/CircuitHelp%20-%20Copie.ods'#$Caractères.$B$11];IF([.E1]=10;['file:///C:/GitProjects/PHC25Turbo/CircuitHelp%20-%20Copie.ods'#$Caractères.$B$12];IF([.E1]=11;['file:///C:/GitProjects/PHC25Turbo/CircuitHelp%20-%20Copie.ods'#$Caractères.$B$13];IF([.E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'file:///C:/GitProjects/PHC25Turbo/CircuitHelp%20-%20Copie.ods'#$Caractères.$H$2];IF([.F1]=1;['file:///C:/GitProjects/PHC25Turbo/CircuitHelp%20-%20Copie.ods'#$Caractères.$H$3];IF([.F1]=2;['file:///C:/GitProjects/PHC25Turbo/CircuitHelp%20-%20Copie.ods'#$Caractères.$H$4];IF([.F1]=3;['file:///C:/GitProjects/PHC25Turbo/CircuitHelp%20-%20Copie.ods'#$Caractères.$H$5];IF([.F1]=4;['file:///C:/GitProjects/PHC25Turbo/CircuitHelp%20-%20Copie.ods'#$Caractères.$H$6];IF([.F1]=5;['file:///C:/GitProjects/PHC25Turbo/CircuitHelp%20-%20Copie.ods'#$Caractères.$H$7];IF([.F1]=6;['file:///C:/GitProjects/PHC25Turbo/CircuitHelp%20-%20Copie.ods'#$Caractères.$H$8];IF([.F1]=7;['file:///C:/GitProjects/PHC25Turbo/CircuitHelp%20-%20Copie.ods'#$Caractères.$H$9];&quot;x&quot;)))))))))">
            <text:p/>
          </table:table-cell>
          <table:table-cell table:style-name="ce53" table:formula="of:=IF([.G1]=0;['file:///C:/GitProjects/PHC25Turbo/CircuitHelp%20-%20Copie.ods'#$Caractères.$B$2];IF([.G1]=1;['file:///C:/GitProjects/PHC25Turbo/CircuitHelp%20-%20Copie.ods'#$Caractères.$B$3];IF([.G1]=2;['file:///C:/GitProjects/PHC25Turbo/CircuitHelp%20-%20Copie.ods'#$Caractères.$B$4];IF([.G1]=3;['file:///C:/GitProjects/PHC25Turbo/CircuitHelp%20-%20Copie.ods'#$Caractères.$B$5];IF([.G1]=4;['file:///C:/GitProjects/PHC25Turbo/CircuitHelp%20-%20Copie.ods'#$Caractères.$B$6];IF([.G1]=5;['file:///C:/GitProjects/PHC25Turbo/CircuitHelp%20-%20Copie.ods'#$Caractères.$B$7];IF([.G1]=6;['file:///C:/GitProjects/PHC25Turbo/CircuitHelp%20-%20Copie.ods'#$Caractères.$B$8];IF([.G1]=7;['file:///C:/GitProjects/PHC25Turbo/CircuitHelp%20-%20Copie.ods'#$Caractères.$B$9];IF([.G1]=8;['file:///C:/GitProjects/PHC25Turbo/CircuitHelp%20-%20Copie.ods'#$Caractères.$B$10];IF([.G1]=9;['file:///C:/GitProjects/PHC25Turbo/CircuitHelp%20-%20Copie.ods'#$Caractères.$B$11];IF([.G1]=10;['file:///C:/GitProjects/PHC25Turbo/CircuitHelp%20-%20Copie.ods'#$Caractères.$B$12];IF([.G1]=11;['file:///C:/GitProjects/PHC25Turbo/CircuitHelp%20-%20Copie.ods'#$Caractères.$B$13];IF([.G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'file:///C:/GitProjects/PHC25Turbo/CircuitHelp%20-%20Copie.ods'#$Caractères.$H$2];IF([.H1]=1;['file:///C:/GitProjects/PHC25Turbo/CircuitHelp%20-%20Copie.ods'#$Caractères.$H$3];IF([.H1]=2;['file:///C:/GitProjects/PHC25Turbo/CircuitHelp%20-%20Copie.ods'#$Caractères.$H$4];IF([.H1]=3;['file:///C:/GitProjects/PHC25Turbo/CircuitHelp%20-%20Copie.ods'#$Caractères.$H$5];IF([.H1]=4;['file:///C:/GitProjects/PHC25Turbo/CircuitHelp%20-%20Copie.ods'#$Caractères.$H$6];IF([.H1]=5;['file:///C:/GitProjects/PHC25Turbo/CircuitHelp%20-%20Copie.ods'#$Caractères.$H$7];IF([.H1]=6;['file:///C:/GitProjects/PHC25Turbo/CircuitHelp%20-%20Copie.ods'#$Caractères.$H$8];IF([.H1]=7;['file:///C:/GitProjects/PHC25Turbo/CircuitHelp%20-%20Copie.ods'#$Caractères.$H$9];&quot;x&quot;)))))))))">
            <text:p/>
          </table:table-cell>
          <table:table-cell table:style-name="ce59" table:formula="of:=IF([.I1]=0;['file:///C:/GitProjects/PHC25Turbo/CircuitHelp%20-%20Copie.ods'#$Caractères.$B$2];IF([.I1]=1;['file:///C:/GitProjects/PHC25Turbo/CircuitHelp%20-%20Copie.ods'#$Caractères.$B$3];IF([.I1]=2;['file:///C:/GitProjects/PHC25Turbo/CircuitHelp%20-%20Copie.ods'#$Caractères.$B$4];IF([.I1]=3;['file:///C:/GitProjects/PHC25Turbo/CircuitHelp%20-%20Copie.ods'#$Caractères.$B$5];IF([.I1]=4;['file:///C:/GitProjects/PHC25Turbo/CircuitHelp%20-%20Copie.ods'#$Caractères.$B$6];IF([.I1]=5;['file:///C:/GitProjects/PHC25Turbo/CircuitHelp%20-%20Copie.ods'#$Caractères.$B$7];IF([.I1]=6;['file:///C:/GitProjects/PHC25Turbo/CircuitHelp%20-%20Copie.ods'#$Caractères.$B$8];IF([.I1]=7;['file:///C:/GitProjects/PHC25Turbo/CircuitHelp%20-%20Copie.ods'#$Caractères.$B$9];IF([.I1]=8;['file:///C:/GitProjects/PHC25Turbo/CircuitHelp%20-%20Copie.ods'#$Caractères.$B$10];IF([.I1]=9;['file:///C:/GitProjects/PHC25Turbo/CircuitHelp%20-%20Copie.ods'#$Caractères.$B$11];IF([.I1]=10;['file:///C:/GitProjects/PHC25Turbo/CircuitHelp%20-%20Copie.ods'#$Caractères.$B$12];IF([.I1]=11;['file:///C:/GitProjects/PHC25Turbo/CircuitHelp%20-%20Copie.ods'#$Caractères.$B$13];IF([.I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'file:///C:/GitProjects/PHC25Turbo/CircuitHelp%20-%20Copie.ods'#$Caractères.$H$2];IF([.J1]=1;['file:///C:/GitProjects/PHC25Turbo/CircuitHelp%20-%20Copie.ods'#$Caractères.$H$3];IF([.J1]=2;['file:///C:/GitProjects/PHC25Turbo/CircuitHelp%20-%20Copie.ods'#$Caractères.$H$4];IF([.J1]=3;['file:///C:/GitProjects/PHC25Turbo/CircuitHelp%20-%20Copie.ods'#$Caractères.$H$5];IF([.J1]=4;['file:///C:/GitProjects/PHC25Turbo/CircuitHelp%20-%20Copie.ods'#$Caractères.$H$6];IF([.J1]=5;['file:///C:/GitProjects/PHC25Turbo/CircuitHelp%20-%20Copie.ods'#$Caractères.$H$7];IF([.J1]=6;['file:///C:/GitProjects/PHC25Turbo/CircuitHelp%20-%20Copie.ods'#$Caractères.$H$8];IF([.J1]=7;['file:///C:/GitProjects/PHC25Turbo/CircuitHelp%20-%20Copie.ods'#$Caractères.$H$9];&quot;x&quot;)))))))))">
            <text:p/>
          </table:table-cell>
          <table:table-cell table:style-name="ce53" table:formula="of:=IF([.K1]=0;['file:///C:/GitProjects/PHC25Turbo/CircuitHelp%20-%20Copie.ods'#$Caractères.$B$2];IF([.K1]=1;['file:///C:/GitProjects/PHC25Turbo/CircuitHelp%20-%20Copie.ods'#$Caractères.$B$3];IF([.K1]=2;['file:///C:/GitProjects/PHC25Turbo/CircuitHelp%20-%20Copie.ods'#$Caractères.$B$4];IF([.K1]=3;['file:///C:/GitProjects/PHC25Turbo/CircuitHelp%20-%20Copie.ods'#$Caractères.$B$5];IF([.K1]=4;['file:///C:/GitProjects/PHC25Turbo/CircuitHelp%20-%20Copie.ods'#$Caractères.$B$6];IF([.K1]=5;['file:///C:/GitProjects/PHC25Turbo/CircuitHelp%20-%20Copie.ods'#$Caractères.$B$7];IF([.K1]=6;['file:///C:/GitProjects/PHC25Turbo/CircuitHelp%20-%20Copie.ods'#$Caractères.$B$8];IF([.K1]=7;['file:///C:/GitProjects/PHC25Turbo/CircuitHelp%20-%20Copie.ods'#$Caractères.$B$9];IF([.K1]=8;['file:///C:/GitProjects/PHC25Turbo/CircuitHelp%20-%20Copie.ods'#$Caractères.$B$10];IF([.K1]=9;['file:///C:/GitProjects/PHC25Turbo/CircuitHelp%20-%20Copie.ods'#$Caractères.$B$11];IF([.K1]=10;['file:///C:/GitProjects/PHC25Turbo/CircuitHelp%20-%20Copie.ods'#$Caractères.$B$12];IF([.K1]=11;['file:///C:/GitProjects/PHC25Turbo/CircuitHelp%20-%20Copie.ods'#$Caractères.$B$13];IF([.K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'file:///C:/GitProjects/PHC25Turbo/CircuitHelp%20-%20Copie.ods'#$Caractères.$H$2];IF([.L1]=1;['file:///C:/GitProjects/PHC25Turbo/CircuitHelp%20-%20Copie.ods'#$Caractères.$H$3];IF([.L1]=2;['file:///C:/GitProjects/PHC25Turbo/CircuitHelp%20-%20Copie.ods'#$Caractères.$H$4];IF([.L1]=3;['file:///C:/GitProjects/PHC25Turbo/CircuitHelp%20-%20Copie.ods'#$Caractères.$H$5];IF([.L1]=4;['file:///C:/GitProjects/PHC25Turbo/CircuitHelp%20-%20Copie.ods'#$Caractères.$H$6];IF([.L1]=5;['file:///C:/GitProjects/PHC25Turbo/CircuitHelp%20-%20Copie.ods'#$Caractères.$H$7];IF([.L1]=6;['file:///C:/GitProjects/PHC25Turbo/CircuitHelp%20-%20Copie.ods'#$Caractères.$H$8];IF([.L1]=7;['file:///C:/GitProjects/PHC25Turbo/CircuitHelp%20-%20Copie.ods'#$Caractères.$H$9];&quot;x&quot;)))))))))">
            <text:p/>
          </table:table-cell>
          <table:table-cell table:style-name="ce59" table:formula="of:=IF([.M1]=0;['file:///C:/GitProjects/PHC25Turbo/CircuitHelp%20-%20Copie.ods'#$Caractères.$B$2];IF([.M1]=1;['file:///C:/GitProjects/PHC25Turbo/CircuitHelp%20-%20Copie.ods'#$Caractères.$B$3];IF([.M1]=2;['file:///C:/GitProjects/PHC25Turbo/CircuitHelp%20-%20Copie.ods'#$Caractères.$B$4];IF([.M1]=3;['file:///C:/GitProjects/PHC25Turbo/CircuitHelp%20-%20Copie.ods'#$Caractères.$B$5];IF([.M1]=4;['file:///C:/GitProjects/PHC25Turbo/CircuitHelp%20-%20Copie.ods'#$Caractères.$B$6];IF([.M1]=5;['file:///C:/GitProjects/PHC25Turbo/CircuitHelp%20-%20Copie.ods'#$Caractères.$B$7];IF([.M1]=6;['file:///C:/GitProjects/PHC25Turbo/CircuitHelp%20-%20Copie.ods'#$Caractères.$B$8];IF([.M1]=7;['file:///C:/GitProjects/PHC25Turbo/CircuitHelp%20-%20Copie.ods'#$Caractères.$B$9];IF([.M1]=8;['file:///C:/GitProjects/PHC25Turbo/CircuitHelp%20-%20Copie.ods'#$Caractères.$B$10];IF([.M1]=9;['file:///C:/GitProjects/PHC25Turbo/CircuitHelp%20-%20Copie.ods'#$Caractères.$B$11];IF([.M1]=10;['file:///C:/GitProjects/PHC25Turbo/CircuitHelp%20-%20Copie.ods'#$Caractères.$B$12];IF([.M1]=11;['file:///C:/GitProjects/PHC25Turbo/CircuitHelp%20-%20Copie.ods'#$Caractères.$B$13];IF([.M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'file:///C:/GitProjects/PHC25Turbo/CircuitHelp%20-%20Copie.ods'#$Caractères.$H$2];IF([.N1]=1;['file:///C:/GitProjects/PHC25Turbo/CircuitHelp%20-%20Copie.ods'#$Caractères.$H$3];IF([.N1]=2;['file:///C:/GitProjects/PHC25Turbo/CircuitHelp%20-%20Copie.ods'#$Caractères.$H$4];IF([.N1]=3;['file:///C:/GitProjects/PHC25Turbo/CircuitHelp%20-%20Copie.ods'#$Caractères.$H$5];IF([.N1]=4;['file:///C:/GitProjects/PHC25Turbo/CircuitHelp%20-%20Copie.ods'#$Caractères.$H$6];IF([.N1]=5;['file:///C:/GitProjects/PHC25Turbo/CircuitHelp%20-%20Copie.ods'#$Caractères.$H$7];IF([.N1]=6;['file:///C:/GitProjects/PHC25Turbo/CircuitHelp%20-%20Copie.ods'#$Caractères.$H$8];IF([.N1]=7;['file:///C:/GitProjects/PHC25Turbo/CircuitHelp%20-%20Copie.ods'#$Caractères.$H$9];&quot;x&quot;)))))))))">
            <text:p/>
          </table:table-cell>
          <table:table-cell table:style-name="ce53" table:formula="of:=IF([.O1]=0;['file:///C:/GitProjects/PHC25Turbo/CircuitHelp%20-%20Copie.ods'#$Caractères.$B$2];IF([.O1]=1;['file:///C:/GitProjects/PHC25Turbo/CircuitHelp%20-%20Copie.ods'#$Caractères.$B$3];IF([.O1]=2;['file:///C:/GitProjects/PHC25Turbo/CircuitHelp%20-%20Copie.ods'#$Caractères.$B$4];IF([.O1]=3;['file:///C:/GitProjects/PHC25Turbo/CircuitHelp%20-%20Copie.ods'#$Caractères.$B$5];IF([.O1]=4;['file:///C:/GitProjects/PHC25Turbo/CircuitHelp%20-%20Copie.ods'#$Caractères.$B$6];IF([.O1]=5;['file:///C:/GitProjects/PHC25Turbo/CircuitHelp%20-%20Copie.ods'#$Caractères.$B$7];IF([.O1]=6;['file:///C:/GitProjects/PHC25Turbo/CircuitHelp%20-%20Copie.ods'#$Caractères.$B$8];IF([.O1]=7;['file:///C:/GitProjects/PHC25Turbo/CircuitHelp%20-%20Copie.ods'#$Caractères.$B$9];IF([.O1]=8;['file:///C:/GitProjects/PHC25Turbo/CircuitHelp%20-%20Copie.ods'#$Caractères.$B$10];IF([.O1]=9;['file:///C:/GitProjects/PHC25Turbo/CircuitHelp%20-%20Copie.ods'#$Caractères.$B$11];IF([.O1]=10;['file:///C:/GitProjects/PHC25Turbo/CircuitHelp%20-%20Copie.ods'#$Caractères.$B$12];IF([.O1]=11;['file:///C:/GitProjects/PHC25Turbo/CircuitHelp%20-%20Copie.ods'#$Caractères.$B$13];IF([.O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'file:///C:/GitProjects/PHC25Turbo/CircuitHelp%20-%20Copie.ods'#$Caractères.$H$2];IF([.P1]=1;['file:///C:/GitProjects/PHC25Turbo/CircuitHelp%20-%20Copie.ods'#$Caractères.$H$3];IF([.P1]=2;['file:///C:/GitProjects/PHC25Turbo/CircuitHelp%20-%20Copie.ods'#$Caractères.$H$4];IF([.P1]=3;['file:///C:/GitProjects/PHC25Turbo/CircuitHelp%20-%20Copie.ods'#$Caractères.$H$5];IF([.P1]=4;['file:///C:/GitProjects/PHC25Turbo/CircuitHelp%20-%20Copie.ods'#$Caractères.$H$6];IF([.P1]=5;['file:///C:/GitProjects/PHC25Turbo/CircuitHelp%20-%20Copie.ods'#$Caractères.$H$7];IF([.P1]=6;['file:///C:/GitProjects/PHC25Turbo/CircuitHelp%20-%20Copie.ods'#$Caractères.$H$8];IF([.P1]=7;['file:///C:/GitProjects/PHC25Turbo/CircuitHelp%20-%20Copie.ods'#$Caractères.$H$9];&quot;x&quot;)))))))))">
            <text:p/>
          </table:table-cell>
          <table:table-cell table:style-name="ce59" table:formula="of:=IF([.Q1]=0;['file:///C:/GitProjects/PHC25Turbo/CircuitHelp%20-%20Copie.ods'#$Caractères.$B$2];IF([.Q1]=1;['file:///C:/GitProjects/PHC25Turbo/CircuitHelp%20-%20Copie.ods'#$Caractères.$B$3];IF([.Q1]=2;['file:///C:/GitProjects/PHC25Turbo/CircuitHelp%20-%20Copie.ods'#$Caractères.$B$4];IF([.Q1]=3;['file:///C:/GitProjects/PHC25Turbo/CircuitHelp%20-%20Copie.ods'#$Caractères.$B$5];IF([.Q1]=4;['file:///C:/GitProjects/PHC25Turbo/CircuitHelp%20-%20Copie.ods'#$Caractères.$B$6];IF([.Q1]=5;['file:///C:/GitProjects/PHC25Turbo/CircuitHelp%20-%20Copie.ods'#$Caractères.$B$7];IF([.Q1]=6;['file:///C:/GitProjects/PHC25Turbo/CircuitHelp%20-%20Copie.ods'#$Caractères.$B$8];IF([.Q1]=7;['file:///C:/GitProjects/PHC25Turbo/CircuitHelp%20-%20Copie.ods'#$Caractères.$B$9];IF([.Q1]=8;['file:///C:/GitProjects/PHC25Turbo/CircuitHelp%20-%20Copie.ods'#$Caractères.$B$10];IF([.Q1]=9;['file:///C:/GitProjects/PHC25Turbo/CircuitHelp%20-%20Copie.ods'#$Caractères.$B$11];IF([.Q1]=10;['file:///C:/GitProjects/PHC25Turbo/CircuitHelp%20-%20Copie.ods'#$Caractères.$B$12];IF([.Q1]=11;['file:///C:/GitProjects/PHC25Turbo/CircuitHelp%20-%20Copie.ods'#$Caractères.$B$13];IF([.Q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'file:///C:/GitProjects/PHC25Turbo/CircuitHelp%20-%20Copie.ods'#$Caractères.$H$2];IF([.R1]=1;['file:///C:/GitProjects/PHC25Turbo/CircuitHelp%20-%20Copie.ods'#$Caractères.$H$3];IF([.R1]=2;['file:///C:/GitProjects/PHC25Turbo/CircuitHelp%20-%20Copie.ods'#$Caractères.$H$4];IF([.R1]=3;['file:///C:/GitProjects/PHC25Turbo/CircuitHelp%20-%20Copie.ods'#$Caractères.$H$5];IF([.R1]=4;['file:///C:/GitProjects/PHC25Turbo/CircuitHelp%20-%20Copie.ods'#$Caractères.$H$6];IF([.R1]=5;['file:///C:/GitProjects/PHC25Turbo/CircuitHelp%20-%20Copie.ods'#$Caractères.$H$7];IF([.R1]=6;['file:///C:/GitProjects/PHC25Turbo/CircuitHelp%20-%20Copie.ods'#$Caractères.$H$8];IF([.R1]=7;['file:///C:/GitProjects/PHC25Turbo/CircuitHelp%20-%20Copie.ods'#$Caractères.$H$9];&quot;x&quot;)))))))))">
            <text:p/>
          </table:table-cell>
          <table:table-cell table:style-name="ce53" table:formula="of:=IF([.S1]=0;['file:///C:/GitProjects/PHC25Turbo/CircuitHelp%20-%20Copie.ods'#$Caractères.$B$2];IF([.S1]=1;['file:///C:/GitProjects/PHC25Turbo/CircuitHelp%20-%20Copie.ods'#$Caractères.$B$3];IF([.S1]=2;['file:///C:/GitProjects/PHC25Turbo/CircuitHelp%20-%20Copie.ods'#$Caractères.$B$4];IF([.S1]=3;['file:///C:/GitProjects/PHC25Turbo/CircuitHelp%20-%20Copie.ods'#$Caractères.$B$5];IF([.S1]=4;['file:///C:/GitProjects/PHC25Turbo/CircuitHelp%20-%20Copie.ods'#$Caractères.$B$6];IF([.S1]=5;['file:///C:/GitProjects/PHC25Turbo/CircuitHelp%20-%20Copie.ods'#$Caractères.$B$7];IF([.S1]=6;['file:///C:/GitProjects/PHC25Turbo/CircuitHelp%20-%20Copie.ods'#$Caractères.$B$8];IF([.S1]=7;['file:///C:/GitProjects/PHC25Turbo/CircuitHelp%20-%20Copie.ods'#$Caractères.$B$9];IF([.S1]=8;['file:///C:/GitProjects/PHC25Turbo/CircuitHelp%20-%20Copie.ods'#$Caractères.$B$10];IF([.S1]=9;['file:///C:/GitProjects/PHC25Turbo/CircuitHelp%20-%20Copie.ods'#$Caractères.$B$11];IF([.S1]=10;['file:///C:/GitProjects/PHC25Turbo/CircuitHelp%20-%20Copie.ods'#$Caractères.$B$12];IF([.S1]=11;['file:///C:/GitProjects/PHC25Turbo/CircuitHelp%20-%20Copie.ods'#$Caractères.$B$13];IF([.S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'file:///C:/GitProjects/PHC25Turbo/CircuitHelp%20-%20Copie.ods'#$Caractères.$H$2];IF([.T1]=1;['file:///C:/GitProjects/PHC25Turbo/CircuitHelp%20-%20Copie.ods'#$Caractères.$H$3];IF([.T1]=2;['file:///C:/GitProjects/PHC25Turbo/CircuitHelp%20-%20Copie.ods'#$Caractères.$H$4];IF([.T1]=3;['file:///C:/GitProjects/PHC25Turbo/CircuitHelp%20-%20Copie.ods'#$Caractères.$H$5];IF([.T1]=4;['file:///C:/GitProjects/PHC25Turbo/CircuitHelp%20-%20Copie.ods'#$Caractères.$H$6];IF([.T1]=5;['file:///C:/GitProjects/PHC25Turbo/CircuitHelp%20-%20Copie.ods'#$Caractères.$H$7];IF([.T1]=6;['file:///C:/GitProjects/PHC25Turbo/CircuitHelp%20-%20Copie.ods'#$Caractères.$H$8];IF([.T1]=7;['file:///C:/GitProjects/PHC25Turbo/CircuitHelp%20-%20Copie.ods'#$Caractères.$H$9];&quot;x&quot;)))))))))">
            <text:p/>
          </table:table-cell>
          <table:table-cell table:style-name="ce59" table:formula="of:=IF([.U1]=0;['file:///C:/GitProjects/PHC25Turbo/CircuitHelp%20-%20Copie.ods'#$Caractères.$B$2];IF([.U1]=1;['file:///C:/GitProjects/PHC25Turbo/CircuitHelp%20-%20Copie.ods'#$Caractères.$B$3];IF([.U1]=2;['file:///C:/GitProjects/PHC25Turbo/CircuitHelp%20-%20Copie.ods'#$Caractères.$B$4];IF([.U1]=3;['file:///C:/GitProjects/PHC25Turbo/CircuitHelp%20-%20Copie.ods'#$Caractères.$B$5];IF([.U1]=4;['file:///C:/GitProjects/PHC25Turbo/CircuitHelp%20-%20Copie.ods'#$Caractères.$B$6];IF([.U1]=5;['file:///C:/GitProjects/PHC25Turbo/CircuitHelp%20-%20Copie.ods'#$Caractères.$B$7];IF([.U1]=6;['file:///C:/GitProjects/PHC25Turbo/CircuitHelp%20-%20Copie.ods'#$Caractères.$B$8];IF([.U1]=7;['file:///C:/GitProjects/PHC25Turbo/CircuitHelp%20-%20Copie.ods'#$Caractères.$B$9];IF([.U1]=8;['file:///C:/GitProjects/PHC25Turbo/CircuitHelp%20-%20Copie.ods'#$Caractères.$B$10];IF([.U1]=9;['file:///C:/GitProjects/PHC25Turbo/CircuitHelp%20-%20Copie.ods'#$Caractères.$B$11];IF([.U1]=10;['file:///C:/GitProjects/PHC25Turbo/CircuitHelp%20-%20Copie.ods'#$Caractères.$B$12];IF([.U1]=11;['file:///C:/GitProjects/PHC25Turbo/CircuitHelp%20-%20Copie.ods'#$Caractères.$B$13];IF([.U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'file:///C:/GitProjects/PHC25Turbo/CircuitHelp%20-%20Copie.ods'#$Caractères.$H$2];IF([.V1]=1;['file:///C:/GitProjects/PHC25Turbo/CircuitHelp%20-%20Copie.ods'#$Caractères.$H$3];IF([.V1]=2;['file:///C:/GitProjects/PHC25Turbo/CircuitHelp%20-%20Copie.ods'#$Caractères.$H$4];IF([.V1]=3;['file:///C:/GitProjects/PHC25Turbo/CircuitHelp%20-%20Copie.ods'#$Caractères.$H$5];IF([.V1]=4;['file:///C:/GitProjects/PHC25Turbo/CircuitHelp%20-%20Copie.ods'#$Caractères.$H$6];IF([.V1]=5;['file:///C:/GitProjects/PHC25Turbo/CircuitHelp%20-%20Copie.ods'#$Caractères.$H$7];IF([.V1]=6;['file:///C:/GitProjects/PHC25Turbo/CircuitHelp%20-%20Copie.ods'#$Caractères.$H$8];IF([.V1]=7;['file:///C:/GitProjects/PHC25Turbo/CircuitHelp%20-%20Copie.ods'#$Caractères.$H$9];&quot;x&quot;)))))))))">
            <text:p/>
          </table:table-cell>
          <table:table-cell table:style-name="ce53" table:formula="of:=IF([.W1]=0;['file:///C:/GitProjects/PHC25Turbo/CircuitHelp%20-%20Copie.ods'#$Caractères.$B$2];IF([.W1]=1;['file:///C:/GitProjects/PHC25Turbo/CircuitHelp%20-%20Copie.ods'#$Caractères.$B$3];IF([.W1]=2;['file:///C:/GitProjects/PHC25Turbo/CircuitHelp%20-%20Copie.ods'#$Caractères.$B$4];IF([.W1]=3;['file:///C:/GitProjects/PHC25Turbo/CircuitHelp%20-%20Copie.ods'#$Caractères.$B$5];IF([.W1]=4;['file:///C:/GitProjects/PHC25Turbo/CircuitHelp%20-%20Copie.ods'#$Caractères.$B$6];IF([.W1]=5;['file:///C:/GitProjects/PHC25Turbo/CircuitHelp%20-%20Copie.ods'#$Caractères.$B$7];IF([.W1]=6;['file:///C:/GitProjects/PHC25Turbo/CircuitHelp%20-%20Copie.ods'#$Caractères.$B$8];IF([.W1]=7;['file:///C:/GitProjects/PHC25Turbo/CircuitHelp%20-%20Copie.ods'#$Caractères.$B$9];IF([.W1]=8;['file:///C:/GitProjects/PHC25Turbo/CircuitHelp%20-%20Copie.ods'#$Caractères.$B$10];IF([.W1]=9;['file:///C:/GitProjects/PHC25Turbo/CircuitHelp%20-%20Copie.ods'#$Caractères.$B$11];IF([.W1]=10;['file:///C:/GitProjects/PHC25Turbo/CircuitHelp%20-%20Copie.ods'#$Caractères.$B$12];IF([.W1]=11;['file:///C:/GitProjects/PHC25Turbo/CircuitHelp%20-%20Copie.ods'#$Caractères.$B$13];IF([.W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'file:///C:/GitProjects/PHC25Turbo/CircuitHelp%20-%20Copie.ods'#$Caractères.$H$2];IF([.X1]=1;['file:///C:/GitProjects/PHC25Turbo/CircuitHelp%20-%20Copie.ods'#$Caractères.$H$3];IF([.X1]=2;['file:///C:/GitProjects/PHC25Turbo/CircuitHelp%20-%20Copie.ods'#$Caractères.$H$4];IF([.X1]=3;['file:///C:/GitProjects/PHC25Turbo/CircuitHelp%20-%20Copie.ods'#$Caractères.$H$5];IF([.X1]=4;['file:///C:/GitProjects/PHC25Turbo/CircuitHelp%20-%20Copie.ods'#$Caractères.$H$6];IF([.X1]=5;['file:///C:/GitProjects/PHC25Turbo/CircuitHelp%20-%20Copie.ods'#$Caractères.$H$7];IF([.X1]=6;['file:///C:/GitProjects/PHC25Turbo/CircuitHelp%20-%20Copie.ods'#$Caractères.$H$8];IF([.X1]=7;['file:///C:/GitProjects/PHC25Turbo/CircuitHelp%20-%20Copie.ods'#$Caractères.$H$9];&quot;x&quot;)))))))))">
            <text:p/>
          </table:table-cell>
          <table:table-cell table:style-name="ce59" table:formula="of:=IF([.Y1]=0;['file:///C:/GitProjects/PHC25Turbo/CircuitHelp%20-%20Copie.ods'#$Caractères.$B$2];IF([.Y1]=1;['file:///C:/GitProjects/PHC25Turbo/CircuitHelp%20-%20Copie.ods'#$Caractères.$B$3];IF([.Y1]=2;['file:///C:/GitProjects/PHC25Turbo/CircuitHelp%20-%20Copie.ods'#$Caractères.$B$4];IF([.Y1]=3;['file:///C:/GitProjects/PHC25Turbo/CircuitHelp%20-%20Copie.ods'#$Caractères.$B$5];IF([.Y1]=4;['file:///C:/GitProjects/PHC25Turbo/CircuitHelp%20-%20Copie.ods'#$Caractères.$B$6];IF([.Y1]=5;['file:///C:/GitProjects/PHC25Turbo/CircuitHelp%20-%20Copie.ods'#$Caractères.$B$7];IF([.Y1]=6;['file:///C:/GitProjects/PHC25Turbo/CircuitHelp%20-%20Copie.ods'#$Caractères.$B$8];IF([.Y1]=7;['file:///C:/GitProjects/PHC25Turbo/CircuitHelp%20-%20Copie.ods'#$Caractères.$B$9];IF([.Y1]=8;['file:///C:/GitProjects/PHC25Turbo/CircuitHelp%20-%20Copie.ods'#$Caractères.$B$10];IF([.Y1]=9;['file:///C:/GitProjects/PHC25Turbo/CircuitHelp%20-%20Copie.ods'#$Caractères.$B$11];IF([.Y1]=10;['file:///C:/GitProjects/PHC25Turbo/CircuitHelp%20-%20Copie.ods'#$Caractères.$B$12];IF([.Y1]=11;['file:///C:/GitProjects/PHC25Turbo/CircuitHelp%20-%20Copie.ods'#$Caractères.$B$13];IF([.Y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'file:///C:/GitProjects/PHC25Turbo/CircuitHelp%20-%20Copie.ods'#$Caractères.$H$2];IF([.Z1]=1;['file:///C:/GitProjects/PHC25Turbo/CircuitHelp%20-%20Copie.ods'#$Caractères.$H$3];IF([.Z1]=2;['file:///C:/GitProjects/PHC25Turbo/CircuitHelp%20-%20Copie.ods'#$Caractères.$H$4];IF([.Z1]=3;['file:///C:/GitProjects/PHC25Turbo/CircuitHelp%20-%20Copie.ods'#$Caractères.$H$5];IF([.Z1]=4;['file:///C:/GitProjects/PHC25Turbo/CircuitHelp%20-%20Copie.ods'#$Caractères.$H$6];IF([.Z1]=5;['file:///C:/GitProjects/PHC25Turbo/CircuitHelp%20-%20Copie.ods'#$Caractères.$H$7];IF([.Z1]=6;['file:///C:/GitProjects/PHC25Turbo/CircuitHelp%20-%20Copie.ods'#$Caractères.$H$8];IF([.Z1]=7;['file:///C:/GitProjects/PHC25Turbo/CircuitHelp%20-%20Copie.ods'#$Caractères.$H$9];&quot;x&quot;)))))))))">
            <text:p/>
          </table:table-cell>
          <table:table-cell table:style-name="ce53" table:formula="of:=IF([.AA1]=0;['file:///C:/GitProjects/PHC25Turbo/CircuitHelp%20-%20Copie.ods'#$Caractères.$B$2];IF([.AA1]=1;['file:///C:/GitProjects/PHC25Turbo/CircuitHelp%20-%20Copie.ods'#$Caractères.$B$3];IF([.AA1]=2;['file:///C:/GitProjects/PHC25Turbo/CircuitHelp%20-%20Copie.ods'#$Caractères.$B$4];IF([.AA1]=3;['file:///C:/GitProjects/PHC25Turbo/CircuitHelp%20-%20Copie.ods'#$Caractères.$B$5];IF([.AA1]=4;['file:///C:/GitProjects/PHC25Turbo/CircuitHelp%20-%20Copie.ods'#$Caractères.$B$6];IF([.AA1]=5;['file:///C:/GitProjects/PHC25Turbo/CircuitHelp%20-%20Copie.ods'#$Caractères.$B$7];IF([.AA1]=6;['file:///C:/GitProjects/PHC25Turbo/CircuitHelp%20-%20Copie.ods'#$Caractères.$B$8];IF([.AA1]=7;['file:///C:/GitProjects/PHC25Turbo/CircuitHelp%20-%20Copie.ods'#$Caractères.$B$9];IF([.AA1]=8;['file:///C:/GitProjects/PHC25Turbo/CircuitHelp%20-%20Copie.ods'#$Caractères.$B$10];IF([.AA1]=9;['file:///C:/GitProjects/PHC25Turbo/CircuitHelp%20-%20Copie.ods'#$Caractères.$B$11];IF([.AA1]=10;['file:///C:/GitProjects/PHC25Turbo/CircuitHelp%20-%20Copie.ods'#$Caractères.$B$12];IF([.AA1]=11;['file:///C:/GitProjects/PHC25Turbo/CircuitHelp%20-%20Copie.ods'#$Caractères.$B$13];IF([.AA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'file:///C:/GitProjects/PHC25Turbo/CircuitHelp%20-%20Copie.ods'#$Caractères.$H$2];IF([.AB1]=1;['file:///C:/GitProjects/PHC25Turbo/CircuitHelp%20-%20Copie.ods'#$Caractères.$H$3];IF([.AB1]=2;['file:///C:/GitProjects/PHC25Turbo/CircuitHelp%20-%20Copie.ods'#$Caractères.$H$4];IF([.AB1]=3;['file:///C:/GitProjects/PHC25Turbo/CircuitHelp%20-%20Copie.ods'#$Caractères.$H$5];IF([.AB1]=4;['file:///C:/GitProjects/PHC25Turbo/CircuitHelp%20-%20Copie.ods'#$Caractères.$H$6];IF([.AB1]=5;['file:///C:/GitProjects/PHC25Turbo/CircuitHelp%20-%20Copie.ods'#$Caractères.$H$7];IF([.AB1]=6;['file:///C:/GitProjects/PHC25Turbo/CircuitHelp%20-%20Copie.ods'#$Caractères.$H$8];IF([.AB1]=7;['file:///C:/GitProjects/PHC25Turbo/CircuitHelp%20-%20Copie.ods'#$Caractères.$H$9];&quot;x&quot;)))))))))">
            <text:p/>
          </table:table-cell>
          <table:table-cell table:style-name="ce59" table:formula="of:=IF([.AC1]=0;['file:///C:/GitProjects/PHC25Turbo/CircuitHelp%20-%20Copie.ods'#$Caractères.$B$2];IF([.AC1]=1;['file:///C:/GitProjects/PHC25Turbo/CircuitHelp%20-%20Copie.ods'#$Caractères.$B$3];IF([.AC1]=2;['file:///C:/GitProjects/PHC25Turbo/CircuitHelp%20-%20Copie.ods'#$Caractères.$B$4];IF([.AC1]=3;['file:///C:/GitProjects/PHC25Turbo/CircuitHelp%20-%20Copie.ods'#$Caractères.$B$5];IF([.AC1]=4;['file:///C:/GitProjects/PHC25Turbo/CircuitHelp%20-%20Copie.ods'#$Caractères.$B$6];IF([.AC1]=5;['file:///C:/GitProjects/PHC25Turbo/CircuitHelp%20-%20Copie.ods'#$Caractères.$B$7];IF([.AC1]=6;['file:///C:/GitProjects/PHC25Turbo/CircuitHelp%20-%20Copie.ods'#$Caractères.$B$8];IF([.AC1]=7;['file:///C:/GitProjects/PHC25Turbo/CircuitHelp%20-%20Copie.ods'#$Caractères.$B$9];IF([.AC1]=8;['file:///C:/GitProjects/PHC25Turbo/CircuitHelp%20-%20Copie.ods'#$Caractères.$B$10];IF([.AC1]=9;['file:///C:/GitProjects/PHC25Turbo/CircuitHelp%20-%20Copie.ods'#$Caractères.$B$11];IF([.AC1]=10;['file:///C:/GitProjects/PHC25Turbo/CircuitHelp%20-%20Copie.ods'#$Caractères.$B$12];IF([.AC1]=11;['file:///C:/GitProjects/PHC25Turbo/CircuitHelp%20-%20Copie.ods'#$Caractères.$B$13];IF([.AC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'file:///C:/GitProjects/PHC25Turbo/CircuitHelp%20-%20Copie.ods'#$Caractères.$H$2];IF([.AD1]=1;['file:///C:/GitProjects/PHC25Turbo/CircuitHelp%20-%20Copie.ods'#$Caractères.$H$3];IF([.AD1]=2;['file:///C:/GitProjects/PHC25Turbo/CircuitHelp%20-%20Copie.ods'#$Caractères.$H$4];IF([.AD1]=3;['file:///C:/GitProjects/PHC25Turbo/CircuitHelp%20-%20Copie.ods'#$Caractères.$H$5];IF([.AD1]=4;['file:///C:/GitProjects/PHC25Turbo/CircuitHelp%20-%20Copie.ods'#$Caractères.$H$6];IF([.AD1]=5;['file:///C:/GitProjects/PHC25Turbo/CircuitHelp%20-%20Copie.ods'#$Caractères.$H$7];IF([.AD1]=6;['file:///C:/GitProjects/PHC25Turbo/CircuitHelp%20-%20Copie.ods'#$Caractères.$H$8];IF([.AD1]=7;['file:///C:/GitProjects/PHC25Turbo/CircuitHelp%20-%20Copie.ods'#$Caractères.$H$9];&quot;x&quot;)))))))))">
            <text:p/>
          </table:table-cell>
          <table:table-cell table:style-name="ce53" table:formula="of:=IF([.AE1]=0;['file:///C:/GitProjects/PHC25Turbo/CircuitHelp%20-%20Copie.ods'#$Caractères.$B$2];IF([.AE1]=1;['file:///C:/GitProjects/PHC25Turbo/CircuitHelp%20-%20Copie.ods'#$Caractères.$B$3];IF([.AE1]=2;['file:///C:/GitProjects/PHC25Turbo/CircuitHelp%20-%20Copie.ods'#$Caractères.$B$4];IF([.AE1]=3;['file:///C:/GitProjects/PHC25Turbo/CircuitHelp%20-%20Copie.ods'#$Caractères.$B$5];IF([.AE1]=4;['file:///C:/GitProjects/PHC25Turbo/CircuitHelp%20-%20Copie.ods'#$Caractères.$B$6];IF([.AE1]=5;['file:///C:/GitProjects/PHC25Turbo/CircuitHelp%20-%20Copie.ods'#$Caractères.$B$7];IF([.AE1]=6;['file:///C:/GitProjects/PHC25Turbo/CircuitHelp%20-%20Copie.ods'#$Caractères.$B$8];IF([.AE1]=7;['file:///C:/GitProjects/PHC25Turbo/CircuitHelp%20-%20Copie.ods'#$Caractères.$B$9];IF([.AE1]=8;['file:///C:/GitProjects/PHC25Turbo/CircuitHelp%20-%20Copie.ods'#$Caractères.$B$10];IF([.AE1]=9;['file:///C:/GitProjects/PHC25Turbo/CircuitHelp%20-%20Copie.ods'#$Caractères.$B$11];IF([.AE1]=10;['file:///C:/GitProjects/PHC25Turbo/CircuitHelp%20-%20Copie.ods'#$Caractères.$B$12];IF([.AE1]=11;['file:///C:/GitProjects/PHC25Turbo/CircuitHelp%20-%20Copie.ods'#$Caractères.$B$13];IF([.AE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'file:///C:/GitProjects/PHC25Turbo/CircuitHelp%20-%20Copie.ods'#$Caractères.$H$2];IF([.AF1]=1;['file:///C:/GitProjects/PHC25Turbo/CircuitHelp%20-%20Copie.ods'#$Caractères.$H$3];IF([.AF1]=2;['file:///C:/GitProjects/PHC25Turbo/CircuitHelp%20-%20Copie.ods'#$Caractères.$H$4];IF([.AF1]=3;['file:///C:/GitProjects/PHC25Turbo/CircuitHelp%20-%20Copie.ods'#$Caractères.$H$5];IF([.AF1]=4;['file:///C:/GitProjects/PHC25Turbo/CircuitHelp%20-%20Copie.ods'#$Caractères.$H$6];IF([.AF1]=5;['file:///C:/GitProjects/PHC25Turbo/CircuitHelp%20-%20Copie.ods'#$Caractères.$H$7];IF([.AF1]=6;['file:///C:/GitProjects/PHC25Turbo/CircuitHelp%20-%20Copie.ods'#$Caractères.$H$8];IF([.AF1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'file:///C:/GitProjects/PHC25Turbo/CircuitHelp%20-%20Copie.ods'#$Caractères.$B$2];IF([.A2]=1;['file:///C:/GitProjects/PHC25Turbo/CircuitHelp%20-%20Copie.ods'#$Caractères.$B$3];IF([.A2]=2;['file:///C:/GitProjects/PHC25Turbo/CircuitHelp%20-%20Copie.ods'#$Caractères.$B$4];IF([.A2]=3;['file:///C:/GitProjects/PHC25Turbo/CircuitHelp%20-%20Copie.ods'#$Caractères.$B$5];IF([.A2]=4;['file:///C:/GitProjects/PHC25Turbo/CircuitHelp%20-%20Copie.ods'#$Caractères.$B$6];IF([.A2]=5;['file:///C:/GitProjects/PHC25Turbo/CircuitHelp%20-%20Copie.ods'#$Caractères.$B$7];IF([.A2]=6;['file:///C:/GitProjects/PHC25Turbo/CircuitHelp%20-%20Copie.ods'#$Caractères.$B$8];IF([.A2]=7;['file:///C:/GitProjects/PHC25Turbo/CircuitHelp%20-%20Copie.ods'#$Caractères.$B$9];IF([.A2]=8;['file:///C:/GitProjects/PHC25Turbo/CircuitHelp%20-%20Copie.ods'#$Caractères.$B$10];IF([.A2]=9;['file:///C:/GitProjects/PHC25Turbo/CircuitHelp%20-%20Copie.ods'#$Caractères.$B$11];IF([.A2]=10;['file:///C:/GitProjects/PHC25Turbo/CircuitHelp%20-%20Copie.ods'#$Caractères.$B$12];IF([.A2]=11;['file:///C:/GitProjects/PHC25Turbo/CircuitHelp%20-%20Copie.ods'#$Caractères.$B$13];IF([.A2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2]&gt;0;[.A2]&lt;4);&quot;&quot;;IF([.B2]=0;['file:///C:/GitProjects/PHC25Turbo/CircuitHelp%20-%20Copie.ods'#$Caractères.$H$2];IF([.B2]=1;['file:///C:/GitProjects/PHC25Turbo/CircuitHelp%20-%20Copie.ods'#$Caractères.$H$3];IF([.B2]=2;['file:///C:/GitProjects/PHC25Turbo/CircuitHelp%20-%20Copie.ods'#$Caractères.$H$4];IF([.B2]=3;['file:///C:/GitProjects/PHC25Turbo/CircuitHelp%20-%20Copie.ods'#$Caractères.$H$5];IF([.B2]=4;['file:///C:/GitProjects/PHC25Turbo/CircuitHelp%20-%20Copie.ods'#$Caractères.$H$6];IF([.B2]=5;['file:///C:/GitProjects/PHC25Turbo/CircuitHelp%20-%20Copie.ods'#$Caractères.$H$7];IF([.B2]=6;['file:///C:/GitProjects/PHC25Turbo/CircuitHelp%20-%20Copie.ods'#$Caractères.$H$8];IF([.B2]=7;['file:///C:/GitProjects/PHC25Turbo/CircuitHelp%20-%20Copie.ods'#$Caractères.$H$9];&quot;x&quot;)))))))))">
            <text:p/>
          </table:table-cell>
          <table:table-cell table:style-name="ce54" table:formula="of:=IF([.C2]=0;['file:///C:/GitProjects/PHC25Turbo/CircuitHelp%20-%20Copie.ods'#$Caractères.$B$2];IF([.C2]=1;['file:///C:/GitProjects/PHC25Turbo/CircuitHelp%20-%20Copie.ods'#$Caractères.$B$3];IF([.C2]=2;['file:///C:/GitProjects/PHC25Turbo/CircuitHelp%20-%20Copie.ods'#$Caractères.$B$4];IF([.C2]=3;['file:///C:/GitProjects/PHC25Turbo/CircuitHelp%20-%20Copie.ods'#$Caractères.$B$5];IF([.C2]=4;['file:///C:/GitProjects/PHC25Turbo/CircuitHelp%20-%20Copie.ods'#$Caractères.$B$6];IF([.C2]=5;['file:///C:/GitProjects/PHC25Turbo/CircuitHelp%20-%20Copie.ods'#$Caractères.$B$7];IF([.C2]=6;['file:///C:/GitProjects/PHC25Turbo/CircuitHelp%20-%20Copie.ods'#$Caractères.$B$8];IF([.C2]=7;['file:///C:/GitProjects/PHC25Turbo/CircuitHelp%20-%20Copie.ods'#$Caractères.$B$9];IF([.C2]=8;['file:///C:/GitProjects/PHC25Turbo/CircuitHelp%20-%20Copie.ods'#$Caractères.$B$10];IF([.C2]=9;['file:///C:/GitProjects/PHC25Turbo/CircuitHelp%20-%20Copie.ods'#$Caractères.$B$11];IF([.C2]=10;['file:///C:/GitProjects/PHC25Turbo/CircuitHelp%20-%20Copie.ods'#$Caractères.$B$12];IF([.C2]=11;['file:///C:/GitProjects/PHC25Turbo/CircuitHelp%20-%20Copie.ods'#$Caractères.$B$13];IF([.C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'file:///C:/GitProjects/PHC25Turbo/CircuitHelp%20-%20Copie.ods'#$Caractères.$H$2];IF([.D2]=1;['file:///C:/GitProjects/PHC25Turbo/CircuitHelp%20-%20Copie.ods'#$Caractères.$H$3];IF([.D2]=2;['file:///C:/GitProjects/PHC25Turbo/CircuitHelp%20-%20Copie.ods'#$Caractères.$H$4];IF([.D2]=3;['file:///C:/GitProjects/PHC25Turbo/CircuitHelp%20-%20Copie.ods'#$Caractères.$H$5];IF([.D2]=4;['file:///C:/GitProjects/PHC25Turbo/CircuitHelp%20-%20Copie.ods'#$Caractères.$H$6];IF([.D2]=5;['file:///C:/GitProjects/PHC25Turbo/CircuitHelp%20-%20Copie.ods'#$Caractères.$H$7];IF([.D2]=6;['file:///C:/GitProjects/PHC25Turbo/CircuitHelp%20-%20Copie.ods'#$Caractères.$H$8];IF([.D2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E2]=0;['file:///C:/GitProjects/PHC25Turbo/CircuitHelp%20-%20Copie.ods'#$Caractères.$B$2];IF([.E2]=1;['file:///C:/GitProjects/PHC25Turbo/CircuitHelp%20-%20Copie.ods'#$Caractères.$B$3];IF([.E2]=2;['file:///C:/GitProjects/PHC25Turbo/CircuitHelp%20-%20Copie.ods'#$Caractères.$B$4];IF([.E2]=3;['file:///C:/GitProjects/PHC25Turbo/CircuitHelp%20-%20Copie.ods'#$Caractères.$B$5];IF([.E2]=4;['file:///C:/GitProjects/PHC25Turbo/CircuitHelp%20-%20Copie.ods'#$Caractères.$B$6];IF([.E2]=5;['file:///C:/GitProjects/PHC25Turbo/CircuitHelp%20-%20Copie.ods'#$Caractères.$B$7];IF([.E2]=6;['file:///C:/GitProjects/PHC25Turbo/CircuitHelp%20-%20Copie.ods'#$Caractères.$B$8];IF([.E2]=7;['file:///C:/GitProjects/PHC25Turbo/CircuitHelp%20-%20Copie.ods'#$Caractères.$B$9];IF([.E2]=8;['file:///C:/GitProjects/PHC25Turbo/CircuitHelp%20-%20Copie.ods'#$Caractères.$B$10];IF([.E2]=9;['file:///C:/GitProjects/PHC25Turbo/CircuitHelp%20-%20Copie.ods'#$Caractères.$B$11];IF([.E2]=10;['file:///C:/GitProjects/PHC25Turbo/CircuitHelp%20-%20Copie.ods'#$Caractères.$B$12];IF([.E2]=11;['file:///C:/GitProjects/PHC25Turbo/CircuitHelp%20-%20Copie.ods'#$Caractères.$B$13];IF([.E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'file:///C:/GitProjects/PHC25Turbo/CircuitHelp%20-%20Copie.ods'#$Caractères.$H$2];IF([.F2]=1;['file:///C:/GitProjects/PHC25Turbo/CircuitHelp%20-%20Copie.ods'#$Caractères.$H$3];IF([.F2]=2;['file:///C:/GitProjects/PHC25Turbo/CircuitHelp%20-%20Copie.ods'#$Caractères.$H$4];IF([.F2]=3;['file:///C:/GitProjects/PHC25Turbo/CircuitHelp%20-%20Copie.ods'#$Caractères.$H$5];IF([.F2]=4;['file:///C:/GitProjects/PHC25Turbo/CircuitHelp%20-%20Copie.ods'#$Caractères.$H$6];IF([.F2]=5;['file:///C:/GitProjects/PHC25Turbo/CircuitHelp%20-%20Copie.ods'#$Caractères.$H$7];IF([.F2]=6;['file:///C:/GitProjects/PHC25Turbo/CircuitHelp%20-%20Copie.ods'#$Caractères.$H$8];IF([.F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G2]=0;['file:///C:/GitProjects/PHC25Turbo/CircuitHelp%20-%20Copie.ods'#$Caractères.$B$2];IF([.G2]=1;['file:///C:/GitProjects/PHC25Turbo/CircuitHelp%20-%20Copie.ods'#$Caractères.$B$3];IF([.G2]=2;['file:///C:/GitProjects/PHC25Turbo/CircuitHelp%20-%20Copie.ods'#$Caractères.$B$4];IF([.G2]=3;['file:///C:/GitProjects/PHC25Turbo/CircuitHelp%20-%20Copie.ods'#$Caractères.$B$5];IF([.G2]=4;['file:///C:/GitProjects/PHC25Turbo/CircuitHelp%20-%20Copie.ods'#$Caractères.$B$6];IF([.G2]=5;['file:///C:/GitProjects/PHC25Turbo/CircuitHelp%20-%20Copie.ods'#$Caractères.$B$7];IF([.G2]=6;['file:///C:/GitProjects/PHC25Turbo/CircuitHelp%20-%20Copie.ods'#$Caractères.$B$8];IF([.G2]=7;['file:///C:/GitProjects/PHC25Turbo/CircuitHelp%20-%20Copie.ods'#$Caractères.$B$9];IF([.G2]=8;['file:///C:/GitProjects/PHC25Turbo/CircuitHelp%20-%20Copie.ods'#$Caractères.$B$10];IF([.G2]=9;['file:///C:/GitProjects/PHC25Turbo/CircuitHelp%20-%20Copie.ods'#$Caractères.$B$11];IF([.G2]=10;['file:///C:/GitProjects/PHC25Turbo/CircuitHelp%20-%20Copie.ods'#$Caractères.$B$12];IF([.G2]=11;['file:///C:/GitProjects/PHC25Turbo/CircuitHelp%20-%20Copie.ods'#$Caractères.$B$13];IF([.G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'file:///C:/GitProjects/PHC25Turbo/CircuitHelp%20-%20Copie.ods'#$Caractères.$H$2];IF([.H2]=1;['file:///C:/GitProjects/PHC25Turbo/CircuitHelp%20-%20Copie.ods'#$Caractères.$H$3];IF([.H2]=2;['file:///C:/GitProjects/PHC25Turbo/CircuitHelp%20-%20Copie.ods'#$Caractères.$H$4];IF([.H2]=3;['file:///C:/GitProjects/PHC25Turbo/CircuitHelp%20-%20Copie.ods'#$Caractères.$H$5];IF([.H2]=4;['file:///C:/GitProjects/PHC25Turbo/CircuitHelp%20-%20Copie.ods'#$Caractères.$H$6];IF([.H2]=5;['file:///C:/GitProjects/PHC25Turbo/CircuitHelp%20-%20Copie.ods'#$Caractères.$H$7];IF([.H2]=6;['file:///C:/GitProjects/PHC25Turbo/CircuitHelp%20-%20Copie.ods'#$Caractères.$H$8];IF([.H2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60" table:formula="of:=IF([.I2]=0;['file:///C:/GitProjects/PHC25Turbo/CircuitHelp%20-%20Copie.ods'#$Caractères.$B$2];IF([.I2]=1;['file:///C:/GitProjects/PHC25Turbo/CircuitHelp%20-%20Copie.ods'#$Caractères.$B$3];IF([.I2]=2;['file:///C:/GitProjects/PHC25Turbo/CircuitHelp%20-%20Copie.ods'#$Caractères.$B$4];IF([.I2]=3;['file:///C:/GitProjects/PHC25Turbo/CircuitHelp%20-%20Copie.ods'#$Caractères.$B$5];IF([.I2]=4;['file:///C:/GitProjects/PHC25Turbo/CircuitHelp%20-%20Copie.ods'#$Caractères.$B$6];IF([.I2]=5;['file:///C:/GitProjects/PHC25Turbo/CircuitHelp%20-%20Copie.ods'#$Caractères.$B$7];IF([.I2]=6;['file:///C:/GitProjects/PHC25Turbo/CircuitHelp%20-%20Copie.ods'#$Caractères.$B$8];IF([.I2]=7;['file:///C:/GitProjects/PHC25Turbo/CircuitHelp%20-%20Copie.ods'#$Caractères.$B$9];IF([.I2]=8;['file:///C:/GitProjects/PHC25Turbo/CircuitHelp%20-%20Copie.ods'#$Caractères.$B$10];IF([.I2]=9;['file:///C:/GitProjects/PHC25Turbo/CircuitHelp%20-%20Copie.ods'#$Caractères.$B$11];IF([.I2]=10;['file:///C:/GitProjects/PHC25Turbo/CircuitHelp%20-%20Copie.ods'#$Caractères.$B$12];IF([.I2]=11;['file:///C:/GitProjects/PHC25Turbo/CircuitHelp%20-%20Copie.ods'#$Caractères.$B$13];IF([.I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'file:///C:/GitProjects/PHC25Turbo/CircuitHelp%20-%20Copie.ods'#$Caractères.$H$2];IF([.J2]=1;['file:///C:/GitProjects/PHC25Turbo/CircuitHelp%20-%20Copie.ods'#$Caractères.$H$3];IF([.J2]=2;['file:///C:/GitProjects/PHC25Turbo/CircuitHelp%20-%20Copie.ods'#$Caractères.$H$4];IF([.J2]=3;['file:///C:/GitProjects/PHC25Turbo/CircuitHelp%20-%20Copie.ods'#$Caractères.$H$5];IF([.J2]=4;['file:///C:/GitProjects/PHC25Turbo/CircuitHelp%20-%20Copie.ods'#$Caractères.$H$6];IF([.J2]=5;['file:///C:/GitProjects/PHC25Turbo/CircuitHelp%20-%20Copie.ods'#$Caractères.$H$7];IF([.J2]=6;['file:///C:/GitProjects/PHC25Turbo/CircuitHelp%20-%20Copie.ods'#$Caractères.$H$8];IF([.J2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K2]=0;['file:///C:/GitProjects/PHC25Turbo/CircuitHelp%20-%20Copie.ods'#$Caractères.$B$2];IF([.K2]=1;['file:///C:/GitProjects/PHC25Turbo/CircuitHelp%20-%20Copie.ods'#$Caractères.$B$3];IF([.K2]=2;['file:///C:/GitProjects/PHC25Turbo/CircuitHelp%20-%20Copie.ods'#$Caractères.$B$4];IF([.K2]=3;['file:///C:/GitProjects/PHC25Turbo/CircuitHelp%20-%20Copie.ods'#$Caractères.$B$5];IF([.K2]=4;['file:///C:/GitProjects/PHC25Turbo/CircuitHelp%20-%20Copie.ods'#$Caractères.$B$6];IF([.K2]=5;['file:///C:/GitProjects/PHC25Turbo/CircuitHelp%20-%20Copie.ods'#$Caractères.$B$7];IF([.K2]=6;['file:///C:/GitProjects/PHC25Turbo/CircuitHelp%20-%20Copie.ods'#$Caractères.$B$8];IF([.K2]=7;['file:///C:/GitProjects/PHC25Turbo/CircuitHelp%20-%20Copie.ods'#$Caractères.$B$9];IF([.K2]=8;['file:///C:/GitProjects/PHC25Turbo/CircuitHelp%20-%20Copie.ods'#$Caractères.$B$10];IF([.K2]=9;['file:///C:/GitProjects/PHC25Turbo/CircuitHelp%20-%20Copie.ods'#$Caractères.$B$11];IF([.K2]=10;['file:///C:/GitProjects/PHC25Turbo/CircuitHelp%20-%20Copie.ods'#$Caractères.$B$12];IF([.K2]=11;['file:///C:/GitProjects/PHC25Turbo/CircuitHelp%20-%20Copie.ods'#$Caractères.$B$13];IF([.K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'file:///C:/GitProjects/PHC25Turbo/CircuitHelp%20-%20Copie.ods'#$Caractères.$H$2];IF([.L2]=1;['file:///C:/GitProjects/PHC25Turbo/CircuitHelp%20-%20Copie.ods'#$Caractères.$H$3];IF([.L2]=2;['file:///C:/GitProjects/PHC25Turbo/CircuitHelp%20-%20Copie.ods'#$Caractères.$H$4];IF([.L2]=3;['file:///C:/GitProjects/PHC25Turbo/CircuitHelp%20-%20Copie.ods'#$Caractères.$H$5];IF([.L2]=4;['file:///C:/GitProjects/PHC25Turbo/CircuitHelp%20-%20Copie.ods'#$Caractères.$H$6];IF([.L2]=5;['file:///C:/GitProjects/PHC25Turbo/CircuitHelp%20-%20Copie.ods'#$Caractères.$H$7];IF([.L2]=6;['file:///C:/GitProjects/PHC25Turbo/CircuitHelp%20-%20Copie.ods'#$Caractères.$H$8];IF([.L2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M2]=0;['file:///C:/GitProjects/PHC25Turbo/CircuitHelp%20-%20Copie.ods'#$Caractères.$B$2];IF([.M2]=1;['file:///C:/GitProjects/PHC25Turbo/CircuitHelp%20-%20Copie.ods'#$Caractères.$B$3];IF([.M2]=2;['file:///C:/GitProjects/PHC25Turbo/CircuitHelp%20-%20Copie.ods'#$Caractères.$B$4];IF([.M2]=3;['file:///C:/GitProjects/PHC25Turbo/CircuitHelp%20-%20Copie.ods'#$Caractères.$B$5];IF([.M2]=4;['file:///C:/GitProjects/PHC25Turbo/CircuitHelp%20-%20Copie.ods'#$Caractères.$B$6];IF([.M2]=5;['file:///C:/GitProjects/PHC25Turbo/CircuitHelp%20-%20Copie.ods'#$Caractères.$B$7];IF([.M2]=6;['file:///C:/GitProjects/PHC25Turbo/CircuitHelp%20-%20Copie.ods'#$Caractères.$B$8];IF([.M2]=7;['file:///C:/GitProjects/PHC25Turbo/CircuitHelp%20-%20Copie.ods'#$Caractères.$B$9];IF([.M2]=8;['file:///C:/GitProjects/PHC25Turbo/CircuitHelp%20-%20Copie.ods'#$Caractères.$B$10];IF([.M2]=9;['file:///C:/GitProjects/PHC25Turbo/CircuitHelp%20-%20Copie.ods'#$Caractères.$B$11];IF([.M2]=10;['file:///C:/GitProjects/PHC25Turbo/CircuitHelp%20-%20Copie.ods'#$Caractères.$B$12];IF([.M2]=11;['file:///C:/GitProjects/PHC25Turbo/CircuitHelp%20-%20Copie.ods'#$Caractères.$B$13];IF([.M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'file:///C:/GitProjects/PHC25Turbo/CircuitHelp%20-%20Copie.ods'#$Caractères.$H$2];IF([.N2]=1;['file:///C:/GitProjects/PHC25Turbo/CircuitHelp%20-%20Copie.ods'#$Caractères.$H$3];IF([.N2]=2;['file:///C:/GitProjects/PHC25Turbo/CircuitHelp%20-%20Copie.ods'#$Caractères.$H$4];IF([.N2]=3;['file:///C:/GitProjects/PHC25Turbo/CircuitHelp%20-%20Copie.ods'#$Caractères.$H$5];IF([.N2]=4;['file:///C:/GitProjects/PHC25Turbo/CircuitHelp%20-%20Copie.ods'#$Caractères.$H$6];IF([.N2]=5;['file:///C:/GitProjects/PHC25Turbo/CircuitHelp%20-%20Copie.ods'#$Caractères.$H$7];IF([.N2]=6;['file:///C:/GitProjects/PHC25Turbo/CircuitHelp%20-%20Copie.ods'#$Caractères.$H$8];IF([.N2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O2]=0;['file:///C:/GitProjects/PHC25Turbo/CircuitHelp%20-%20Copie.ods'#$Caractères.$B$2];IF([.O2]=1;['file:///C:/GitProjects/PHC25Turbo/CircuitHelp%20-%20Copie.ods'#$Caractères.$B$3];IF([.O2]=2;['file:///C:/GitProjects/PHC25Turbo/CircuitHelp%20-%20Copie.ods'#$Caractères.$B$4];IF([.O2]=3;['file:///C:/GitProjects/PHC25Turbo/CircuitHelp%20-%20Copie.ods'#$Caractères.$B$5];IF([.O2]=4;['file:///C:/GitProjects/PHC25Turbo/CircuitHelp%20-%20Copie.ods'#$Caractères.$B$6];IF([.O2]=5;['file:///C:/GitProjects/PHC25Turbo/CircuitHelp%20-%20Copie.ods'#$Caractères.$B$7];IF([.O2]=6;['file:///C:/GitProjects/PHC25Turbo/CircuitHelp%20-%20Copie.ods'#$Caractères.$B$8];IF([.O2]=7;['file:///C:/GitProjects/PHC25Turbo/CircuitHelp%20-%20Copie.ods'#$Caractères.$B$9];IF([.O2]=8;['file:///C:/GitProjects/PHC25Turbo/CircuitHelp%20-%20Copie.ods'#$Caractères.$B$10];IF([.O2]=9;['file:///C:/GitProjects/PHC25Turbo/CircuitHelp%20-%20Copie.ods'#$Caractères.$B$11];IF([.O2]=10;['file:///C:/GitProjects/PHC25Turbo/CircuitHelp%20-%20Copie.ods'#$Caractères.$B$12];IF([.O2]=11;['file:///C:/GitProjects/PHC25Turbo/CircuitHelp%20-%20Copie.ods'#$Caractères.$B$13];IF([.O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'file:///C:/GitProjects/PHC25Turbo/CircuitHelp%20-%20Copie.ods'#$Caractères.$H$2];IF([.P2]=1;['file:///C:/GitProjects/PHC25Turbo/CircuitHelp%20-%20Copie.ods'#$Caractères.$H$3];IF([.P2]=2;['file:///C:/GitProjects/PHC25Turbo/CircuitHelp%20-%20Copie.ods'#$Caractères.$H$4];IF([.P2]=3;['file:///C:/GitProjects/PHC25Turbo/CircuitHelp%20-%20Copie.ods'#$Caractères.$H$5];IF([.P2]=4;['file:///C:/GitProjects/PHC25Turbo/CircuitHelp%20-%20Copie.ods'#$Caractères.$H$6];IF([.P2]=5;['file:///C:/GitProjects/PHC25Turbo/CircuitHelp%20-%20Copie.ods'#$Caractères.$H$7];IF([.P2]=6;['file:///C:/GitProjects/PHC25Turbo/CircuitHelp%20-%20Copie.ods'#$Caractères.$H$8];IF([.P2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60" table:formula="of:=IF([.Q2]=0;['file:///C:/GitProjects/PHC25Turbo/CircuitHelp%20-%20Copie.ods'#$Caractères.$B$2];IF([.Q2]=1;['file:///C:/GitProjects/PHC25Turbo/CircuitHelp%20-%20Copie.ods'#$Caractères.$B$3];IF([.Q2]=2;['file:///C:/GitProjects/PHC25Turbo/CircuitHelp%20-%20Copie.ods'#$Caractères.$B$4];IF([.Q2]=3;['file:///C:/GitProjects/PHC25Turbo/CircuitHelp%20-%20Copie.ods'#$Caractères.$B$5];IF([.Q2]=4;['file:///C:/GitProjects/PHC25Turbo/CircuitHelp%20-%20Copie.ods'#$Caractères.$B$6];IF([.Q2]=5;['file:///C:/GitProjects/PHC25Turbo/CircuitHelp%20-%20Copie.ods'#$Caractères.$B$7];IF([.Q2]=6;['file:///C:/GitProjects/PHC25Turbo/CircuitHelp%20-%20Copie.ods'#$Caractères.$B$8];IF([.Q2]=7;['file:///C:/GitProjects/PHC25Turbo/CircuitHelp%20-%20Copie.ods'#$Caractères.$B$9];IF([.Q2]=8;['file:///C:/GitProjects/PHC25Turbo/CircuitHelp%20-%20Copie.ods'#$Caractères.$B$10];IF([.Q2]=9;['file:///C:/GitProjects/PHC25Turbo/CircuitHelp%20-%20Copie.ods'#$Caractères.$B$11];IF([.Q2]=10;['file:///C:/GitProjects/PHC25Turbo/CircuitHelp%20-%20Copie.ods'#$Caractères.$B$12];IF([.Q2]=11;['file:///C:/GitProjects/PHC25Turbo/CircuitHelp%20-%20Copie.ods'#$Caractères.$B$13];IF([.Q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'file:///C:/GitProjects/PHC25Turbo/CircuitHelp%20-%20Copie.ods'#$Caractères.$H$2];IF([.R2]=1;['file:///C:/GitProjects/PHC25Turbo/CircuitHelp%20-%20Copie.ods'#$Caractères.$H$3];IF([.R2]=2;['file:///C:/GitProjects/PHC25Turbo/CircuitHelp%20-%20Copie.ods'#$Caractères.$H$4];IF([.R2]=3;['file:///C:/GitProjects/PHC25Turbo/CircuitHelp%20-%20Copie.ods'#$Caractères.$H$5];IF([.R2]=4;['file:///C:/GitProjects/PHC25Turbo/CircuitHelp%20-%20Copie.ods'#$Caractères.$H$6];IF([.R2]=5;['file:///C:/GitProjects/PHC25Turbo/CircuitHelp%20-%20Copie.ods'#$Caractères.$H$7];IF([.R2]=6;['file:///C:/GitProjects/PHC25Turbo/CircuitHelp%20-%20Copie.ods'#$Caractères.$H$8];IF([.R2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S2]=0;['file:///C:/GitProjects/PHC25Turbo/CircuitHelp%20-%20Copie.ods'#$Caractères.$B$2];IF([.S2]=1;['file:///C:/GitProjects/PHC25Turbo/CircuitHelp%20-%20Copie.ods'#$Caractères.$B$3];IF([.S2]=2;['file:///C:/GitProjects/PHC25Turbo/CircuitHelp%20-%20Copie.ods'#$Caractères.$B$4];IF([.S2]=3;['file:///C:/GitProjects/PHC25Turbo/CircuitHelp%20-%20Copie.ods'#$Caractères.$B$5];IF([.S2]=4;['file:///C:/GitProjects/PHC25Turbo/CircuitHelp%20-%20Copie.ods'#$Caractères.$B$6];IF([.S2]=5;['file:///C:/GitProjects/PHC25Turbo/CircuitHelp%20-%20Copie.ods'#$Caractères.$B$7];IF([.S2]=6;['file:///C:/GitProjects/PHC25Turbo/CircuitHelp%20-%20Copie.ods'#$Caractères.$B$8];IF([.S2]=7;['file:///C:/GitProjects/PHC25Turbo/CircuitHelp%20-%20Copie.ods'#$Caractères.$B$9];IF([.S2]=8;['file:///C:/GitProjects/PHC25Turbo/CircuitHelp%20-%20Copie.ods'#$Caractères.$B$10];IF([.S2]=9;['file:///C:/GitProjects/PHC25Turbo/CircuitHelp%20-%20Copie.ods'#$Caractères.$B$11];IF([.S2]=10;['file:///C:/GitProjects/PHC25Turbo/CircuitHelp%20-%20Copie.ods'#$Caractères.$B$12];IF([.S2]=11;['file:///C:/GitProjects/PHC25Turbo/CircuitHelp%20-%20Copie.ods'#$Caractères.$B$13];IF([.S2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S2]&gt;0;[.S2]&lt;4);&quot;&quot;;IF([.T2]=0;['file:///C:/GitProjects/PHC25Turbo/CircuitHelp%20-%20Copie.ods'#$Caractères.$H$2];IF([.T2]=1;['file:///C:/GitProjects/PHC25Turbo/CircuitHelp%20-%20Copie.ods'#$Caractères.$H$3];IF([.T2]=2;['file:///C:/GitProjects/PHC25Turbo/CircuitHelp%20-%20Copie.ods'#$Caractères.$H$4];IF([.T2]=3;['file:///C:/GitProjects/PHC25Turbo/CircuitHelp%20-%20Copie.ods'#$Caractères.$H$5];IF([.T2]=4;['file:///C:/GitProjects/PHC25Turbo/CircuitHelp%20-%20Copie.ods'#$Caractères.$H$6];IF([.T2]=5;['file:///C:/GitProjects/PHC25Turbo/CircuitHelp%20-%20Copie.ods'#$Caractères.$H$7];IF([.T2]=6;['file:///C:/GitProjects/PHC25Turbo/CircuitHelp%20-%20Copie.ods'#$Caractères.$H$8];IF([.T2]=7;['file:///C:/GitProjects/PHC25Turbo/CircuitHelp%20-%20Copie.ods'#$Caractères.$H$9];&quot;x&quot;)))))))))">
            <text:p/>
          </table:table-cell>
          <table:table-cell table:style-name="ce60" table:formula="of:=IF([.U2]=0;['file:///C:/GitProjects/PHC25Turbo/CircuitHelp%20-%20Copie.ods'#$Caractères.$B$2];IF([.U2]=1;['file:///C:/GitProjects/PHC25Turbo/CircuitHelp%20-%20Copie.ods'#$Caractères.$B$3];IF([.U2]=2;['file:///C:/GitProjects/PHC25Turbo/CircuitHelp%20-%20Copie.ods'#$Caractères.$B$4];IF([.U2]=3;['file:///C:/GitProjects/PHC25Turbo/CircuitHelp%20-%20Copie.ods'#$Caractères.$B$5];IF([.U2]=4;['file:///C:/GitProjects/PHC25Turbo/CircuitHelp%20-%20Copie.ods'#$Caractères.$B$6];IF([.U2]=5;['file:///C:/GitProjects/PHC25Turbo/CircuitHelp%20-%20Copie.ods'#$Caractères.$B$7];IF([.U2]=6;['file:///C:/GitProjects/PHC25Turbo/CircuitHelp%20-%20Copie.ods'#$Caractères.$B$8];IF([.U2]=7;['file:///C:/GitProjects/PHC25Turbo/CircuitHelp%20-%20Copie.ods'#$Caractères.$B$9];IF([.U2]=8;['file:///C:/GitProjects/PHC25Turbo/CircuitHelp%20-%20Copie.ods'#$Caractères.$B$10];IF([.U2]=9;['file:///C:/GitProjects/PHC25Turbo/CircuitHelp%20-%20Copie.ods'#$Caractères.$B$11];IF([.U2]=10;['file:///C:/GitProjects/PHC25Turbo/CircuitHelp%20-%20Copie.ods'#$Caractères.$B$12];IF([.U2]=11;['file:///C:/GitProjects/PHC25Turbo/CircuitHelp%20-%20Copie.ods'#$Caractères.$B$13];IF([.U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'file:///C:/GitProjects/PHC25Turbo/CircuitHelp%20-%20Copie.ods'#$Caractères.$H$2];IF([.V2]=1;['file:///C:/GitProjects/PHC25Turbo/CircuitHelp%20-%20Copie.ods'#$Caractères.$H$3];IF([.V2]=2;['file:///C:/GitProjects/PHC25Turbo/CircuitHelp%20-%20Copie.ods'#$Caractères.$H$4];IF([.V2]=3;['file:///C:/GitProjects/PHC25Turbo/CircuitHelp%20-%20Copie.ods'#$Caractères.$H$5];IF([.V2]=4;['file:///C:/GitProjects/PHC25Turbo/CircuitHelp%20-%20Copie.ods'#$Caractères.$H$6];IF([.V2]=5;['file:///C:/GitProjects/PHC25Turbo/CircuitHelp%20-%20Copie.ods'#$Caractères.$H$7];IF([.V2]=6;['file:///C:/GitProjects/PHC25Turbo/CircuitHelp%20-%20Copie.ods'#$Caractères.$H$8];IF([.V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W2]=0;['file:///C:/GitProjects/PHC25Turbo/CircuitHelp%20-%20Copie.ods'#$Caractères.$B$2];IF([.W2]=1;['file:///C:/GitProjects/PHC25Turbo/CircuitHelp%20-%20Copie.ods'#$Caractères.$B$3];IF([.W2]=2;['file:///C:/GitProjects/PHC25Turbo/CircuitHelp%20-%20Copie.ods'#$Caractères.$B$4];IF([.W2]=3;['file:///C:/GitProjects/PHC25Turbo/CircuitHelp%20-%20Copie.ods'#$Caractères.$B$5];IF([.W2]=4;['file:///C:/GitProjects/PHC25Turbo/CircuitHelp%20-%20Copie.ods'#$Caractères.$B$6];IF([.W2]=5;['file:///C:/GitProjects/PHC25Turbo/CircuitHelp%20-%20Copie.ods'#$Caractères.$B$7];IF([.W2]=6;['file:///C:/GitProjects/PHC25Turbo/CircuitHelp%20-%20Copie.ods'#$Caractères.$B$8];IF([.W2]=7;['file:///C:/GitProjects/PHC25Turbo/CircuitHelp%20-%20Copie.ods'#$Caractères.$B$9];IF([.W2]=8;['file:///C:/GitProjects/PHC25Turbo/CircuitHelp%20-%20Copie.ods'#$Caractères.$B$10];IF([.W2]=9;['file:///C:/GitProjects/PHC25Turbo/CircuitHelp%20-%20Copie.ods'#$Caractères.$B$11];IF([.W2]=10;['file:///C:/GitProjects/PHC25Turbo/CircuitHelp%20-%20Copie.ods'#$Caractères.$B$12];IF([.W2]=11;['file:///C:/GitProjects/PHC25Turbo/CircuitHelp%20-%20Copie.ods'#$Caractères.$B$13];IF([.W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'file:///C:/GitProjects/PHC25Turbo/CircuitHelp%20-%20Copie.ods'#$Caractères.$H$2];IF([.X2]=1;['file:///C:/GitProjects/PHC25Turbo/CircuitHelp%20-%20Copie.ods'#$Caractères.$H$3];IF([.X2]=2;['file:///C:/GitProjects/PHC25Turbo/CircuitHelp%20-%20Copie.ods'#$Caractères.$H$4];IF([.X2]=3;['file:///C:/GitProjects/PHC25Turbo/CircuitHelp%20-%20Copie.ods'#$Caractères.$H$5];IF([.X2]=4;['file:///C:/GitProjects/PHC25Turbo/CircuitHelp%20-%20Copie.ods'#$Caractères.$H$6];IF([.X2]=5;['file:///C:/GitProjects/PHC25Turbo/CircuitHelp%20-%20Copie.ods'#$Caractères.$H$7];IF([.X2]=6;['file:///C:/GitProjects/PHC25Turbo/CircuitHelp%20-%20Copie.ods'#$Caractères.$H$8];IF([.X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Y2]=0;['file:///C:/GitProjects/PHC25Turbo/CircuitHelp%20-%20Copie.ods'#$Caractères.$B$2];IF([.Y2]=1;['file:///C:/GitProjects/PHC25Turbo/CircuitHelp%20-%20Copie.ods'#$Caractères.$B$3];IF([.Y2]=2;['file:///C:/GitProjects/PHC25Turbo/CircuitHelp%20-%20Copie.ods'#$Caractères.$B$4];IF([.Y2]=3;['file:///C:/GitProjects/PHC25Turbo/CircuitHelp%20-%20Copie.ods'#$Caractères.$B$5];IF([.Y2]=4;['file:///C:/GitProjects/PHC25Turbo/CircuitHelp%20-%20Copie.ods'#$Caractères.$B$6];IF([.Y2]=5;['file:///C:/GitProjects/PHC25Turbo/CircuitHelp%20-%20Copie.ods'#$Caractères.$B$7];IF([.Y2]=6;['file:///C:/GitProjects/PHC25Turbo/CircuitHelp%20-%20Copie.ods'#$Caractères.$B$8];IF([.Y2]=7;['file:///C:/GitProjects/PHC25Turbo/CircuitHelp%20-%20Copie.ods'#$Caractères.$B$9];IF([.Y2]=8;['file:///C:/GitProjects/PHC25Turbo/CircuitHelp%20-%20Copie.ods'#$Caractères.$B$10];IF([.Y2]=9;['file:///C:/GitProjects/PHC25Turbo/CircuitHelp%20-%20Copie.ods'#$Caractères.$B$11];IF([.Y2]=10;['file:///C:/GitProjects/PHC25Turbo/CircuitHelp%20-%20Copie.ods'#$Caractères.$B$12];IF([.Y2]=11;['file:///C:/GitProjects/PHC25Turbo/CircuitHelp%20-%20Copie.ods'#$Caractères.$B$13];IF([.Y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'file:///C:/GitProjects/PHC25Turbo/CircuitHelp%20-%20Copie.ods'#$Caractères.$H$2];IF([.Z2]=1;['file:///C:/GitProjects/PHC25Turbo/CircuitHelp%20-%20Copie.ods'#$Caractères.$H$3];IF([.Z2]=2;['file:///C:/GitProjects/PHC25Turbo/CircuitHelp%20-%20Copie.ods'#$Caractères.$H$4];IF([.Z2]=3;['file:///C:/GitProjects/PHC25Turbo/CircuitHelp%20-%20Copie.ods'#$Caractères.$H$5];IF([.Z2]=4;['file:///C:/GitProjects/PHC25Turbo/CircuitHelp%20-%20Copie.ods'#$Caractères.$H$6];IF([.Z2]=5;['file:///C:/GitProjects/PHC25Turbo/CircuitHelp%20-%20Copie.ods'#$Caractères.$H$7];IF([.Z2]=6;['file:///C:/GitProjects/PHC25Turbo/CircuitHelp%20-%20Copie.ods'#$Caractères.$H$8];IF([.Z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AA2]=0;['file:///C:/GitProjects/PHC25Turbo/CircuitHelp%20-%20Copie.ods'#$Caractères.$B$2];IF([.AA2]=1;['file:///C:/GitProjects/PHC25Turbo/CircuitHelp%20-%20Copie.ods'#$Caractères.$B$3];IF([.AA2]=2;['file:///C:/GitProjects/PHC25Turbo/CircuitHelp%20-%20Copie.ods'#$Caractères.$B$4];IF([.AA2]=3;['file:///C:/GitProjects/PHC25Turbo/CircuitHelp%20-%20Copie.ods'#$Caractères.$B$5];IF([.AA2]=4;['file:///C:/GitProjects/PHC25Turbo/CircuitHelp%20-%20Copie.ods'#$Caractères.$B$6];IF([.AA2]=5;['file:///C:/GitProjects/PHC25Turbo/CircuitHelp%20-%20Copie.ods'#$Caractères.$B$7];IF([.AA2]=6;['file:///C:/GitProjects/PHC25Turbo/CircuitHelp%20-%20Copie.ods'#$Caractères.$B$8];IF([.AA2]=7;['file:///C:/GitProjects/PHC25Turbo/CircuitHelp%20-%20Copie.ods'#$Caractères.$B$9];IF([.AA2]=8;['file:///C:/GitProjects/PHC25Turbo/CircuitHelp%20-%20Copie.ods'#$Caractères.$B$10];IF([.AA2]=9;['file:///C:/GitProjects/PHC25Turbo/CircuitHelp%20-%20Copie.ods'#$Caractères.$B$11];IF([.AA2]=10;['file:///C:/GitProjects/PHC25Turbo/CircuitHelp%20-%20Copie.ods'#$Caractères.$B$12];IF([.AA2]=11;['file:///C:/GitProjects/PHC25Turbo/CircuitHelp%20-%20Copie.ods'#$Caractères.$B$13];IF([.AA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'file:///C:/GitProjects/PHC25Turbo/CircuitHelp%20-%20Copie.ods'#$Caractères.$H$2];IF([.AB2]=1;['file:///C:/GitProjects/PHC25Turbo/CircuitHelp%20-%20Copie.ods'#$Caractères.$H$3];IF([.AB2]=2;['file:///C:/GitProjects/PHC25Turbo/CircuitHelp%20-%20Copie.ods'#$Caractères.$H$4];IF([.AB2]=3;['file:///C:/GitProjects/PHC25Turbo/CircuitHelp%20-%20Copie.ods'#$Caractères.$H$5];IF([.AB2]=4;['file:///C:/GitProjects/PHC25Turbo/CircuitHelp%20-%20Copie.ods'#$Caractères.$H$6];IF([.AB2]=5;['file:///C:/GitProjects/PHC25Turbo/CircuitHelp%20-%20Copie.ods'#$Caractères.$H$7];IF([.AB2]=6;['file:///C:/GitProjects/PHC25Turbo/CircuitHelp%20-%20Copie.ods'#$Caractères.$H$8];IF([.AB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AC2]=0;['file:///C:/GitProjects/PHC25Turbo/CircuitHelp%20-%20Copie.ods'#$Caractères.$B$2];IF([.AC2]=1;['file:///C:/GitProjects/PHC25Turbo/CircuitHelp%20-%20Copie.ods'#$Caractères.$B$3];IF([.AC2]=2;['file:///C:/GitProjects/PHC25Turbo/CircuitHelp%20-%20Copie.ods'#$Caractères.$B$4];IF([.AC2]=3;['file:///C:/GitProjects/PHC25Turbo/CircuitHelp%20-%20Copie.ods'#$Caractères.$B$5];IF([.AC2]=4;['file:///C:/GitProjects/PHC25Turbo/CircuitHelp%20-%20Copie.ods'#$Caractères.$B$6];IF([.AC2]=5;['file:///C:/GitProjects/PHC25Turbo/CircuitHelp%20-%20Copie.ods'#$Caractères.$B$7];IF([.AC2]=6;['file:///C:/GitProjects/PHC25Turbo/CircuitHelp%20-%20Copie.ods'#$Caractères.$B$8];IF([.AC2]=7;['file:///C:/GitProjects/PHC25Turbo/CircuitHelp%20-%20Copie.ods'#$Caractères.$B$9];IF([.AC2]=8;['file:///C:/GitProjects/PHC25Turbo/CircuitHelp%20-%20Copie.ods'#$Caractères.$B$10];IF([.AC2]=9;['file:///C:/GitProjects/PHC25Turbo/CircuitHelp%20-%20Copie.ods'#$Caractères.$B$11];IF([.AC2]=10;['file:///C:/GitProjects/PHC25Turbo/CircuitHelp%20-%20Copie.ods'#$Caractères.$B$12];IF([.AC2]=11;['file:///C:/GitProjects/PHC25Turbo/CircuitHelp%20-%20Copie.ods'#$Caractères.$B$13];IF([.AC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'file:///C:/GitProjects/PHC25Turbo/CircuitHelp%20-%20Copie.ods'#$Caractères.$H$2];IF([.AD2]=1;['file:///C:/GitProjects/PHC25Turbo/CircuitHelp%20-%20Copie.ods'#$Caractères.$H$3];IF([.AD2]=2;['file:///C:/GitProjects/PHC25Turbo/CircuitHelp%20-%20Copie.ods'#$Caractères.$H$4];IF([.AD2]=3;['file:///C:/GitProjects/PHC25Turbo/CircuitHelp%20-%20Copie.ods'#$Caractères.$H$5];IF([.AD2]=4;['file:///C:/GitProjects/PHC25Turbo/CircuitHelp%20-%20Copie.ods'#$Caractères.$H$6];IF([.AD2]=5;['file:///C:/GitProjects/PHC25Turbo/CircuitHelp%20-%20Copie.ods'#$Caractères.$H$7];IF([.AD2]=6;['file:///C:/GitProjects/PHC25Turbo/CircuitHelp%20-%20Copie.ods'#$Caractères.$H$8];IF([.AD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AE2]=0;['file:///C:/GitProjects/PHC25Turbo/CircuitHelp%20-%20Copie.ods'#$Caractères.$B$2];IF([.AE2]=1;['file:///C:/GitProjects/PHC25Turbo/CircuitHelp%20-%20Copie.ods'#$Caractères.$B$3];IF([.AE2]=2;['file:///C:/GitProjects/PHC25Turbo/CircuitHelp%20-%20Copie.ods'#$Caractères.$B$4];IF([.AE2]=3;['file:///C:/GitProjects/PHC25Turbo/CircuitHelp%20-%20Copie.ods'#$Caractères.$B$5];IF([.AE2]=4;['file:///C:/GitProjects/PHC25Turbo/CircuitHelp%20-%20Copie.ods'#$Caractères.$B$6];IF([.AE2]=5;['file:///C:/GitProjects/PHC25Turbo/CircuitHelp%20-%20Copie.ods'#$Caractères.$B$7];IF([.AE2]=6;['file:///C:/GitProjects/PHC25Turbo/CircuitHelp%20-%20Copie.ods'#$Caractères.$B$8];IF([.AE2]=7;['file:///C:/GitProjects/PHC25Turbo/CircuitHelp%20-%20Copie.ods'#$Caractères.$B$9];IF([.AE2]=8;['file:///C:/GitProjects/PHC25Turbo/CircuitHelp%20-%20Copie.ods'#$Caractères.$B$10];IF([.AE2]=9;['file:///C:/GitProjects/PHC25Turbo/CircuitHelp%20-%20Copie.ods'#$Caractères.$B$11];IF([.AE2]=10;['file:///C:/GitProjects/PHC25Turbo/CircuitHelp%20-%20Copie.ods'#$Caractères.$B$12];IF([.AE2]=11;['file:///C:/GitProjects/PHC25Turbo/CircuitHelp%20-%20Copie.ods'#$Caractères.$B$13];IF([.AE2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2]&gt;0;[.AE2]&lt;4);&quot;&quot;;IF([.AF2]=0;['file:///C:/GitProjects/PHC25Turbo/CircuitHelp%20-%20Copie.ods'#$Caractères.$H$2];IF([.AF2]=1;['file:///C:/GitProjects/PHC25Turbo/CircuitHelp%20-%20Copie.ods'#$Caractères.$H$3];IF([.AF2]=2;['file:///C:/GitProjects/PHC25Turbo/CircuitHelp%20-%20Copie.ods'#$Caractères.$H$4];IF([.AF2]=3;['file:///C:/GitProjects/PHC25Turbo/CircuitHelp%20-%20Copie.ods'#$Caractères.$H$5];IF([.AF2]=4;['file:///C:/GitProjects/PHC25Turbo/CircuitHelp%20-%20Copie.ods'#$Caractères.$H$6];IF([.AF2]=5;['file:///C:/GitProjects/PHC25Turbo/CircuitHelp%20-%20Copie.ods'#$Caractères.$H$7];IF([.AF2]=6;['file:///C:/GitProjects/PHC25Turbo/CircuitHelp%20-%20Copie.ods'#$Caractères.$H$8];IF([.AF2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'file:///C:/GitProjects/PHC25Turbo/CircuitHelp%20-%20Copie.ods'#$Caractères.$B$2];IF([.A3]=1;['file:///C:/GitProjects/PHC25Turbo/CircuitHelp%20-%20Copie.ods'#$Caractères.$B$3];IF([.A3]=2;['file:///C:/GitProjects/PHC25Turbo/CircuitHelp%20-%20Copie.ods'#$Caractères.$B$4];IF([.A3]=3;['file:///C:/GitProjects/PHC25Turbo/CircuitHelp%20-%20Copie.ods'#$Caractères.$B$5];IF([.A3]=4;['file:///C:/GitProjects/PHC25Turbo/CircuitHelp%20-%20Copie.ods'#$Caractères.$B$6];IF([.A3]=5;['file:///C:/GitProjects/PHC25Turbo/CircuitHelp%20-%20Copie.ods'#$Caractères.$B$7];IF([.A3]=6;['file:///C:/GitProjects/PHC25Turbo/CircuitHelp%20-%20Copie.ods'#$Caractères.$B$8];IF([.A3]=7;['file:///C:/GitProjects/PHC25Turbo/CircuitHelp%20-%20Copie.ods'#$Caractères.$B$9];IF([.A3]=8;['file:///C:/GitProjects/PHC25Turbo/CircuitHelp%20-%20Copie.ods'#$Caractères.$B$10];IF([.A3]=9;['file:///C:/GitProjects/PHC25Turbo/CircuitHelp%20-%20Copie.ods'#$Caractères.$B$11];IF([.A3]=10;['file:///C:/GitProjects/PHC25Turbo/CircuitHelp%20-%20Copie.ods'#$Caractères.$B$12];IF([.A3]=11;['file:///C:/GitProjects/PHC25Turbo/CircuitHelp%20-%20Copie.ods'#$Caractères.$B$13];IF([.A3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3]&gt;0;[.A3]&lt;4);&quot;&quot;;IF([.B3]=0;['file:///C:/GitProjects/PHC25Turbo/CircuitHelp%20-%20Copie.ods'#$Caractères.$H$2];IF([.B3]=1;['file:///C:/GitProjects/PHC25Turbo/CircuitHelp%20-%20Copie.ods'#$Caractères.$H$3];IF([.B3]=2;['file:///C:/GitProjects/PHC25Turbo/CircuitHelp%20-%20Copie.ods'#$Caractères.$H$4];IF([.B3]=3;['file:///C:/GitProjects/PHC25Turbo/CircuitHelp%20-%20Copie.ods'#$Caractères.$H$5];IF([.B3]=4;['file:///C:/GitProjects/PHC25Turbo/CircuitHelp%20-%20Copie.ods'#$Caractères.$H$6];IF([.B3]=5;['file:///C:/GitProjects/PHC25Turbo/CircuitHelp%20-%20Copie.ods'#$Caractères.$H$7];IF([.B3]=6;['file:///C:/GitProjects/PHC25Turbo/CircuitHelp%20-%20Copie.ods'#$Caractères.$H$8];IF([.B3]=7;['file:///C:/GitProjects/PHC25Turbo/CircuitHelp%20-%20Copie.ods'#$Caractères.$H$9];&quot;x&quot;)))))))))">
            <text:p/>
          </table:table-cell>
          <table:table-cell table:style-name="ce54" table:formula="of:=IF([.C3]=0;['file:///C:/GitProjects/PHC25Turbo/CircuitHelp%20-%20Copie.ods'#$Caractères.$B$2];IF([.C3]=1;['file:///C:/GitProjects/PHC25Turbo/CircuitHelp%20-%20Copie.ods'#$Caractères.$B$3];IF([.C3]=2;['file:///C:/GitProjects/PHC25Turbo/CircuitHelp%20-%20Copie.ods'#$Caractères.$B$4];IF([.C3]=3;['file:///C:/GitProjects/PHC25Turbo/CircuitHelp%20-%20Copie.ods'#$Caractères.$B$5];IF([.C3]=4;['file:///C:/GitProjects/PHC25Turbo/CircuitHelp%20-%20Copie.ods'#$Caractères.$B$6];IF([.C3]=5;['file:///C:/GitProjects/PHC25Turbo/CircuitHelp%20-%20Copie.ods'#$Caractères.$B$7];IF([.C3]=6;['file:///C:/GitProjects/PHC25Turbo/CircuitHelp%20-%20Copie.ods'#$Caractères.$B$8];IF([.C3]=7;['file:///C:/GitProjects/PHC25Turbo/CircuitHelp%20-%20Copie.ods'#$Caractères.$B$9];IF([.C3]=8;['file:///C:/GitProjects/PHC25Turbo/CircuitHelp%20-%20Copie.ods'#$Caractères.$B$10];IF([.C3]=9;['file:///C:/GitProjects/PHC25Turbo/CircuitHelp%20-%20Copie.ods'#$Caractères.$B$11];IF([.C3]=10;['file:///C:/GitProjects/PHC25Turbo/CircuitHelp%20-%20Copie.ods'#$Caractères.$B$12];IF([.C3]=11;['file:///C:/GitProjects/PHC25Turbo/CircuitHelp%20-%20Copie.ods'#$Caractères.$B$13];IF([.C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'file:///C:/GitProjects/PHC25Turbo/CircuitHelp%20-%20Copie.ods'#$Caractères.$H$2];IF([.D3]=1;['file:///C:/GitProjects/PHC25Turbo/CircuitHelp%20-%20Copie.ods'#$Caractères.$H$3];IF([.D3]=2;['file:///C:/GitProjects/PHC25Turbo/CircuitHelp%20-%20Copie.ods'#$Caractères.$H$4];IF([.D3]=3;['file:///C:/GitProjects/PHC25Turbo/CircuitHelp%20-%20Copie.ods'#$Caractères.$H$5];IF([.D3]=4;['file:///C:/GitProjects/PHC25Turbo/CircuitHelp%20-%20Copie.ods'#$Caractères.$H$6];IF([.D3]=5;['file:///C:/GitProjects/PHC25Turbo/CircuitHelp%20-%20Copie.ods'#$Caractères.$H$7];IF([.D3]=6;['file:///C:/GitProjects/PHC25Turbo/CircuitHelp%20-%20Copie.ods'#$Caractères.$H$8];IF([.D3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E3]=0;['file:///C:/GitProjects/PHC25Turbo/CircuitHelp%20-%20Copie.ods'#$Caractères.$B$2];IF([.E3]=1;['file:///C:/GitProjects/PHC25Turbo/CircuitHelp%20-%20Copie.ods'#$Caractères.$B$3];IF([.E3]=2;['file:///C:/GitProjects/PHC25Turbo/CircuitHelp%20-%20Copie.ods'#$Caractères.$B$4];IF([.E3]=3;['file:///C:/GitProjects/PHC25Turbo/CircuitHelp%20-%20Copie.ods'#$Caractères.$B$5];IF([.E3]=4;['file:///C:/GitProjects/PHC25Turbo/CircuitHelp%20-%20Copie.ods'#$Caractères.$B$6];IF([.E3]=5;['file:///C:/GitProjects/PHC25Turbo/CircuitHelp%20-%20Copie.ods'#$Caractères.$B$7];IF([.E3]=6;['file:///C:/GitProjects/PHC25Turbo/CircuitHelp%20-%20Copie.ods'#$Caractères.$B$8];IF([.E3]=7;['file:///C:/GitProjects/PHC25Turbo/CircuitHelp%20-%20Copie.ods'#$Caractères.$B$9];IF([.E3]=8;['file:///C:/GitProjects/PHC25Turbo/CircuitHelp%20-%20Copie.ods'#$Caractères.$B$10];IF([.E3]=9;['file:///C:/GitProjects/PHC25Turbo/CircuitHelp%20-%20Copie.ods'#$Caractères.$B$11];IF([.E3]=10;['file:///C:/GitProjects/PHC25Turbo/CircuitHelp%20-%20Copie.ods'#$Caractères.$B$12];IF([.E3]=11;['file:///C:/GitProjects/PHC25Turbo/CircuitHelp%20-%20Copie.ods'#$Caractères.$B$13];IF([.E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'file:///C:/GitProjects/PHC25Turbo/CircuitHelp%20-%20Copie.ods'#$Caractères.$H$2];IF([.F3]=1;['file:///C:/GitProjects/PHC25Turbo/CircuitHelp%20-%20Copie.ods'#$Caractères.$H$3];IF([.F3]=2;['file:///C:/GitProjects/PHC25Turbo/CircuitHelp%20-%20Copie.ods'#$Caractères.$H$4];IF([.F3]=3;['file:///C:/GitProjects/PHC25Turbo/CircuitHelp%20-%20Copie.ods'#$Caractères.$H$5];IF([.F3]=4;['file:///C:/GitProjects/PHC25Turbo/CircuitHelp%20-%20Copie.ods'#$Caractères.$H$6];IF([.F3]=5;['file:///C:/GitProjects/PHC25Turbo/CircuitHelp%20-%20Copie.ods'#$Caractères.$H$7];IF([.F3]=6;['file:///C:/GitProjects/PHC25Turbo/CircuitHelp%20-%20Copie.ods'#$Caractères.$H$8];IF([.F3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G3]=0;['file:///C:/GitProjects/PHC25Turbo/CircuitHelp%20-%20Copie.ods'#$Caractères.$B$2];IF([.G3]=1;['file:///C:/GitProjects/PHC25Turbo/CircuitHelp%20-%20Copie.ods'#$Caractères.$B$3];IF([.G3]=2;['file:///C:/GitProjects/PHC25Turbo/CircuitHelp%20-%20Copie.ods'#$Caractères.$B$4];IF([.G3]=3;['file:///C:/GitProjects/PHC25Turbo/CircuitHelp%20-%20Copie.ods'#$Caractères.$B$5];IF([.G3]=4;['file:///C:/GitProjects/PHC25Turbo/CircuitHelp%20-%20Copie.ods'#$Caractères.$B$6];IF([.G3]=5;['file:///C:/GitProjects/PHC25Turbo/CircuitHelp%20-%20Copie.ods'#$Caractères.$B$7];IF([.G3]=6;['file:///C:/GitProjects/PHC25Turbo/CircuitHelp%20-%20Copie.ods'#$Caractères.$B$8];IF([.G3]=7;['file:///C:/GitProjects/PHC25Turbo/CircuitHelp%20-%20Copie.ods'#$Caractères.$B$9];IF([.G3]=8;['file:///C:/GitProjects/PHC25Turbo/CircuitHelp%20-%20Copie.ods'#$Caractères.$B$10];IF([.G3]=9;['file:///C:/GitProjects/PHC25Turbo/CircuitHelp%20-%20Copie.ods'#$Caractères.$B$11];IF([.G3]=10;['file:///C:/GitProjects/PHC25Turbo/CircuitHelp%20-%20Copie.ods'#$Caractères.$B$12];IF([.G3]=11;['file:///C:/GitProjects/PHC25Turbo/CircuitHelp%20-%20Copie.ods'#$Caractères.$B$13];IF([.G3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G3]&gt;0;[.G3]&lt;4);&quot;&quot;;IF([.H3]=0;['file:///C:/GitProjects/PHC25Turbo/CircuitHelp%20-%20Copie.ods'#$Caractères.$H$2];IF([.H3]=1;['file:///C:/GitProjects/PHC25Turbo/CircuitHelp%20-%20Copie.ods'#$Caractères.$H$3];IF([.H3]=2;['file:///C:/GitProjects/PHC25Turbo/CircuitHelp%20-%20Copie.ods'#$Caractères.$H$4];IF([.H3]=3;['file:///C:/GitProjects/PHC25Turbo/CircuitHelp%20-%20Copie.ods'#$Caractères.$H$5];IF([.H3]=4;['file:///C:/GitProjects/PHC25Turbo/CircuitHelp%20-%20Copie.ods'#$Caractères.$H$6];IF([.H3]=5;['file:///C:/GitProjects/PHC25Turbo/CircuitHelp%20-%20Copie.ods'#$Caractères.$H$7];IF([.H3]=6;['file:///C:/GitProjects/PHC25Turbo/CircuitHelp%20-%20Copie.ods'#$Caractères.$H$8];IF([.H3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60" table:formula="of:=IF([.I3]=0;['file:///C:/GitProjects/PHC25Turbo/CircuitHelp%20-%20Copie.ods'#$Caractères.$B$2];IF([.I3]=1;['file:///C:/GitProjects/PHC25Turbo/CircuitHelp%20-%20Copie.ods'#$Caractères.$B$3];IF([.I3]=2;['file:///C:/GitProjects/PHC25Turbo/CircuitHelp%20-%20Copie.ods'#$Caractères.$B$4];IF([.I3]=3;['file:///C:/GitProjects/PHC25Turbo/CircuitHelp%20-%20Copie.ods'#$Caractères.$B$5];IF([.I3]=4;['file:///C:/GitProjects/PHC25Turbo/CircuitHelp%20-%20Copie.ods'#$Caractères.$B$6];IF([.I3]=5;['file:///C:/GitProjects/PHC25Turbo/CircuitHelp%20-%20Copie.ods'#$Caractères.$B$7];IF([.I3]=6;['file:///C:/GitProjects/PHC25Turbo/CircuitHelp%20-%20Copie.ods'#$Caractères.$B$8];IF([.I3]=7;['file:///C:/GitProjects/PHC25Turbo/CircuitHelp%20-%20Copie.ods'#$Caractères.$B$9];IF([.I3]=8;['file:///C:/GitProjects/PHC25Turbo/CircuitHelp%20-%20Copie.ods'#$Caractères.$B$10];IF([.I3]=9;['file:///C:/GitProjects/PHC25Turbo/CircuitHelp%20-%20Copie.ods'#$Caractères.$B$11];IF([.I3]=10;['file:///C:/GitProjects/PHC25Turbo/CircuitHelp%20-%20Copie.ods'#$Caractères.$B$12];IF([.I3]=11;['file:///C:/GitProjects/PHC25Turbo/CircuitHelp%20-%20Copie.ods'#$Caractères.$B$13];IF([.I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'file:///C:/GitProjects/PHC25Turbo/CircuitHelp%20-%20Copie.ods'#$Caractères.$H$2];IF([.J3]=1;['file:///C:/GitProjects/PHC25Turbo/CircuitHelp%20-%20Copie.ods'#$Caractères.$H$3];IF([.J3]=2;['file:///C:/GitProjects/PHC25Turbo/CircuitHelp%20-%20Copie.ods'#$Caractères.$H$4];IF([.J3]=3;['file:///C:/GitProjects/PHC25Turbo/CircuitHelp%20-%20Copie.ods'#$Caractères.$H$5];IF([.J3]=4;['file:///C:/GitProjects/PHC25Turbo/CircuitHelp%20-%20Copie.ods'#$Caractères.$H$6];IF([.J3]=5;['file:///C:/GitProjects/PHC25Turbo/CircuitHelp%20-%20Copie.ods'#$Caractères.$H$7];IF([.J3]=6;['file:///C:/GitProjects/PHC25Turbo/CircuitHelp%20-%20Copie.ods'#$Caractères.$H$8];IF([.J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54" table:formula="of:=IF([.K3]=0;['file:///C:/GitProjects/PHC25Turbo/CircuitHelp%20-%20Copie.ods'#$Caractères.$B$2];IF([.K3]=1;['file:///C:/GitProjects/PHC25Turbo/CircuitHelp%20-%20Copie.ods'#$Caractères.$B$3];IF([.K3]=2;['file:///C:/GitProjects/PHC25Turbo/CircuitHelp%20-%20Copie.ods'#$Caractères.$B$4];IF([.K3]=3;['file:///C:/GitProjects/PHC25Turbo/CircuitHelp%20-%20Copie.ods'#$Caractères.$B$5];IF([.K3]=4;['file:///C:/GitProjects/PHC25Turbo/CircuitHelp%20-%20Copie.ods'#$Caractères.$B$6];IF([.K3]=5;['file:///C:/GitProjects/PHC25Turbo/CircuitHelp%20-%20Copie.ods'#$Caractères.$B$7];IF([.K3]=6;['file:///C:/GitProjects/PHC25Turbo/CircuitHelp%20-%20Copie.ods'#$Caractères.$B$8];IF([.K3]=7;['file:///C:/GitProjects/PHC25Turbo/CircuitHelp%20-%20Copie.ods'#$Caractères.$B$9];IF([.K3]=8;['file:///C:/GitProjects/PHC25Turbo/CircuitHelp%20-%20Copie.ods'#$Caractères.$B$10];IF([.K3]=9;['file:///C:/GitProjects/PHC25Turbo/CircuitHelp%20-%20Copie.ods'#$Caractères.$B$11];IF([.K3]=10;['file:///C:/GitProjects/PHC25Turbo/CircuitHelp%20-%20Copie.ods'#$Caractères.$B$12];IF([.K3]=11;['file:///C:/GitProjects/PHC25Turbo/CircuitHelp%20-%20Copie.ods'#$Caractères.$B$13];IF([.K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'file:///C:/GitProjects/PHC25Turbo/CircuitHelp%20-%20Copie.ods'#$Caractères.$H$2];IF([.L3]=1;['file:///C:/GitProjects/PHC25Turbo/CircuitHelp%20-%20Copie.ods'#$Caractères.$H$3];IF([.L3]=2;['file:///C:/GitProjects/PHC25Turbo/CircuitHelp%20-%20Copie.ods'#$Caractères.$H$4];IF([.L3]=3;['file:///C:/GitProjects/PHC25Turbo/CircuitHelp%20-%20Copie.ods'#$Caractères.$H$5];IF([.L3]=4;['file:///C:/GitProjects/PHC25Turbo/CircuitHelp%20-%20Copie.ods'#$Caractères.$H$6];IF([.L3]=5;['file:///C:/GitProjects/PHC25Turbo/CircuitHelp%20-%20Copie.ods'#$Caractères.$H$7];IF([.L3]=6;['file:///C:/GitProjects/PHC25Turbo/CircuitHelp%20-%20Copie.ods'#$Caractères.$H$8];IF([.L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M3]=0;['file:///C:/GitProjects/PHC25Turbo/CircuitHelp%20-%20Copie.ods'#$Caractères.$B$2];IF([.M3]=1;['file:///C:/GitProjects/PHC25Turbo/CircuitHelp%20-%20Copie.ods'#$Caractères.$B$3];IF([.M3]=2;['file:///C:/GitProjects/PHC25Turbo/CircuitHelp%20-%20Copie.ods'#$Caractères.$B$4];IF([.M3]=3;['file:///C:/GitProjects/PHC25Turbo/CircuitHelp%20-%20Copie.ods'#$Caractères.$B$5];IF([.M3]=4;['file:///C:/GitProjects/PHC25Turbo/CircuitHelp%20-%20Copie.ods'#$Caractères.$B$6];IF([.M3]=5;['file:///C:/GitProjects/PHC25Turbo/CircuitHelp%20-%20Copie.ods'#$Caractères.$B$7];IF([.M3]=6;['file:///C:/GitProjects/PHC25Turbo/CircuitHelp%20-%20Copie.ods'#$Caractères.$B$8];IF([.M3]=7;['file:///C:/GitProjects/PHC25Turbo/CircuitHelp%20-%20Copie.ods'#$Caractères.$B$9];IF([.M3]=8;['file:///C:/GitProjects/PHC25Turbo/CircuitHelp%20-%20Copie.ods'#$Caractères.$B$10];IF([.M3]=9;['file:///C:/GitProjects/PHC25Turbo/CircuitHelp%20-%20Copie.ods'#$Caractères.$B$11];IF([.M3]=10;['file:///C:/GitProjects/PHC25Turbo/CircuitHelp%20-%20Copie.ods'#$Caractères.$B$12];IF([.M3]=11;['file:///C:/GitProjects/PHC25Turbo/CircuitHelp%20-%20Copie.ods'#$Caractères.$B$13];IF([.M3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M3]&gt;0;[.M3]&lt;4);&quot;&quot;;IF([.N3]=0;['file:///C:/GitProjects/PHC25Turbo/CircuitHelp%20-%20Copie.ods'#$Caractères.$H$2];IF([.N3]=1;['file:///C:/GitProjects/PHC25Turbo/CircuitHelp%20-%20Copie.ods'#$Caractères.$H$3];IF([.N3]=2;['file:///C:/GitProjects/PHC25Turbo/CircuitHelp%20-%20Copie.ods'#$Caractères.$H$4];IF([.N3]=3;['file:///C:/GitProjects/PHC25Turbo/CircuitHelp%20-%20Copie.ods'#$Caractères.$H$5];IF([.N3]=4;['file:///C:/GitProjects/PHC25Turbo/CircuitHelp%20-%20Copie.ods'#$Caractères.$H$6];IF([.N3]=5;['file:///C:/GitProjects/PHC25Turbo/CircuitHelp%20-%20Copie.ods'#$Caractères.$H$7];IF([.N3]=6;['file:///C:/GitProjects/PHC25Turbo/CircuitHelp%20-%20Copie.ods'#$Caractères.$H$8];IF([.N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54" table:formula="of:=IF([.O3]=0;['file:///C:/GitProjects/PHC25Turbo/CircuitHelp%20-%20Copie.ods'#$Caractères.$B$2];IF([.O3]=1;['file:///C:/GitProjects/PHC25Turbo/CircuitHelp%20-%20Copie.ods'#$Caractères.$B$3];IF([.O3]=2;['file:///C:/GitProjects/PHC25Turbo/CircuitHelp%20-%20Copie.ods'#$Caractères.$B$4];IF([.O3]=3;['file:///C:/GitProjects/PHC25Turbo/CircuitHelp%20-%20Copie.ods'#$Caractères.$B$5];IF([.O3]=4;['file:///C:/GitProjects/PHC25Turbo/CircuitHelp%20-%20Copie.ods'#$Caractères.$B$6];IF([.O3]=5;['file:///C:/GitProjects/PHC25Turbo/CircuitHelp%20-%20Copie.ods'#$Caractères.$B$7];IF([.O3]=6;['file:///C:/GitProjects/PHC25Turbo/CircuitHelp%20-%20Copie.ods'#$Caractères.$B$8];IF([.O3]=7;['file:///C:/GitProjects/PHC25Turbo/CircuitHelp%20-%20Copie.ods'#$Caractères.$B$9];IF([.O3]=8;['file:///C:/GitProjects/PHC25Turbo/CircuitHelp%20-%20Copie.ods'#$Caractères.$B$10];IF([.O3]=9;['file:///C:/GitProjects/PHC25Turbo/CircuitHelp%20-%20Copie.ods'#$Caractères.$B$11];IF([.O3]=10;['file:///C:/GitProjects/PHC25Turbo/CircuitHelp%20-%20Copie.ods'#$Caractères.$B$12];IF([.O3]=11;['file:///C:/GitProjects/PHC25Turbo/CircuitHelp%20-%20Copie.ods'#$Caractères.$B$13];IF([.O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'file:///C:/GitProjects/PHC25Turbo/CircuitHelp%20-%20Copie.ods'#$Caractères.$H$2];IF([.P3]=1;['file:///C:/GitProjects/PHC25Turbo/CircuitHelp%20-%20Copie.ods'#$Caractères.$H$3];IF([.P3]=2;['file:///C:/GitProjects/PHC25Turbo/CircuitHelp%20-%20Copie.ods'#$Caractères.$H$4];IF([.P3]=3;['file:///C:/GitProjects/PHC25Turbo/CircuitHelp%20-%20Copie.ods'#$Caractères.$H$5];IF([.P3]=4;['file:///C:/GitProjects/PHC25Turbo/CircuitHelp%20-%20Copie.ods'#$Caractères.$H$6];IF([.P3]=5;['file:///C:/GitProjects/PHC25Turbo/CircuitHelp%20-%20Copie.ods'#$Caractères.$H$7];IF([.P3]=6;['file:///C:/GitProjects/PHC25Turbo/CircuitHelp%20-%20Copie.ods'#$Caractères.$H$8];IF([.P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Q3]=0;['file:///C:/GitProjects/PHC25Turbo/CircuitHelp%20-%20Copie.ods'#$Caractères.$B$2];IF([.Q3]=1;['file:///C:/GitProjects/PHC25Turbo/CircuitHelp%20-%20Copie.ods'#$Caractères.$B$3];IF([.Q3]=2;['file:///C:/GitProjects/PHC25Turbo/CircuitHelp%20-%20Copie.ods'#$Caractères.$B$4];IF([.Q3]=3;['file:///C:/GitProjects/PHC25Turbo/CircuitHelp%20-%20Copie.ods'#$Caractères.$B$5];IF([.Q3]=4;['file:///C:/GitProjects/PHC25Turbo/CircuitHelp%20-%20Copie.ods'#$Caractères.$B$6];IF([.Q3]=5;['file:///C:/GitProjects/PHC25Turbo/CircuitHelp%20-%20Copie.ods'#$Caractères.$B$7];IF([.Q3]=6;['file:///C:/GitProjects/PHC25Turbo/CircuitHelp%20-%20Copie.ods'#$Caractères.$B$8];IF([.Q3]=7;['file:///C:/GitProjects/PHC25Turbo/CircuitHelp%20-%20Copie.ods'#$Caractères.$B$9];IF([.Q3]=8;['file:///C:/GitProjects/PHC25Turbo/CircuitHelp%20-%20Copie.ods'#$Caractères.$B$10];IF([.Q3]=9;['file:///C:/GitProjects/PHC25Turbo/CircuitHelp%20-%20Copie.ods'#$Caractères.$B$11];IF([.Q3]=10;['file:///C:/GitProjects/PHC25Turbo/CircuitHelp%20-%20Copie.ods'#$Caractères.$B$12];IF([.Q3]=11;['file:///C:/GitProjects/PHC25Turbo/CircuitHelp%20-%20Copie.ods'#$Caractères.$B$13];IF([.Q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'file:///C:/GitProjects/PHC25Turbo/CircuitHelp%20-%20Copie.ods'#$Caractères.$H$2];IF([.R3]=1;['file:///C:/GitProjects/PHC25Turbo/CircuitHelp%20-%20Copie.ods'#$Caractères.$H$3];IF([.R3]=2;['file:///C:/GitProjects/PHC25Turbo/CircuitHelp%20-%20Copie.ods'#$Caractères.$H$4];IF([.R3]=3;['file:///C:/GitProjects/PHC25Turbo/CircuitHelp%20-%20Copie.ods'#$Caractères.$H$5];IF([.R3]=4;['file:///C:/GitProjects/PHC25Turbo/CircuitHelp%20-%20Copie.ods'#$Caractères.$H$6];IF([.R3]=5;['file:///C:/GitProjects/PHC25Turbo/CircuitHelp%20-%20Copie.ods'#$Caractères.$H$7];IF([.R3]=6;['file:///C:/GitProjects/PHC25Turbo/CircuitHelp%20-%20Copie.ods'#$Caractères.$H$8];IF([.R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54" table:formula="of:=IF([.S3]=0;['file:///C:/GitProjects/PHC25Turbo/CircuitHelp%20-%20Copie.ods'#$Caractères.$B$2];IF([.S3]=1;['file:///C:/GitProjects/PHC25Turbo/CircuitHelp%20-%20Copie.ods'#$Caractères.$B$3];IF([.S3]=2;['file:///C:/GitProjects/PHC25Turbo/CircuitHelp%20-%20Copie.ods'#$Caractères.$B$4];IF([.S3]=3;['file:///C:/GitProjects/PHC25Turbo/CircuitHelp%20-%20Copie.ods'#$Caractères.$B$5];IF([.S3]=4;['file:///C:/GitProjects/PHC25Turbo/CircuitHelp%20-%20Copie.ods'#$Caractères.$B$6];IF([.S3]=5;['file:///C:/GitProjects/PHC25Turbo/CircuitHelp%20-%20Copie.ods'#$Caractères.$B$7];IF([.S3]=6;['file:///C:/GitProjects/PHC25Turbo/CircuitHelp%20-%20Copie.ods'#$Caractères.$B$8];IF([.S3]=7;['file:///C:/GitProjects/PHC25Turbo/CircuitHelp%20-%20Copie.ods'#$Caractères.$B$9];IF([.S3]=8;['file:///C:/GitProjects/PHC25Turbo/CircuitHelp%20-%20Copie.ods'#$Caractères.$B$10];IF([.S3]=9;['file:///C:/GitProjects/PHC25Turbo/CircuitHelp%20-%20Copie.ods'#$Caractères.$B$11];IF([.S3]=10;['file:///C:/GitProjects/PHC25Turbo/CircuitHelp%20-%20Copie.ods'#$Caractères.$B$12];IF([.S3]=11;['file:///C:/GitProjects/PHC25Turbo/CircuitHelp%20-%20Copie.ods'#$Caractères.$B$13];IF([.S3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S3]&gt;0;[.S3]&lt;4);&quot;&quot;;IF([.T3]=0;['file:///C:/GitProjects/PHC25Turbo/CircuitHelp%20-%20Copie.ods'#$Caractères.$H$2];IF([.T3]=1;['file:///C:/GitProjects/PHC25Turbo/CircuitHelp%20-%20Copie.ods'#$Caractères.$H$3];IF([.T3]=2;['file:///C:/GitProjects/PHC25Turbo/CircuitHelp%20-%20Copie.ods'#$Caractères.$H$4];IF([.T3]=3;['file:///C:/GitProjects/PHC25Turbo/CircuitHelp%20-%20Copie.ods'#$Caractères.$H$5];IF([.T3]=4;['file:///C:/GitProjects/PHC25Turbo/CircuitHelp%20-%20Copie.ods'#$Caractères.$H$6];IF([.T3]=5;['file:///C:/GitProjects/PHC25Turbo/CircuitHelp%20-%20Copie.ods'#$Caractères.$H$7];IF([.T3]=6;['file:///C:/GitProjects/PHC25Turbo/CircuitHelp%20-%20Copie.ods'#$Caractères.$H$8];IF([.T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U3]=0;['file:///C:/GitProjects/PHC25Turbo/CircuitHelp%20-%20Copie.ods'#$Caractères.$B$2];IF([.U3]=1;['file:///C:/GitProjects/PHC25Turbo/CircuitHelp%20-%20Copie.ods'#$Caractères.$B$3];IF([.U3]=2;['file:///C:/GitProjects/PHC25Turbo/CircuitHelp%20-%20Copie.ods'#$Caractères.$B$4];IF([.U3]=3;['file:///C:/GitProjects/PHC25Turbo/CircuitHelp%20-%20Copie.ods'#$Caractères.$B$5];IF([.U3]=4;['file:///C:/GitProjects/PHC25Turbo/CircuitHelp%20-%20Copie.ods'#$Caractères.$B$6];IF([.U3]=5;['file:///C:/GitProjects/PHC25Turbo/CircuitHelp%20-%20Copie.ods'#$Caractères.$B$7];IF([.U3]=6;['file:///C:/GitProjects/PHC25Turbo/CircuitHelp%20-%20Copie.ods'#$Caractères.$B$8];IF([.U3]=7;['file:///C:/GitProjects/PHC25Turbo/CircuitHelp%20-%20Copie.ods'#$Caractères.$B$9];IF([.U3]=8;['file:///C:/GitProjects/PHC25Turbo/CircuitHelp%20-%20Copie.ods'#$Caractères.$B$10];IF([.U3]=9;['file:///C:/GitProjects/PHC25Turbo/CircuitHelp%20-%20Copie.ods'#$Caractères.$B$11];IF([.U3]=10;['file:///C:/GitProjects/PHC25Turbo/CircuitHelp%20-%20Copie.ods'#$Caractères.$B$12];IF([.U3]=11;['file:///C:/GitProjects/PHC25Turbo/CircuitHelp%20-%20Copie.ods'#$Caractères.$B$13];IF([.U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'file:///C:/GitProjects/PHC25Turbo/CircuitHelp%20-%20Copie.ods'#$Caractères.$H$2];IF([.V3]=1;['file:///C:/GitProjects/PHC25Turbo/CircuitHelp%20-%20Copie.ods'#$Caractères.$H$3];IF([.V3]=2;['file:///C:/GitProjects/PHC25Turbo/CircuitHelp%20-%20Copie.ods'#$Caractères.$H$4];IF([.V3]=3;['file:///C:/GitProjects/PHC25Turbo/CircuitHelp%20-%20Copie.ods'#$Caractères.$H$5];IF([.V3]=4;['file:///C:/GitProjects/PHC25Turbo/CircuitHelp%20-%20Copie.ods'#$Caractères.$H$6];IF([.V3]=5;['file:///C:/GitProjects/PHC25Turbo/CircuitHelp%20-%20Copie.ods'#$Caractères.$H$7];IF([.V3]=6;['file:///C:/GitProjects/PHC25Turbo/CircuitHelp%20-%20Copie.ods'#$Caractères.$H$8];IF([.V3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W3]=0;['file:///C:/GitProjects/PHC25Turbo/CircuitHelp%20-%20Copie.ods'#$Caractères.$B$2];IF([.W3]=1;['file:///C:/GitProjects/PHC25Turbo/CircuitHelp%20-%20Copie.ods'#$Caractères.$B$3];IF([.W3]=2;['file:///C:/GitProjects/PHC25Turbo/CircuitHelp%20-%20Copie.ods'#$Caractères.$B$4];IF([.W3]=3;['file:///C:/GitProjects/PHC25Turbo/CircuitHelp%20-%20Copie.ods'#$Caractères.$B$5];IF([.W3]=4;['file:///C:/GitProjects/PHC25Turbo/CircuitHelp%20-%20Copie.ods'#$Caractères.$B$6];IF([.W3]=5;['file:///C:/GitProjects/PHC25Turbo/CircuitHelp%20-%20Copie.ods'#$Caractères.$B$7];IF([.W3]=6;['file:///C:/GitProjects/PHC25Turbo/CircuitHelp%20-%20Copie.ods'#$Caractères.$B$8];IF([.W3]=7;['file:///C:/GitProjects/PHC25Turbo/CircuitHelp%20-%20Copie.ods'#$Caractères.$B$9];IF([.W3]=8;['file:///C:/GitProjects/PHC25Turbo/CircuitHelp%20-%20Copie.ods'#$Caractères.$B$10];IF([.W3]=9;['file:///C:/GitProjects/PHC25Turbo/CircuitHelp%20-%20Copie.ods'#$Caractères.$B$11];IF([.W3]=10;['file:///C:/GitProjects/PHC25Turbo/CircuitHelp%20-%20Copie.ods'#$Caractères.$B$12];IF([.W3]=11;['file:///C:/GitProjects/PHC25Turbo/CircuitHelp%20-%20Copie.ods'#$Caractères.$B$13];IF([.W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'file:///C:/GitProjects/PHC25Turbo/CircuitHelp%20-%20Copie.ods'#$Caractères.$H$2];IF([.X3]=1;['file:///C:/GitProjects/PHC25Turbo/CircuitHelp%20-%20Copie.ods'#$Caractères.$H$3];IF([.X3]=2;['file:///C:/GitProjects/PHC25Turbo/CircuitHelp%20-%20Copie.ods'#$Caractères.$H$4];IF([.X3]=3;['file:///C:/GitProjects/PHC25Turbo/CircuitHelp%20-%20Copie.ods'#$Caractères.$H$5];IF([.X3]=4;['file:///C:/GitProjects/PHC25Turbo/CircuitHelp%20-%20Copie.ods'#$Caractères.$H$6];IF([.X3]=5;['file:///C:/GitProjects/PHC25Turbo/CircuitHelp%20-%20Copie.ods'#$Caractères.$H$7];IF([.X3]=6;['file:///C:/GitProjects/PHC25Turbo/CircuitHelp%20-%20Copie.ods'#$Caractères.$H$8];IF([.X3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60" table:formula="of:=IF([.Y3]=0;['file:///C:/GitProjects/PHC25Turbo/CircuitHelp%20-%20Copie.ods'#$Caractères.$B$2];IF([.Y3]=1;['file:///C:/GitProjects/PHC25Turbo/CircuitHelp%20-%20Copie.ods'#$Caractères.$B$3];IF([.Y3]=2;['file:///C:/GitProjects/PHC25Turbo/CircuitHelp%20-%20Copie.ods'#$Caractères.$B$4];IF([.Y3]=3;['file:///C:/GitProjects/PHC25Turbo/CircuitHelp%20-%20Copie.ods'#$Caractères.$B$5];IF([.Y3]=4;['file:///C:/GitProjects/PHC25Turbo/CircuitHelp%20-%20Copie.ods'#$Caractères.$B$6];IF([.Y3]=5;['file:///C:/GitProjects/PHC25Turbo/CircuitHelp%20-%20Copie.ods'#$Caractères.$B$7];IF([.Y3]=6;['file:///C:/GitProjects/PHC25Turbo/CircuitHelp%20-%20Copie.ods'#$Caractères.$B$8];IF([.Y3]=7;['file:///C:/GitProjects/PHC25Turbo/CircuitHelp%20-%20Copie.ods'#$Caractères.$B$9];IF([.Y3]=8;['file:///C:/GitProjects/PHC25Turbo/CircuitHelp%20-%20Copie.ods'#$Caractères.$B$10];IF([.Y3]=9;['file:///C:/GitProjects/PHC25Turbo/CircuitHelp%20-%20Copie.ods'#$Caractères.$B$11];IF([.Y3]=10;['file:///C:/GitProjects/PHC25Turbo/CircuitHelp%20-%20Copie.ods'#$Caractères.$B$12];IF([.Y3]=11;['file:///C:/GitProjects/PHC25Turbo/CircuitHelp%20-%20Copie.ods'#$Caractères.$B$13];IF([.Y3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Y3]&gt;0;[.Y3]&lt;4);&quot;&quot;;IF([.Z3]=0;['file:///C:/GitProjects/PHC25Turbo/CircuitHelp%20-%20Copie.ods'#$Caractères.$H$2];IF([.Z3]=1;['file:///C:/GitProjects/PHC25Turbo/CircuitHelp%20-%20Copie.ods'#$Caractères.$H$3];IF([.Z3]=2;['file:///C:/GitProjects/PHC25Turbo/CircuitHelp%20-%20Copie.ods'#$Caractères.$H$4];IF([.Z3]=3;['file:///C:/GitProjects/PHC25Turbo/CircuitHelp%20-%20Copie.ods'#$Caractères.$H$5];IF([.Z3]=4;['file:///C:/GitProjects/PHC25Turbo/CircuitHelp%20-%20Copie.ods'#$Caractères.$H$6];IF([.Z3]=5;['file:///C:/GitProjects/PHC25Turbo/CircuitHelp%20-%20Copie.ods'#$Caractères.$H$7];IF([.Z3]=6;['file:///C:/GitProjects/PHC25Turbo/CircuitHelp%20-%20Copie.ods'#$Caractères.$H$8];IF([.Z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54" table:formula="of:=IF([.AA3]=0;['file:///C:/GitProjects/PHC25Turbo/CircuitHelp%20-%20Copie.ods'#$Caractères.$B$2];IF([.AA3]=1;['file:///C:/GitProjects/PHC25Turbo/CircuitHelp%20-%20Copie.ods'#$Caractères.$B$3];IF([.AA3]=2;['file:///C:/GitProjects/PHC25Turbo/CircuitHelp%20-%20Copie.ods'#$Caractères.$B$4];IF([.AA3]=3;['file:///C:/GitProjects/PHC25Turbo/CircuitHelp%20-%20Copie.ods'#$Caractères.$B$5];IF([.AA3]=4;['file:///C:/GitProjects/PHC25Turbo/CircuitHelp%20-%20Copie.ods'#$Caractères.$B$6];IF([.AA3]=5;['file:///C:/GitProjects/PHC25Turbo/CircuitHelp%20-%20Copie.ods'#$Caractères.$B$7];IF([.AA3]=6;['file:///C:/GitProjects/PHC25Turbo/CircuitHelp%20-%20Copie.ods'#$Caractères.$B$8];IF([.AA3]=7;['file:///C:/GitProjects/PHC25Turbo/CircuitHelp%20-%20Copie.ods'#$Caractères.$B$9];IF([.AA3]=8;['file:///C:/GitProjects/PHC25Turbo/CircuitHelp%20-%20Copie.ods'#$Caractères.$B$10];IF([.AA3]=9;['file:///C:/GitProjects/PHC25Turbo/CircuitHelp%20-%20Copie.ods'#$Caractères.$B$11];IF([.AA3]=10;['file:///C:/GitProjects/PHC25Turbo/CircuitHelp%20-%20Copie.ods'#$Caractères.$B$12];IF([.AA3]=11;['file:///C:/GitProjects/PHC25Turbo/CircuitHelp%20-%20Copie.ods'#$Caractères.$B$13];IF([.AA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'file:///C:/GitProjects/PHC25Turbo/CircuitHelp%20-%20Copie.ods'#$Caractères.$H$2];IF([.AB3]=1;['file:///C:/GitProjects/PHC25Turbo/CircuitHelp%20-%20Copie.ods'#$Caractères.$H$3];IF([.AB3]=2;['file:///C:/GitProjects/PHC25Turbo/CircuitHelp%20-%20Copie.ods'#$Caractères.$H$4];IF([.AB3]=3;['file:///C:/GitProjects/PHC25Turbo/CircuitHelp%20-%20Copie.ods'#$Caractères.$H$5];IF([.AB3]=4;['file:///C:/GitProjects/PHC25Turbo/CircuitHelp%20-%20Copie.ods'#$Caractères.$H$6];IF([.AB3]=5;['file:///C:/GitProjects/PHC25Turbo/CircuitHelp%20-%20Copie.ods'#$Caractères.$H$7];IF([.AB3]=6;['file:///C:/GitProjects/PHC25Turbo/CircuitHelp%20-%20Copie.ods'#$Caractères.$H$8];IF([.AB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AC3]=0;['file:///C:/GitProjects/PHC25Turbo/CircuitHelp%20-%20Copie.ods'#$Caractères.$B$2];IF([.AC3]=1;['file:///C:/GitProjects/PHC25Turbo/CircuitHelp%20-%20Copie.ods'#$Caractères.$B$3];IF([.AC3]=2;['file:///C:/GitProjects/PHC25Turbo/CircuitHelp%20-%20Copie.ods'#$Caractères.$B$4];IF([.AC3]=3;['file:///C:/GitProjects/PHC25Turbo/CircuitHelp%20-%20Copie.ods'#$Caractères.$B$5];IF([.AC3]=4;['file:///C:/GitProjects/PHC25Turbo/CircuitHelp%20-%20Copie.ods'#$Caractères.$B$6];IF([.AC3]=5;['file:///C:/GitProjects/PHC25Turbo/CircuitHelp%20-%20Copie.ods'#$Caractères.$B$7];IF([.AC3]=6;['file:///C:/GitProjects/PHC25Turbo/CircuitHelp%20-%20Copie.ods'#$Caractères.$B$8];IF([.AC3]=7;['file:///C:/GitProjects/PHC25Turbo/CircuitHelp%20-%20Copie.ods'#$Caractères.$B$9];IF([.AC3]=8;['file:///C:/GitProjects/PHC25Turbo/CircuitHelp%20-%20Copie.ods'#$Caractères.$B$10];IF([.AC3]=9;['file:///C:/GitProjects/PHC25Turbo/CircuitHelp%20-%20Copie.ods'#$Caractères.$B$11];IF([.AC3]=10;['file:///C:/GitProjects/PHC25Turbo/CircuitHelp%20-%20Copie.ods'#$Caractères.$B$12];IF([.AC3]=11;['file:///C:/GitProjects/PHC25Turbo/CircuitHelp%20-%20Copie.ods'#$Caractères.$B$13];IF([.AC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'file:///C:/GitProjects/PHC25Turbo/CircuitHelp%20-%20Copie.ods'#$Caractères.$H$2];IF([.AD3]=1;['file:///C:/GitProjects/PHC25Turbo/CircuitHelp%20-%20Copie.ods'#$Caractères.$H$3];IF([.AD3]=2;['file:///C:/GitProjects/PHC25Turbo/CircuitHelp%20-%20Copie.ods'#$Caractères.$H$4];IF([.AD3]=3;['file:///C:/GitProjects/PHC25Turbo/CircuitHelp%20-%20Copie.ods'#$Caractères.$H$5];IF([.AD3]=4;['file:///C:/GitProjects/PHC25Turbo/CircuitHelp%20-%20Copie.ods'#$Caractères.$H$6];IF([.AD3]=5;['file:///C:/GitProjects/PHC25Turbo/CircuitHelp%20-%20Copie.ods'#$Caractères.$H$7];IF([.AD3]=6;['file:///C:/GitProjects/PHC25Turbo/CircuitHelp%20-%20Copie.ods'#$Caractères.$H$8];IF([.AD3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AE3]=0;['file:///C:/GitProjects/PHC25Turbo/CircuitHelp%20-%20Copie.ods'#$Caractères.$B$2];IF([.AE3]=1;['file:///C:/GitProjects/PHC25Turbo/CircuitHelp%20-%20Copie.ods'#$Caractères.$B$3];IF([.AE3]=2;['file:///C:/GitProjects/PHC25Turbo/CircuitHelp%20-%20Copie.ods'#$Caractères.$B$4];IF([.AE3]=3;['file:///C:/GitProjects/PHC25Turbo/CircuitHelp%20-%20Copie.ods'#$Caractères.$B$5];IF([.AE3]=4;['file:///C:/GitProjects/PHC25Turbo/CircuitHelp%20-%20Copie.ods'#$Caractères.$B$6];IF([.AE3]=5;['file:///C:/GitProjects/PHC25Turbo/CircuitHelp%20-%20Copie.ods'#$Caractères.$B$7];IF([.AE3]=6;['file:///C:/GitProjects/PHC25Turbo/CircuitHelp%20-%20Copie.ods'#$Caractères.$B$8];IF([.AE3]=7;['file:///C:/GitProjects/PHC25Turbo/CircuitHelp%20-%20Copie.ods'#$Caractères.$B$9];IF([.AE3]=8;['file:///C:/GitProjects/PHC25Turbo/CircuitHelp%20-%20Copie.ods'#$Caractères.$B$10];IF([.AE3]=9;['file:///C:/GitProjects/PHC25Turbo/CircuitHelp%20-%20Copie.ods'#$Caractères.$B$11];IF([.AE3]=10;['file:///C:/GitProjects/PHC25Turbo/CircuitHelp%20-%20Copie.ods'#$Caractères.$B$12];IF([.AE3]=11;['file:///C:/GitProjects/PHC25Turbo/CircuitHelp%20-%20Copie.ods'#$Caractères.$B$13];IF([.AE3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3]&gt;0;[.AE3]&lt;4);&quot;&quot;;IF([.AF3]=0;['file:///C:/GitProjects/PHC25Turbo/CircuitHelp%20-%20Copie.ods'#$Caractères.$H$2];IF([.AF3]=1;['file:///C:/GitProjects/PHC25Turbo/CircuitHelp%20-%20Copie.ods'#$Caractères.$H$3];IF([.AF3]=2;['file:///C:/GitProjects/PHC25Turbo/CircuitHelp%20-%20Copie.ods'#$Caractères.$H$4];IF([.AF3]=3;['file:///C:/GitProjects/PHC25Turbo/CircuitHelp%20-%20Copie.ods'#$Caractères.$H$5];IF([.AF3]=4;['file:///C:/GitProjects/PHC25Turbo/CircuitHelp%20-%20Copie.ods'#$Caractères.$H$6];IF([.AF3]=5;['file:///C:/GitProjects/PHC25Turbo/CircuitHelp%20-%20Copie.ods'#$Caractères.$H$7];IF([.AF3]=6;['file:///C:/GitProjects/PHC25Turbo/CircuitHelp%20-%20Copie.ods'#$Caractères.$H$8];IF([.AF3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'file:///C:/GitProjects/PHC25Turbo/CircuitHelp%20-%20Copie.ods'#$Caractères.$B$2];IF([.A4]=1;['file:///C:/GitProjects/PHC25Turbo/CircuitHelp%20-%20Copie.ods'#$Caractères.$B$3];IF([.A4]=2;['file:///C:/GitProjects/PHC25Turbo/CircuitHelp%20-%20Copie.ods'#$Caractères.$B$4];IF([.A4]=3;['file:///C:/GitProjects/PHC25Turbo/CircuitHelp%20-%20Copie.ods'#$Caractères.$B$5];IF([.A4]=4;['file:///C:/GitProjects/PHC25Turbo/CircuitHelp%20-%20Copie.ods'#$Caractères.$B$6];IF([.A4]=5;['file:///C:/GitProjects/PHC25Turbo/CircuitHelp%20-%20Copie.ods'#$Caractères.$B$7];IF([.A4]=6;['file:///C:/GitProjects/PHC25Turbo/CircuitHelp%20-%20Copie.ods'#$Caractères.$B$8];IF([.A4]=7;['file:///C:/GitProjects/PHC25Turbo/CircuitHelp%20-%20Copie.ods'#$Caractères.$B$9];IF([.A4]=8;['file:///C:/GitProjects/PHC25Turbo/CircuitHelp%20-%20Copie.ods'#$Caractères.$B$10];IF([.A4]=9;['file:///C:/GitProjects/PHC25Turbo/CircuitHelp%20-%20Copie.ods'#$Caractères.$B$11];IF([.A4]=10;['file:///C:/GitProjects/PHC25Turbo/CircuitHelp%20-%20Copie.ods'#$Caractères.$B$12];IF([.A4]=11;['file:///C:/GitProjects/PHC25Turbo/CircuitHelp%20-%20Copie.ods'#$Caractères.$B$13];IF([.A4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4]&gt;0;[.A4]&lt;4);&quot;&quot;;IF([.B4]=0;['file:///C:/GitProjects/PHC25Turbo/CircuitHelp%20-%20Copie.ods'#$Caractères.$H$2];IF([.B4]=1;['file:///C:/GitProjects/PHC25Turbo/CircuitHelp%20-%20Copie.ods'#$Caractères.$H$3];IF([.B4]=2;['file:///C:/GitProjects/PHC25Turbo/CircuitHelp%20-%20Copie.ods'#$Caractères.$H$4];IF([.B4]=3;['file:///C:/GitProjects/PHC25Turbo/CircuitHelp%20-%20Copie.ods'#$Caractères.$H$5];IF([.B4]=4;['file:///C:/GitProjects/PHC25Turbo/CircuitHelp%20-%20Copie.ods'#$Caractères.$H$6];IF([.B4]=5;['file:///C:/GitProjects/PHC25Turbo/CircuitHelp%20-%20Copie.ods'#$Caractères.$H$7];IF([.B4]=6;['file:///C:/GitProjects/PHC25Turbo/CircuitHelp%20-%20Copie.ods'#$Caractères.$H$8];IF([.B4]=7;['file:///C:/GitProjects/PHC25Turbo/CircuitHelp%20-%20Copie.ods'#$Caractères.$H$9];&quot;x&quot;)))))))))">
            <text:p/>
          </table:table-cell>
          <table:table-cell table:style-name="ce54" table:formula="of:=IF([.C4]=0;['file:///C:/GitProjects/PHC25Turbo/CircuitHelp%20-%20Copie.ods'#$Caractères.$B$2];IF([.C4]=1;['file:///C:/GitProjects/PHC25Turbo/CircuitHelp%20-%20Copie.ods'#$Caractères.$B$3];IF([.C4]=2;['file:///C:/GitProjects/PHC25Turbo/CircuitHelp%20-%20Copie.ods'#$Caractères.$B$4];IF([.C4]=3;['file:///C:/GitProjects/PHC25Turbo/CircuitHelp%20-%20Copie.ods'#$Caractères.$B$5];IF([.C4]=4;['file:///C:/GitProjects/PHC25Turbo/CircuitHelp%20-%20Copie.ods'#$Caractères.$B$6];IF([.C4]=5;['file:///C:/GitProjects/PHC25Turbo/CircuitHelp%20-%20Copie.ods'#$Caractères.$B$7];IF([.C4]=6;['file:///C:/GitProjects/PHC25Turbo/CircuitHelp%20-%20Copie.ods'#$Caractères.$B$8];IF([.C4]=7;['file:///C:/GitProjects/PHC25Turbo/CircuitHelp%20-%20Copie.ods'#$Caractères.$B$9];IF([.C4]=8;['file:///C:/GitProjects/PHC25Turbo/CircuitHelp%20-%20Copie.ods'#$Caractères.$B$10];IF([.C4]=9;['file:///C:/GitProjects/PHC25Turbo/CircuitHelp%20-%20Copie.ods'#$Caractères.$B$11];IF([.C4]=10;['file:///C:/GitProjects/PHC25Turbo/CircuitHelp%20-%20Copie.ods'#$Caractères.$B$12];IF([.C4]=11;['file:///C:/GitProjects/PHC25Turbo/CircuitHelp%20-%20Copie.ods'#$Caractères.$B$13];IF([.C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'file:///C:/GitProjects/PHC25Turbo/CircuitHelp%20-%20Copie.ods'#$Caractères.$H$2];IF([.D4]=1;['file:///C:/GitProjects/PHC25Turbo/CircuitHelp%20-%20Copie.ods'#$Caractères.$H$3];IF([.D4]=2;['file:///C:/GitProjects/PHC25Turbo/CircuitHelp%20-%20Copie.ods'#$Caractères.$H$4];IF([.D4]=3;['file:///C:/GitProjects/PHC25Turbo/CircuitHelp%20-%20Copie.ods'#$Caractères.$H$5];IF([.D4]=4;['file:///C:/GitProjects/PHC25Turbo/CircuitHelp%20-%20Copie.ods'#$Caractères.$H$6];IF([.D4]=5;['file:///C:/GitProjects/PHC25Turbo/CircuitHelp%20-%20Copie.ods'#$Caractères.$H$7];IF([.D4]=6;['file:///C:/GitProjects/PHC25Turbo/CircuitHelp%20-%20Copie.ods'#$Caractères.$H$8];IF([.D4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E4]=0;['file:///C:/GitProjects/PHC25Turbo/CircuitHelp%20-%20Copie.ods'#$Caractères.$B$2];IF([.E4]=1;['file:///C:/GitProjects/PHC25Turbo/CircuitHelp%20-%20Copie.ods'#$Caractères.$B$3];IF([.E4]=2;['file:///C:/GitProjects/PHC25Turbo/CircuitHelp%20-%20Copie.ods'#$Caractères.$B$4];IF([.E4]=3;['file:///C:/GitProjects/PHC25Turbo/CircuitHelp%20-%20Copie.ods'#$Caractères.$B$5];IF([.E4]=4;['file:///C:/GitProjects/PHC25Turbo/CircuitHelp%20-%20Copie.ods'#$Caractères.$B$6];IF([.E4]=5;['file:///C:/GitProjects/PHC25Turbo/CircuitHelp%20-%20Copie.ods'#$Caractères.$B$7];IF([.E4]=6;['file:///C:/GitProjects/PHC25Turbo/CircuitHelp%20-%20Copie.ods'#$Caractères.$B$8];IF([.E4]=7;['file:///C:/GitProjects/PHC25Turbo/CircuitHelp%20-%20Copie.ods'#$Caractères.$B$9];IF([.E4]=8;['file:///C:/GitProjects/PHC25Turbo/CircuitHelp%20-%20Copie.ods'#$Caractères.$B$10];IF([.E4]=9;['file:///C:/GitProjects/PHC25Turbo/CircuitHelp%20-%20Copie.ods'#$Caractères.$B$11];IF([.E4]=10;['file:///C:/GitProjects/PHC25Turbo/CircuitHelp%20-%20Copie.ods'#$Caractères.$B$12];IF([.E4]=11;['file:///C:/GitProjects/PHC25Turbo/CircuitHelp%20-%20Copie.ods'#$Caractères.$B$13];IF([.E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'file:///C:/GitProjects/PHC25Turbo/CircuitHelp%20-%20Copie.ods'#$Caractères.$H$2];IF([.F4]=1;['file:///C:/GitProjects/PHC25Turbo/CircuitHelp%20-%20Copie.ods'#$Caractères.$H$3];IF([.F4]=2;['file:///C:/GitProjects/PHC25Turbo/CircuitHelp%20-%20Copie.ods'#$Caractères.$H$4];IF([.F4]=3;['file:///C:/GitProjects/PHC25Turbo/CircuitHelp%20-%20Copie.ods'#$Caractères.$H$5];IF([.F4]=4;['file:///C:/GitProjects/PHC25Turbo/CircuitHelp%20-%20Copie.ods'#$Caractères.$H$6];IF([.F4]=5;['file:///C:/GitProjects/PHC25Turbo/CircuitHelp%20-%20Copie.ods'#$Caractères.$H$7];IF([.F4]=6;['file:///C:/GitProjects/PHC25Turbo/CircuitHelp%20-%20Copie.ods'#$Caractères.$H$8];IF([.F4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G4]=0;['file:///C:/GitProjects/PHC25Turbo/CircuitHelp%20-%20Copie.ods'#$Caractères.$B$2];IF([.G4]=1;['file:///C:/GitProjects/PHC25Turbo/CircuitHelp%20-%20Copie.ods'#$Caractères.$B$3];IF([.G4]=2;['file:///C:/GitProjects/PHC25Turbo/CircuitHelp%20-%20Copie.ods'#$Caractères.$B$4];IF([.G4]=3;['file:///C:/GitProjects/PHC25Turbo/CircuitHelp%20-%20Copie.ods'#$Caractères.$B$5];IF([.G4]=4;['file:///C:/GitProjects/PHC25Turbo/CircuitHelp%20-%20Copie.ods'#$Caractères.$B$6];IF([.G4]=5;['file:///C:/GitProjects/PHC25Turbo/CircuitHelp%20-%20Copie.ods'#$Caractères.$B$7];IF([.G4]=6;['file:///C:/GitProjects/PHC25Turbo/CircuitHelp%20-%20Copie.ods'#$Caractères.$B$8];IF([.G4]=7;['file:///C:/GitProjects/PHC25Turbo/CircuitHelp%20-%20Copie.ods'#$Caractères.$B$9];IF([.G4]=8;['file:///C:/GitProjects/PHC25Turbo/CircuitHelp%20-%20Copie.ods'#$Caractères.$B$10];IF([.G4]=9;['file:///C:/GitProjects/PHC25Turbo/CircuitHelp%20-%20Copie.ods'#$Caractères.$B$11];IF([.G4]=10;['file:///C:/GitProjects/PHC25Turbo/CircuitHelp%20-%20Copie.ods'#$Caractères.$B$12];IF([.G4]=11;['file:///C:/GitProjects/PHC25Turbo/CircuitHelp%20-%20Copie.ods'#$Caractères.$B$13];IF([.G4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G4]&gt;0;[.G4]&lt;4);&quot;&quot;;IF([.H4]=0;['file:///C:/GitProjects/PHC25Turbo/CircuitHelp%20-%20Copie.ods'#$Caractères.$H$2];IF([.H4]=1;['file:///C:/GitProjects/PHC25Turbo/CircuitHelp%20-%20Copie.ods'#$Caractères.$H$3];IF([.H4]=2;['file:///C:/GitProjects/PHC25Turbo/CircuitHelp%20-%20Copie.ods'#$Caractères.$H$4];IF([.H4]=3;['file:///C:/GitProjects/PHC25Turbo/CircuitHelp%20-%20Copie.ods'#$Caractères.$H$5];IF([.H4]=4;['file:///C:/GitProjects/PHC25Turbo/CircuitHelp%20-%20Copie.ods'#$Caractères.$H$6];IF([.H4]=5;['file:///C:/GitProjects/PHC25Turbo/CircuitHelp%20-%20Copie.ods'#$Caractères.$H$7];IF([.H4]=6;['file:///C:/GitProjects/PHC25Turbo/CircuitHelp%20-%20Copie.ods'#$Caractères.$H$8];IF([.H4]=7;['file:///C:/GitProjects/PHC25Turbo/CircuitHelp%20-%20Copie.ods'#$Caractères.$H$9];&quot;x&quot;)))))))))">
            <text:p/>
          </table:table-cell>
          <table:table-cell table:style-name="ce60" table:formula="of:=IF([.I4]=0;['file:///C:/GitProjects/PHC25Turbo/CircuitHelp%20-%20Copie.ods'#$Caractères.$B$2];IF([.I4]=1;['file:///C:/GitProjects/PHC25Turbo/CircuitHelp%20-%20Copie.ods'#$Caractères.$B$3];IF([.I4]=2;['file:///C:/GitProjects/PHC25Turbo/CircuitHelp%20-%20Copie.ods'#$Caractères.$B$4];IF([.I4]=3;['file:///C:/GitProjects/PHC25Turbo/CircuitHelp%20-%20Copie.ods'#$Caractères.$B$5];IF([.I4]=4;['file:///C:/GitProjects/PHC25Turbo/CircuitHelp%20-%20Copie.ods'#$Caractères.$B$6];IF([.I4]=5;['file:///C:/GitProjects/PHC25Turbo/CircuitHelp%20-%20Copie.ods'#$Caractères.$B$7];IF([.I4]=6;['file:///C:/GitProjects/PHC25Turbo/CircuitHelp%20-%20Copie.ods'#$Caractères.$B$8];IF([.I4]=7;['file:///C:/GitProjects/PHC25Turbo/CircuitHelp%20-%20Copie.ods'#$Caractères.$B$9];IF([.I4]=8;['file:///C:/GitProjects/PHC25Turbo/CircuitHelp%20-%20Copie.ods'#$Caractères.$B$10];IF([.I4]=9;['file:///C:/GitProjects/PHC25Turbo/CircuitHelp%20-%20Copie.ods'#$Caractères.$B$11];IF([.I4]=10;['file:///C:/GitProjects/PHC25Turbo/CircuitHelp%20-%20Copie.ods'#$Caractères.$B$12];IF([.I4]=11;['file:///C:/GitProjects/PHC25Turbo/CircuitHelp%20-%20Copie.ods'#$Caractères.$B$13];IF([.I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4]&gt;0;[.I4]&lt;4);&quot;&quot;;IF([.J4]=0;['file:///C:/GitProjects/PHC25Turbo/CircuitHelp%20-%20Copie.ods'#$Caractères.$H$2];IF([.J4]=1;['file:///C:/GitProjects/PHC25Turbo/CircuitHelp%20-%20Copie.ods'#$Caractères.$H$3];IF([.J4]=2;['file:///C:/GitProjects/PHC25Turbo/CircuitHelp%20-%20Copie.ods'#$Caractères.$H$4];IF([.J4]=3;['file:///C:/GitProjects/PHC25Turbo/CircuitHelp%20-%20Copie.ods'#$Caractères.$H$5];IF([.J4]=4;['file:///C:/GitProjects/PHC25Turbo/CircuitHelp%20-%20Copie.ods'#$Caractères.$H$6];IF([.J4]=5;['file:///C:/GitProjects/PHC25Turbo/CircuitHelp%20-%20Copie.ods'#$Caractères.$H$7];IF([.J4]=6;['file:///C:/GitProjects/PHC25Turbo/CircuitHelp%20-%20Copie.ods'#$Caractères.$H$8];IF([.J4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K4]=0;['file:///C:/GitProjects/PHC25Turbo/CircuitHelp%20-%20Copie.ods'#$Caractères.$B$2];IF([.K4]=1;['file:///C:/GitProjects/PHC25Turbo/CircuitHelp%20-%20Copie.ods'#$Caractères.$B$3];IF([.K4]=2;['file:///C:/GitProjects/PHC25Turbo/CircuitHelp%20-%20Copie.ods'#$Caractères.$B$4];IF([.K4]=3;['file:///C:/GitProjects/PHC25Turbo/CircuitHelp%20-%20Copie.ods'#$Caractères.$B$5];IF([.K4]=4;['file:///C:/GitProjects/PHC25Turbo/CircuitHelp%20-%20Copie.ods'#$Caractères.$B$6];IF([.K4]=5;['file:///C:/GitProjects/PHC25Turbo/CircuitHelp%20-%20Copie.ods'#$Caractères.$B$7];IF([.K4]=6;['file:///C:/GitProjects/PHC25Turbo/CircuitHelp%20-%20Copie.ods'#$Caractères.$B$8];IF([.K4]=7;['file:///C:/GitProjects/PHC25Turbo/CircuitHelp%20-%20Copie.ods'#$Caractères.$B$9];IF([.K4]=8;['file:///C:/GitProjects/PHC25Turbo/CircuitHelp%20-%20Copie.ods'#$Caractères.$B$10];IF([.K4]=9;['file:///C:/GitProjects/PHC25Turbo/CircuitHelp%20-%20Copie.ods'#$Caractères.$B$11];IF([.K4]=10;['file:///C:/GitProjects/PHC25Turbo/CircuitHelp%20-%20Copie.ods'#$Caractères.$B$12];IF([.K4]=11;['file:///C:/GitProjects/PHC25Turbo/CircuitHelp%20-%20Copie.ods'#$Caractères.$B$13];IF([.K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'file:///C:/GitProjects/PHC25Turbo/CircuitHelp%20-%20Copie.ods'#$Caractères.$H$2];IF([.L4]=1;['file:///C:/GitProjects/PHC25Turbo/CircuitHelp%20-%20Copie.ods'#$Caractères.$H$3];IF([.L4]=2;['file:///C:/GitProjects/PHC25Turbo/CircuitHelp%20-%20Copie.ods'#$Caractères.$H$4];IF([.L4]=3;['file:///C:/GitProjects/PHC25Turbo/CircuitHelp%20-%20Copie.ods'#$Caractères.$H$5];IF([.L4]=4;['file:///C:/GitProjects/PHC25Turbo/CircuitHelp%20-%20Copie.ods'#$Caractères.$H$6];IF([.L4]=5;['file:///C:/GitProjects/PHC25Turbo/CircuitHelp%20-%20Copie.ods'#$Caractères.$H$7];IF([.L4]=6;['file:///C:/GitProjects/PHC25Turbo/CircuitHelp%20-%20Copie.ods'#$Caractères.$H$8];IF([.L4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M4]=0;['file:///C:/GitProjects/PHC25Turbo/CircuitHelp%20-%20Copie.ods'#$Caractères.$B$2];IF([.M4]=1;['file:///C:/GitProjects/PHC25Turbo/CircuitHelp%20-%20Copie.ods'#$Caractères.$B$3];IF([.M4]=2;['file:///C:/GitProjects/PHC25Turbo/CircuitHelp%20-%20Copie.ods'#$Caractères.$B$4];IF([.M4]=3;['file:///C:/GitProjects/PHC25Turbo/CircuitHelp%20-%20Copie.ods'#$Caractères.$B$5];IF([.M4]=4;['file:///C:/GitProjects/PHC25Turbo/CircuitHelp%20-%20Copie.ods'#$Caractères.$B$6];IF([.M4]=5;['file:///C:/GitProjects/PHC25Turbo/CircuitHelp%20-%20Copie.ods'#$Caractères.$B$7];IF([.M4]=6;['file:///C:/GitProjects/PHC25Turbo/CircuitHelp%20-%20Copie.ods'#$Caractères.$B$8];IF([.M4]=7;['file:///C:/GitProjects/PHC25Turbo/CircuitHelp%20-%20Copie.ods'#$Caractères.$B$9];IF([.M4]=8;['file:///C:/GitProjects/PHC25Turbo/CircuitHelp%20-%20Copie.ods'#$Caractères.$B$10];IF([.M4]=9;['file:///C:/GitProjects/PHC25Turbo/CircuitHelp%20-%20Copie.ods'#$Caractères.$B$11];IF([.M4]=10;['file:///C:/GitProjects/PHC25Turbo/CircuitHelp%20-%20Copie.ods'#$Caractères.$B$12];IF([.M4]=11;['file:///C:/GitProjects/PHC25Turbo/CircuitHelp%20-%20Copie.ods'#$Caractères.$B$13];IF([.M4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M4]&gt;0;[.M4]&lt;4);&quot;&quot;;IF([.N4]=0;['file:///C:/GitProjects/PHC25Turbo/CircuitHelp%20-%20Copie.ods'#$Caractères.$H$2];IF([.N4]=1;['file:///C:/GitProjects/PHC25Turbo/CircuitHelp%20-%20Copie.ods'#$Caractères.$H$3];IF([.N4]=2;['file:///C:/GitProjects/PHC25Turbo/CircuitHelp%20-%20Copie.ods'#$Caractères.$H$4];IF([.N4]=3;['file:///C:/GitProjects/PHC25Turbo/CircuitHelp%20-%20Copie.ods'#$Caractères.$H$5];IF([.N4]=4;['file:///C:/GitProjects/PHC25Turbo/CircuitHelp%20-%20Copie.ods'#$Caractères.$H$6];IF([.N4]=5;['file:///C:/GitProjects/PHC25Turbo/CircuitHelp%20-%20Copie.ods'#$Caractères.$H$7];IF([.N4]=6;['file:///C:/GitProjects/PHC25Turbo/CircuitHelp%20-%20Copie.ods'#$Caractères.$H$8];IF([.N4]=7;['file:///C:/GitProjects/PHC25Turbo/CircuitHelp%20-%20Copie.ods'#$Caractères.$H$9];&quot;x&quot;)))))))))">
            <text:p/>
          </table:table-cell>
          <table:table-cell table:style-name="ce54" table:formula="of:=IF([.O4]=0;['file:///C:/GitProjects/PHC25Turbo/CircuitHelp%20-%20Copie.ods'#$Caractères.$B$2];IF([.O4]=1;['file:///C:/GitProjects/PHC25Turbo/CircuitHelp%20-%20Copie.ods'#$Caractères.$B$3];IF([.O4]=2;['file:///C:/GitProjects/PHC25Turbo/CircuitHelp%20-%20Copie.ods'#$Caractères.$B$4];IF([.O4]=3;['file:///C:/GitProjects/PHC25Turbo/CircuitHelp%20-%20Copie.ods'#$Caractères.$B$5];IF([.O4]=4;['file:///C:/GitProjects/PHC25Turbo/CircuitHelp%20-%20Copie.ods'#$Caractères.$B$6];IF([.O4]=5;['file:///C:/GitProjects/PHC25Turbo/CircuitHelp%20-%20Copie.ods'#$Caractères.$B$7];IF([.O4]=6;['file:///C:/GitProjects/PHC25Turbo/CircuitHelp%20-%20Copie.ods'#$Caractères.$B$8];IF([.O4]=7;['file:///C:/GitProjects/PHC25Turbo/CircuitHelp%20-%20Copie.ods'#$Caractères.$B$9];IF([.O4]=8;['file:///C:/GitProjects/PHC25Turbo/CircuitHelp%20-%20Copie.ods'#$Caractères.$B$10];IF([.O4]=9;['file:///C:/GitProjects/PHC25Turbo/CircuitHelp%20-%20Copie.ods'#$Caractères.$B$11];IF([.O4]=10;['file:///C:/GitProjects/PHC25Turbo/CircuitHelp%20-%20Copie.ods'#$Caractères.$B$12];IF([.O4]=11;['file:///C:/GitProjects/PHC25Turbo/CircuitHelp%20-%20Copie.ods'#$Caractères.$B$13];IF([.O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'file:///C:/GitProjects/PHC25Turbo/CircuitHelp%20-%20Copie.ods'#$Caractères.$H$2];IF([.P4]=1;['file:///C:/GitProjects/PHC25Turbo/CircuitHelp%20-%20Copie.ods'#$Caractères.$H$3];IF([.P4]=2;['file:///C:/GitProjects/PHC25Turbo/CircuitHelp%20-%20Copie.ods'#$Caractères.$H$4];IF([.P4]=3;['file:///C:/GitProjects/PHC25Turbo/CircuitHelp%20-%20Copie.ods'#$Caractères.$H$5];IF([.P4]=4;['file:///C:/GitProjects/PHC25Turbo/CircuitHelp%20-%20Copie.ods'#$Caractères.$H$6];IF([.P4]=5;['file:///C:/GitProjects/PHC25Turbo/CircuitHelp%20-%20Copie.ods'#$Caractères.$H$7];IF([.P4]=6;['file:///C:/GitProjects/PHC25Turbo/CircuitHelp%20-%20Copie.ods'#$Caractères.$H$8];IF([.P4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Q4]=0;['file:///C:/GitProjects/PHC25Turbo/CircuitHelp%20-%20Copie.ods'#$Caractères.$B$2];IF([.Q4]=1;['file:///C:/GitProjects/PHC25Turbo/CircuitHelp%20-%20Copie.ods'#$Caractères.$B$3];IF([.Q4]=2;['file:///C:/GitProjects/PHC25Turbo/CircuitHelp%20-%20Copie.ods'#$Caractères.$B$4];IF([.Q4]=3;['file:///C:/GitProjects/PHC25Turbo/CircuitHelp%20-%20Copie.ods'#$Caractères.$B$5];IF([.Q4]=4;['file:///C:/GitProjects/PHC25Turbo/CircuitHelp%20-%20Copie.ods'#$Caractères.$B$6];IF([.Q4]=5;['file:///C:/GitProjects/PHC25Turbo/CircuitHelp%20-%20Copie.ods'#$Caractères.$B$7];IF([.Q4]=6;['file:///C:/GitProjects/PHC25Turbo/CircuitHelp%20-%20Copie.ods'#$Caractères.$B$8];IF([.Q4]=7;['file:///C:/GitProjects/PHC25Turbo/CircuitHelp%20-%20Copie.ods'#$Caractères.$B$9];IF([.Q4]=8;['file:///C:/GitProjects/PHC25Turbo/CircuitHelp%20-%20Copie.ods'#$Caractères.$B$10];IF([.Q4]=9;['file:///C:/GitProjects/PHC25Turbo/CircuitHelp%20-%20Copie.ods'#$Caractères.$B$11];IF([.Q4]=10;['file:///C:/GitProjects/PHC25Turbo/CircuitHelp%20-%20Copie.ods'#$Caractères.$B$12];IF([.Q4]=11;['file:///C:/GitProjects/PHC25Turbo/CircuitHelp%20-%20Copie.ods'#$Caractères.$B$13];IF([.Q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'file:///C:/GitProjects/PHC25Turbo/CircuitHelp%20-%20Copie.ods'#$Caractères.$H$2];IF([.R4]=1;['file:///C:/GitProjects/PHC25Turbo/CircuitHelp%20-%20Copie.ods'#$Caractères.$H$3];IF([.R4]=2;['file:///C:/GitProjects/PHC25Turbo/CircuitHelp%20-%20Copie.ods'#$Caractères.$H$4];IF([.R4]=3;['file:///C:/GitProjects/PHC25Turbo/CircuitHelp%20-%20Copie.ods'#$Caractères.$H$5];IF([.R4]=4;['file:///C:/GitProjects/PHC25Turbo/CircuitHelp%20-%20Copie.ods'#$Caractères.$H$6];IF([.R4]=5;['file:///C:/GitProjects/PHC25Turbo/CircuitHelp%20-%20Copie.ods'#$Caractères.$H$7];IF([.R4]=6;['file:///C:/GitProjects/PHC25Turbo/CircuitHelp%20-%20Copie.ods'#$Caractères.$H$8];IF([.R4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S4]=0;['file:///C:/GitProjects/PHC25Turbo/CircuitHelp%20-%20Copie.ods'#$Caractères.$B$2];IF([.S4]=1;['file:///C:/GitProjects/PHC25Turbo/CircuitHelp%20-%20Copie.ods'#$Caractères.$B$3];IF([.S4]=2;['file:///C:/GitProjects/PHC25Turbo/CircuitHelp%20-%20Copie.ods'#$Caractères.$B$4];IF([.S4]=3;['file:///C:/GitProjects/PHC25Turbo/CircuitHelp%20-%20Copie.ods'#$Caractères.$B$5];IF([.S4]=4;['file:///C:/GitProjects/PHC25Turbo/CircuitHelp%20-%20Copie.ods'#$Caractères.$B$6];IF([.S4]=5;['file:///C:/GitProjects/PHC25Turbo/CircuitHelp%20-%20Copie.ods'#$Caractères.$B$7];IF([.S4]=6;['file:///C:/GitProjects/PHC25Turbo/CircuitHelp%20-%20Copie.ods'#$Caractères.$B$8];IF([.S4]=7;['file:///C:/GitProjects/PHC25Turbo/CircuitHelp%20-%20Copie.ods'#$Caractères.$B$9];IF([.S4]=8;['file:///C:/GitProjects/PHC25Turbo/CircuitHelp%20-%20Copie.ods'#$Caractères.$B$10];IF([.S4]=9;['file:///C:/GitProjects/PHC25Turbo/CircuitHelp%20-%20Copie.ods'#$Caractères.$B$11];IF([.S4]=10;['file:///C:/GitProjects/PHC25Turbo/CircuitHelp%20-%20Copie.ods'#$Caractères.$B$12];IF([.S4]=11;['file:///C:/GitProjects/PHC25Turbo/CircuitHelp%20-%20Copie.ods'#$Caractères.$B$13];IF([.S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'file:///C:/GitProjects/PHC25Turbo/CircuitHelp%20-%20Copie.ods'#$Caractères.$H$2];IF([.T4]=1;['file:///C:/GitProjects/PHC25Turbo/CircuitHelp%20-%20Copie.ods'#$Caractères.$H$3];IF([.T4]=2;['file:///C:/GitProjects/PHC25Turbo/CircuitHelp%20-%20Copie.ods'#$Caractères.$H$4];IF([.T4]=3;['file:///C:/GitProjects/PHC25Turbo/CircuitHelp%20-%20Copie.ods'#$Caractères.$H$5];IF([.T4]=4;['file:///C:/GitProjects/PHC25Turbo/CircuitHelp%20-%20Copie.ods'#$Caractères.$H$6];IF([.T4]=5;['file:///C:/GitProjects/PHC25Turbo/CircuitHelp%20-%20Copie.ods'#$Caractères.$H$7];IF([.T4]=6;['file:///C:/GitProjects/PHC25Turbo/CircuitHelp%20-%20Copie.ods'#$Caractères.$H$8];IF([.T4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U4]=0;['file:///C:/GitProjects/PHC25Turbo/CircuitHelp%20-%20Copie.ods'#$Caractères.$B$2];IF([.U4]=1;['file:///C:/GitProjects/PHC25Turbo/CircuitHelp%20-%20Copie.ods'#$Caractères.$B$3];IF([.U4]=2;['file:///C:/GitProjects/PHC25Turbo/CircuitHelp%20-%20Copie.ods'#$Caractères.$B$4];IF([.U4]=3;['file:///C:/GitProjects/PHC25Turbo/CircuitHelp%20-%20Copie.ods'#$Caractères.$B$5];IF([.U4]=4;['file:///C:/GitProjects/PHC25Turbo/CircuitHelp%20-%20Copie.ods'#$Caractères.$B$6];IF([.U4]=5;['file:///C:/GitProjects/PHC25Turbo/CircuitHelp%20-%20Copie.ods'#$Caractères.$B$7];IF([.U4]=6;['file:///C:/GitProjects/PHC25Turbo/CircuitHelp%20-%20Copie.ods'#$Caractères.$B$8];IF([.U4]=7;['file:///C:/GitProjects/PHC25Turbo/CircuitHelp%20-%20Copie.ods'#$Caractères.$B$9];IF([.U4]=8;['file:///C:/GitProjects/PHC25Turbo/CircuitHelp%20-%20Copie.ods'#$Caractères.$B$10];IF([.U4]=9;['file:///C:/GitProjects/PHC25Turbo/CircuitHelp%20-%20Copie.ods'#$Caractères.$B$11];IF([.U4]=10;['file:///C:/GitProjects/PHC25Turbo/CircuitHelp%20-%20Copie.ods'#$Caractères.$B$12];IF([.U4]=11;['file:///C:/GitProjects/PHC25Turbo/CircuitHelp%20-%20Copie.ods'#$Caractères.$B$13];IF([.U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'file:///C:/GitProjects/PHC25Turbo/CircuitHelp%20-%20Copie.ods'#$Caractères.$H$2];IF([.V4]=1;['file:///C:/GitProjects/PHC25Turbo/CircuitHelp%20-%20Copie.ods'#$Caractères.$H$3];IF([.V4]=2;['file:///C:/GitProjects/PHC25Turbo/CircuitHelp%20-%20Copie.ods'#$Caractères.$H$4];IF([.V4]=3;['file:///C:/GitProjects/PHC25Turbo/CircuitHelp%20-%20Copie.ods'#$Caractères.$H$5];IF([.V4]=4;['file:///C:/GitProjects/PHC25Turbo/CircuitHelp%20-%20Copie.ods'#$Caractères.$H$6];IF([.V4]=5;['file:///C:/GitProjects/PHC25Turbo/CircuitHelp%20-%20Copie.ods'#$Caractères.$H$7];IF([.V4]=6;['file:///C:/GitProjects/PHC25Turbo/CircuitHelp%20-%20Copie.ods'#$Caractères.$H$8];IF([.V4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W4]=0;['file:///C:/GitProjects/PHC25Turbo/CircuitHelp%20-%20Copie.ods'#$Caractères.$B$2];IF([.W4]=1;['file:///C:/GitProjects/PHC25Turbo/CircuitHelp%20-%20Copie.ods'#$Caractères.$B$3];IF([.W4]=2;['file:///C:/GitProjects/PHC25Turbo/CircuitHelp%20-%20Copie.ods'#$Caractères.$B$4];IF([.W4]=3;['file:///C:/GitProjects/PHC25Turbo/CircuitHelp%20-%20Copie.ods'#$Caractères.$B$5];IF([.W4]=4;['file:///C:/GitProjects/PHC25Turbo/CircuitHelp%20-%20Copie.ods'#$Caractères.$B$6];IF([.W4]=5;['file:///C:/GitProjects/PHC25Turbo/CircuitHelp%20-%20Copie.ods'#$Caractères.$B$7];IF([.W4]=6;['file:///C:/GitProjects/PHC25Turbo/CircuitHelp%20-%20Copie.ods'#$Caractères.$B$8];IF([.W4]=7;['file:///C:/GitProjects/PHC25Turbo/CircuitHelp%20-%20Copie.ods'#$Caractères.$B$9];IF([.W4]=8;['file:///C:/GitProjects/PHC25Turbo/CircuitHelp%20-%20Copie.ods'#$Caractères.$B$10];IF([.W4]=9;['file:///C:/GitProjects/PHC25Turbo/CircuitHelp%20-%20Copie.ods'#$Caractères.$B$11];IF([.W4]=10;['file:///C:/GitProjects/PHC25Turbo/CircuitHelp%20-%20Copie.ods'#$Caractères.$B$12];IF([.W4]=11;['file:///C:/GitProjects/PHC25Turbo/CircuitHelp%20-%20Copie.ods'#$Caractères.$B$13];IF([.W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'file:///C:/GitProjects/PHC25Turbo/CircuitHelp%20-%20Copie.ods'#$Caractères.$H$2];IF([.X4]=1;['file:///C:/GitProjects/PHC25Turbo/CircuitHelp%20-%20Copie.ods'#$Caractères.$H$3];IF([.X4]=2;['file:///C:/GitProjects/PHC25Turbo/CircuitHelp%20-%20Copie.ods'#$Caractères.$H$4];IF([.X4]=3;['file:///C:/GitProjects/PHC25Turbo/CircuitHelp%20-%20Copie.ods'#$Caractères.$H$5];IF([.X4]=4;['file:///C:/GitProjects/PHC25Turbo/CircuitHelp%20-%20Copie.ods'#$Caractères.$H$6];IF([.X4]=5;['file:///C:/GitProjects/PHC25Turbo/CircuitHelp%20-%20Copie.ods'#$Caractères.$H$7];IF([.X4]=6;['file:///C:/GitProjects/PHC25Turbo/CircuitHelp%20-%20Copie.ods'#$Caractères.$H$8];IF([.X4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Y4]=0;['file:///C:/GitProjects/PHC25Turbo/CircuitHelp%20-%20Copie.ods'#$Caractères.$B$2];IF([.Y4]=1;['file:///C:/GitProjects/PHC25Turbo/CircuitHelp%20-%20Copie.ods'#$Caractères.$B$3];IF([.Y4]=2;['file:///C:/GitProjects/PHC25Turbo/CircuitHelp%20-%20Copie.ods'#$Caractères.$B$4];IF([.Y4]=3;['file:///C:/GitProjects/PHC25Turbo/CircuitHelp%20-%20Copie.ods'#$Caractères.$B$5];IF([.Y4]=4;['file:///C:/GitProjects/PHC25Turbo/CircuitHelp%20-%20Copie.ods'#$Caractères.$B$6];IF([.Y4]=5;['file:///C:/GitProjects/PHC25Turbo/CircuitHelp%20-%20Copie.ods'#$Caractères.$B$7];IF([.Y4]=6;['file:///C:/GitProjects/PHC25Turbo/CircuitHelp%20-%20Copie.ods'#$Caractères.$B$8];IF([.Y4]=7;['file:///C:/GitProjects/PHC25Turbo/CircuitHelp%20-%20Copie.ods'#$Caractères.$B$9];IF([.Y4]=8;['file:///C:/GitProjects/PHC25Turbo/CircuitHelp%20-%20Copie.ods'#$Caractères.$B$10];IF([.Y4]=9;['file:///C:/GitProjects/PHC25Turbo/CircuitHelp%20-%20Copie.ods'#$Caractères.$B$11];IF([.Y4]=10;['file:///C:/GitProjects/PHC25Turbo/CircuitHelp%20-%20Copie.ods'#$Caractères.$B$12];IF([.Y4]=11;['file:///C:/GitProjects/PHC25Turbo/CircuitHelp%20-%20Copie.ods'#$Caractères.$B$13];IF([.Y4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Y4]&gt;0;[.Y4]&lt;4);&quot;&quot;;IF([.Z4]=0;['file:///C:/GitProjects/PHC25Turbo/CircuitHelp%20-%20Copie.ods'#$Caractères.$H$2];IF([.Z4]=1;['file:///C:/GitProjects/PHC25Turbo/CircuitHelp%20-%20Copie.ods'#$Caractères.$H$3];IF([.Z4]=2;['file:///C:/GitProjects/PHC25Turbo/CircuitHelp%20-%20Copie.ods'#$Caractères.$H$4];IF([.Z4]=3;['file:///C:/GitProjects/PHC25Turbo/CircuitHelp%20-%20Copie.ods'#$Caractères.$H$5];IF([.Z4]=4;['file:///C:/GitProjects/PHC25Turbo/CircuitHelp%20-%20Copie.ods'#$Caractères.$H$6];IF([.Z4]=5;['file:///C:/GitProjects/PHC25Turbo/CircuitHelp%20-%20Copie.ods'#$Caractères.$H$7];IF([.Z4]=6;['file:///C:/GitProjects/PHC25Turbo/CircuitHelp%20-%20Copie.ods'#$Caractères.$H$8];IF([.Z4]=7;['file:///C:/GitProjects/PHC25Turbo/CircuitHelp%20-%20Copie.ods'#$Caractères.$H$9];&quot;x&quot;)))))))))">
            <text:p/>
          </table:table-cell>
          <table:table-cell table:style-name="ce54" table:formula="of:=IF([.AA4]=0;['file:///C:/GitProjects/PHC25Turbo/CircuitHelp%20-%20Copie.ods'#$Caractères.$B$2];IF([.AA4]=1;['file:///C:/GitProjects/PHC25Turbo/CircuitHelp%20-%20Copie.ods'#$Caractères.$B$3];IF([.AA4]=2;['file:///C:/GitProjects/PHC25Turbo/CircuitHelp%20-%20Copie.ods'#$Caractères.$B$4];IF([.AA4]=3;['file:///C:/GitProjects/PHC25Turbo/CircuitHelp%20-%20Copie.ods'#$Caractères.$B$5];IF([.AA4]=4;['file:///C:/GitProjects/PHC25Turbo/CircuitHelp%20-%20Copie.ods'#$Caractères.$B$6];IF([.AA4]=5;['file:///C:/GitProjects/PHC25Turbo/CircuitHelp%20-%20Copie.ods'#$Caractères.$B$7];IF([.AA4]=6;['file:///C:/GitProjects/PHC25Turbo/CircuitHelp%20-%20Copie.ods'#$Caractères.$B$8];IF([.AA4]=7;['file:///C:/GitProjects/PHC25Turbo/CircuitHelp%20-%20Copie.ods'#$Caractères.$B$9];IF([.AA4]=8;['file:///C:/GitProjects/PHC25Turbo/CircuitHelp%20-%20Copie.ods'#$Caractères.$B$10];IF([.AA4]=9;['file:///C:/GitProjects/PHC25Turbo/CircuitHelp%20-%20Copie.ods'#$Caractères.$B$11];IF([.AA4]=10;['file:///C:/GitProjects/PHC25Turbo/CircuitHelp%20-%20Copie.ods'#$Caractères.$B$12];IF([.AA4]=11;['file:///C:/GitProjects/PHC25Turbo/CircuitHelp%20-%20Copie.ods'#$Caractères.$B$13];IF([.AA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'file:///C:/GitProjects/PHC25Turbo/CircuitHelp%20-%20Copie.ods'#$Caractères.$H$2];IF([.AB4]=1;['file:///C:/GitProjects/PHC25Turbo/CircuitHelp%20-%20Copie.ods'#$Caractères.$H$3];IF([.AB4]=2;['file:///C:/GitProjects/PHC25Turbo/CircuitHelp%20-%20Copie.ods'#$Caractères.$H$4];IF([.AB4]=3;['file:///C:/GitProjects/PHC25Turbo/CircuitHelp%20-%20Copie.ods'#$Caractères.$H$5];IF([.AB4]=4;['file:///C:/GitProjects/PHC25Turbo/CircuitHelp%20-%20Copie.ods'#$Caractères.$H$6];IF([.AB4]=5;['file:///C:/GitProjects/PHC25Turbo/CircuitHelp%20-%20Copie.ods'#$Caractères.$H$7];IF([.AB4]=6;['file:///C:/GitProjects/PHC25Turbo/CircuitHelp%20-%20Copie.ods'#$Caractères.$H$8];IF([.AB4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AC4]=0;['file:///C:/GitProjects/PHC25Turbo/CircuitHelp%20-%20Copie.ods'#$Caractères.$B$2];IF([.AC4]=1;['file:///C:/GitProjects/PHC25Turbo/CircuitHelp%20-%20Copie.ods'#$Caractères.$B$3];IF([.AC4]=2;['file:///C:/GitProjects/PHC25Turbo/CircuitHelp%20-%20Copie.ods'#$Caractères.$B$4];IF([.AC4]=3;['file:///C:/GitProjects/PHC25Turbo/CircuitHelp%20-%20Copie.ods'#$Caractères.$B$5];IF([.AC4]=4;['file:///C:/GitProjects/PHC25Turbo/CircuitHelp%20-%20Copie.ods'#$Caractères.$B$6];IF([.AC4]=5;['file:///C:/GitProjects/PHC25Turbo/CircuitHelp%20-%20Copie.ods'#$Caractères.$B$7];IF([.AC4]=6;['file:///C:/GitProjects/PHC25Turbo/CircuitHelp%20-%20Copie.ods'#$Caractères.$B$8];IF([.AC4]=7;['file:///C:/GitProjects/PHC25Turbo/CircuitHelp%20-%20Copie.ods'#$Caractères.$B$9];IF([.AC4]=8;['file:///C:/GitProjects/PHC25Turbo/CircuitHelp%20-%20Copie.ods'#$Caractères.$B$10];IF([.AC4]=9;['file:///C:/GitProjects/PHC25Turbo/CircuitHelp%20-%20Copie.ods'#$Caractères.$B$11];IF([.AC4]=10;['file:///C:/GitProjects/PHC25Turbo/CircuitHelp%20-%20Copie.ods'#$Caractères.$B$12];IF([.AC4]=11;['file:///C:/GitProjects/PHC25Turbo/CircuitHelp%20-%20Copie.ods'#$Caractères.$B$13];IF([.AC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'file:///C:/GitProjects/PHC25Turbo/CircuitHelp%20-%20Copie.ods'#$Caractères.$H$2];IF([.AD4]=1;['file:///C:/GitProjects/PHC25Turbo/CircuitHelp%20-%20Copie.ods'#$Caractères.$H$3];IF([.AD4]=2;['file:///C:/GitProjects/PHC25Turbo/CircuitHelp%20-%20Copie.ods'#$Caractères.$H$4];IF([.AD4]=3;['file:///C:/GitProjects/PHC25Turbo/CircuitHelp%20-%20Copie.ods'#$Caractères.$H$5];IF([.AD4]=4;['file:///C:/GitProjects/PHC25Turbo/CircuitHelp%20-%20Copie.ods'#$Caractères.$H$6];IF([.AD4]=5;['file:///C:/GitProjects/PHC25Turbo/CircuitHelp%20-%20Copie.ods'#$Caractères.$H$7];IF([.AD4]=6;['file:///C:/GitProjects/PHC25Turbo/CircuitHelp%20-%20Copie.ods'#$Caractères.$H$8];IF([.AD4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54" table:formula="of:=IF([.AE4]=0;['file:///C:/GitProjects/PHC25Turbo/CircuitHelp%20-%20Copie.ods'#$Caractères.$B$2];IF([.AE4]=1;['file:///C:/GitProjects/PHC25Turbo/CircuitHelp%20-%20Copie.ods'#$Caractères.$B$3];IF([.AE4]=2;['file:///C:/GitProjects/PHC25Turbo/CircuitHelp%20-%20Copie.ods'#$Caractères.$B$4];IF([.AE4]=3;['file:///C:/GitProjects/PHC25Turbo/CircuitHelp%20-%20Copie.ods'#$Caractères.$B$5];IF([.AE4]=4;['file:///C:/GitProjects/PHC25Turbo/CircuitHelp%20-%20Copie.ods'#$Caractères.$B$6];IF([.AE4]=5;['file:///C:/GitProjects/PHC25Turbo/CircuitHelp%20-%20Copie.ods'#$Caractères.$B$7];IF([.AE4]=6;['file:///C:/GitProjects/PHC25Turbo/CircuitHelp%20-%20Copie.ods'#$Caractères.$B$8];IF([.AE4]=7;['file:///C:/GitProjects/PHC25Turbo/CircuitHelp%20-%20Copie.ods'#$Caractères.$B$9];IF([.AE4]=8;['file:///C:/GitProjects/PHC25Turbo/CircuitHelp%20-%20Copie.ods'#$Caractères.$B$10];IF([.AE4]=9;['file:///C:/GitProjects/PHC25Turbo/CircuitHelp%20-%20Copie.ods'#$Caractères.$B$11];IF([.AE4]=10;['file:///C:/GitProjects/PHC25Turbo/CircuitHelp%20-%20Copie.ods'#$Caractères.$B$12];IF([.AE4]=11;['file:///C:/GitProjects/PHC25Turbo/CircuitHelp%20-%20Copie.ods'#$Caractères.$B$13];IF([.AE4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4]&gt;0;[.AE4]&lt;4);&quot;&quot;;IF([.AF4]=0;['file:///C:/GitProjects/PHC25Turbo/CircuitHelp%20-%20Copie.ods'#$Caractères.$H$2];IF([.AF4]=1;['file:///C:/GitProjects/PHC25Turbo/CircuitHelp%20-%20Copie.ods'#$Caractères.$H$3];IF([.AF4]=2;['file:///C:/GitProjects/PHC25Turbo/CircuitHelp%20-%20Copie.ods'#$Caractères.$H$4];IF([.AF4]=3;['file:///C:/GitProjects/PHC25Turbo/CircuitHelp%20-%20Copie.ods'#$Caractères.$H$5];IF([.AF4]=4;['file:///C:/GitProjects/PHC25Turbo/CircuitHelp%20-%20Copie.ods'#$Caractères.$H$6];IF([.AF4]=5;['file:///C:/GitProjects/PHC25Turbo/CircuitHelp%20-%20Copie.ods'#$Caractères.$H$7];IF([.AF4]=6;['file:///C:/GitProjects/PHC25Turbo/CircuitHelp%20-%20Copie.ods'#$Caractères.$H$8];IF([.AF4]=7;['file:///C:/GitProjects/PHC25Turbo/CircuitHelp%20-%20Copie.ods'#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'file:///C:/GitProjects/PHC25Turbo/CircuitHelp%20-%20Copie.ods'#$Caractères.$B$2];IF([.A5]=1;['file:///C:/GitProjects/PHC25Turbo/CircuitHelp%20-%20Copie.ods'#$Caractères.$B$3];IF([.A5]=2;['file:///C:/GitProjects/PHC25Turbo/CircuitHelp%20-%20Copie.ods'#$Caractères.$B$4];IF([.A5]=3;['file:///C:/GitProjects/PHC25Turbo/CircuitHelp%20-%20Copie.ods'#$Caractères.$B$5];IF([.A5]=4;['file:///C:/GitProjects/PHC25Turbo/CircuitHelp%20-%20Copie.ods'#$Caractères.$B$6];IF([.A5]=5;['file:///C:/GitProjects/PHC25Turbo/CircuitHelp%20-%20Copie.ods'#$Caractères.$B$7];IF([.A5]=6;['file:///C:/GitProjects/PHC25Turbo/CircuitHelp%20-%20Copie.ods'#$Caractères.$B$8];IF([.A5]=7;['file:///C:/GitProjects/PHC25Turbo/CircuitHelp%20-%20Copie.ods'#$Caractères.$B$9];IF([.A5]=8;['file:///C:/GitProjects/PHC25Turbo/CircuitHelp%20-%20Copie.ods'#$Caractères.$B$10];IF([.A5]=9;['file:///C:/GitProjects/PHC25Turbo/CircuitHelp%20-%20Copie.ods'#$Caractères.$B$11];IF([.A5]=10;['file:///C:/GitProjects/PHC25Turbo/CircuitHelp%20-%20Copie.ods'#$Caractères.$B$12];IF([.A5]=11;['file:///C:/GitProjects/PHC25Turbo/CircuitHelp%20-%20Copie.ods'#$Caractères.$B$13];IF([.A5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5]&gt;0;[.A5]&lt;4);&quot;&quot;;IF([.B5]=0;['file:///C:/GitProjects/PHC25Turbo/CircuitHelp%20-%20Copie.ods'#$Caractères.$H$2];IF([.B5]=1;['file:///C:/GitProjects/PHC25Turbo/CircuitHelp%20-%20Copie.ods'#$Caractères.$H$3];IF([.B5]=2;['file:///C:/GitProjects/PHC25Turbo/CircuitHelp%20-%20Copie.ods'#$Caractères.$H$4];IF([.B5]=3;['file:///C:/GitProjects/PHC25Turbo/CircuitHelp%20-%20Copie.ods'#$Caractères.$H$5];IF([.B5]=4;['file:///C:/GitProjects/PHC25Turbo/CircuitHelp%20-%20Copie.ods'#$Caractères.$H$6];IF([.B5]=5;['file:///C:/GitProjects/PHC25Turbo/CircuitHelp%20-%20Copie.ods'#$Caractères.$H$7];IF([.B5]=6;['file:///C:/GitProjects/PHC25Turbo/CircuitHelp%20-%20Copie.ods'#$Caractères.$H$8];IF([.B5]=7;['file:///C:/GitProjects/PHC25Turbo/CircuitHelp%20-%20Copie.ods'#$Caractères.$H$9];&quot;x&quot;)))))))))">
            <text:p/>
          </table:table-cell>
          <table:table-cell table:style-name="ce54" table:formula="of:=IF([.C5]=0;['file:///C:/GitProjects/PHC25Turbo/CircuitHelp%20-%20Copie.ods'#$Caractères.$B$2];IF([.C5]=1;['file:///C:/GitProjects/PHC25Turbo/CircuitHelp%20-%20Copie.ods'#$Caractères.$B$3];IF([.C5]=2;['file:///C:/GitProjects/PHC25Turbo/CircuitHelp%20-%20Copie.ods'#$Caractères.$B$4];IF([.C5]=3;['file:///C:/GitProjects/PHC25Turbo/CircuitHelp%20-%20Copie.ods'#$Caractères.$B$5];IF([.C5]=4;['file:///C:/GitProjects/PHC25Turbo/CircuitHelp%20-%20Copie.ods'#$Caractères.$B$6];IF([.C5]=5;['file:///C:/GitProjects/PHC25Turbo/CircuitHelp%20-%20Copie.ods'#$Caractères.$B$7];IF([.C5]=6;['file:///C:/GitProjects/PHC25Turbo/CircuitHelp%20-%20Copie.ods'#$Caractères.$B$8];IF([.C5]=7;['file:///C:/GitProjects/PHC25Turbo/CircuitHelp%20-%20Copie.ods'#$Caractères.$B$9];IF([.C5]=8;['file:///C:/GitProjects/PHC25Turbo/CircuitHelp%20-%20Copie.ods'#$Caractères.$B$10];IF([.C5]=9;['file:///C:/GitProjects/PHC25Turbo/CircuitHelp%20-%20Copie.ods'#$Caractères.$B$11];IF([.C5]=10;['file:///C:/GitProjects/PHC25Turbo/CircuitHelp%20-%20Copie.ods'#$Caractères.$B$12];IF([.C5]=11;['file:///C:/GitProjects/PHC25Turbo/CircuitHelp%20-%20Copie.ods'#$Caractères.$B$13];IF([.C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'file:///C:/GitProjects/PHC25Turbo/CircuitHelp%20-%20Copie.ods'#$Caractères.$H$2];IF([.D5]=1;['file:///C:/GitProjects/PHC25Turbo/CircuitHelp%20-%20Copie.ods'#$Caractères.$H$3];IF([.D5]=2;['file:///C:/GitProjects/PHC25Turbo/CircuitHelp%20-%20Copie.ods'#$Caractères.$H$4];IF([.D5]=3;['file:///C:/GitProjects/PHC25Turbo/CircuitHelp%20-%20Copie.ods'#$Caractères.$H$5];IF([.D5]=4;['file:///C:/GitProjects/PHC25Turbo/CircuitHelp%20-%20Copie.ods'#$Caractères.$H$6];IF([.D5]=5;['file:///C:/GitProjects/PHC25Turbo/CircuitHelp%20-%20Copie.ods'#$Caractères.$H$7];IF([.D5]=6;['file:///C:/GitProjects/PHC25Turbo/CircuitHelp%20-%20Copie.ods'#$Caractères.$H$8];IF([.D5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E5]=0;['file:///C:/GitProjects/PHC25Turbo/CircuitHelp%20-%20Copie.ods'#$Caractères.$B$2];IF([.E5]=1;['file:///C:/GitProjects/PHC25Turbo/CircuitHelp%20-%20Copie.ods'#$Caractères.$B$3];IF([.E5]=2;['file:///C:/GitProjects/PHC25Turbo/CircuitHelp%20-%20Copie.ods'#$Caractères.$B$4];IF([.E5]=3;['file:///C:/GitProjects/PHC25Turbo/CircuitHelp%20-%20Copie.ods'#$Caractères.$B$5];IF([.E5]=4;['file:///C:/GitProjects/PHC25Turbo/CircuitHelp%20-%20Copie.ods'#$Caractères.$B$6];IF([.E5]=5;['file:///C:/GitProjects/PHC25Turbo/CircuitHelp%20-%20Copie.ods'#$Caractères.$B$7];IF([.E5]=6;['file:///C:/GitProjects/PHC25Turbo/CircuitHelp%20-%20Copie.ods'#$Caractères.$B$8];IF([.E5]=7;['file:///C:/GitProjects/PHC25Turbo/CircuitHelp%20-%20Copie.ods'#$Caractères.$B$9];IF([.E5]=8;['file:///C:/GitProjects/PHC25Turbo/CircuitHelp%20-%20Copie.ods'#$Caractères.$B$10];IF([.E5]=9;['file:///C:/GitProjects/PHC25Turbo/CircuitHelp%20-%20Copie.ods'#$Caractères.$B$11];IF([.E5]=10;['file:///C:/GitProjects/PHC25Turbo/CircuitHelp%20-%20Copie.ods'#$Caractères.$B$12];IF([.E5]=11;['file:///C:/GitProjects/PHC25Turbo/CircuitHelp%20-%20Copie.ods'#$Caractères.$B$13];IF([.E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'file:///C:/GitProjects/PHC25Turbo/CircuitHelp%20-%20Copie.ods'#$Caractères.$H$2];IF([.F5]=1;['file:///C:/GitProjects/PHC25Turbo/CircuitHelp%20-%20Copie.ods'#$Caractères.$H$3];IF([.F5]=2;['file:///C:/GitProjects/PHC25Turbo/CircuitHelp%20-%20Copie.ods'#$Caractères.$H$4];IF([.F5]=3;['file:///C:/GitProjects/PHC25Turbo/CircuitHelp%20-%20Copie.ods'#$Caractères.$H$5];IF([.F5]=4;['file:///C:/GitProjects/PHC25Turbo/CircuitHelp%20-%20Copie.ods'#$Caractères.$H$6];IF([.F5]=5;['file:///C:/GitProjects/PHC25Turbo/CircuitHelp%20-%20Copie.ods'#$Caractères.$H$7];IF([.F5]=6;['file:///C:/GitProjects/PHC25Turbo/CircuitHelp%20-%20Copie.ods'#$Caractères.$H$8];IF([.F5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G5]=0;['file:///C:/GitProjects/PHC25Turbo/CircuitHelp%20-%20Copie.ods'#$Caractères.$B$2];IF([.G5]=1;['file:///C:/GitProjects/PHC25Turbo/CircuitHelp%20-%20Copie.ods'#$Caractères.$B$3];IF([.G5]=2;['file:///C:/GitProjects/PHC25Turbo/CircuitHelp%20-%20Copie.ods'#$Caractères.$B$4];IF([.G5]=3;['file:///C:/GitProjects/PHC25Turbo/CircuitHelp%20-%20Copie.ods'#$Caractères.$B$5];IF([.G5]=4;['file:///C:/GitProjects/PHC25Turbo/CircuitHelp%20-%20Copie.ods'#$Caractères.$B$6];IF([.G5]=5;['file:///C:/GitProjects/PHC25Turbo/CircuitHelp%20-%20Copie.ods'#$Caractères.$B$7];IF([.G5]=6;['file:///C:/GitProjects/PHC25Turbo/CircuitHelp%20-%20Copie.ods'#$Caractères.$B$8];IF([.G5]=7;['file:///C:/GitProjects/PHC25Turbo/CircuitHelp%20-%20Copie.ods'#$Caractères.$B$9];IF([.G5]=8;['file:///C:/GitProjects/PHC25Turbo/CircuitHelp%20-%20Copie.ods'#$Caractères.$B$10];IF([.G5]=9;['file:///C:/GitProjects/PHC25Turbo/CircuitHelp%20-%20Copie.ods'#$Caractères.$B$11];IF([.G5]=10;['file:///C:/GitProjects/PHC25Turbo/CircuitHelp%20-%20Copie.ods'#$Caractères.$B$12];IF([.G5]=11;['file:///C:/GitProjects/PHC25Turbo/CircuitHelp%20-%20Copie.ods'#$Caractères.$B$13];IF([.G5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G5]&gt;0;[.G5]&lt;4);&quot;&quot;;IF([.H5]=0;['file:///C:/GitProjects/PHC25Turbo/CircuitHelp%20-%20Copie.ods'#$Caractères.$H$2];IF([.H5]=1;['file:///C:/GitProjects/PHC25Turbo/CircuitHelp%20-%20Copie.ods'#$Caractères.$H$3];IF([.H5]=2;['file:///C:/GitProjects/PHC25Turbo/CircuitHelp%20-%20Copie.ods'#$Caractères.$H$4];IF([.H5]=3;['file:///C:/GitProjects/PHC25Turbo/CircuitHelp%20-%20Copie.ods'#$Caractères.$H$5];IF([.H5]=4;['file:///C:/GitProjects/PHC25Turbo/CircuitHelp%20-%20Copie.ods'#$Caractères.$H$6];IF([.H5]=5;['file:///C:/GitProjects/PHC25Turbo/CircuitHelp%20-%20Copie.ods'#$Caractères.$H$7];IF([.H5]=6;['file:///C:/GitProjects/PHC25Turbo/CircuitHelp%20-%20Copie.ods'#$Caractères.$H$8];IF([.H5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I5]=0;['file:///C:/GitProjects/PHC25Turbo/CircuitHelp%20-%20Copie.ods'#$Caractères.$B$2];IF([.I5]=1;['file:///C:/GitProjects/PHC25Turbo/CircuitHelp%20-%20Copie.ods'#$Caractères.$B$3];IF([.I5]=2;['file:///C:/GitProjects/PHC25Turbo/CircuitHelp%20-%20Copie.ods'#$Caractères.$B$4];IF([.I5]=3;['file:///C:/GitProjects/PHC25Turbo/CircuitHelp%20-%20Copie.ods'#$Caractères.$B$5];IF([.I5]=4;['file:///C:/GitProjects/PHC25Turbo/CircuitHelp%20-%20Copie.ods'#$Caractères.$B$6];IF([.I5]=5;['file:///C:/GitProjects/PHC25Turbo/CircuitHelp%20-%20Copie.ods'#$Caractères.$B$7];IF([.I5]=6;['file:///C:/GitProjects/PHC25Turbo/CircuitHelp%20-%20Copie.ods'#$Caractères.$B$8];IF([.I5]=7;['file:///C:/GitProjects/PHC25Turbo/CircuitHelp%20-%20Copie.ods'#$Caractères.$B$9];IF([.I5]=8;['file:///C:/GitProjects/PHC25Turbo/CircuitHelp%20-%20Copie.ods'#$Caractères.$B$10];IF([.I5]=9;['file:///C:/GitProjects/PHC25Turbo/CircuitHelp%20-%20Copie.ods'#$Caractères.$B$11];IF([.I5]=10;['file:///C:/GitProjects/PHC25Turbo/CircuitHelp%20-%20Copie.ods'#$Caractères.$B$12];IF([.I5]=11;['file:///C:/GitProjects/PHC25Turbo/CircuitHelp%20-%20Copie.ods'#$Caractères.$B$13];IF([.I5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I5]&gt;0;[.I5]&lt;4);&quot;&quot;;IF([.J5]=0;['file:///C:/GitProjects/PHC25Turbo/CircuitHelp%20-%20Copie.ods'#$Caractères.$H$2];IF([.J5]=1;['file:///C:/GitProjects/PHC25Turbo/CircuitHelp%20-%20Copie.ods'#$Caractères.$H$3];IF([.J5]=2;['file:///C:/GitProjects/PHC25Turbo/CircuitHelp%20-%20Copie.ods'#$Caractères.$H$4];IF([.J5]=3;['file:///C:/GitProjects/PHC25Turbo/CircuitHelp%20-%20Copie.ods'#$Caractères.$H$5];IF([.J5]=4;['file:///C:/GitProjects/PHC25Turbo/CircuitHelp%20-%20Copie.ods'#$Caractères.$H$6];IF([.J5]=5;['file:///C:/GitProjects/PHC25Turbo/CircuitHelp%20-%20Copie.ods'#$Caractères.$H$7];IF([.J5]=6;['file:///C:/GitProjects/PHC25Turbo/CircuitHelp%20-%20Copie.ods'#$Caractères.$H$8];IF([.J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K5]=0;['file:///C:/GitProjects/PHC25Turbo/CircuitHelp%20-%20Copie.ods'#$Caractères.$B$2];IF([.K5]=1;['file:///C:/GitProjects/PHC25Turbo/CircuitHelp%20-%20Copie.ods'#$Caractères.$B$3];IF([.K5]=2;['file:///C:/GitProjects/PHC25Turbo/CircuitHelp%20-%20Copie.ods'#$Caractères.$B$4];IF([.K5]=3;['file:///C:/GitProjects/PHC25Turbo/CircuitHelp%20-%20Copie.ods'#$Caractères.$B$5];IF([.K5]=4;['file:///C:/GitProjects/PHC25Turbo/CircuitHelp%20-%20Copie.ods'#$Caractères.$B$6];IF([.K5]=5;['file:///C:/GitProjects/PHC25Turbo/CircuitHelp%20-%20Copie.ods'#$Caractères.$B$7];IF([.K5]=6;['file:///C:/GitProjects/PHC25Turbo/CircuitHelp%20-%20Copie.ods'#$Caractères.$B$8];IF([.K5]=7;['file:///C:/GitProjects/PHC25Turbo/CircuitHelp%20-%20Copie.ods'#$Caractères.$B$9];IF([.K5]=8;['file:///C:/GitProjects/PHC25Turbo/CircuitHelp%20-%20Copie.ods'#$Caractères.$B$10];IF([.K5]=9;['file:///C:/GitProjects/PHC25Turbo/CircuitHelp%20-%20Copie.ods'#$Caractères.$B$11];IF([.K5]=10;['file:///C:/GitProjects/PHC25Turbo/CircuitHelp%20-%20Copie.ods'#$Caractères.$B$12];IF([.K5]=11;['file:///C:/GitProjects/PHC25Turbo/CircuitHelp%20-%20Copie.ods'#$Caractères.$B$13];IF([.K5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K5]&gt;0;[.K5]&lt;4);&quot;&quot;;IF([.L5]=0;['file:///C:/GitProjects/PHC25Turbo/CircuitHelp%20-%20Copie.ods'#$Caractères.$H$2];IF([.L5]=1;['file:///C:/GitProjects/PHC25Turbo/CircuitHelp%20-%20Copie.ods'#$Caractères.$H$3];IF([.L5]=2;['file:///C:/GitProjects/PHC25Turbo/CircuitHelp%20-%20Copie.ods'#$Caractères.$H$4];IF([.L5]=3;['file:///C:/GitProjects/PHC25Turbo/CircuitHelp%20-%20Copie.ods'#$Caractères.$H$5];IF([.L5]=4;['file:///C:/GitProjects/PHC25Turbo/CircuitHelp%20-%20Copie.ods'#$Caractères.$H$6];IF([.L5]=5;['file:///C:/GitProjects/PHC25Turbo/CircuitHelp%20-%20Copie.ods'#$Caractères.$H$7];IF([.L5]=6;['file:///C:/GitProjects/PHC25Turbo/CircuitHelp%20-%20Copie.ods'#$Caractères.$H$8];IF([.L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M5]=0;['file:///C:/GitProjects/PHC25Turbo/CircuitHelp%20-%20Copie.ods'#$Caractères.$B$2];IF([.M5]=1;['file:///C:/GitProjects/PHC25Turbo/CircuitHelp%20-%20Copie.ods'#$Caractères.$B$3];IF([.M5]=2;['file:///C:/GitProjects/PHC25Turbo/CircuitHelp%20-%20Copie.ods'#$Caractères.$B$4];IF([.M5]=3;['file:///C:/GitProjects/PHC25Turbo/CircuitHelp%20-%20Copie.ods'#$Caractères.$B$5];IF([.M5]=4;['file:///C:/GitProjects/PHC25Turbo/CircuitHelp%20-%20Copie.ods'#$Caractères.$B$6];IF([.M5]=5;['file:///C:/GitProjects/PHC25Turbo/CircuitHelp%20-%20Copie.ods'#$Caractères.$B$7];IF([.M5]=6;['file:///C:/GitProjects/PHC25Turbo/CircuitHelp%20-%20Copie.ods'#$Caractères.$B$8];IF([.M5]=7;['file:///C:/GitProjects/PHC25Turbo/CircuitHelp%20-%20Copie.ods'#$Caractères.$B$9];IF([.M5]=8;['file:///C:/GitProjects/PHC25Turbo/CircuitHelp%20-%20Copie.ods'#$Caractères.$B$10];IF([.M5]=9;['file:///C:/GitProjects/PHC25Turbo/CircuitHelp%20-%20Copie.ods'#$Caractères.$B$11];IF([.M5]=10;['file:///C:/GitProjects/PHC25Turbo/CircuitHelp%20-%20Copie.ods'#$Caractères.$B$12];IF([.M5]=11;['file:///C:/GitProjects/PHC25Turbo/CircuitHelp%20-%20Copie.ods'#$Caractères.$B$13];IF([.M5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M5]&gt;0;[.M5]&lt;4);&quot;&quot;;IF([.N5]=0;['file:///C:/GitProjects/PHC25Turbo/CircuitHelp%20-%20Copie.ods'#$Caractères.$H$2];IF([.N5]=1;['file:///C:/GitProjects/PHC25Turbo/CircuitHelp%20-%20Copie.ods'#$Caractères.$H$3];IF([.N5]=2;['file:///C:/GitProjects/PHC25Turbo/CircuitHelp%20-%20Copie.ods'#$Caractères.$H$4];IF([.N5]=3;['file:///C:/GitProjects/PHC25Turbo/CircuitHelp%20-%20Copie.ods'#$Caractères.$H$5];IF([.N5]=4;['file:///C:/GitProjects/PHC25Turbo/CircuitHelp%20-%20Copie.ods'#$Caractères.$H$6];IF([.N5]=5;['file:///C:/GitProjects/PHC25Turbo/CircuitHelp%20-%20Copie.ods'#$Caractères.$H$7];IF([.N5]=6;['file:///C:/GitProjects/PHC25Turbo/CircuitHelp%20-%20Copie.ods'#$Caractères.$H$8];IF([.N5]=7;['file:///C:/GitProjects/PHC25Turbo/CircuitHelp%20-%20Copie.ods'#$Caractères.$H$9];&quot;x&quot;)))))))))">
            <text:p/>
          </table:table-cell>
          <table:table-cell table:style-name="ce54" table:formula="of:=IF([.O5]=0;['file:///C:/GitProjects/PHC25Turbo/CircuitHelp%20-%20Copie.ods'#$Caractères.$B$2];IF([.O5]=1;['file:///C:/GitProjects/PHC25Turbo/CircuitHelp%20-%20Copie.ods'#$Caractères.$B$3];IF([.O5]=2;['file:///C:/GitProjects/PHC25Turbo/CircuitHelp%20-%20Copie.ods'#$Caractères.$B$4];IF([.O5]=3;['file:///C:/GitProjects/PHC25Turbo/CircuitHelp%20-%20Copie.ods'#$Caractères.$B$5];IF([.O5]=4;['file:///C:/GitProjects/PHC25Turbo/CircuitHelp%20-%20Copie.ods'#$Caractères.$B$6];IF([.O5]=5;['file:///C:/GitProjects/PHC25Turbo/CircuitHelp%20-%20Copie.ods'#$Caractères.$B$7];IF([.O5]=6;['file:///C:/GitProjects/PHC25Turbo/CircuitHelp%20-%20Copie.ods'#$Caractères.$B$8];IF([.O5]=7;['file:///C:/GitProjects/PHC25Turbo/CircuitHelp%20-%20Copie.ods'#$Caractères.$B$9];IF([.O5]=8;['file:///C:/GitProjects/PHC25Turbo/CircuitHelp%20-%20Copie.ods'#$Caractères.$B$10];IF([.O5]=9;['file:///C:/GitProjects/PHC25Turbo/CircuitHelp%20-%20Copie.ods'#$Caractères.$B$11];IF([.O5]=10;['file:///C:/GitProjects/PHC25Turbo/CircuitHelp%20-%20Copie.ods'#$Caractères.$B$12];IF([.O5]=11;['file:///C:/GitProjects/PHC25Turbo/CircuitHelp%20-%20Copie.ods'#$Caractères.$B$13];IF([.O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'file:///C:/GitProjects/PHC25Turbo/CircuitHelp%20-%20Copie.ods'#$Caractères.$H$2];IF([.P5]=1;['file:///C:/GitProjects/PHC25Turbo/CircuitHelp%20-%20Copie.ods'#$Caractères.$H$3];IF([.P5]=2;['file:///C:/GitProjects/PHC25Turbo/CircuitHelp%20-%20Copie.ods'#$Caractères.$H$4];IF([.P5]=3;['file:///C:/GitProjects/PHC25Turbo/CircuitHelp%20-%20Copie.ods'#$Caractères.$H$5];IF([.P5]=4;['file:///C:/GitProjects/PHC25Turbo/CircuitHelp%20-%20Copie.ods'#$Caractères.$H$6];IF([.P5]=5;['file:///C:/GitProjects/PHC25Turbo/CircuitHelp%20-%20Copie.ods'#$Caractères.$H$7];IF([.P5]=6;['file:///C:/GitProjects/PHC25Turbo/CircuitHelp%20-%20Copie.ods'#$Caractères.$H$8];IF([.P5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Q5]=0;['file:///C:/GitProjects/PHC25Turbo/CircuitHelp%20-%20Copie.ods'#$Caractères.$B$2];IF([.Q5]=1;['file:///C:/GitProjects/PHC25Turbo/CircuitHelp%20-%20Copie.ods'#$Caractères.$B$3];IF([.Q5]=2;['file:///C:/GitProjects/PHC25Turbo/CircuitHelp%20-%20Copie.ods'#$Caractères.$B$4];IF([.Q5]=3;['file:///C:/GitProjects/PHC25Turbo/CircuitHelp%20-%20Copie.ods'#$Caractères.$B$5];IF([.Q5]=4;['file:///C:/GitProjects/PHC25Turbo/CircuitHelp%20-%20Copie.ods'#$Caractères.$B$6];IF([.Q5]=5;['file:///C:/GitProjects/PHC25Turbo/CircuitHelp%20-%20Copie.ods'#$Caractères.$B$7];IF([.Q5]=6;['file:///C:/GitProjects/PHC25Turbo/CircuitHelp%20-%20Copie.ods'#$Caractères.$B$8];IF([.Q5]=7;['file:///C:/GitProjects/PHC25Turbo/CircuitHelp%20-%20Copie.ods'#$Caractères.$B$9];IF([.Q5]=8;['file:///C:/GitProjects/PHC25Turbo/CircuitHelp%20-%20Copie.ods'#$Caractères.$B$10];IF([.Q5]=9;['file:///C:/GitProjects/PHC25Turbo/CircuitHelp%20-%20Copie.ods'#$Caractères.$B$11];IF([.Q5]=10;['file:///C:/GitProjects/PHC25Turbo/CircuitHelp%20-%20Copie.ods'#$Caractères.$B$12];IF([.Q5]=11;['file:///C:/GitProjects/PHC25Turbo/CircuitHelp%20-%20Copie.ods'#$Caractères.$B$13];IF([.Q5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Q5]&gt;0;[.Q5]&lt;4);&quot;&quot;;IF([.R5]=0;['file:///C:/GitProjects/PHC25Turbo/CircuitHelp%20-%20Copie.ods'#$Caractères.$H$2];IF([.R5]=1;['file:///C:/GitProjects/PHC25Turbo/CircuitHelp%20-%20Copie.ods'#$Caractères.$H$3];IF([.R5]=2;['file:///C:/GitProjects/PHC25Turbo/CircuitHelp%20-%20Copie.ods'#$Caractères.$H$4];IF([.R5]=3;['file:///C:/GitProjects/PHC25Turbo/CircuitHelp%20-%20Copie.ods'#$Caractères.$H$5];IF([.R5]=4;['file:///C:/GitProjects/PHC25Turbo/CircuitHelp%20-%20Copie.ods'#$Caractères.$H$6];IF([.R5]=5;['file:///C:/GitProjects/PHC25Turbo/CircuitHelp%20-%20Copie.ods'#$Caractères.$H$7];IF([.R5]=6;['file:///C:/GitProjects/PHC25Turbo/CircuitHelp%20-%20Copie.ods'#$Caractères.$H$8];IF([.R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S5]=0;['file:///C:/GitProjects/PHC25Turbo/CircuitHelp%20-%20Copie.ods'#$Caractères.$B$2];IF([.S5]=1;['file:///C:/GitProjects/PHC25Turbo/CircuitHelp%20-%20Copie.ods'#$Caractères.$B$3];IF([.S5]=2;['file:///C:/GitProjects/PHC25Turbo/CircuitHelp%20-%20Copie.ods'#$Caractères.$B$4];IF([.S5]=3;['file:///C:/GitProjects/PHC25Turbo/CircuitHelp%20-%20Copie.ods'#$Caractères.$B$5];IF([.S5]=4;['file:///C:/GitProjects/PHC25Turbo/CircuitHelp%20-%20Copie.ods'#$Caractères.$B$6];IF([.S5]=5;['file:///C:/GitProjects/PHC25Turbo/CircuitHelp%20-%20Copie.ods'#$Caractères.$B$7];IF([.S5]=6;['file:///C:/GitProjects/PHC25Turbo/CircuitHelp%20-%20Copie.ods'#$Caractères.$B$8];IF([.S5]=7;['file:///C:/GitProjects/PHC25Turbo/CircuitHelp%20-%20Copie.ods'#$Caractères.$B$9];IF([.S5]=8;['file:///C:/GitProjects/PHC25Turbo/CircuitHelp%20-%20Copie.ods'#$Caractères.$B$10];IF([.S5]=9;['file:///C:/GitProjects/PHC25Turbo/CircuitHelp%20-%20Copie.ods'#$Caractères.$B$11];IF([.S5]=10;['file:///C:/GitProjects/PHC25Turbo/CircuitHelp%20-%20Copie.ods'#$Caractères.$B$12];IF([.S5]=11;['file:///C:/GitProjects/PHC25Turbo/CircuitHelp%20-%20Copie.ods'#$Caractères.$B$13];IF([.S5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S5]&gt;0;[.S5]&lt;4);&quot;&quot;;IF([.T5]=0;['file:///C:/GitProjects/PHC25Turbo/CircuitHelp%20-%20Copie.ods'#$Caractères.$H$2];IF([.T5]=1;['file:///C:/GitProjects/PHC25Turbo/CircuitHelp%20-%20Copie.ods'#$Caractères.$H$3];IF([.T5]=2;['file:///C:/GitProjects/PHC25Turbo/CircuitHelp%20-%20Copie.ods'#$Caractères.$H$4];IF([.T5]=3;['file:///C:/GitProjects/PHC25Turbo/CircuitHelp%20-%20Copie.ods'#$Caractères.$H$5];IF([.T5]=4;['file:///C:/GitProjects/PHC25Turbo/CircuitHelp%20-%20Copie.ods'#$Caractères.$H$6];IF([.T5]=5;['file:///C:/GitProjects/PHC25Turbo/CircuitHelp%20-%20Copie.ods'#$Caractères.$H$7];IF([.T5]=6;['file:///C:/GitProjects/PHC25Turbo/CircuitHelp%20-%20Copie.ods'#$Caractères.$H$8];IF([.T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U5]=0;['file:///C:/GitProjects/PHC25Turbo/CircuitHelp%20-%20Copie.ods'#$Caractères.$B$2];IF([.U5]=1;['file:///C:/GitProjects/PHC25Turbo/CircuitHelp%20-%20Copie.ods'#$Caractères.$B$3];IF([.U5]=2;['file:///C:/GitProjects/PHC25Turbo/CircuitHelp%20-%20Copie.ods'#$Caractères.$B$4];IF([.U5]=3;['file:///C:/GitProjects/PHC25Turbo/CircuitHelp%20-%20Copie.ods'#$Caractères.$B$5];IF([.U5]=4;['file:///C:/GitProjects/PHC25Turbo/CircuitHelp%20-%20Copie.ods'#$Caractères.$B$6];IF([.U5]=5;['file:///C:/GitProjects/PHC25Turbo/CircuitHelp%20-%20Copie.ods'#$Caractères.$B$7];IF([.U5]=6;['file:///C:/GitProjects/PHC25Turbo/CircuitHelp%20-%20Copie.ods'#$Caractères.$B$8];IF([.U5]=7;['file:///C:/GitProjects/PHC25Turbo/CircuitHelp%20-%20Copie.ods'#$Caractères.$B$9];IF([.U5]=8;['file:///C:/GitProjects/PHC25Turbo/CircuitHelp%20-%20Copie.ods'#$Caractères.$B$10];IF([.U5]=9;['file:///C:/GitProjects/PHC25Turbo/CircuitHelp%20-%20Copie.ods'#$Caractères.$B$11];IF([.U5]=10;['file:///C:/GitProjects/PHC25Turbo/CircuitHelp%20-%20Copie.ods'#$Caractères.$B$12];IF([.U5]=11;['file:///C:/GitProjects/PHC25Turbo/CircuitHelp%20-%20Copie.ods'#$Caractères.$B$13];IF([.U5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U5]&gt;0;[.U5]&lt;4);&quot;&quot;;IF([.V5]=0;['file:///C:/GitProjects/PHC25Turbo/CircuitHelp%20-%20Copie.ods'#$Caractères.$H$2];IF([.V5]=1;['file:///C:/GitProjects/PHC25Turbo/CircuitHelp%20-%20Copie.ods'#$Caractères.$H$3];IF([.V5]=2;['file:///C:/GitProjects/PHC25Turbo/CircuitHelp%20-%20Copie.ods'#$Caractères.$H$4];IF([.V5]=3;['file:///C:/GitProjects/PHC25Turbo/CircuitHelp%20-%20Copie.ods'#$Caractères.$H$5];IF([.V5]=4;['file:///C:/GitProjects/PHC25Turbo/CircuitHelp%20-%20Copie.ods'#$Caractères.$H$6];IF([.V5]=5;['file:///C:/GitProjects/PHC25Turbo/CircuitHelp%20-%20Copie.ods'#$Caractères.$H$7];IF([.V5]=6;['file:///C:/GitProjects/PHC25Turbo/CircuitHelp%20-%20Copie.ods'#$Caractères.$H$8];IF([.V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W5]=0;['file:///C:/GitProjects/PHC25Turbo/CircuitHelp%20-%20Copie.ods'#$Caractères.$B$2];IF([.W5]=1;['file:///C:/GitProjects/PHC25Turbo/CircuitHelp%20-%20Copie.ods'#$Caractères.$B$3];IF([.W5]=2;['file:///C:/GitProjects/PHC25Turbo/CircuitHelp%20-%20Copie.ods'#$Caractères.$B$4];IF([.W5]=3;['file:///C:/GitProjects/PHC25Turbo/CircuitHelp%20-%20Copie.ods'#$Caractères.$B$5];IF([.W5]=4;['file:///C:/GitProjects/PHC25Turbo/CircuitHelp%20-%20Copie.ods'#$Caractères.$B$6];IF([.W5]=5;['file:///C:/GitProjects/PHC25Turbo/CircuitHelp%20-%20Copie.ods'#$Caractères.$B$7];IF([.W5]=6;['file:///C:/GitProjects/PHC25Turbo/CircuitHelp%20-%20Copie.ods'#$Caractères.$B$8];IF([.W5]=7;['file:///C:/GitProjects/PHC25Turbo/CircuitHelp%20-%20Copie.ods'#$Caractères.$B$9];IF([.W5]=8;['file:///C:/GitProjects/PHC25Turbo/CircuitHelp%20-%20Copie.ods'#$Caractères.$B$10];IF([.W5]=9;['file:///C:/GitProjects/PHC25Turbo/CircuitHelp%20-%20Copie.ods'#$Caractères.$B$11];IF([.W5]=10;['file:///C:/GitProjects/PHC25Turbo/CircuitHelp%20-%20Copie.ods'#$Caractères.$B$12];IF([.W5]=11;['file:///C:/GitProjects/PHC25Turbo/CircuitHelp%20-%20Copie.ods'#$Caractères.$B$13];IF([.W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'file:///C:/GitProjects/PHC25Turbo/CircuitHelp%20-%20Copie.ods'#$Caractères.$H$2];IF([.X5]=1;['file:///C:/GitProjects/PHC25Turbo/CircuitHelp%20-%20Copie.ods'#$Caractères.$H$3];IF([.X5]=2;['file:///C:/GitProjects/PHC25Turbo/CircuitHelp%20-%20Copie.ods'#$Caractères.$H$4];IF([.X5]=3;['file:///C:/GitProjects/PHC25Turbo/CircuitHelp%20-%20Copie.ods'#$Caractères.$H$5];IF([.X5]=4;['file:///C:/GitProjects/PHC25Turbo/CircuitHelp%20-%20Copie.ods'#$Caractères.$H$6];IF([.X5]=5;['file:///C:/GitProjects/PHC25Turbo/CircuitHelp%20-%20Copie.ods'#$Caractères.$H$7];IF([.X5]=6;['file:///C:/GitProjects/PHC25Turbo/CircuitHelp%20-%20Copie.ods'#$Caractères.$H$8];IF([.X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Y5]=0;['file:///C:/GitProjects/PHC25Turbo/CircuitHelp%20-%20Copie.ods'#$Caractères.$B$2];IF([.Y5]=1;['file:///C:/GitProjects/PHC25Turbo/CircuitHelp%20-%20Copie.ods'#$Caractères.$B$3];IF([.Y5]=2;['file:///C:/GitProjects/PHC25Turbo/CircuitHelp%20-%20Copie.ods'#$Caractères.$B$4];IF([.Y5]=3;['file:///C:/GitProjects/PHC25Turbo/CircuitHelp%20-%20Copie.ods'#$Caractères.$B$5];IF([.Y5]=4;['file:///C:/GitProjects/PHC25Turbo/CircuitHelp%20-%20Copie.ods'#$Caractères.$B$6];IF([.Y5]=5;['file:///C:/GitProjects/PHC25Turbo/CircuitHelp%20-%20Copie.ods'#$Caractères.$B$7];IF([.Y5]=6;['file:///C:/GitProjects/PHC25Turbo/CircuitHelp%20-%20Copie.ods'#$Caractères.$B$8];IF([.Y5]=7;['file:///C:/GitProjects/PHC25Turbo/CircuitHelp%20-%20Copie.ods'#$Caractères.$B$9];IF([.Y5]=8;['file:///C:/GitProjects/PHC25Turbo/CircuitHelp%20-%20Copie.ods'#$Caractères.$B$10];IF([.Y5]=9;['file:///C:/GitProjects/PHC25Turbo/CircuitHelp%20-%20Copie.ods'#$Caractères.$B$11];IF([.Y5]=10;['file:///C:/GitProjects/PHC25Turbo/CircuitHelp%20-%20Copie.ods'#$Caractères.$B$12];IF([.Y5]=11;['file:///C:/GitProjects/PHC25Turbo/CircuitHelp%20-%20Copie.ods'#$Caractères.$B$13];IF([.Y5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Y5]&gt;0;[.Y5]&lt;4);&quot;&quot;;IF([.Z5]=0;['file:///C:/GitProjects/PHC25Turbo/CircuitHelp%20-%20Copie.ods'#$Caractères.$H$2];IF([.Z5]=1;['file:///C:/GitProjects/PHC25Turbo/CircuitHelp%20-%20Copie.ods'#$Caractères.$H$3];IF([.Z5]=2;['file:///C:/GitProjects/PHC25Turbo/CircuitHelp%20-%20Copie.ods'#$Caractères.$H$4];IF([.Z5]=3;['file:///C:/GitProjects/PHC25Turbo/CircuitHelp%20-%20Copie.ods'#$Caractères.$H$5];IF([.Z5]=4;['file:///C:/GitProjects/PHC25Turbo/CircuitHelp%20-%20Copie.ods'#$Caractères.$H$6];IF([.Z5]=5;['file:///C:/GitProjects/PHC25Turbo/CircuitHelp%20-%20Copie.ods'#$Caractères.$H$7];IF([.Z5]=6;['file:///C:/GitProjects/PHC25Turbo/CircuitHelp%20-%20Copie.ods'#$Caractères.$H$8];IF([.Z5]=7;['file:///C:/GitProjects/PHC25Turbo/CircuitHelp%20-%20Copie.ods'#$Caractères.$H$9];&quot;x&quot;)))))))))">
            <text:p/>
          </table:table-cell>
          <table:table-cell table:style-name="ce54" table:formula="of:=IF([.AA5]=0;['file:///C:/GitProjects/PHC25Turbo/CircuitHelp%20-%20Copie.ods'#$Caractères.$B$2];IF([.AA5]=1;['file:///C:/GitProjects/PHC25Turbo/CircuitHelp%20-%20Copie.ods'#$Caractères.$B$3];IF([.AA5]=2;['file:///C:/GitProjects/PHC25Turbo/CircuitHelp%20-%20Copie.ods'#$Caractères.$B$4];IF([.AA5]=3;['file:///C:/GitProjects/PHC25Turbo/CircuitHelp%20-%20Copie.ods'#$Caractères.$B$5];IF([.AA5]=4;['file:///C:/GitProjects/PHC25Turbo/CircuitHelp%20-%20Copie.ods'#$Caractères.$B$6];IF([.AA5]=5;['file:///C:/GitProjects/PHC25Turbo/CircuitHelp%20-%20Copie.ods'#$Caractères.$B$7];IF([.AA5]=6;['file:///C:/GitProjects/PHC25Turbo/CircuitHelp%20-%20Copie.ods'#$Caractères.$B$8];IF([.AA5]=7;['file:///C:/GitProjects/PHC25Turbo/CircuitHelp%20-%20Copie.ods'#$Caractères.$B$9];IF([.AA5]=8;['file:///C:/GitProjects/PHC25Turbo/CircuitHelp%20-%20Copie.ods'#$Caractères.$B$10];IF([.AA5]=9;['file:///C:/GitProjects/PHC25Turbo/CircuitHelp%20-%20Copie.ods'#$Caractères.$B$11];IF([.AA5]=10;['file:///C:/GitProjects/PHC25Turbo/CircuitHelp%20-%20Copie.ods'#$Caractères.$B$12];IF([.AA5]=11;['file:///C:/GitProjects/PHC25Turbo/CircuitHelp%20-%20Copie.ods'#$Caractères.$B$13];IF([.AA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'file:///C:/GitProjects/PHC25Turbo/CircuitHelp%20-%20Copie.ods'#$Caractères.$H$2];IF([.AB5]=1;['file:///C:/GitProjects/PHC25Turbo/CircuitHelp%20-%20Copie.ods'#$Caractères.$H$3];IF([.AB5]=2;['file:///C:/GitProjects/PHC25Turbo/CircuitHelp%20-%20Copie.ods'#$Caractères.$H$4];IF([.AB5]=3;['file:///C:/GitProjects/PHC25Turbo/CircuitHelp%20-%20Copie.ods'#$Caractères.$H$5];IF([.AB5]=4;['file:///C:/GitProjects/PHC25Turbo/CircuitHelp%20-%20Copie.ods'#$Caractères.$H$6];IF([.AB5]=5;['file:///C:/GitProjects/PHC25Turbo/CircuitHelp%20-%20Copie.ods'#$Caractères.$H$7];IF([.AB5]=6;['file:///C:/GitProjects/PHC25Turbo/CircuitHelp%20-%20Copie.ods'#$Caractères.$H$8];IF([.AB5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AC5]=0;['file:///C:/GitProjects/PHC25Turbo/CircuitHelp%20-%20Copie.ods'#$Caractères.$B$2];IF([.AC5]=1;['file:///C:/GitProjects/PHC25Turbo/CircuitHelp%20-%20Copie.ods'#$Caractères.$B$3];IF([.AC5]=2;['file:///C:/GitProjects/PHC25Turbo/CircuitHelp%20-%20Copie.ods'#$Caractères.$B$4];IF([.AC5]=3;['file:///C:/GitProjects/PHC25Turbo/CircuitHelp%20-%20Copie.ods'#$Caractères.$B$5];IF([.AC5]=4;['file:///C:/GitProjects/PHC25Turbo/CircuitHelp%20-%20Copie.ods'#$Caractères.$B$6];IF([.AC5]=5;['file:///C:/GitProjects/PHC25Turbo/CircuitHelp%20-%20Copie.ods'#$Caractères.$B$7];IF([.AC5]=6;['file:///C:/GitProjects/PHC25Turbo/CircuitHelp%20-%20Copie.ods'#$Caractères.$B$8];IF([.AC5]=7;['file:///C:/GitProjects/PHC25Turbo/CircuitHelp%20-%20Copie.ods'#$Caractères.$B$9];IF([.AC5]=8;['file:///C:/GitProjects/PHC25Turbo/CircuitHelp%20-%20Copie.ods'#$Caractères.$B$10];IF([.AC5]=9;['file:///C:/GitProjects/PHC25Turbo/CircuitHelp%20-%20Copie.ods'#$Caractères.$B$11];IF([.AC5]=10;['file:///C:/GitProjects/PHC25Turbo/CircuitHelp%20-%20Copie.ods'#$Caractères.$B$12];IF([.AC5]=11;['file:///C:/GitProjects/PHC25Turbo/CircuitHelp%20-%20Copie.ods'#$Caractères.$B$13];IF([.AC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'file:///C:/GitProjects/PHC25Turbo/CircuitHelp%20-%20Copie.ods'#$Caractères.$H$2];IF([.AD5]=1;['file:///C:/GitProjects/PHC25Turbo/CircuitHelp%20-%20Copie.ods'#$Caractères.$H$3];IF([.AD5]=2;['file:///C:/GitProjects/PHC25Turbo/CircuitHelp%20-%20Copie.ods'#$Caractères.$H$4];IF([.AD5]=3;['file:///C:/GitProjects/PHC25Turbo/CircuitHelp%20-%20Copie.ods'#$Caractères.$H$5];IF([.AD5]=4;['file:///C:/GitProjects/PHC25Turbo/CircuitHelp%20-%20Copie.ods'#$Caractères.$H$6];IF([.AD5]=5;['file:///C:/GitProjects/PHC25Turbo/CircuitHelp%20-%20Copie.ods'#$Caractères.$H$7];IF([.AD5]=6;['file:///C:/GitProjects/PHC25Turbo/CircuitHelp%20-%20Copie.ods'#$Caractères.$H$8];IF([.AD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5]=0;['file:///C:/GitProjects/PHC25Turbo/CircuitHelp%20-%20Copie.ods'#$Caractères.$B$2];IF([.AE5]=1;['file:///C:/GitProjects/PHC25Turbo/CircuitHelp%20-%20Copie.ods'#$Caractères.$B$3];IF([.AE5]=2;['file:///C:/GitProjects/PHC25Turbo/CircuitHelp%20-%20Copie.ods'#$Caractères.$B$4];IF([.AE5]=3;['file:///C:/GitProjects/PHC25Turbo/CircuitHelp%20-%20Copie.ods'#$Caractères.$B$5];IF([.AE5]=4;['file:///C:/GitProjects/PHC25Turbo/CircuitHelp%20-%20Copie.ods'#$Caractères.$B$6];IF([.AE5]=5;['file:///C:/GitProjects/PHC25Turbo/CircuitHelp%20-%20Copie.ods'#$Caractères.$B$7];IF([.AE5]=6;['file:///C:/GitProjects/PHC25Turbo/CircuitHelp%20-%20Copie.ods'#$Caractères.$B$8];IF([.AE5]=7;['file:///C:/GitProjects/PHC25Turbo/CircuitHelp%20-%20Copie.ods'#$Caractères.$B$9];IF([.AE5]=8;['file:///C:/GitProjects/PHC25Turbo/CircuitHelp%20-%20Copie.ods'#$Caractères.$B$10];IF([.AE5]=9;['file:///C:/GitProjects/PHC25Turbo/CircuitHelp%20-%20Copie.ods'#$Caractères.$B$11];IF([.AE5]=10;['file:///C:/GitProjects/PHC25Turbo/CircuitHelp%20-%20Copie.ods'#$Caractères.$B$12];IF([.AE5]=11;['file:///C:/GitProjects/PHC25Turbo/CircuitHelp%20-%20Copie.ods'#$Caractères.$B$13];IF([.AE5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5]&gt;0;[.AE5]&lt;4);&quot;&quot;;IF([.AF5]=0;['file:///C:/GitProjects/PHC25Turbo/CircuitHelp%20-%20Copie.ods'#$Caractères.$H$2];IF([.AF5]=1;['file:///C:/GitProjects/PHC25Turbo/CircuitHelp%20-%20Copie.ods'#$Caractères.$H$3];IF([.AF5]=2;['file:///C:/GitProjects/PHC25Turbo/CircuitHelp%20-%20Copie.ods'#$Caractères.$H$4];IF([.AF5]=3;['file:///C:/GitProjects/PHC25Turbo/CircuitHelp%20-%20Copie.ods'#$Caractères.$H$5];IF([.AF5]=4;['file:///C:/GitProjects/PHC25Turbo/CircuitHelp%20-%20Copie.ods'#$Caractères.$H$6];IF([.AF5]=5;['file:///C:/GitProjects/PHC25Turbo/CircuitHelp%20-%20Copie.ods'#$Caractères.$H$7];IF([.AF5]=6;['file:///C:/GitProjects/PHC25Turbo/CircuitHelp%20-%20Copie.ods'#$Caractères.$H$8];IF([.AF5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'file:///C:/GitProjects/PHC25Turbo/CircuitHelp%20-%20Copie.ods'#$Caractères.$B$2];IF([.A6]=1;['file:///C:/GitProjects/PHC25Turbo/CircuitHelp%20-%20Copie.ods'#$Caractères.$B$3];IF([.A6]=2;['file:///C:/GitProjects/PHC25Turbo/CircuitHelp%20-%20Copie.ods'#$Caractères.$B$4];IF([.A6]=3;['file:///C:/GitProjects/PHC25Turbo/CircuitHelp%20-%20Copie.ods'#$Caractères.$B$5];IF([.A6]=4;['file:///C:/GitProjects/PHC25Turbo/CircuitHelp%20-%20Copie.ods'#$Caractères.$B$6];IF([.A6]=5;['file:///C:/GitProjects/PHC25Turbo/CircuitHelp%20-%20Copie.ods'#$Caractères.$B$7];IF([.A6]=6;['file:///C:/GitProjects/PHC25Turbo/CircuitHelp%20-%20Copie.ods'#$Caractères.$B$8];IF([.A6]=7;['file:///C:/GitProjects/PHC25Turbo/CircuitHelp%20-%20Copie.ods'#$Caractères.$B$9];IF([.A6]=8;['file:///C:/GitProjects/PHC25Turbo/CircuitHelp%20-%20Copie.ods'#$Caractères.$B$10];IF([.A6]=9;['file:///C:/GitProjects/PHC25Turbo/CircuitHelp%20-%20Copie.ods'#$Caractères.$B$11];IF([.A6]=10;['file:///C:/GitProjects/PHC25Turbo/CircuitHelp%20-%20Copie.ods'#$Caractères.$B$12];IF([.A6]=11;['file:///C:/GitProjects/PHC25Turbo/CircuitHelp%20-%20Copie.ods'#$Caractères.$B$13];IF([.A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6]&gt;0;[.A6]&lt;4);&quot;&quot;;IF([.B6]=0;['file:///C:/GitProjects/PHC25Turbo/CircuitHelp%20-%20Copie.ods'#$Caractères.$H$2];IF([.B6]=1;['file:///C:/GitProjects/PHC25Turbo/CircuitHelp%20-%20Copie.ods'#$Caractères.$H$3];IF([.B6]=2;['file:///C:/GitProjects/PHC25Turbo/CircuitHelp%20-%20Copie.ods'#$Caractères.$H$4];IF([.B6]=3;['file:///C:/GitProjects/PHC25Turbo/CircuitHelp%20-%20Copie.ods'#$Caractères.$H$5];IF([.B6]=4;['file:///C:/GitProjects/PHC25Turbo/CircuitHelp%20-%20Copie.ods'#$Caractères.$H$6];IF([.B6]=5;['file:///C:/GitProjects/PHC25Turbo/CircuitHelp%20-%20Copie.ods'#$Caractères.$H$7];IF([.B6]=6;['file:///C:/GitProjects/PHC25Turbo/CircuitHelp%20-%20Copie.ods'#$Caractères.$H$8];IF([.B6]=7;['file:///C:/GitProjects/PHC25Turbo/CircuitHelp%20-%20Copie.ods'#$Caractères.$H$9];&quot;x&quot;)))))))))">
            <text:p/>
          </table:table-cell>
          <table:table-cell table:style-name="ce54" table:formula="of:=IF([.C6]=0;['file:///C:/GitProjects/PHC25Turbo/CircuitHelp%20-%20Copie.ods'#$Caractères.$B$2];IF([.C6]=1;['file:///C:/GitProjects/PHC25Turbo/CircuitHelp%20-%20Copie.ods'#$Caractères.$B$3];IF([.C6]=2;['file:///C:/GitProjects/PHC25Turbo/CircuitHelp%20-%20Copie.ods'#$Caractères.$B$4];IF([.C6]=3;['file:///C:/GitProjects/PHC25Turbo/CircuitHelp%20-%20Copie.ods'#$Caractères.$B$5];IF([.C6]=4;['file:///C:/GitProjects/PHC25Turbo/CircuitHelp%20-%20Copie.ods'#$Caractères.$B$6];IF([.C6]=5;['file:///C:/GitProjects/PHC25Turbo/CircuitHelp%20-%20Copie.ods'#$Caractères.$B$7];IF([.C6]=6;['file:///C:/GitProjects/PHC25Turbo/CircuitHelp%20-%20Copie.ods'#$Caractères.$B$8];IF([.C6]=7;['file:///C:/GitProjects/PHC25Turbo/CircuitHelp%20-%20Copie.ods'#$Caractères.$B$9];IF([.C6]=8;['file:///C:/GitProjects/PHC25Turbo/CircuitHelp%20-%20Copie.ods'#$Caractères.$B$10];IF([.C6]=9;['file:///C:/GitProjects/PHC25Turbo/CircuitHelp%20-%20Copie.ods'#$Caractères.$B$11];IF([.C6]=10;['file:///C:/GitProjects/PHC25Turbo/CircuitHelp%20-%20Copie.ods'#$Caractères.$B$12];IF([.C6]=11;['file:///C:/GitProjects/PHC25Turbo/CircuitHelp%20-%20Copie.ods'#$Caractères.$B$13];IF([.C6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'file:///C:/GitProjects/PHC25Turbo/CircuitHelp%20-%20Copie.ods'#$Caractères.$H$2];IF([.D6]=1;['file:///C:/GitProjects/PHC25Turbo/CircuitHelp%20-%20Copie.ods'#$Caractères.$H$3];IF([.D6]=2;['file:///C:/GitProjects/PHC25Turbo/CircuitHelp%20-%20Copie.ods'#$Caractères.$H$4];IF([.D6]=3;['file:///C:/GitProjects/PHC25Turbo/CircuitHelp%20-%20Copie.ods'#$Caractères.$H$5];IF([.D6]=4;['file:///C:/GitProjects/PHC25Turbo/CircuitHelp%20-%20Copie.ods'#$Caractères.$H$6];IF([.D6]=5;['file:///C:/GitProjects/PHC25Turbo/CircuitHelp%20-%20Copie.ods'#$Caractères.$H$7];IF([.D6]=6;['file:///C:/GitProjects/PHC25Turbo/CircuitHelp%20-%20Copie.ods'#$Caractères.$H$8];IF([.D6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E6]=0;['file:///C:/GitProjects/PHC25Turbo/CircuitHelp%20-%20Copie.ods'#$Caractères.$B$2];IF([.E6]=1;['file:///C:/GitProjects/PHC25Turbo/CircuitHelp%20-%20Copie.ods'#$Caractères.$B$3];IF([.E6]=2;['file:///C:/GitProjects/PHC25Turbo/CircuitHelp%20-%20Copie.ods'#$Caractères.$B$4];IF([.E6]=3;['file:///C:/GitProjects/PHC25Turbo/CircuitHelp%20-%20Copie.ods'#$Caractères.$B$5];IF([.E6]=4;['file:///C:/GitProjects/PHC25Turbo/CircuitHelp%20-%20Copie.ods'#$Caractères.$B$6];IF([.E6]=5;['file:///C:/GitProjects/PHC25Turbo/CircuitHelp%20-%20Copie.ods'#$Caractères.$B$7];IF([.E6]=6;['file:///C:/GitProjects/PHC25Turbo/CircuitHelp%20-%20Copie.ods'#$Caractères.$B$8];IF([.E6]=7;['file:///C:/GitProjects/PHC25Turbo/CircuitHelp%20-%20Copie.ods'#$Caractères.$B$9];IF([.E6]=8;['file:///C:/GitProjects/PHC25Turbo/CircuitHelp%20-%20Copie.ods'#$Caractères.$B$10];IF([.E6]=9;['file:///C:/GitProjects/PHC25Turbo/CircuitHelp%20-%20Copie.ods'#$Caractères.$B$11];IF([.E6]=10;['file:///C:/GitProjects/PHC25Turbo/CircuitHelp%20-%20Copie.ods'#$Caractères.$B$12];IF([.E6]=11;['file:///C:/GitProjects/PHC25Turbo/CircuitHelp%20-%20Copie.ods'#$Caractères.$B$13];IF([.E6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'file:///C:/GitProjects/PHC25Turbo/CircuitHelp%20-%20Copie.ods'#$Caractères.$H$2];IF([.F6]=1;['file:///C:/GitProjects/PHC25Turbo/CircuitHelp%20-%20Copie.ods'#$Caractères.$H$3];IF([.F6]=2;['file:///C:/GitProjects/PHC25Turbo/CircuitHelp%20-%20Copie.ods'#$Caractères.$H$4];IF([.F6]=3;['file:///C:/GitProjects/PHC25Turbo/CircuitHelp%20-%20Copie.ods'#$Caractères.$H$5];IF([.F6]=4;['file:///C:/GitProjects/PHC25Turbo/CircuitHelp%20-%20Copie.ods'#$Caractères.$H$6];IF([.F6]=5;['file:///C:/GitProjects/PHC25Turbo/CircuitHelp%20-%20Copie.ods'#$Caractères.$H$7];IF([.F6]=6;['file:///C:/GitProjects/PHC25Turbo/CircuitHelp%20-%20Copie.ods'#$Caractères.$H$8];IF([.F6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G6]=0;['file:///C:/GitProjects/PHC25Turbo/CircuitHelp%20-%20Copie.ods'#$Caractères.$B$2];IF([.G6]=1;['file:///C:/GitProjects/PHC25Turbo/CircuitHelp%20-%20Copie.ods'#$Caractères.$B$3];IF([.G6]=2;['file:///C:/GitProjects/PHC25Turbo/CircuitHelp%20-%20Copie.ods'#$Caractères.$B$4];IF([.G6]=3;['file:///C:/GitProjects/PHC25Turbo/CircuitHelp%20-%20Copie.ods'#$Caractères.$B$5];IF([.G6]=4;['file:///C:/GitProjects/PHC25Turbo/CircuitHelp%20-%20Copie.ods'#$Caractères.$B$6];IF([.G6]=5;['file:///C:/GitProjects/PHC25Turbo/CircuitHelp%20-%20Copie.ods'#$Caractères.$B$7];IF([.G6]=6;['file:///C:/GitProjects/PHC25Turbo/CircuitHelp%20-%20Copie.ods'#$Caractères.$B$8];IF([.G6]=7;['file:///C:/GitProjects/PHC25Turbo/CircuitHelp%20-%20Copie.ods'#$Caractères.$B$9];IF([.G6]=8;['file:///C:/GitProjects/PHC25Turbo/CircuitHelp%20-%20Copie.ods'#$Caractères.$B$10];IF([.G6]=9;['file:///C:/GitProjects/PHC25Turbo/CircuitHelp%20-%20Copie.ods'#$Caractères.$B$11];IF([.G6]=10;['file:///C:/GitProjects/PHC25Turbo/CircuitHelp%20-%20Copie.ods'#$Caractères.$B$12];IF([.G6]=11;['file:///C:/GitProjects/PHC25Turbo/CircuitHelp%20-%20Copie.ods'#$Caractères.$B$13];IF([.G6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G6]&gt;0;[.G6]&lt;4);&quot;&quot;;IF([.H6]=0;['file:///C:/GitProjects/PHC25Turbo/CircuitHelp%20-%20Copie.ods'#$Caractères.$H$2];IF([.H6]=1;['file:///C:/GitProjects/PHC25Turbo/CircuitHelp%20-%20Copie.ods'#$Caractères.$H$3];IF([.H6]=2;['file:///C:/GitProjects/PHC25Turbo/CircuitHelp%20-%20Copie.ods'#$Caractères.$H$4];IF([.H6]=3;['file:///C:/GitProjects/PHC25Turbo/CircuitHelp%20-%20Copie.ods'#$Caractères.$H$5];IF([.H6]=4;['file:///C:/GitProjects/PHC25Turbo/CircuitHelp%20-%20Copie.ods'#$Caractères.$H$6];IF([.H6]=5;['file:///C:/GitProjects/PHC25Turbo/CircuitHelp%20-%20Copie.ods'#$Caractères.$H$7];IF([.H6]=6;['file:///C:/GitProjects/PHC25Turbo/CircuitHelp%20-%20Copie.ods'#$Caractères.$H$8];IF([.H6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I6]=0;['file:///C:/GitProjects/PHC25Turbo/CircuitHelp%20-%20Copie.ods'#$Caractères.$B$2];IF([.I6]=1;['file:///C:/GitProjects/PHC25Turbo/CircuitHelp%20-%20Copie.ods'#$Caractères.$B$3];IF([.I6]=2;['file:///C:/GitProjects/PHC25Turbo/CircuitHelp%20-%20Copie.ods'#$Caractères.$B$4];IF([.I6]=3;['file:///C:/GitProjects/PHC25Turbo/CircuitHelp%20-%20Copie.ods'#$Caractères.$B$5];IF([.I6]=4;['file:///C:/GitProjects/PHC25Turbo/CircuitHelp%20-%20Copie.ods'#$Caractères.$B$6];IF([.I6]=5;['file:///C:/GitProjects/PHC25Turbo/CircuitHelp%20-%20Copie.ods'#$Caractères.$B$7];IF([.I6]=6;['file:///C:/GitProjects/PHC25Turbo/CircuitHelp%20-%20Copie.ods'#$Caractères.$B$8];IF([.I6]=7;['file:///C:/GitProjects/PHC25Turbo/CircuitHelp%20-%20Copie.ods'#$Caractères.$B$9];IF([.I6]=8;['file:///C:/GitProjects/PHC25Turbo/CircuitHelp%20-%20Copie.ods'#$Caractères.$B$10];IF([.I6]=9;['file:///C:/GitProjects/PHC25Turbo/CircuitHelp%20-%20Copie.ods'#$Caractères.$B$11];IF([.I6]=10;['file:///C:/GitProjects/PHC25Turbo/CircuitHelp%20-%20Copie.ods'#$Caractères.$B$12];IF([.I6]=11;['file:///C:/GitProjects/PHC25Turbo/CircuitHelp%20-%20Copie.ods'#$Caractères.$B$13];IF([.I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I6]&gt;0;[.I6]&lt;4);&quot;&quot;;IF([.J6]=0;['file:///C:/GitProjects/PHC25Turbo/CircuitHelp%20-%20Copie.ods'#$Caractères.$H$2];IF([.J6]=1;['file:///C:/GitProjects/PHC25Turbo/CircuitHelp%20-%20Copie.ods'#$Caractères.$H$3];IF([.J6]=2;['file:///C:/GitProjects/PHC25Turbo/CircuitHelp%20-%20Copie.ods'#$Caractères.$H$4];IF([.J6]=3;['file:///C:/GitProjects/PHC25Turbo/CircuitHelp%20-%20Copie.ods'#$Caractères.$H$5];IF([.J6]=4;['file:///C:/GitProjects/PHC25Turbo/CircuitHelp%20-%20Copie.ods'#$Caractères.$H$6];IF([.J6]=5;['file:///C:/GitProjects/PHC25Turbo/CircuitHelp%20-%20Copie.ods'#$Caractères.$H$7];IF([.J6]=6;['file:///C:/GitProjects/PHC25Turbo/CircuitHelp%20-%20Copie.ods'#$Caractères.$H$8];IF([.J6]=7;['file:///C:/GitProjects/PHC25Turbo/CircuitHelp%20-%20Copie.ods'#$Caractères.$H$9];&quot;x&quot;)))))))))">
            <text:p/>
          </table:table-cell>
          <table:table-cell table:style-name="ce54" table:formula="of:=IF([.K6]=0;['file:///C:/GitProjects/PHC25Turbo/CircuitHelp%20-%20Copie.ods'#$Caractères.$B$2];IF([.K6]=1;['file:///C:/GitProjects/PHC25Turbo/CircuitHelp%20-%20Copie.ods'#$Caractères.$B$3];IF([.K6]=2;['file:///C:/GitProjects/PHC25Turbo/CircuitHelp%20-%20Copie.ods'#$Caractères.$B$4];IF([.K6]=3;['file:///C:/GitProjects/PHC25Turbo/CircuitHelp%20-%20Copie.ods'#$Caractères.$B$5];IF([.K6]=4;['file:///C:/GitProjects/PHC25Turbo/CircuitHelp%20-%20Copie.ods'#$Caractères.$B$6];IF([.K6]=5;['file:///C:/GitProjects/PHC25Turbo/CircuitHelp%20-%20Copie.ods'#$Caractères.$B$7];IF([.K6]=6;['file:///C:/GitProjects/PHC25Turbo/CircuitHelp%20-%20Copie.ods'#$Caractères.$B$8];IF([.K6]=7;['file:///C:/GitProjects/PHC25Turbo/CircuitHelp%20-%20Copie.ods'#$Caractères.$B$9];IF([.K6]=8;['file:///C:/GitProjects/PHC25Turbo/CircuitHelp%20-%20Copie.ods'#$Caractères.$B$10];IF([.K6]=9;['file:///C:/GitProjects/PHC25Turbo/CircuitHelp%20-%20Copie.ods'#$Caractères.$B$11];IF([.K6]=10;['file:///C:/GitProjects/PHC25Turbo/CircuitHelp%20-%20Copie.ods'#$Caractères.$B$12];IF([.K6]=11;['file:///C:/GitProjects/PHC25Turbo/CircuitHelp%20-%20Copie.ods'#$Caractères.$B$13];IF([.K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K6]&gt;0;[.K6]&lt;4);&quot;&quot;;IF([.L6]=0;['file:///C:/GitProjects/PHC25Turbo/CircuitHelp%20-%20Copie.ods'#$Caractères.$H$2];IF([.L6]=1;['file:///C:/GitProjects/PHC25Turbo/CircuitHelp%20-%20Copie.ods'#$Caractères.$H$3];IF([.L6]=2;['file:///C:/GitProjects/PHC25Turbo/CircuitHelp%20-%20Copie.ods'#$Caractères.$H$4];IF([.L6]=3;['file:///C:/GitProjects/PHC25Turbo/CircuitHelp%20-%20Copie.ods'#$Caractères.$H$5];IF([.L6]=4;['file:///C:/GitProjects/PHC25Turbo/CircuitHelp%20-%20Copie.ods'#$Caractères.$H$6];IF([.L6]=5;['file:///C:/GitProjects/PHC25Turbo/CircuitHelp%20-%20Copie.ods'#$Caractères.$H$7];IF([.L6]=6;['file:///C:/GitProjects/PHC25Turbo/CircuitHelp%20-%20Copie.ods'#$Caractères.$H$8];IF([.L6]=7;['file:///C:/GitProjects/PHC25Turbo/CircuitHelp%20-%20Copie.ods'#$Caractères.$H$9];&quot;x&quot;)))))))))">
            <text:p/>
          </table:table-cell>
          <table:table-cell table:style-name="ce60" table:formula="of:=IF([.M6]=0;['file:///C:/GitProjects/PHC25Turbo/CircuitHelp%20-%20Copie.ods'#$Caractères.$B$2];IF([.M6]=1;['file:///C:/GitProjects/PHC25Turbo/CircuitHelp%20-%20Copie.ods'#$Caractères.$B$3];IF([.M6]=2;['file:///C:/GitProjects/PHC25Turbo/CircuitHelp%20-%20Copie.ods'#$Caractères.$B$4];IF([.M6]=3;['file:///C:/GitProjects/PHC25Turbo/CircuitHelp%20-%20Copie.ods'#$Caractères.$B$5];IF([.M6]=4;['file:///C:/GitProjects/PHC25Turbo/CircuitHelp%20-%20Copie.ods'#$Caractères.$B$6];IF([.M6]=5;['file:///C:/GitProjects/PHC25Turbo/CircuitHelp%20-%20Copie.ods'#$Caractères.$B$7];IF([.M6]=6;['file:///C:/GitProjects/PHC25Turbo/CircuitHelp%20-%20Copie.ods'#$Caractères.$B$8];IF([.M6]=7;['file:///C:/GitProjects/PHC25Turbo/CircuitHelp%20-%20Copie.ods'#$Caractères.$B$9];IF([.M6]=8;['file:///C:/GitProjects/PHC25Turbo/CircuitHelp%20-%20Copie.ods'#$Caractères.$B$10];IF([.M6]=9;['file:///C:/GitProjects/PHC25Turbo/CircuitHelp%20-%20Copie.ods'#$Caractères.$B$11];IF([.M6]=10;['file:///C:/GitProjects/PHC25Turbo/CircuitHelp%20-%20Copie.ods'#$Caractères.$B$12];IF([.M6]=11;['file:///C:/GitProjects/PHC25Turbo/CircuitHelp%20-%20Copie.ods'#$Caractères.$B$13];IF([.M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M6]&gt;0;[.M6]&lt;4);&quot;&quot;;IF([.N6]=0;['file:///C:/GitProjects/PHC25Turbo/CircuitHelp%20-%20Copie.ods'#$Caractères.$H$2];IF([.N6]=1;['file:///C:/GitProjects/PHC25Turbo/CircuitHelp%20-%20Copie.ods'#$Caractères.$H$3];IF([.N6]=2;['file:///C:/GitProjects/PHC25Turbo/CircuitHelp%20-%20Copie.ods'#$Caractères.$H$4];IF([.N6]=3;['file:///C:/GitProjects/PHC25Turbo/CircuitHelp%20-%20Copie.ods'#$Caractères.$H$5];IF([.N6]=4;['file:///C:/GitProjects/PHC25Turbo/CircuitHelp%20-%20Copie.ods'#$Caractères.$H$6];IF([.N6]=5;['file:///C:/GitProjects/PHC25Turbo/CircuitHelp%20-%20Copie.ods'#$Caractères.$H$7];IF([.N6]=6;['file:///C:/GitProjects/PHC25Turbo/CircuitHelp%20-%20Copie.ods'#$Caractères.$H$8];IF([.N6]=7;['file:///C:/GitProjects/PHC25Turbo/CircuitHelp%20-%20Copie.ods'#$Caractères.$H$9];&quot;x&quot;)))))))))">
            <text:p/>
          </table:table-cell>
          <table:table-cell table:style-name="ce54" table:formula="of:=IF([.O6]=0;['file:///C:/GitProjects/PHC25Turbo/CircuitHelp%20-%20Copie.ods'#$Caractères.$B$2];IF([.O6]=1;['file:///C:/GitProjects/PHC25Turbo/CircuitHelp%20-%20Copie.ods'#$Caractères.$B$3];IF([.O6]=2;['file:///C:/GitProjects/PHC25Turbo/CircuitHelp%20-%20Copie.ods'#$Caractères.$B$4];IF([.O6]=3;['file:///C:/GitProjects/PHC25Turbo/CircuitHelp%20-%20Copie.ods'#$Caractères.$B$5];IF([.O6]=4;['file:///C:/GitProjects/PHC25Turbo/CircuitHelp%20-%20Copie.ods'#$Caractères.$B$6];IF([.O6]=5;['file:///C:/GitProjects/PHC25Turbo/CircuitHelp%20-%20Copie.ods'#$Caractères.$B$7];IF([.O6]=6;['file:///C:/GitProjects/PHC25Turbo/CircuitHelp%20-%20Copie.ods'#$Caractères.$B$8];IF([.O6]=7;['file:///C:/GitProjects/PHC25Turbo/CircuitHelp%20-%20Copie.ods'#$Caractères.$B$9];IF([.O6]=8;['file:///C:/GitProjects/PHC25Turbo/CircuitHelp%20-%20Copie.ods'#$Caractères.$B$10];IF([.O6]=9;['file:///C:/GitProjects/PHC25Turbo/CircuitHelp%20-%20Copie.ods'#$Caractères.$B$11];IF([.O6]=10;['file:///C:/GitProjects/PHC25Turbo/CircuitHelp%20-%20Copie.ods'#$Caractères.$B$12];IF([.O6]=11;['file:///C:/GitProjects/PHC25Turbo/CircuitHelp%20-%20Copie.ods'#$Caractères.$B$13];IF([.O6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O6]&gt;0;[.O6]&lt;4);&quot;&quot;;IF([.P6]=0;['file:///C:/GitProjects/PHC25Turbo/CircuitHelp%20-%20Copie.ods'#$Caractères.$H$2];IF([.P6]=1;['file:///C:/GitProjects/PHC25Turbo/CircuitHelp%20-%20Copie.ods'#$Caractères.$H$3];IF([.P6]=2;['file:///C:/GitProjects/PHC25Turbo/CircuitHelp%20-%20Copie.ods'#$Caractères.$H$4];IF([.P6]=3;['file:///C:/GitProjects/PHC25Turbo/CircuitHelp%20-%20Copie.ods'#$Caractères.$H$5];IF([.P6]=4;['file:///C:/GitProjects/PHC25Turbo/CircuitHelp%20-%20Copie.ods'#$Caractères.$H$6];IF([.P6]=5;['file:///C:/GitProjects/PHC25Turbo/CircuitHelp%20-%20Copie.ods'#$Caractères.$H$7];IF([.P6]=6;['file:///C:/GitProjects/PHC25Turbo/CircuitHelp%20-%20Copie.ods'#$Caractères.$H$8];IF([.P6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Q6]=0;['file:///C:/GitProjects/PHC25Turbo/CircuitHelp%20-%20Copie.ods'#$Caractères.$B$2];IF([.Q6]=1;['file:///C:/GitProjects/PHC25Turbo/CircuitHelp%20-%20Copie.ods'#$Caractères.$B$3];IF([.Q6]=2;['file:///C:/GitProjects/PHC25Turbo/CircuitHelp%20-%20Copie.ods'#$Caractères.$B$4];IF([.Q6]=3;['file:///C:/GitProjects/PHC25Turbo/CircuitHelp%20-%20Copie.ods'#$Caractères.$B$5];IF([.Q6]=4;['file:///C:/GitProjects/PHC25Turbo/CircuitHelp%20-%20Copie.ods'#$Caractères.$B$6];IF([.Q6]=5;['file:///C:/GitProjects/PHC25Turbo/CircuitHelp%20-%20Copie.ods'#$Caractères.$B$7];IF([.Q6]=6;['file:///C:/GitProjects/PHC25Turbo/CircuitHelp%20-%20Copie.ods'#$Caractères.$B$8];IF([.Q6]=7;['file:///C:/GitProjects/PHC25Turbo/CircuitHelp%20-%20Copie.ods'#$Caractères.$B$9];IF([.Q6]=8;['file:///C:/GitProjects/PHC25Turbo/CircuitHelp%20-%20Copie.ods'#$Caractères.$B$10];IF([.Q6]=9;['file:///C:/GitProjects/PHC25Turbo/CircuitHelp%20-%20Copie.ods'#$Caractères.$B$11];IF([.Q6]=10;['file:///C:/GitProjects/PHC25Turbo/CircuitHelp%20-%20Copie.ods'#$Caractères.$B$12];IF([.Q6]=11;['file:///C:/GitProjects/PHC25Turbo/CircuitHelp%20-%20Copie.ods'#$Caractères.$B$13];IF([.Q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Q6]&gt;0;[.Q6]&lt;4);&quot;&quot;;IF([.R6]=0;['file:///C:/GitProjects/PHC25Turbo/CircuitHelp%20-%20Copie.ods'#$Caractères.$H$2];IF([.R6]=1;['file:///C:/GitProjects/PHC25Turbo/CircuitHelp%20-%20Copie.ods'#$Caractères.$H$3];IF([.R6]=2;['file:///C:/GitProjects/PHC25Turbo/CircuitHelp%20-%20Copie.ods'#$Caractères.$H$4];IF([.R6]=3;['file:///C:/GitProjects/PHC25Turbo/CircuitHelp%20-%20Copie.ods'#$Caractères.$H$5];IF([.R6]=4;['file:///C:/GitProjects/PHC25Turbo/CircuitHelp%20-%20Copie.ods'#$Caractères.$H$6];IF([.R6]=5;['file:///C:/GitProjects/PHC25Turbo/CircuitHelp%20-%20Copie.ods'#$Caractères.$H$7];IF([.R6]=6;['file:///C:/GitProjects/PHC25Turbo/CircuitHelp%20-%20Copie.ods'#$Caractères.$H$8];IF([.R6]=7;['file:///C:/GitProjects/PHC25Turbo/CircuitHelp%20-%20Copie.ods'#$Caractères.$H$9];&quot;x&quot;)))))))))">
            <text:p/>
          </table:table-cell>
          <table:table-cell table:style-name="ce54" table:formula="of:=IF([.S6]=0;['file:///C:/GitProjects/PHC25Turbo/CircuitHelp%20-%20Copie.ods'#$Caractères.$B$2];IF([.S6]=1;['file:///C:/GitProjects/PHC25Turbo/CircuitHelp%20-%20Copie.ods'#$Caractères.$B$3];IF([.S6]=2;['file:///C:/GitProjects/PHC25Turbo/CircuitHelp%20-%20Copie.ods'#$Caractères.$B$4];IF([.S6]=3;['file:///C:/GitProjects/PHC25Turbo/CircuitHelp%20-%20Copie.ods'#$Caractères.$B$5];IF([.S6]=4;['file:///C:/GitProjects/PHC25Turbo/CircuitHelp%20-%20Copie.ods'#$Caractères.$B$6];IF([.S6]=5;['file:///C:/GitProjects/PHC25Turbo/CircuitHelp%20-%20Copie.ods'#$Caractères.$B$7];IF([.S6]=6;['file:///C:/GitProjects/PHC25Turbo/CircuitHelp%20-%20Copie.ods'#$Caractères.$B$8];IF([.S6]=7;['file:///C:/GitProjects/PHC25Turbo/CircuitHelp%20-%20Copie.ods'#$Caractères.$B$9];IF([.S6]=8;['file:///C:/GitProjects/PHC25Turbo/CircuitHelp%20-%20Copie.ods'#$Caractères.$B$10];IF([.S6]=9;['file:///C:/GitProjects/PHC25Turbo/CircuitHelp%20-%20Copie.ods'#$Caractères.$B$11];IF([.S6]=10;['file:///C:/GitProjects/PHC25Turbo/CircuitHelp%20-%20Copie.ods'#$Caractères.$B$12];IF([.S6]=11;['file:///C:/GitProjects/PHC25Turbo/CircuitHelp%20-%20Copie.ods'#$Caractères.$B$13];IF([.S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'file:///C:/GitProjects/PHC25Turbo/CircuitHelp%20-%20Copie.ods'#$Caractères.$H$2];IF([.T6]=1;['file:///C:/GitProjects/PHC25Turbo/CircuitHelp%20-%20Copie.ods'#$Caractères.$H$3];IF([.T6]=2;['file:///C:/GitProjects/PHC25Turbo/CircuitHelp%20-%20Copie.ods'#$Caractères.$H$4];IF([.T6]=3;['file:///C:/GitProjects/PHC25Turbo/CircuitHelp%20-%20Copie.ods'#$Caractères.$H$5];IF([.T6]=4;['file:///C:/GitProjects/PHC25Turbo/CircuitHelp%20-%20Copie.ods'#$Caractères.$H$6];IF([.T6]=5;['file:///C:/GitProjects/PHC25Turbo/CircuitHelp%20-%20Copie.ods'#$Caractères.$H$7];IF([.T6]=6;['file:///C:/GitProjects/PHC25Turbo/CircuitHelp%20-%20Copie.ods'#$Caractères.$H$8];IF([.T6]=7;['file:///C:/GitProjects/PHC25Turbo/CircuitHelp%20-%20Copie.ods'#$Caractères.$H$9];&quot;x&quot;)))))))))">
            <text:p/>
          </table:table-cell>
          <table:table-cell table:style-name="ce60" table:formula="of:=IF([.U6]=0;['file:///C:/GitProjects/PHC25Turbo/CircuitHelp%20-%20Copie.ods'#$Caractères.$B$2];IF([.U6]=1;['file:///C:/GitProjects/PHC25Turbo/CircuitHelp%20-%20Copie.ods'#$Caractères.$B$3];IF([.U6]=2;['file:///C:/GitProjects/PHC25Turbo/CircuitHelp%20-%20Copie.ods'#$Caractères.$B$4];IF([.U6]=3;['file:///C:/GitProjects/PHC25Turbo/CircuitHelp%20-%20Copie.ods'#$Caractères.$B$5];IF([.U6]=4;['file:///C:/GitProjects/PHC25Turbo/CircuitHelp%20-%20Copie.ods'#$Caractères.$B$6];IF([.U6]=5;['file:///C:/GitProjects/PHC25Turbo/CircuitHelp%20-%20Copie.ods'#$Caractères.$B$7];IF([.U6]=6;['file:///C:/GitProjects/PHC25Turbo/CircuitHelp%20-%20Copie.ods'#$Caractères.$B$8];IF([.U6]=7;['file:///C:/GitProjects/PHC25Turbo/CircuitHelp%20-%20Copie.ods'#$Caractères.$B$9];IF([.U6]=8;['file:///C:/GitProjects/PHC25Turbo/CircuitHelp%20-%20Copie.ods'#$Caractères.$B$10];IF([.U6]=9;['file:///C:/GitProjects/PHC25Turbo/CircuitHelp%20-%20Copie.ods'#$Caractères.$B$11];IF([.U6]=10;['file:///C:/GitProjects/PHC25Turbo/CircuitHelp%20-%20Copie.ods'#$Caractères.$B$12];IF([.U6]=11;['file:///C:/GitProjects/PHC25Turbo/CircuitHelp%20-%20Copie.ods'#$Caractères.$B$13];IF([.U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U6]&gt;0;[.U6]&lt;4);&quot;&quot;;IF([.V6]=0;['file:///C:/GitProjects/PHC25Turbo/CircuitHelp%20-%20Copie.ods'#$Caractères.$H$2];IF([.V6]=1;['file:///C:/GitProjects/PHC25Turbo/CircuitHelp%20-%20Copie.ods'#$Caractères.$H$3];IF([.V6]=2;['file:///C:/GitProjects/PHC25Turbo/CircuitHelp%20-%20Copie.ods'#$Caractères.$H$4];IF([.V6]=3;['file:///C:/GitProjects/PHC25Turbo/CircuitHelp%20-%20Copie.ods'#$Caractères.$H$5];IF([.V6]=4;['file:///C:/GitProjects/PHC25Turbo/CircuitHelp%20-%20Copie.ods'#$Caractères.$H$6];IF([.V6]=5;['file:///C:/GitProjects/PHC25Turbo/CircuitHelp%20-%20Copie.ods'#$Caractères.$H$7];IF([.V6]=6;['file:///C:/GitProjects/PHC25Turbo/CircuitHelp%20-%20Copie.ods'#$Caractères.$H$8];IF([.V6]=7;['file:///C:/GitProjects/PHC25Turbo/CircuitHelp%20-%20Copie.ods'#$Caractères.$H$9];&quot;x&quot;)))))))))">
            <text:p/>
          </table:table-cell>
          <table:table-cell table:style-name="ce54" table:formula="of:=IF([.W6]=0;['file:///C:/GitProjects/PHC25Turbo/CircuitHelp%20-%20Copie.ods'#$Caractères.$B$2];IF([.W6]=1;['file:///C:/GitProjects/PHC25Turbo/CircuitHelp%20-%20Copie.ods'#$Caractères.$B$3];IF([.W6]=2;['file:///C:/GitProjects/PHC25Turbo/CircuitHelp%20-%20Copie.ods'#$Caractères.$B$4];IF([.W6]=3;['file:///C:/GitProjects/PHC25Turbo/CircuitHelp%20-%20Copie.ods'#$Caractères.$B$5];IF([.W6]=4;['file:///C:/GitProjects/PHC25Turbo/CircuitHelp%20-%20Copie.ods'#$Caractères.$B$6];IF([.W6]=5;['file:///C:/GitProjects/PHC25Turbo/CircuitHelp%20-%20Copie.ods'#$Caractères.$B$7];IF([.W6]=6;['file:///C:/GitProjects/PHC25Turbo/CircuitHelp%20-%20Copie.ods'#$Caractères.$B$8];IF([.W6]=7;['file:///C:/GitProjects/PHC25Turbo/CircuitHelp%20-%20Copie.ods'#$Caractères.$B$9];IF([.W6]=8;['file:///C:/GitProjects/PHC25Turbo/CircuitHelp%20-%20Copie.ods'#$Caractères.$B$10];IF([.W6]=9;['file:///C:/GitProjects/PHC25Turbo/CircuitHelp%20-%20Copie.ods'#$Caractères.$B$11];IF([.W6]=10;['file:///C:/GitProjects/PHC25Turbo/CircuitHelp%20-%20Copie.ods'#$Caractères.$B$12];IF([.W6]=11;['file:///C:/GitProjects/PHC25Turbo/CircuitHelp%20-%20Copie.ods'#$Caractères.$B$13];IF([.W6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W6]&gt;0;[.W6]&lt;4);&quot;&quot;;IF([.X6]=0;['file:///C:/GitProjects/PHC25Turbo/CircuitHelp%20-%20Copie.ods'#$Caractères.$H$2];IF([.X6]=1;['file:///C:/GitProjects/PHC25Turbo/CircuitHelp%20-%20Copie.ods'#$Caractères.$H$3];IF([.X6]=2;['file:///C:/GitProjects/PHC25Turbo/CircuitHelp%20-%20Copie.ods'#$Caractères.$H$4];IF([.X6]=3;['file:///C:/GitProjects/PHC25Turbo/CircuitHelp%20-%20Copie.ods'#$Caractères.$H$5];IF([.X6]=4;['file:///C:/GitProjects/PHC25Turbo/CircuitHelp%20-%20Copie.ods'#$Caractères.$H$6];IF([.X6]=5;['file:///C:/GitProjects/PHC25Turbo/CircuitHelp%20-%20Copie.ods'#$Caractères.$H$7];IF([.X6]=6;['file:///C:/GitProjects/PHC25Turbo/CircuitHelp%20-%20Copie.ods'#$Caractères.$H$8];IF([.X6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Y6]=0;['file:///C:/GitProjects/PHC25Turbo/CircuitHelp%20-%20Copie.ods'#$Caractères.$B$2];IF([.Y6]=1;['file:///C:/GitProjects/PHC25Turbo/CircuitHelp%20-%20Copie.ods'#$Caractères.$B$3];IF([.Y6]=2;['file:///C:/GitProjects/PHC25Turbo/CircuitHelp%20-%20Copie.ods'#$Caractères.$B$4];IF([.Y6]=3;['file:///C:/GitProjects/PHC25Turbo/CircuitHelp%20-%20Copie.ods'#$Caractères.$B$5];IF([.Y6]=4;['file:///C:/GitProjects/PHC25Turbo/CircuitHelp%20-%20Copie.ods'#$Caractères.$B$6];IF([.Y6]=5;['file:///C:/GitProjects/PHC25Turbo/CircuitHelp%20-%20Copie.ods'#$Caractères.$B$7];IF([.Y6]=6;['file:///C:/GitProjects/PHC25Turbo/CircuitHelp%20-%20Copie.ods'#$Caractères.$B$8];IF([.Y6]=7;['file:///C:/GitProjects/PHC25Turbo/CircuitHelp%20-%20Copie.ods'#$Caractères.$B$9];IF([.Y6]=8;['file:///C:/GitProjects/PHC25Turbo/CircuitHelp%20-%20Copie.ods'#$Caractères.$B$10];IF([.Y6]=9;['file:///C:/GitProjects/PHC25Turbo/CircuitHelp%20-%20Copie.ods'#$Caractères.$B$11];IF([.Y6]=10;['file:///C:/GitProjects/PHC25Turbo/CircuitHelp%20-%20Copie.ods'#$Caractères.$B$12];IF([.Y6]=11;['file:///C:/GitProjects/PHC25Turbo/CircuitHelp%20-%20Copie.ods'#$Caractères.$B$13];IF([.Y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Y6]&gt;0;[.Y6]&lt;4);&quot;&quot;;IF([.Z6]=0;['file:///C:/GitProjects/PHC25Turbo/CircuitHelp%20-%20Copie.ods'#$Caractères.$H$2];IF([.Z6]=1;['file:///C:/GitProjects/PHC25Turbo/CircuitHelp%20-%20Copie.ods'#$Caractères.$H$3];IF([.Z6]=2;['file:///C:/GitProjects/PHC25Turbo/CircuitHelp%20-%20Copie.ods'#$Caractères.$H$4];IF([.Z6]=3;['file:///C:/GitProjects/PHC25Turbo/CircuitHelp%20-%20Copie.ods'#$Caractères.$H$5];IF([.Z6]=4;['file:///C:/GitProjects/PHC25Turbo/CircuitHelp%20-%20Copie.ods'#$Caractères.$H$6];IF([.Z6]=5;['file:///C:/GitProjects/PHC25Turbo/CircuitHelp%20-%20Copie.ods'#$Caractères.$H$7];IF([.Z6]=6;['file:///C:/GitProjects/PHC25Turbo/CircuitHelp%20-%20Copie.ods'#$Caractères.$H$8];IF([.Z6]=7;['file:///C:/GitProjects/PHC25Turbo/CircuitHelp%20-%20Copie.ods'#$Caractères.$H$9];&quot;x&quot;)))))))))">
            <text:p/>
          </table:table-cell>
          <table:table-cell table:style-name="ce54" table:formula="of:=IF([.AA6]=0;['file:///C:/GitProjects/PHC25Turbo/CircuitHelp%20-%20Copie.ods'#$Caractères.$B$2];IF([.AA6]=1;['file:///C:/GitProjects/PHC25Turbo/CircuitHelp%20-%20Copie.ods'#$Caractères.$B$3];IF([.AA6]=2;['file:///C:/GitProjects/PHC25Turbo/CircuitHelp%20-%20Copie.ods'#$Caractères.$B$4];IF([.AA6]=3;['file:///C:/GitProjects/PHC25Turbo/CircuitHelp%20-%20Copie.ods'#$Caractères.$B$5];IF([.AA6]=4;['file:///C:/GitProjects/PHC25Turbo/CircuitHelp%20-%20Copie.ods'#$Caractères.$B$6];IF([.AA6]=5;['file:///C:/GitProjects/PHC25Turbo/CircuitHelp%20-%20Copie.ods'#$Caractères.$B$7];IF([.AA6]=6;['file:///C:/GitProjects/PHC25Turbo/CircuitHelp%20-%20Copie.ods'#$Caractères.$B$8];IF([.AA6]=7;['file:///C:/GitProjects/PHC25Turbo/CircuitHelp%20-%20Copie.ods'#$Caractères.$B$9];IF([.AA6]=8;['file:///C:/GitProjects/PHC25Turbo/CircuitHelp%20-%20Copie.ods'#$Caractères.$B$10];IF([.AA6]=9;['file:///C:/GitProjects/PHC25Turbo/CircuitHelp%20-%20Copie.ods'#$Caractères.$B$11];IF([.AA6]=10;['file:///C:/GitProjects/PHC25Turbo/CircuitHelp%20-%20Copie.ods'#$Caractères.$B$12];IF([.AA6]=11;['file:///C:/GitProjects/PHC25Turbo/CircuitHelp%20-%20Copie.ods'#$Caractères.$B$13];IF([.AA6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'file:///C:/GitProjects/PHC25Turbo/CircuitHelp%20-%20Copie.ods'#$Caractères.$H$2];IF([.AB6]=1;['file:///C:/GitProjects/PHC25Turbo/CircuitHelp%20-%20Copie.ods'#$Caractères.$H$3];IF([.AB6]=2;['file:///C:/GitProjects/PHC25Turbo/CircuitHelp%20-%20Copie.ods'#$Caractères.$H$4];IF([.AB6]=3;['file:///C:/GitProjects/PHC25Turbo/CircuitHelp%20-%20Copie.ods'#$Caractères.$H$5];IF([.AB6]=4;['file:///C:/GitProjects/PHC25Turbo/CircuitHelp%20-%20Copie.ods'#$Caractères.$H$6];IF([.AB6]=5;['file:///C:/GitProjects/PHC25Turbo/CircuitHelp%20-%20Copie.ods'#$Caractères.$H$7];IF([.AB6]=6;['file:///C:/GitProjects/PHC25Turbo/CircuitHelp%20-%20Copie.ods'#$Caractères.$H$8];IF([.AB6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AC6]=0;['file:///C:/GitProjects/PHC25Turbo/CircuitHelp%20-%20Copie.ods'#$Caractères.$B$2];IF([.AC6]=1;['file:///C:/GitProjects/PHC25Turbo/CircuitHelp%20-%20Copie.ods'#$Caractères.$B$3];IF([.AC6]=2;['file:///C:/GitProjects/PHC25Turbo/CircuitHelp%20-%20Copie.ods'#$Caractères.$B$4];IF([.AC6]=3;['file:///C:/GitProjects/PHC25Turbo/CircuitHelp%20-%20Copie.ods'#$Caractères.$B$5];IF([.AC6]=4;['file:///C:/GitProjects/PHC25Turbo/CircuitHelp%20-%20Copie.ods'#$Caractères.$B$6];IF([.AC6]=5;['file:///C:/GitProjects/PHC25Turbo/CircuitHelp%20-%20Copie.ods'#$Caractères.$B$7];IF([.AC6]=6;['file:///C:/GitProjects/PHC25Turbo/CircuitHelp%20-%20Copie.ods'#$Caractères.$B$8];IF([.AC6]=7;['file:///C:/GitProjects/PHC25Turbo/CircuitHelp%20-%20Copie.ods'#$Caractères.$B$9];IF([.AC6]=8;['file:///C:/GitProjects/PHC25Turbo/CircuitHelp%20-%20Copie.ods'#$Caractères.$B$10];IF([.AC6]=9;['file:///C:/GitProjects/PHC25Turbo/CircuitHelp%20-%20Copie.ods'#$Caractères.$B$11];IF([.AC6]=10;['file:///C:/GitProjects/PHC25Turbo/CircuitHelp%20-%20Copie.ods'#$Caractères.$B$12];IF([.AC6]=11;['file:///C:/GitProjects/PHC25Turbo/CircuitHelp%20-%20Copie.ods'#$Caractères.$B$13];IF([.AC6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'file:///C:/GitProjects/PHC25Turbo/CircuitHelp%20-%20Copie.ods'#$Caractères.$H$2];IF([.AD6]=1;['file:///C:/GitProjects/PHC25Turbo/CircuitHelp%20-%20Copie.ods'#$Caractères.$H$3];IF([.AD6]=2;['file:///C:/GitProjects/PHC25Turbo/CircuitHelp%20-%20Copie.ods'#$Caractères.$H$4];IF([.AD6]=3;['file:///C:/GitProjects/PHC25Turbo/CircuitHelp%20-%20Copie.ods'#$Caractères.$H$5];IF([.AD6]=4;['file:///C:/GitProjects/PHC25Turbo/CircuitHelp%20-%20Copie.ods'#$Caractères.$H$6];IF([.AD6]=5;['file:///C:/GitProjects/PHC25Turbo/CircuitHelp%20-%20Copie.ods'#$Caractères.$H$7];IF([.AD6]=6;['file:///C:/GitProjects/PHC25Turbo/CircuitHelp%20-%20Copie.ods'#$Caractères.$H$8];IF([.AD6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6]=0;['file:///C:/GitProjects/PHC25Turbo/CircuitHelp%20-%20Copie.ods'#$Caractères.$B$2];IF([.AE6]=1;['file:///C:/GitProjects/PHC25Turbo/CircuitHelp%20-%20Copie.ods'#$Caractères.$B$3];IF([.AE6]=2;['file:///C:/GitProjects/PHC25Turbo/CircuitHelp%20-%20Copie.ods'#$Caractères.$B$4];IF([.AE6]=3;['file:///C:/GitProjects/PHC25Turbo/CircuitHelp%20-%20Copie.ods'#$Caractères.$B$5];IF([.AE6]=4;['file:///C:/GitProjects/PHC25Turbo/CircuitHelp%20-%20Copie.ods'#$Caractères.$B$6];IF([.AE6]=5;['file:///C:/GitProjects/PHC25Turbo/CircuitHelp%20-%20Copie.ods'#$Caractères.$B$7];IF([.AE6]=6;['file:///C:/GitProjects/PHC25Turbo/CircuitHelp%20-%20Copie.ods'#$Caractères.$B$8];IF([.AE6]=7;['file:///C:/GitProjects/PHC25Turbo/CircuitHelp%20-%20Copie.ods'#$Caractères.$B$9];IF([.AE6]=8;['file:///C:/GitProjects/PHC25Turbo/CircuitHelp%20-%20Copie.ods'#$Caractères.$B$10];IF([.AE6]=9;['file:///C:/GitProjects/PHC25Turbo/CircuitHelp%20-%20Copie.ods'#$Caractères.$B$11];IF([.AE6]=10;['file:///C:/GitProjects/PHC25Turbo/CircuitHelp%20-%20Copie.ods'#$Caractères.$B$12];IF([.AE6]=11;['file:///C:/GitProjects/PHC25Turbo/CircuitHelp%20-%20Copie.ods'#$Caractères.$B$13];IF([.AE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6]&gt;0;[.AE6]&lt;4);&quot;&quot;;IF([.AF6]=0;['file:///C:/GitProjects/PHC25Turbo/CircuitHelp%20-%20Copie.ods'#$Caractères.$H$2];IF([.AF6]=1;['file:///C:/GitProjects/PHC25Turbo/CircuitHelp%20-%20Copie.ods'#$Caractères.$H$3];IF([.AF6]=2;['file:///C:/GitProjects/PHC25Turbo/CircuitHelp%20-%20Copie.ods'#$Caractères.$H$4];IF([.AF6]=3;['file:///C:/GitProjects/PHC25Turbo/CircuitHelp%20-%20Copie.ods'#$Caractères.$H$5];IF([.AF6]=4;['file:///C:/GitProjects/PHC25Turbo/CircuitHelp%20-%20Copie.ods'#$Caractères.$H$6];IF([.AF6]=5;['file:///C:/GitProjects/PHC25Turbo/CircuitHelp%20-%20Copie.ods'#$Caractères.$H$7];IF([.AF6]=6;['file:///C:/GitProjects/PHC25Turbo/CircuitHelp%20-%20Copie.ods'#$Caractères.$H$8];IF([.AF6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'file:///C:/GitProjects/PHC25Turbo/CircuitHelp%20-%20Copie.ods'#$Caractères.$B$2];IF([.A7]=1;['file:///C:/GitProjects/PHC25Turbo/CircuitHelp%20-%20Copie.ods'#$Caractères.$B$3];IF([.A7]=2;['file:///C:/GitProjects/PHC25Turbo/CircuitHelp%20-%20Copie.ods'#$Caractères.$B$4];IF([.A7]=3;['file:///C:/GitProjects/PHC25Turbo/CircuitHelp%20-%20Copie.ods'#$Caractères.$B$5];IF([.A7]=4;['file:///C:/GitProjects/PHC25Turbo/CircuitHelp%20-%20Copie.ods'#$Caractères.$B$6];IF([.A7]=5;['file:///C:/GitProjects/PHC25Turbo/CircuitHelp%20-%20Copie.ods'#$Caractères.$B$7];IF([.A7]=6;['file:///C:/GitProjects/PHC25Turbo/CircuitHelp%20-%20Copie.ods'#$Caractères.$B$8];IF([.A7]=7;['file:///C:/GitProjects/PHC25Turbo/CircuitHelp%20-%20Copie.ods'#$Caractères.$B$9];IF([.A7]=8;['file:///C:/GitProjects/PHC25Turbo/CircuitHelp%20-%20Copie.ods'#$Caractères.$B$10];IF([.A7]=9;['file:///C:/GitProjects/PHC25Turbo/CircuitHelp%20-%20Copie.ods'#$Caractères.$B$11];IF([.A7]=10;['file:///C:/GitProjects/PHC25Turbo/CircuitHelp%20-%20Copie.ods'#$Caractères.$B$12];IF([.A7]=11;['file:///C:/GitProjects/PHC25Turbo/CircuitHelp%20-%20Copie.ods'#$Caractères.$B$13];IF([.A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7]&gt;0;[.A7]&lt;4);&quot;&quot;;IF([.B7]=0;['file:///C:/GitProjects/PHC25Turbo/CircuitHelp%20-%20Copie.ods'#$Caractères.$H$2];IF([.B7]=1;['file:///C:/GitProjects/PHC25Turbo/CircuitHelp%20-%20Copie.ods'#$Caractères.$H$3];IF([.B7]=2;['file:///C:/GitProjects/PHC25Turbo/CircuitHelp%20-%20Copie.ods'#$Caractères.$H$4];IF([.B7]=3;['file:///C:/GitProjects/PHC25Turbo/CircuitHelp%20-%20Copie.ods'#$Caractères.$H$5];IF([.B7]=4;['file:///C:/GitProjects/PHC25Turbo/CircuitHelp%20-%20Copie.ods'#$Caractères.$H$6];IF([.B7]=5;['file:///C:/GitProjects/PHC25Turbo/CircuitHelp%20-%20Copie.ods'#$Caractères.$H$7];IF([.B7]=6;['file:///C:/GitProjects/PHC25Turbo/CircuitHelp%20-%20Copie.ods'#$Caractères.$H$8];IF([.B7]=7;['file:///C:/GitProjects/PHC25Turbo/CircuitHelp%20-%20Copie.ods'#$Caractères.$H$9];&quot;x&quot;)))))))))">
            <text:p/>
          </table:table-cell>
          <table:table-cell table:style-name="ce54" table:formula="of:=IF([.C7]=0;['file:///C:/GitProjects/PHC25Turbo/CircuitHelp%20-%20Copie.ods'#$Caractères.$B$2];IF([.C7]=1;['file:///C:/GitProjects/PHC25Turbo/CircuitHelp%20-%20Copie.ods'#$Caractères.$B$3];IF([.C7]=2;['file:///C:/GitProjects/PHC25Turbo/CircuitHelp%20-%20Copie.ods'#$Caractères.$B$4];IF([.C7]=3;['file:///C:/GitProjects/PHC25Turbo/CircuitHelp%20-%20Copie.ods'#$Caractères.$B$5];IF([.C7]=4;['file:///C:/GitProjects/PHC25Turbo/CircuitHelp%20-%20Copie.ods'#$Caractères.$B$6];IF([.C7]=5;['file:///C:/GitProjects/PHC25Turbo/CircuitHelp%20-%20Copie.ods'#$Caractères.$B$7];IF([.C7]=6;['file:///C:/GitProjects/PHC25Turbo/CircuitHelp%20-%20Copie.ods'#$Caractères.$B$8];IF([.C7]=7;['file:///C:/GitProjects/PHC25Turbo/CircuitHelp%20-%20Copie.ods'#$Caractères.$B$9];IF([.C7]=8;['file:///C:/GitProjects/PHC25Turbo/CircuitHelp%20-%20Copie.ods'#$Caractères.$B$10];IF([.C7]=9;['file:///C:/GitProjects/PHC25Turbo/CircuitHelp%20-%20Copie.ods'#$Caractères.$B$11];IF([.C7]=10;['file:///C:/GitProjects/PHC25Turbo/CircuitHelp%20-%20Copie.ods'#$Caractères.$B$12];IF([.C7]=11;['file:///C:/GitProjects/PHC25Turbo/CircuitHelp%20-%20Copie.ods'#$Caractères.$B$13];IF([.C7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'file:///C:/GitProjects/PHC25Turbo/CircuitHelp%20-%20Copie.ods'#$Caractères.$H$2];IF([.D7]=1;['file:///C:/GitProjects/PHC25Turbo/CircuitHelp%20-%20Copie.ods'#$Caractères.$H$3];IF([.D7]=2;['file:///C:/GitProjects/PHC25Turbo/CircuitHelp%20-%20Copie.ods'#$Caractères.$H$4];IF([.D7]=3;['file:///C:/GitProjects/PHC25Turbo/CircuitHelp%20-%20Copie.ods'#$Caractères.$H$5];IF([.D7]=4;['file:///C:/GitProjects/PHC25Turbo/CircuitHelp%20-%20Copie.ods'#$Caractères.$H$6];IF([.D7]=5;['file:///C:/GitProjects/PHC25Turbo/CircuitHelp%20-%20Copie.ods'#$Caractères.$H$7];IF([.D7]=6;['file:///C:/GitProjects/PHC25Turbo/CircuitHelp%20-%20Copie.ods'#$Caractères.$H$8];IF([.D7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E7]=0;['file:///C:/GitProjects/PHC25Turbo/CircuitHelp%20-%20Copie.ods'#$Caractères.$B$2];IF([.E7]=1;['file:///C:/GitProjects/PHC25Turbo/CircuitHelp%20-%20Copie.ods'#$Caractères.$B$3];IF([.E7]=2;['file:///C:/GitProjects/PHC25Turbo/CircuitHelp%20-%20Copie.ods'#$Caractères.$B$4];IF([.E7]=3;['file:///C:/GitProjects/PHC25Turbo/CircuitHelp%20-%20Copie.ods'#$Caractères.$B$5];IF([.E7]=4;['file:///C:/GitProjects/PHC25Turbo/CircuitHelp%20-%20Copie.ods'#$Caractères.$B$6];IF([.E7]=5;['file:///C:/GitProjects/PHC25Turbo/CircuitHelp%20-%20Copie.ods'#$Caractères.$B$7];IF([.E7]=6;['file:///C:/GitProjects/PHC25Turbo/CircuitHelp%20-%20Copie.ods'#$Caractères.$B$8];IF([.E7]=7;['file:///C:/GitProjects/PHC25Turbo/CircuitHelp%20-%20Copie.ods'#$Caractères.$B$9];IF([.E7]=8;['file:///C:/GitProjects/PHC25Turbo/CircuitHelp%20-%20Copie.ods'#$Caractères.$B$10];IF([.E7]=9;['file:///C:/GitProjects/PHC25Turbo/CircuitHelp%20-%20Copie.ods'#$Caractères.$B$11];IF([.E7]=10;['file:///C:/GitProjects/PHC25Turbo/CircuitHelp%20-%20Copie.ods'#$Caractères.$B$12];IF([.E7]=11;['file:///C:/GitProjects/PHC25Turbo/CircuitHelp%20-%20Copie.ods'#$Caractères.$B$13];IF([.E7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'file:///C:/GitProjects/PHC25Turbo/CircuitHelp%20-%20Copie.ods'#$Caractères.$H$2];IF([.F7]=1;['file:///C:/GitProjects/PHC25Turbo/CircuitHelp%20-%20Copie.ods'#$Caractères.$H$3];IF([.F7]=2;['file:///C:/GitProjects/PHC25Turbo/CircuitHelp%20-%20Copie.ods'#$Caractères.$H$4];IF([.F7]=3;['file:///C:/GitProjects/PHC25Turbo/CircuitHelp%20-%20Copie.ods'#$Caractères.$H$5];IF([.F7]=4;['file:///C:/GitProjects/PHC25Turbo/CircuitHelp%20-%20Copie.ods'#$Caractères.$H$6];IF([.F7]=5;['file:///C:/GitProjects/PHC25Turbo/CircuitHelp%20-%20Copie.ods'#$Caractères.$H$7];IF([.F7]=6;['file:///C:/GitProjects/PHC25Turbo/CircuitHelp%20-%20Copie.ods'#$Caractères.$H$8];IF([.F7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G7]=0;['file:///C:/GitProjects/PHC25Turbo/CircuitHelp%20-%20Copie.ods'#$Caractères.$B$2];IF([.G7]=1;['file:///C:/GitProjects/PHC25Turbo/CircuitHelp%20-%20Copie.ods'#$Caractères.$B$3];IF([.G7]=2;['file:///C:/GitProjects/PHC25Turbo/CircuitHelp%20-%20Copie.ods'#$Caractères.$B$4];IF([.G7]=3;['file:///C:/GitProjects/PHC25Turbo/CircuitHelp%20-%20Copie.ods'#$Caractères.$B$5];IF([.G7]=4;['file:///C:/GitProjects/PHC25Turbo/CircuitHelp%20-%20Copie.ods'#$Caractères.$B$6];IF([.G7]=5;['file:///C:/GitProjects/PHC25Turbo/CircuitHelp%20-%20Copie.ods'#$Caractères.$B$7];IF([.G7]=6;['file:///C:/GitProjects/PHC25Turbo/CircuitHelp%20-%20Copie.ods'#$Caractères.$B$8];IF([.G7]=7;['file:///C:/GitProjects/PHC25Turbo/CircuitHelp%20-%20Copie.ods'#$Caractères.$B$9];IF([.G7]=8;['file:///C:/GitProjects/PHC25Turbo/CircuitHelp%20-%20Copie.ods'#$Caractères.$B$10];IF([.G7]=9;['file:///C:/GitProjects/PHC25Turbo/CircuitHelp%20-%20Copie.ods'#$Caractères.$B$11];IF([.G7]=10;['file:///C:/GitProjects/PHC25Turbo/CircuitHelp%20-%20Copie.ods'#$Caractères.$B$12];IF([.G7]=11;['file:///C:/GitProjects/PHC25Turbo/CircuitHelp%20-%20Copie.ods'#$Caractères.$B$13];IF([.G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G7]&gt;0;[.G7]&lt;4);&quot;&quot;;IF([.H7]=0;['file:///C:/GitProjects/PHC25Turbo/CircuitHelp%20-%20Copie.ods'#$Caractères.$H$2];IF([.H7]=1;['file:///C:/GitProjects/PHC25Turbo/CircuitHelp%20-%20Copie.ods'#$Caractères.$H$3];IF([.H7]=2;['file:///C:/GitProjects/PHC25Turbo/CircuitHelp%20-%20Copie.ods'#$Caractères.$H$4];IF([.H7]=3;['file:///C:/GitProjects/PHC25Turbo/CircuitHelp%20-%20Copie.ods'#$Caractères.$H$5];IF([.H7]=4;['file:///C:/GitProjects/PHC25Turbo/CircuitHelp%20-%20Copie.ods'#$Caractères.$H$6];IF([.H7]=5;['file:///C:/GitProjects/PHC25Turbo/CircuitHelp%20-%20Copie.ods'#$Caractères.$H$7];IF([.H7]=6;['file:///C:/GitProjects/PHC25Turbo/CircuitHelp%20-%20Copie.ods'#$Caractères.$H$8];IF([.H7]=7;['file:///C:/GitProjects/PHC25Turbo/CircuitHelp%20-%20Copie.ods'#$Caractères.$H$9];&quot;x&quot;)))))))))">
            <text:p/>
          </table:table-cell>
          <table:table-cell table:style-name="ce60" table:formula="of:=IF([.I7]=0;['file:///C:/GitProjects/PHC25Turbo/CircuitHelp%20-%20Copie.ods'#$Caractères.$B$2];IF([.I7]=1;['file:///C:/GitProjects/PHC25Turbo/CircuitHelp%20-%20Copie.ods'#$Caractères.$B$3];IF([.I7]=2;['file:///C:/GitProjects/PHC25Turbo/CircuitHelp%20-%20Copie.ods'#$Caractères.$B$4];IF([.I7]=3;['file:///C:/GitProjects/PHC25Turbo/CircuitHelp%20-%20Copie.ods'#$Caractères.$B$5];IF([.I7]=4;['file:///C:/GitProjects/PHC25Turbo/CircuitHelp%20-%20Copie.ods'#$Caractères.$B$6];IF([.I7]=5;['file:///C:/GitProjects/PHC25Turbo/CircuitHelp%20-%20Copie.ods'#$Caractères.$B$7];IF([.I7]=6;['file:///C:/GitProjects/PHC25Turbo/CircuitHelp%20-%20Copie.ods'#$Caractères.$B$8];IF([.I7]=7;['file:///C:/GitProjects/PHC25Turbo/CircuitHelp%20-%20Copie.ods'#$Caractères.$B$9];IF([.I7]=8;['file:///C:/GitProjects/PHC25Turbo/CircuitHelp%20-%20Copie.ods'#$Caractères.$B$10];IF([.I7]=9;['file:///C:/GitProjects/PHC25Turbo/CircuitHelp%20-%20Copie.ods'#$Caractères.$B$11];IF([.I7]=10;['file:///C:/GitProjects/PHC25Turbo/CircuitHelp%20-%20Copie.ods'#$Caractères.$B$12];IF([.I7]=11;['file:///C:/GitProjects/PHC25Turbo/CircuitHelp%20-%20Copie.ods'#$Caractères.$B$13];IF([.I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I7]&gt;0;[.I7]&lt;4);&quot;&quot;;IF([.J7]=0;['file:///C:/GitProjects/PHC25Turbo/CircuitHelp%20-%20Copie.ods'#$Caractères.$H$2];IF([.J7]=1;['file:///C:/GitProjects/PHC25Turbo/CircuitHelp%20-%20Copie.ods'#$Caractères.$H$3];IF([.J7]=2;['file:///C:/GitProjects/PHC25Turbo/CircuitHelp%20-%20Copie.ods'#$Caractères.$H$4];IF([.J7]=3;['file:///C:/GitProjects/PHC25Turbo/CircuitHelp%20-%20Copie.ods'#$Caractères.$H$5];IF([.J7]=4;['file:///C:/GitProjects/PHC25Turbo/CircuitHelp%20-%20Copie.ods'#$Caractères.$H$6];IF([.J7]=5;['file:///C:/GitProjects/PHC25Turbo/CircuitHelp%20-%20Copie.ods'#$Caractères.$H$7];IF([.J7]=6;['file:///C:/GitProjects/PHC25Turbo/CircuitHelp%20-%20Copie.ods'#$Caractères.$H$8];IF([.J7]=7;['file:///C:/GitProjects/PHC25Turbo/CircuitHelp%20-%20Copie.ods'#$Caractères.$H$9];&quot;x&quot;)))))))))">
            <text:p/>
          </table:table-cell>
          <table:table-cell table:style-name="ce54" table:formula="of:=IF([.K7]=0;['file:///C:/GitProjects/PHC25Turbo/CircuitHelp%20-%20Copie.ods'#$Caractères.$B$2];IF([.K7]=1;['file:///C:/GitProjects/PHC25Turbo/CircuitHelp%20-%20Copie.ods'#$Caractères.$B$3];IF([.K7]=2;['file:///C:/GitProjects/PHC25Turbo/CircuitHelp%20-%20Copie.ods'#$Caractères.$B$4];IF([.K7]=3;['file:///C:/GitProjects/PHC25Turbo/CircuitHelp%20-%20Copie.ods'#$Caractères.$B$5];IF([.K7]=4;['file:///C:/GitProjects/PHC25Turbo/CircuitHelp%20-%20Copie.ods'#$Caractères.$B$6];IF([.K7]=5;['file:///C:/GitProjects/PHC25Turbo/CircuitHelp%20-%20Copie.ods'#$Caractères.$B$7];IF([.K7]=6;['file:///C:/GitProjects/PHC25Turbo/CircuitHelp%20-%20Copie.ods'#$Caractères.$B$8];IF([.K7]=7;['file:///C:/GitProjects/PHC25Turbo/CircuitHelp%20-%20Copie.ods'#$Caractères.$B$9];IF([.K7]=8;['file:///C:/GitProjects/PHC25Turbo/CircuitHelp%20-%20Copie.ods'#$Caractères.$B$10];IF([.K7]=9;['file:///C:/GitProjects/PHC25Turbo/CircuitHelp%20-%20Copie.ods'#$Caractères.$B$11];IF([.K7]=10;['file:///C:/GitProjects/PHC25Turbo/CircuitHelp%20-%20Copie.ods'#$Caractères.$B$12];IF([.K7]=11;['file:///C:/GitProjects/PHC25Turbo/CircuitHelp%20-%20Copie.ods'#$Caractères.$B$13];IF([.K7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K7]&gt;0;[.K7]&lt;4);&quot;&quot;;IF([.L7]=0;['file:///C:/GitProjects/PHC25Turbo/CircuitHelp%20-%20Copie.ods'#$Caractères.$H$2];IF([.L7]=1;['file:///C:/GitProjects/PHC25Turbo/CircuitHelp%20-%20Copie.ods'#$Caractères.$H$3];IF([.L7]=2;['file:///C:/GitProjects/PHC25Turbo/CircuitHelp%20-%20Copie.ods'#$Caractères.$H$4];IF([.L7]=3;['file:///C:/GitProjects/PHC25Turbo/CircuitHelp%20-%20Copie.ods'#$Caractères.$H$5];IF([.L7]=4;['file:///C:/GitProjects/PHC25Turbo/CircuitHelp%20-%20Copie.ods'#$Caractères.$H$6];IF([.L7]=5;['file:///C:/GitProjects/PHC25Turbo/CircuitHelp%20-%20Copie.ods'#$Caractères.$H$7];IF([.L7]=6;['file:///C:/GitProjects/PHC25Turbo/CircuitHelp%20-%20Copie.ods'#$Caractères.$H$8];IF([.L7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M7]=0;['file:///C:/GitProjects/PHC25Turbo/CircuitHelp%20-%20Copie.ods'#$Caractères.$B$2];IF([.M7]=1;['file:///C:/GitProjects/PHC25Turbo/CircuitHelp%20-%20Copie.ods'#$Caractères.$B$3];IF([.M7]=2;['file:///C:/GitProjects/PHC25Turbo/CircuitHelp%20-%20Copie.ods'#$Caractères.$B$4];IF([.M7]=3;['file:///C:/GitProjects/PHC25Turbo/CircuitHelp%20-%20Copie.ods'#$Caractères.$B$5];IF([.M7]=4;['file:///C:/GitProjects/PHC25Turbo/CircuitHelp%20-%20Copie.ods'#$Caractères.$B$6];IF([.M7]=5;['file:///C:/GitProjects/PHC25Turbo/CircuitHelp%20-%20Copie.ods'#$Caractères.$B$7];IF([.M7]=6;['file:///C:/GitProjects/PHC25Turbo/CircuitHelp%20-%20Copie.ods'#$Caractères.$B$8];IF([.M7]=7;['file:///C:/GitProjects/PHC25Turbo/CircuitHelp%20-%20Copie.ods'#$Caractères.$B$9];IF([.M7]=8;['file:///C:/GitProjects/PHC25Turbo/CircuitHelp%20-%20Copie.ods'#$Caractères.$B$10];IF([.M7]=9;['file:///C:/GitProjects/PHC25Turbo/CircuitHelp%20-%20Copie.ods'#$Caractères.$B$11];IF([.M7]=10;['file:///C:/GitProjects/PHC25Turbo/CircuitHelp%20-%20Copie.ods'#$Caractères.$B$12];IF([.M7]=11;['file:///C:/GitProjects/PHC25Turbo/CircuitHelp%20-%20Copie.ods'#$Caractères.$B$13];IF([.M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M7]&gt;0;[.M7]&lt;4);&quot;&quot;;IF([.N7]=0;['file:///C:/GitProjects/PHC25Turbo/CircuitHelp%20-%20Copie.ods'#$Caractères.$H$2];IF([.N7]=1;['file:///C:/GitProjects/PHC25Turbo/CircuitHelp%20-%20Copie.ods'#$Caractères.$H$3];IF([.N7]=2;['file:///C:/GitProjects/PHC25Turbo/CircuitHelp%20-%20Copie.ods'#$Caractères.$H$4];IF([.N7]=3;['file:///C:/GitProjects/PHC25Turbo/CircuitHelp%20-%20Copie.ods'#$Caractères.$H$5];IF([.N7]=4;['file:///C:/GitProjects/PHC25Turbo/CircuitHelp%20-%20Copie.ods'#$Caractères.$H$6];IF([.N7]=5;['file:///C:/GitProjects/PHC25Turbo/CircuitHelp%20-%20Copie.ods'#$Caractères.$H$7];IF([.N7]=6;['file:///C:/GitProjects/PHC25Turbo/CircuitHelp%20-%20Copie.ods'#$Caractères.$H$8];IF([.N7]=7;['file:///C:/GitProjects/PHC25Turbo/CircuitHelp%20-%20Copie.ods'#$Caractères.$H$9];&quot;x&quot;)))))))))">
            <text:p/>
          </table:table-cell>
          <table:table-cell table:style-name="ce54" table:formula="of:=IF([.O7]=0;['file:///C:/GitProjects/PHC25Turbo/CircuitHelp%20-%20Copie.ods'#$Caractères.$B$2];IF([.O7]=1;['file:///C:/GitProjects/PHC25Turbo/CircuitHelp%20-%20Copie.ods'#$Caractères.$B$3];IF([.O7]=2;['file:///C:/GitProjects/PHC25Turbo/CircuitHelp%20-%20Copie.ods'#$Caractères.$B$4];IF([.O7]=3;['file:///C:/GitProjects/PHC25Turbo/CircuitHelp%20-%20Copie.ods'#$Caractères.$B$5];IF([.O7]=4;['file:///C:/GitProjects/PHC25Turbo/CircuitHelp%20-%20Copie.ods'#$Caractères.$B$6];IF([.O7]=5;['file:///C:/GitProjects/PHC25Turbo/CircuitHelp%20-%20Copie.ods'#$Caractères.$B$7];IF([.O7]=6;['file:///C:/GitProjects/PHC25Turbo/CircuitHelp%20-%20Copie.ods'#$Caractères.$B$8];IF([.O7]=7;['file:///C:/GitProjects/PHC25Turbo/CircuitHelp%20-%20Copie.ods'#$Caractères.$B$9];IF([.O7]=8;['file:///C:/GitProjects/PHC25Turbo/CircuitHelp%20-%20Copie.ods'#$Caractères.$B$10];IF([.O7]=9;['file:///C:/GitProjects/PHC25Turbo/CircuitHelp%20-%20Copie.ods'#$Caractères.$B$11];IF([.O7]=10;['file:///C:/GitProjects/PHC25Turbo/CircuitHelp%20-%20Copie.ods'#$Caractères.$B$12];IF([.O7]=11;['file:///C:/GitProjects/PHC25Turbo/CircuitHelp%20-%20Copie.ods'#$Caractères.$B$13];IF([.O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O7]&gt;0;[.O7]&lt;4);&quot;&quot;;IF([.P7]=0;['file:///C:/GitProjects/PHC25Turbo/CircuitHelp%20-%20Copie.ods'#$Caractères.$H$2];IF([.P7]=1;['file:///C:/GitProjects/PHC25Turbo/CircuitHelp%20-%20Copie.ods'#$Caractères.$H$3];IF([.P7]=2;['file:///C:/GitProjects/PHC25Turbo/CircuitHelp%20-%20Copie.ods'#$Caractères.$H$4];IF([.P7]=3;['file:///C:/GitProjects/PHC25Turbo/CircuitHelp%20-%20Copie.ods'#$Caractères.$H$5];IF([.P7]=4;['file:///C:/GitProjects/PHC25Turbo/CircuitHelp%20-%20Copie.ods'#$Caractères.$H$6];IF([.P7]=5;['file:///C:/GitProjects/PHC25Turbo/CircuitHelp%20-%20Copie.ods'#$Caractères.$H$7];IF([.P7]=6;['file:///C:/GitProjects/PHC25Turbo/CircuitHelp%20-%20Copie.ods'#$Caractères.$H$8];IF([.P7]=7;['file:///C:/GitProjects/PHC25Turbo/CircuitHelp%20-%20Copie.ods'#$Caractères.$H$9];&quot;x&quot;)))))))))">
            <text:p/>
          </table:table-cell>
          <table:table-cell table:style-name="ce60" table:formula="of:=IF([.Q7]=0;['file:///C:/GitProjects/PHC25Turbo/CircuitHelp%20-%20Copie.ods'#$Caractères.$B$2];IF([.Q7]=1;['file:///C:/GitProjects/PHC25Turbo/CircuitHelp%20-%20Copie.ods'#$Caractères.$B$3];IF([.Q7]=2;['file:///C:/GitProjects/PHC25Turbo/CircuitHelp%20-%20Copie.ods'#$Caractères.$B$4];IF([.Q7]=3;['file:///C:/GitProjects/PHC25Turbo/CircuitHelp%20-%20Copie.ods'#$Caractères.$B$5];IF([.Q7]=4;['file:///C:/GitProjects/PHC25Turbo/CircuitHelp%20-%20Copie.ods'#$Caractères.$B$6];IF([.Q7]=5;['file:///C:/GitProjects/PHC25Turbo/CircuitHelp%20-%20Copie.ods'#$Caractères.$B$7];IF([.Q7]=6;['file:///C:/GitProjects/PHC25Turbo/CircuitHelp%20-%20Copie.ods'#$Caractères.$B$8];IF([.Q7]=7;['file:///C:/GitProjects/PHC25Turbo/CircuitHelp%20-%20Copie.ods'#$Caractères.$B$9];IF([.Q7]=8;['file:///C:/GitProjects/PHC25Turbo/CircuitHelp%20-%20Copie.ods'#$Caractères.$B$10];IF([.Q7]=9;['file:///C:/GitProjects/PHC25Turbo/CircuitHelp%20-%20Copie.ods'#$Caractères.$B$11];IF([.Q7]=10;['file:///C:/GitProjects/PHC25Turbo/CircuitHelp%20-%20Copie.ods'#$Caractères.$B$12];IF([.Q7]=11;['file:///C:/GitProjects/PHC25Turbo/CircuitHelp%20-%20Copie.ods'#$Caractères.$B$13];IF([.Q7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Q7]&gt;0;[.Q7]&lt;4);&quot;&quot;;IF([.R7]=0;['file:///C:/GitProjects/PHC25Turbo/CircuitHelp%20-%20Copie.ods'#$Caractères.$H$2];IF([.R7]=1;['file:///C:/GitProjects/PHC25Turbo/CircuitHelp%20-%20Copie.ods'#$Caractères.$H$3];IF([.R7]=2;['file:///C:/GitProjects/PHC25Turbo/CircuitHelp%20-%20Copie.ods'#$Caractères.$H$4];IF([.R7]=3;['file:///C:/GitProjects/PHC25Turbo/CircuitHelp%20-%20Copie.ods'#$Caractères.$H$5];IF([.R7]=4;['file:///C:/GitProjects/PHC25Turbo/CircuitHelp%20-%20Copie.ods'#$Caractères.$H$6];IF([.R7]=5;['file:///C:/GitProjects/PHC25Turbo/CircuitHelp%20-%20Copie.ods'#$Caractères.$H$7];IF([.R7]=6;['file:///C:/GitProjects/PHC25Turbo/CircuitHelp%20-%20Copie.ods'#$Caractères.$H$8];IF([.R7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S7]=0;['file:///C:/GitProjects/PHC25Turbo/CircuitHelp%20-%20Copie.ods'#$Caractères.$B$2];IF([.S7]=1;['file:///C:/GitProjects/PHC25Turbo/CircuitHelp%20-%20Copie.ods'#$Caractères.$B$3];IF([.S7]=2;['file:///C:/GitProjects/PHC25Turbo/CircuitHelp%20-%20Copie.ods'#$Caractères.$B$4];IF([.S7]=3;['file:///C:/GitProjects/PHC25Turbo/CircuitHelp%20-%20Copie.ods'#$Caractères.$B$5];IF([.S7]=4;['file:///C:/GitProjects/PHC25Turbo/CircuitHelp%20-%20Copie.ods'#$Caractères.$B$6];IF([.S7]=5;['file:///C:/GitProjects/PHC25Turbo/CircuitHelp%20-%20Copie.ods'#$Caractères.$B$7];IF([.S7]=6;['file:///C:/GitProjects/PHC25Turbo/CircuitHelp%20-%20Copie.ods'#$Caractères.$B$8];IF([.S7]=7;['file:///C:/GitProjects/PHC25Turbo/CircuitHelp%20-%20Copie.ods'#$Caractères.$B$9];IF([.S7]=8;['file:///C:/GitProjects/PHC25Turbo/CircuitHelp%20-%20Copie.ods'#$Caractères.$B$10];IF([.S7]=9;['file:///C:/GitProjects/PHC25Turbo/CircuitHelp%20-%20Copie.ods'#$Caractères.$B$11];IF([.S7]=10;['file:///C:/GitProjects/PHC25Turbo/CircuitHelp%20-%20Copie.ods'#$Caractères.$B$12];IF([.S7]=11;['file:///C:/GitProjects/PHC25Turbo/CircuitHelp%20-%20Copie.ods'#$Caractères.$B$13];IF([.S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'file:///C:/GitProjects/PHC25Turbo/CircuitHelp%20-%20Copie.ods'#$Caractères.$H$2];IF([.T7]=1;['file:///C:/GitProjects/PHC25Turbo/CircuitHelp%20-%20Copie.ods'#$Caractères.$H$3];IF([.T7]=2;['file:///C:/GitProjects/PHC25Turbo/CircuitHelp%20-%20Copie.ods'#$Caractères.$H$4];IF([.T7]=3;['file:///C:/GitProjects/PHC25Turbo/CircuitHelp%20-%20Copie.ods'#$Caractères.$H$5];IF([.T7]=4;['file:///C:/GitProjects/PHC25Turbo/CircuitHelp%20-%20Copie.ods'#$Caractères.$H$6];IF([.T7]=5;['file:///C:/GitProjects/PHC25Turbo/CircuitHelp%20-%20Copie.ods'#$Caractères.$H$7];IF([.T7]=6;['file:///C:/GitProjects/PHC25Turbo/CircuitHelp%20-%20Copie.ods'#$Caractères.$H$8];IF([.T7]=7;['file:///C:/GitProjects/PHC25Turbo/CircuitHelp%20-%20Copie.ods'#$Caractères.$H$9];&quot;x&quot;)))))))))">
            <text:p/>
          </table:table-cell>
          <table:table-cell table:style-name="ce60" table:formula="of:=IF([.U7]=0;['file:///C:/GitProjects/PHC25Turbo/CircuitHelp%20-%20Copie.ods'#$Caractères.$B$2];IF([.U7]=1;['file:///C:/GitProjects/PHC25Turbo/CircuitHelp%20-%20Copie.ods'#$Caractères.$B$3];IF([.U7]=2;['file:///C:/GitProjects/PHC25Turbo/CircuitHelp%20-%20Copie.ods'#$Caractères.$B$4];IF([.U7]=3;['file:///C:/GitProjects/PHC25Turbo/CircuitHelp%20-%20Copie.ods'#$Caractères.$B$5];IF([.U7]=4;['file:///C:/GitProjects/PHC25Turbo/CircuitHelp%20-%20Copie.ods'#$Caractères.$B$6];IF([.U7]=5;['file:///C:/GitProjects/PHC25Turbo/CircuitHelp%20-%20Copie.ods'#$Caractères.$B$7];IF([.U7]=6;['file:///C:/GitProjects/PHC25Turbo/CircuitHelp%20-%20Copie.ods'#$Caractères.$B$8];IF([.U7]=7;['file:///C:/GitProjects/PHC25Turbo/CircuitHelp%20-%20Copie.ods'#$Caractères.$B$9];IF([.U7]=8;['file:///C:/GitProjects/PHC25Turbo/CircuitHelp%20-%20Copie.ods'#$Caractères.$B$10];IF([.U7]=9;['file:///C:/GitProjects/PHC25Turbo/CircuitHelp%20-%20Copie.ods'#$Caractères.$B$11];IF([.U7]=10;['file:///C:/GitProjects/PHC25Turbo/CircuitHelp%20-%20Copie.ods'#$Caractères.$B$12];IF([.U7]=11;['file:///C:/GitProjects/PHC25Turbo/CircuitHelp%20-%20Copie.ods'#$Caractères.$B$13];IF([.U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U7]&gt;0;[.U7]&lt;4);&quot;&quot;;IF([.V7]=0;['file:///C:/GitProjects/PHC25Turbo/CircuitHelp%20-%20Copie.ods'#$Caractères.$H$2];IF([.V7]=1;['file:///C:/GitProjects/PHC25Turbo/CircuitHelp%20-%20Copie.ods'#$Caractères.$H$3];IF([.V7]=2;['file:///C:/GitProjects/PHC25Turbo/CircuitHelp%20-%20Copie.ods'#$Caractères.$H$4];IF([.V7]=3;['file:///C:/GitProjects/PHC25Turbo/CircuitHelp%20-%20Copie.ods'#$Caractères.$H$5];IF([.V7]=4;['file:///C:/GitProjects/PHC25Turbo/CircuitHelp%20-%20Copie.ods'#$Caractères.$H$6];IF([.V7]=5;['file:///C:/GitProjects/PHC25Turbo/CircuitHelp%20-%20Copie.ods'#$Caractères.$H$7];IF([.V7]=6;['file:///C:/GitProjects/PHC25Turbo/CircuitHelp%20-%20Copie.ods'#$Caractères.$H$8];IF([.V7]=7;['file:///C:/GitProjects/PHC25Turbo/CircuitHelp%20-%20Copie.ods'#$Caractères.$H$9];&quot;x&quot;)))))))))">
            <text:p/>
          </table:table-cell>
          <table:table-cell table:style-name="ce54" table:formula="of:=IF([.W7]=0;['file:///C:/GitProjects/PHC25Turbo/CircuitHelp%20-%20Copie.ods'#$Caractères.$B$2];IF([.W7]=1;['file:///C:/GitProjects/PHC25Turbo/CircuitHelp%20-%20Copie.ods'#$Caractères.$B$3];IF([.W7]=2;['file:///C:/GitProjects/PHC25Turbo/CircuitHelp%20-%20Copie.ods'#$Caractères.$B$4];IF([.W7]=3;['file:///C:/GitProjects/PHC25Turbo/CircuitHelp%20-%20Copie.ods'#$Caractères.$B$5];IF([.W7]=4;['file:///C:/GitProjects/PHC25Turbo/CircuitHelp%20-%20Copie.ods'#$Caractères.$B$6];IF([.W7]=5;['file:///C:/GitProjects/PHC25Turbo/CircuitHelp%20-%20Copie.ods'#$Caractères.$B$7];IF([.W7]=6;['file:///C:/GitProjects/PHC25Turbo/CircuitHelp%20-%20Copie.ods'#$Caractères.$B$8];IF([.W7]=7;['file:///C:/GitProjects/PHC25Turbo/CircuitHelp%20-%20Copie.ods'#$Caractères.$B$9];IF([.W7]=8;['file:///C:/GitProjects/PHC25Turbo/CircuitHelp%20-%20Copie.ods'#$Caractères.$B$10];IF([.W7]=9;['file:///C:/GitProjects/PHC25Turbo/CircuitHelp%20-%20Copie.ods'#$Caractères.$B$11];IF([.W7]=10;['file:///C:/GitProjects/PHC25Turbo/CircuitHelp%20-%20Copie.ods'#$Caractères.$B$12];IF([.W7]=11;['file:///C:/GitProjects/PHC25Turbo/CircuitHelp%20-%20Copie.ods'#$Caractères.$B$13];IF([.W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W7]&gt;0;[.W7]&lt;4);&quot;&quot;;IF([.X7]=0;['file:///C:/GitProjects/PHC25Turbo/CircuitHelp%20-%20Copie.ods'#$Caractères.$H$2];IF([.X7]=1;['file:///C:/GitProjects/PHC25Turbo/CircuitHelp%20-%20Copie.ods'#$Caractères.$H$3];IF([.X7]=2;['file:///C:/GitProjects/PHC25Turbo/CircuitHelp%20-%20Copie.ods'#$Caractères.$H$4];IF([.X7]=3;['file:///C:/GitProjects/PHC25Turbo/CircuitHelp%20-%20Copie.ods'#$Caractères.$H$5];IF([.X7]=4;['file:///C:/GitProjects/PHC25Turbo/CircuitHelp%20-%20Copie.ods'#$Caractères.$H$6];IF([.X7]=5;['file:///C:/GitProjects/PHC25Turbo/CircuitHelp%20-%20Copie.ods'#$Caractères.$H$7];IF([.X7]=6;['file:///C:/GitProjects/PHC25Turbo/CircuitHelp%20-%20Copie.ods'#$Caractères.$H$8];IF([.X7]=7;['file:///C:/GitProjects/PHC25Turbo/CircuitHelp%20-%20Copie.ods'#$Caractères.$H$9];&quot;x&quot;)))))))))">
            <text:p/>
          </table:table-cell>
          <table:table-cell table:style-name="ce60" table:formula="of:=IF([.Y7]=0;['file:///C:/GitProjects/PHC25Turbo/CircuitHelp%20-%20Copie.ods'#$Caractères.$B$2];IF([.Y7]=1;['file:///C:/GitProjects/PHC25Turbo/CircuitHelp%20-%20Copie.ods'#$Caractères.$B$3];IF([.Y7]=2;['file:///C:/GitProjects/PHC25Turbo/CircuitHelp%20-%20Copie.ods'#$Caractères.$B$4];IF([.Y7]=3;['file:///C:/GitProjects/PHC25Turbo/CircuitHelp%20-%20Copie.ods'#$Caractères.$B$5];IF([.Y7]=4;['file:///C:/GitProjects/PHC25Turbo/CircuitHelp%20-%20Copie.ods'#$Caractères.$B$6];IF([.Y7]=5;['file:///C:/GitProjects/PHC25Turbo/CircuitHelp%20-%20Copie.ods'#$Caractères.$B$7];IF([.Y7]=6;['file:///C:/GitProjects/PHC25Turbo/CircuitHelp%20-%20Copie.ods'#$Caractères.$B$8];IF([.Y7]=7;['file:///C:/GitProjects/PHC25Turbo/CircuitHelp%20-%20Copie.ods'#$Caractères.$B$9];IF([.Y7]=8;['file:///C:/GitProjects/PHC25Turbo/CircuitHelp%20-%20Copie.ods'#$Caractères.$B$10];IF([.Y7]=9;['file:///C:/GitProjects/PHC25Turbo/CircuitHelp%20-%20Copie.ods'#$Caractères.$B$11];IF([.Y7]=10;['file:///C:/GitProjects/PHC25Turbo/CircuitHelp%20-%20Copie.ods'#$Caractères.$B$12];IF([.Y7]=11;['file:///C:/GitProjects/PHC25Turbo/CircuitHelp%20-%20Copie.ods'#$Caractères.$B$13];IF([.Y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Y7]&gt;0;[.Y7]&lt;4);&quot;&quot;;IF([.Z7]=0;['file:///C:/GitProjects/PHC25Turbo/CircuitHelp%20-%20Copie.ods'#$Caractères.$H$2];IF([.Z7]=1;['file:///C:/GitProjects/PHC25Turbo/CircuitHelp%20-%20Copie.ods'#$Caractères.$H$3];IF([.Z7]=2;['file:///C:/GitProjects/PHC25Turbo/CircuitHelp%20-%20Copie.ods'#$Caractères.$H$4];IF([.Z7]=3;['file:///C:/GitProjects/PHC25Turbo/CircuitHelp%20-%20Copie.ods'#$Caractères.$H$5];IF([.Z7]=4;['file:///C:/GitProjects/PHC25Turbo/CircuitHelp%20-%20Copie.ods'#$Caractères.$H$6];IF([.Z7]=5;['file:///C:/GitProjects/PHC25Turbo/CircuitHelp%20-%20Copie.ods'#$Caractères.$H$7];IF([.Z7]=6;['file:///C:/GitProjects/PHC25Turbo/CircuitHelp%20-%20Copie.ods'#$Caractères.$H$8];IF([.Z7]=7;['file:///C:/GitProjects/PHC25Turbo/CircuitHelp%20-%20Copie.ods'#$Caractères.$H$9];&quot;x&quot;)))))))))">
            <text:p/>
          </table:table-cell>
          <table:table-cell table:style-name="ce54" table:formula="of:=IF([.AA7]=0;['file:///C:/GitProjects/PHC25Turbo/CircuitHelp%20-%20Copie.ods'#$Caractères.$B$2];IF([.AA7]=1;['file:///C:/GitProjects/PHC25Turbo/CircuitHelp%20-%20Copie.ods'#$Caractères.$B$3];IF([.AA7]=2;['file:///C:/GitProjects/PHC25Turbo/CircuitHelp%20-%20Copie.ods'#$Caractères.$B$4];IF([.AA7]=3;['file:///C:/GitProjects/PHC25Turbo/CircuitHelp%20-%20Copie.ods'#$Caractères.$B$5];IF([.AA7]=4;['file:///C:/GitProjects/PHC25Turbo/CircuitHelp%20-%20Copie.ods'#$Caractères.$B$6];IF([.AA7]=5;['file:///C:/GitProjects/PHC25Turbo/CircuitHelp%20-%20Copie.ods'#$Caractères.$B$7];IF([.AA7]=6;['file:///C:/GitProjects/PHC25Turbo/CircuitHelp%20-%20Copie.ods'#$Caractères.$B$8];IF([.AA7]=7;['file:///C:/GitProjects/PHC25Turbo/CircuitHelp%20-%20Copie.ods'#$Caractères.$B$9];IF([.AA7]=8;['file:///C:/GitProjects/PHC25Turbo/CircuitHelp%20-%20Copie.ods'#$Caractères.$B$10];IF([.AA7]=9;['file:///C:/GitProjects/PHC25Turbo/CircuitHelp%20-%20Copie.ods'#$Caractères.$B$11];IF([.AA7]=10;['file:///C:/GitProjects/PHC25Turbo/CircuitHelp%20-%20Copie.ods'#$Caractères.$B$12];IF([.AA7]=11;['file:///C:/GitProjects/PHC25Turbo/CircuitHelp%20-%20Copie.ods'#$Caractères.$B$13];IF([.AA7]=12;['file:///C:/GitProjects/PHC25Turbo/CircuitHelp%20-%20Copie.ods'#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'file:///C:/GitProjects/PHC25Turbo/CircuitHelp%20-%20Copie.ods'#$Caractères.$H$2];IF([.AB7]=1;['file:///C:/GitProjects/PHC25Turbo/CircuitHelp%20-%20Copie.ods'#$Caractères.$H$3];IF([.AB7]=2;['file:///C:/GitProjects/PHC25Turbo/CircuitHelp%20-%20Copie.ods'#$Caractères.$H$4];IF([.AB7]=3;['file:///C:/GitProjects/PHC25Turbo/CircuitHelp%20-%20Copie.ods'#$Caractères.$H$5];IF([.AB7]=4;['file:///C:/GitProjects/PHC25Turbo/CircuitHelp%20-%20Copie.ods'#$Caractères.$H$6];IF([.AB7]=5;['file:///C:/GitProjects/PHC25Turbo/CircuitHelp%20-%20Copie.ods'#$Caractères.$H$7];IF([.AB7]=6;['file:///C:/GitProjects/PHC25Turbo/CircuitHelp%20-%20Copie.ods'#$Caractères.$H$8];IF([.AB7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AC7]=0;['file:///C:/GitProjects/PHC25Turbo/CircuitHelp%20-%20Copie.ods'#$Caractères.$B$2];IF([.AC7]=1;['file:///C:/GitProjects/PHC25Turbo/CircuitHelp%20-%20Copie.ods'#$Caractères.$B$3];IF([.AC7]=2;['file:///C:/GitProjects/PHC25Turbo/CircuitHelp%20-%20Copie.ods'#$Caractères.$B$4];IF([.AC7]=3;['file:///C:/GitProjects/PHC25Turbo/CircuitHelp%20-%20Copie.ods'#$Caractères.$B$5];IF([.AC7]=4;['file:///C:/GitProjects/PHC25Turbo/CircuitHelp%20-%20Copie.ods'#$Caractères.$B$6];IF([.AC7]=5;['file:///C:/GitProjects/PHC25Turbo/CircuitHelp%20-%20Copie.ods'#$Caractères.$B$7];IF([.AC7]=6;['file:///C:/GitProjects/PHC25Turbo/CircuitHelp%20-%20Copie.ods'#$Caractères.$B$8];IF([.AC7]=7;['file:///C:/GitProjects/PHC25Turbo/CircuitHelp%20-%20Copie.ods'#$Caractères.$B$9];IF([.AC7]=8;['file:///C:/GitProjects/PHC25Turbo/CircuitHelp%20-%20Copie.ods'#$Caractères.$B$10];IF([.AC7]=9;['file:///C:/GitProjects/PHC25Turbo/CircuitHelp%20-%20Copie.ods'#$Caractères.$B$11];IF([.AC7]=10;['file:///C:/GitProjects/PHC25Turbo/CircuitHelp%20-%20Copie.ods'#$Caractères.$B$12];IF([.AC7]=11;['file:///C:/GitProjects/PHC25Turbo/CircuitHelp%20-%20Copie.ods'#$Caractères.$B$13];IF([.AC7]=12;['file:///C:/GitProjects/PHC25Turbo/CircuitHelp%20-%20Copie.ods'#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'file:///C:/GitProjects/PHC25Turbo/CircuitHelp%20-%20Copie.ods'#$Caractères.$H$2];IF([.AD7]=1;['file:///C:/GitProjects/PHC25Turbo/CircuitHelp%20-%20Copie.ods'#$Caractères.$H$3];IF([.AD7]=2;['file:///C:/GitProjects/PHC25Turbo/CircuitHelp%20-%20Copie.ods'#$Caractères.$H$4];IF([.AD7]=3;['file:///C:/GitProjects/PHC25Turbo/CircuitHelp%20-%20Copie.ods'#$Caractères.$H$5];IF([.AD7]=4;['file:///C:/GitProjects/PHC25Turbo/CircuitHelp%20-%20Copie.ods'#$Caractères.$H$6];IF([.AD7]=5;['file:///C:/GitProjects/PHC25Turbo/CircuitHelp%20-%20Copie.ods'#$Caractères.$H$7];IF([.AD7]=6;['file:///C:/GitProjects/PHC25Turbo/CircuitHelp%20-%20Copie.ods'#$Caractères.$H$8];IF([.AD7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7]=0;['file:///C:/GitProjects/PHC25Turbo/CircuitHelp%20-%20Copie.ods'#$Caractères.$B$2];IF([.AE7]=1;['file:///C:/GitProjects/PHC25Turbo/CircuitHelp%20-%20Copie.ods'#$Caractères.$B$3];IF([.AE7]=2;['file:///C:/GitProjects/PHC25Turbo/CircuitHelp%20-%20Copie.ods'#$Caractères.$B$4];IF([.AE7]=3;['file:///C:/GitProjects/PHC25Turbo/CircuitHelp%20-%20Copie.ods'#$Caractères.$B$5];IF([.AE7]=4;['file:///C:/GitProjects/PHC25Turbo/CircuitHelp%20-%20Copie.ods'#$Caractères.$B$6];IF([.AE7]=5;['file:///C:/GitProjects/PHC25Turbo/CircuitHelp%20-%20Copie.ods'#$Caractères.$B$7];IF([.AE7]=6;['file:///C:/GitProjects/PHC25Turbo/CircuitHelp%20-%20Copie.ods'#$Caractères.$B$8];IF([.AE7]=7;['file:///C:/GitProjects/PHC25Turbo/CircuitHelp%20-%20Copie.ods'#$Caractères.$B$9];IF([.AE7]=8;['file:///C:/GitProjects/PHC25Turbo/CircuitHelp%20-%20Copie.ods'#$Caractères.$B$10];IF([.AE7]=9;['file:///C:/GitProjects/PHC25Turbo/CircuitHelp%20-%20Copie.ods'#$Caractères.$B$11];IF([.AE7]=10;['file:///C:/GitProjects/PHC25Turbo/CircuitHelp%20-%20Copie.ods'#$Caractères.$B$12];IF([.AE7]=11;['file:///C:/GitProjects/PHC25Turbo/CircuitHelp%20-%20Copie.ods'#$Caractères.$B$13];IF([.AE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'file:///C:/GitProjects/PHC25Turbo/CircuitHelp%20-%20Copie.ods'#$Caractères.$H$2];IF([.AF7]=1;['file:///C:/GitProjects/PHC25Turbo/CircuitHelp%20-%20Copie.ods'#$Caractères.$H$3];IF([.AF7]=2;['file:///C:/GitProjects/PHC25Turbo/CircuitHelp%20-%20Copie.ods'#$Caractères.$H$4];IF([.AF7]=3;['file:///C:/GitProjects/PHC25Turbo/CircuitHelp%20-%20Copie.ods'#$Caractères.$H$5];IF([.AF7]=4;['file:///C:/GitProjects/PHC25Turbo/CircuitHelp%20-%20Copie.ods'#$Caractères.$H$6];IF([.AF7]=5;['file:///C:/GitProjects/PHC25Turbo/CircuitHelp%20-%20Copie.ods'#$Caractères.$H$7];IF([.AF7]=6;['file:///C:/GitProjects/PHC25Turbo/CircuitHelp%20-%20Copie.ods'#$Caractères.$H$8];IF([.AF7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'file:///C:/GitProjects/PHC25Turbo/CircuitHelp%20-%20Copie.ods'#$Caractères.$B$2];IF([.A8]=1;['file:///C:/GitProjects/PHC25Turbo/CircuitHelp%20-%20Copie.ods'#$Caractères.$B$3];IF([.A8]=2;['file:///C:/GitProjects/PHC25Turbo/CircuitHelp%20-%20Copie.ods'#$Caractères.$B$4];IF([.A8]=3;['file:///C:/GitProjects/PHC25Turbo/CircuitHelp%20-%20Copie.ods'#$Caractères.$B$5];IF([.A8]=4;['file:///C:/GitProjects/PHC25Turbo/CircuitHelp%20-%20Copie.ods'#$Caractères.$B$6];IF([.A8]=5;['file:///C:/GitProjects/PHC25Turbo/CircuitHelp%20-%20Copie.ods'#$Caractères.$B$7];IF([.A8]=6;['file:///C:/GitProjects/PHC25Turbo/CircuitHelp%20-%20Copie.ods'#$Caractères.$B$8];IF([.A8]=7;['file:///C:/GitProjects/PHC25Turbo/CircuitHelp%20-%20Copie.ods'#$Caractères.$B$9];IF([.A8]=8;['file:///C:/GitProjects/PHC25Turbo/CircuitHelp%20-%20Copie.ods'#$Caractères.$B$10];IF([.A8]=9;['file:///C:/GitProjects/PHC25Turbo/CircuitHelp%20-%20Copie.ods'#$Caractères.$B$11];IF([.A8]=10;['file:///C:/GitProjects/PHC25Turbo/CircuitHelp%20-%20Copie.ods'#$Caractères.$B$12];IF([.A8]=11;['file:///C:/GitProjects/PHC25Turbo/CircuitHelp%20-%20Copie.ods'#$Caractères.$B$13];IF([.A8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'file:///C:/GitProjects/PHC25Turbo/CircuitHelp%20-%20Copie.ods'#$Caractères.$H$2];IF([.B8]=1;['file:///C:/GitProjects/PHC25Turbo/CircuitHelp%20-%20Copie.ods'#$Caractères.$H$3];IF([.B8]=2;['file:///C:/GitProjects/PHC25Turbo/CircuitHelp%20-%20Copie.ods'#$Caractères.$H$4];IF([.B8]=3;['file:///C:/GitProjects/PHC25Turbo/CircuitHelp%20-%20Copie.ods'#$Caractères.$H$5];IF([.B8]=4;['file:///C:/GitProjects/PHC25Turbo/CircuitHelp%20-%20Copie.ods'#$Caractères.$H$6];IF([.B8]=5;['file:///C:/GitProjects/PHC25Turbo/CircuitHelp%20-%20Copie.ods'#$Caractères.$H$7];IF([.B8]=6;['file:///C:/GitProjects/PHC25Turbo/CircuitHelp%20-%20Copie.ods'#$Caractères.$H$8];IF([.B8]=7;['file:///C:/GitProjects/PHC25Turbo/CircuitHelp%20-%20Copie.ods'#$Caractères.$H$9];&quot;x&quot;)))))))))">
            <text:p/>
          </table:table-cell>
          <table:table-cell table:style-name="ce54" table:formula="of:=IF([.C8]=0;['file:///C:/GitProjects/PHC25Turbo/CircuitHelp%20-%20Copie.ods'#$Caractères.$B$2];IF([.C8]=1;['file:///C:/GitProjects/PHC25Turbo/CircuitHelp%20-%20Copie.ods'#$Caractères.$B$3];IF([.C8]=2;['file:///C:/GitProjects/PHC25Turbo/CircuitHelp%20-%20Copie.ods'#$Caractères.$B$4];IF([.C8]=3;['file:///C:/GitProjects/PHC25Turbo/CircuitHelp%20-%20Copie.ods'#$Caractères.$B$5];IF([.C8]=4;['file:///C:/GitProjects/PHC25Turbo/CircuitHelp%20-%20Copie.ods'#$Caractères.$B$6];IF([.C8]=5;['file:///C:/GitProjects/PHC25Turbo/CircuitHelp%20-%20Copie.ods'#$Caractères.$B$7];IF([.C8]=6;['file:///C:/GitProjects/PHC25Turbo/CircuitHelp%20-%20Copie.ods'#$Caractères.$B$8];IF([.C8]=7;['file:///C:/GitProjects/PHC25Turbo/CircuitHelp%20-%20Copie.ods'#$Caractères.$B$9];IF([.C8]=8;['file:///C:/GitProjects/PHC25Turbo/CircuitHelp%20-%20Copie.ods'#$Caractères.$B$10];IF([.C8]=9;['file:///C:/GitProjects/PHC25Turbo/CircuitHelp%20-%20Copie.ods'#$Caractères.$B$11];IF([.C8]=10;['file:///C:/GitProjects/PHC25Turbo/CircuitHelp%20-%20Copie.ods'#$Caractères.$B$12];IF([.C8]=11;['file:///C:/GitProjects/PHC25Turbo/CircuitHelp%20-%20Copie.ods'#$Caractères.$B$13];IF([.C8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'file:///C:/GitProjects/PHC25Turbo/CircuitHelp%20-%20Copie.ods'#$Caractères.$H$2];IF([.D8]=1;['file:///C:/GitProjects/PHC25Turbo/CircuitHelp%20-%20Copie.ods'#$Caractères.$H$3];IF([.D8]=2;['file:///C:/GitProjects/PHC25Turbo/CircuitHelp%20-%20Copie.ods'#$Caractères.$H$4];IF([.D8]=3;['file:///C:/GitProjects/PHC25Turbo/CircuitHelp%20-%20Copie.ods'#$Caractères.$H$5];IF([.D8]=4;['file:///C:/GitProjects/PHC25Turbo/CircuitHelp%20-%20Copie.ods'#$Caractères.$H$6];IF([.D8]=5;['file:///C:/GitProjects/PHC25Turbo/CircuitHelp%20-%20Copie.ods'#$Caractères.$H$7];IF([.D8]=6;['file:///C:/GitProjects/PHC25Turbo/CircuitHelp%20-%20Copie.ods'#$Caractères.$H$8];IF([.D8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E8]=0;['file:///C:/GitProjects/PHC25Turbo/CircuitHelp%20-%20Copie.ods'#$Caractères.$B$2];IF([.E8]=1;['file:///C:/GitProjects/PHC25Turbo/CircuitHelp%20-%20Copie.ods'#$Caractères.$B$3];IF([.E8]=2;['file:///C:/GitProjects/PHC25Turbo/CircuitHelp%20-%20Copie.ods'#$Caractères.$B$4];IF([.E8]=3;['file:///C:/GitProjects/PHC25Turbo/CircuitHelp%20-%20Copie.ods'#$Caractères.$B$5];IF([.E8]=4;['file:///C:/GitProjects/PHC25Turbo/CircuitHelp%20-%20Copie.ods'#$Caractères.$B$6];IF([.E8]=5;['file:///C:/GitProjects/PHC25Turbo/CircuitHelp%20-%20Copie.ods'#$Caractères.$B$7];IF([.E8]=6;['file:///C:/GitProjects/PHC25Turbo/CircuitHelp%20-%20Copie.ods'#$Caractères.$B$8];IF([.E8]=7;['file:///C:/GitProjects/PHC25Turbo/CircuitHelp%20-%20Copie.ods'#$Caractères.$B$9];IF([.E8]=8;['file:///C:/GitProjects/PHC25Turbo/CircuitHelp%20-%20Copie.ods'#$Caractères.$B$10];IF([.E8]=9;['file:///C:/GitProjects/PHC25Turbo/CircuitHelp%20-%20Copie.ods'#$Caractères.$B$11];IF([.E8]=10;['file:///C:/GitProjects/PHC25Turbo/CircuitHelp%20-%20Copie.ods'#$Caractères.$B$12];IF([.E8]=11;['file:///C:/GitProjects/PHC25Turbo/CircuitHelp%20-%20Copie.ods'#$Caractères.$B$13];IF([.E8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'file:///C:/GitProjects/PHC25Turbo/CircuitHelp%20-%20Copie.ods'#$Caractères.$H$2];IF([.F8]=1;['file:///C:/GitProjects/PHC25Turbo/CircuitHelp%20-%20Copie.ods'#$Caractères.$H$3];IF([.F8]=2;['file:///C:/GitProjects/PHC25Turbo/CircuitHelp%20-%20Copie.ods'#$Caractères.$H$4];IF([.F8]=3;['file:///C:/GitProjects/PHC25Turbo/CircuitHelp%20-%20Copie.ods'#$Caractères.$H$5];IF([.F8]=4;['file:///C:/GitProjects/PHC25Turbo/CircuitHelp%20-%20Copie.ods'#$Caractères.$H$6];IF([.F8]=5;['file:///C:/GitProjects/PHC25Turbo/CircuitHelp%20-%20Copie.ods'#$Caractères.$H$7];IF([.F8]=6;['file:///C:/GitProjects/PHC25Turbo/CircuitHelp%20-%20Copie.ods'#$Caractères.$H$8];IF([.F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G8]=0;['file:///C:/GitProjects/PHC25Turbo/CircuitHelp%20-%20Copie.ods'#$Caractères.$B$2];IF([.G8]=1;['file:///C:/GitProjects/PHC25Turbo/CircuitHelp%20-%20Copie.ods'#$Caractères.$B$3];IF([.G8]=2;['file:///C:/GitProjects/PHC25Turbo/CircuitHelp%20-%20Copie.ods'#$Caractères.$B$4];IF([.G8]=3;['file:///C:/GitProjects/PHC25Turbo/CircuitHelp%20-%20Copie.ods'#$Caractères.$B$5];IF([.G8]=4;['file:///C:/GitProjects/PHC25Turbo/CircuitHelp%20-%20Copie.ods'#$Caractères.$B$6];IF([.G8]=5;['file:///C:/GitProjects/PHC25Turbo/CircuitHelp%20-%20Copie.ods'#$Caractères.$B$7];IF([.G8]=6;['file:///C:/GitProjects/PHC25Turbo/CircuitHelp%20-%20Copie.ods'#$Caractères.$B$8];IF([.G8]=7;['file:///C:/GitProjects/PHC25Turbo/CircuitHelp%20-%20Copie.ods'#$Caractères.$B$9];IF([.G8]=8;['file:///C:/GitProjects/PHC25Turbo/CircuitHelp%20-%20Copie.ods'#$Caractères.$B$10];IF([.G8]=9;['file:///C:/GitProjects/PHC25Turbo/CircuitHelp%20-%20Copie.ods'#$Caractères.$B$11];IF([.G8]=10;['file:///C:/GitProjects/PHC25Turbo/CircuitHelp%20-%20Copie.ods'#$Caractères.$B$12];IF([.G8]=11;['file:///C:/GitProjects/PHC25Turbo/CircuitHelp%20-%20Copie.ods'#$Caractères.$B$13];IF([.G8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G8]&gt;0;[.G8]&lt;4);&quot;&quot;;IF([.H8]=0;['file:///C:/GitProjects/PHC25Turbo/CircuitHelp%20-%20Copie.ods'#$Caractères.$H$2];IF([.H8]=1;['file:///C:/GitProjects/PHC25Turbo/CircuitHelp%20-%20Copie.ods'#$Caractères.$H$3];IF([.H8]=2;['file:///C:/GitProjects/PHC25Turbo/CircuitHelp%20-%20Copie.ods'#$Caractères.$H$4];IF([.H8]=3;['file:///C:/GitProjects/PHC25Turbo/CircuitHelp%20-%20Copie.ods'#$Caractères.$H$5];IF([.H8]=4;['file:///C:/GitProjects/PHC25Turbo/CircuitHelp%20-%20Copie.ods'#$Caractères.$H$6];IF([.H8]=5;['file:///C:/GitProjects/PHC25Turbo/CircuitHelp%20-%20Copie.ods'#$Caractères.$H$7];IF([.H8]=6;['file:///C:/GitProjects/PHC25Turbo/CircuitHelp%20-%20Copie.ods'#$Caractères.$H$8];IF([.H8]=7;['file:///C:/GitProjects/PHC25Turbo/CircuitHelp%20-%20Copie.ods'#$Caractères.$H$9];&quot;x&quot;)))))))))">
            <text:p/>
          </table:table-cell>
          <table:table-cell table:style-name="ce60" table:formula="of:=IF([.I8]=0;['file:///C:/GitProjects/PHC25Turbo/CircuitHelp%20-%20Copie.ods'#$Caractères.$B$2];IF([.I8]=1;['file:///C:/GitProjects/PHC25Turbo/CircuitHelp%20-%20Copie.ods'#$Caractères.$B$3];IF([.I8]=2;['file:///C:/GitProjects/PHC25Turbo/CircuitHelp%20-%20Copie.ods'#$Caractères.$B$4];IF([.I8]=3;['file:///C:/GitProjects/PHC25Turbo/CircuitHelp%20-%20Copie.ods'#$Caractères.$B$5];IF([.I8]=4;['file:///C:/GitProjects/PHC25Turbo/CircuitHelp%20-%20Copie.ods'#$Caractères.$B$6];IF([.I8]=5;['file:///C:/GitProjects/PHC25Turbo/CircuitHelp%20-%20Copie.ods'#$Caractères.$B$7];IF([.I8]=6;['file:///C:/GitProjects/PHC25Turbo/CircuitHelp%20-%20Copie.ods'#$Caractères.$B$8];IF([.I8]=7;['file:///C:/GitProjects/PHC25Turbo/CircuitHelp%20-%20Copie.ods'#$Caractères.$B$9];IF([.I8]=8;['file:///C:/GitProjects/PHC25Turbo/CircuitHelp%20-%20Copie.ods'#$Caractères.$B$10];IF([.I8]=9;['file:///C:/GitProjects/PHC25Turbo/CircuitHelp%20-%20Copie.ods'#$Caractères.$B$11];IF([.I8]=10;['file:///C:/GitProjects/PHC25Turbo/CircuitHelp%20-%20Copie.ods'#$Caractères.$B$12];IF([.I8]=11;['file:///C:/GitProjects/PHC25Turbo/CircuitHelp%20-%20Copie.ods'#$Caractères.$B$13];IF([.I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I8]&gt;0;[.I8]&lt;4);&quot;&quot;;IF([.J8]=0;['file:///C:/GitProjects/PHC25Turbo/CircuitHelp%20-%20Copie.ods'#$Caractères.$H$2];IF([.J8]=1;['file:///C:/GitProjects/PHC25Turbo/CircuitHelp%20-%20Copie.ods'#$Caractères.$H$3];IF([.J8]=2;['file:///C:/GitProjects/PHC25Turbo/CircuitHelp%20-%20Copie.ods'#$Caractères.$H$4];IF([.J8]=3;['file:///C:/GitProjects/PHC25Turbo/CircuitHelp%20-%20Copie.ods'#$Caractères.$H$5];IF([.J8]=4;['file:///C:/GitProjects/PHC25Turbo/CircuitHelp%20-%20Copie.ods'#$Caractères.$H$6];IF([.J8]=5;['file:///C:/GitProjects/PHC25Turbo/CircuitHelp%20-%20Copie.ods'#$Caractères.$H$7];IF([.J8]=6;['file:///C:/GitProjects/PHC25Turbo/CircuitHelp%20-%20Copie.ods'#$Caractères.$H$8];IF([.J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K8]=0;['file:///C:/GitProjects/PHC25Turbo/CircuitHelp%20-%20Copie.ods'#$Caractères.$B$2];IF([.K8]=1;['file:///C:/GitProjects/PHC25Turbo/CircuitHelp%20-%20Copie.ods'#$Caractères.$B$3];IF([.K8]=2;['file:///C:/GitProjects/PHC25Turbo/CircuitHelp%20-%20Copie.ods'#$Caractères.$B$4];IF([.K8]=3;['file:///C:/GitProjects/PHC25Turbo/CircuitHelp%20-%20Copie.ods'#$Caractères.$B$5];IF([.K8]=4;['file:///C:/GitProjects/PHC25Turbo/CircuitHelp%20-%20Copie.ods'#$Caractères.$B$6];IF([.K8]=5;['file:///C:/GitProjects/PHC25Turbo/CircuitHelp%20-%20Copie.ods'#$Caractères.$B$7];IF([.K8]=6;['file:///C:/GitProjects/PHC25Turbo/CircuitHelp%20-%20Copie.ods'#$Caractères.$B$8];IF([.K8]=7;['file:///C:/GitProjects/PHC25Turbo/CircuitHelp%20-%20Copie.ods'#$Caractères.$B$9];IF([.K8]=8;['file:///C:/GitProjects/PHC25Turbo/CircuitHelp%20-%20Copie.ods'#$Caractères.$B$10];IF([.K8]=9;['file:///C:/GitProjects/PHC25Turbo/CircuitHelp%20-%20Copie.ods'#$Caractères.$B$11];IF([.K8]=10;['file:///C:/GitProjects/PHC25Turbo/CircuitHelp%20-%20Copie.ods'#$Caractères.$B$12];IF([.K8]=11;['file:///C:/GitProjects/PHC25Turbo/CircuitHelp%20-%20Copie.ods'#$Caractères.$B$13];IF([.K8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K8]&gt;0;[.K8]&lt;4);&quot;&quot;;IF([.L8]=0;['file:///C:/GitProjects/PHC25Turbo/CircuitHelp%20-%20Copie.ods'#$Caractères.$H$2];IF([.L8]=1;['file:///C:/GitProjects/PHC25Turbo/CircuitHelp%20-%20Copie.ods'#$Caractères.$H$3];IF([.L8]=2;['file:///C:/GitProjects/PHC25Turbo/CircuitHelp%20-%20Copie.ods'#$Caractères.$H$4];IF([.L8]=3;['file:///C:/GitProjects/PHC25Turbo/CircuitHelp%20-%20Copie.ods'#$Caractères.$H$5];IF([.L8]=4;['file:///C:/GitProjects/PHC25Turbo/CircuitHelp%20-%20Copie.ods'#$Caractères.$H$6];IF([.L8]=5;['file:///C:/GitProjects/PHC25Turbo/CircuitHelp%20-%20Copie.ods'#$Caractères.$H$7];IF([.L8]=6;['file:///C:/GitProjects/PHC25Turbo/CircuitHelp%20-%20Copie.ods'#$Caractères.$H$8];IF([.L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M8]=0;['file:///C:/GitProjects/PHC25Turbo/CircuitHelp%20-%20Copie.ods'#$Caractères.$B$2];IF([.M8]=1;['file:///C:/GitProjects/PHC25Turbo/CircuitHelp%20-%20Copie.ods'#$Caractères.$B$3];IF([.M8]=2;['file:///C:/GitProjects/PHC25Turbo/CircuitHelp%20-%20Copie.ods'#$Caractères.$B$4];IF([.M8]=3;['file:///C:/GitProjects/PHC25Turbo/CircuitHelp%20-%20Copie.ods'#$Caractères.$B$5];IF([.M8]=4;['file:///C:/GitProjects/PHC25Turbo/CircuitHelp%20-%20Copie.ods'#$Caractères.$B$6];IF([.M8]=5;['file:///C:/GitProjects/PHC25Turbo/CircuitHelp%20-%20Copie.ods'#$Caractères.$B$7];IF([.M8]=6;['file:///C:/GitProjects/PHC25Turbo/CircuitHelp%20-%20Copie.ods'#$Caractères.$B$8];IF([.M8]=7;['file:///C:/GitProjects/PHC25Turbo/CircuitHelp%20-%20Copie.ods'#$Caractères.$B$9];IF([.M8]=8;['file:///C:/GitProjects/PHC25Turbo/CircuitHelp%20-%20Copie.ods'#$Caractères.$B$10];IF([.M8]=9;['file:///C:/GitProjects/PHC25Turbo/CircuitHelp%20-%20Copie.ods'#$Caractères.$B$11];IF([.M8]=10;['file:///C:/GitProjects/PHC25Turbo/CircuitHelp%20-%20Copie.ods'#$Caractères.$B$12];IF([.M8]=11;['file:///C:/GitProjects/PHC25Turbo/CircuitHelp%20-%20Copie.ods'#$Caractères.$B$13];IF([.M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M8]&gt;0;[.M8]&lt;4);&quot;&quot;;IF([.N8]=0;['file:///C:/GitProjects/PHC25Turbo/CircuitHelp%20-%20Copie.ods'#$Caractères.$H$2];IF([.N8]=1;['file:///C:/GitProjects/PHC25Turbo/CircuitHelp%20-%20Copie.ods'#$Caractères.$H$3];IF([.N8]=2;['file:///C:/GitProjects/PHC25Turbo/CircuitHelp%20-%20Copie.ods'#$Caractères.$H$4];IF([.N8]=3;['file:///C:/GitProjects/PHC25Turbo/CircuitHelp%20-%20Copie.ods'#$Caractères.$H$5];IF([.N8]=4;['file:///C:/GitProjects/PHC25Turbo/CircuitHelp%20-%20Copie.ods'#$Caractères.$H$6];IF([.N8]=5;['file:///C:/GitProjects/PHC25Turbo/CircuitHelp%20-%20Copie.ods'#$Caractères.$H$7];IF([.N8]=6;['file:///C:/GitProjects/PHC25Turbo/CircuitHelp%20-%20Copie.ods'#$Caractères.$H$8];IF([.N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O8]=0;['file:///C:/GitProjects/PHC25Turbo/CircuitHelp%20-%20Copie.ods'#$Caractères.$B$2];IF([.O8]=1;['file:///C:/GitProjects/PHC25Turbo/CircuitHelp%20-%20Copie.ods'#$Caractères.$B$3];IF([.O8]=2;['file:///C:/GitProjects/PHC25Turbo/CircuitHelp%20-%20Copie.ods'#$Caractères.$B$4];IF([.O8]=3;['file:///C:/GitProjects/PHC25Turbo/CircuitHelp%20-%20Copie.ods'#$Caractères.$B$5];IF([.O8]=4;['file:///C:/GitProjects/PHC25Turbo/CircuitHelp%20-%20Copie.ods'#$Caractères.$B$6];IF([.O8]=5;['file:///C:/GitProjects/PHC25Turbo/CircuitHelp%20-%20Copie.ods'#$Caractères.$B$7];IF([.O8]=6;['file:///C:/GitProjects/PHC25Turbo/CircuitHelp%20-%20Copie.ods'#$Caractères.$B$8];IF([.O8]=7;['file:///C:/GitProjects/PHC25Turbo/CircuitHelp%20-%20Copie.ods'#$Caractères.$B$9];IF([.O8]=8;['file:///C:/GitProjects/PHC25Turbo/CircuitHelp%20-%20Copie.ods'#$Caractères.$B$10];IF([.O8]=9;['file:///C:/GitProjects/PHC25Turbo/CircuitHelp%20-%20Copie.ods'#$Caractères.$B$11];IF([.O8]=10;['file:///C:/GitProjects/PHC25Turbo/CircuitHelp%20-%20Copie.ods'#$Caractères.$B$12];IF([.O8]=11;['file:///C:/GitProjects/PHC25Turbo/CircuitHelp%20-%20Copie.ods'#$Caractères.$B$13];IF([.O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O8]&gt;0;[.O8]&lt;4);&quot;&quot;;IF([.P8]=0;['file:///C:/GitProjects/PHC25Turbo/CircuitHelp%20-%20Copie.ods'#$Caractères.$H$2];IF([.P8]=1;['file:///C:/GitProjects/PHC25Turbo/CircuitHelp%20-%20Copie.ods'#$Caractères.$H$3];IF([.P8]=2;['file:///C:/GitProjects/PHC25Turbo/CircuitHelp%20-%20Copie.ods'#$Caractères.$H$4];IF([.P8]=3;['file:///C:/GitProjects/PHC25Turbo/CircuitHelp%20-%20Copie.ods'#$Caractères.$H$5];IF([.P8]=4;['file:///C:/GitProjects/PHC25Turbo/CircuitHelp%20-%20Copie.ods'#$Caractères.$H$6];IF([.P8]=5;['file:///C:/GitProjects/PHC25Turbo/CircuitHelp%20-%20Copie.ods'#$Caractères.$H$7];IF([.P8]=6;['file:///C:/GitProjects/PHC25Turbo/CircuitHelp%20-%20Copie.ods'#$Caractères.$H$8];IF([.P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Q8]=0;['file:///C:/GitProjects/PHC25Turbo/CircuitHelp%20-%20Copie.ods'#$Caractères.$B$2];IF([.Q8]=1;['file:///C:/GitProjects/PHC25Turbo/CircuitHelp%20-%20Copie.ods'#$Caractères.$B$3];IF([.Q8]=2;['file:///C:/GitProjects/PHC25Turbo/CircuitHelp%20-%20Copie.ods'#$Caractères.$B$4];IF([.Q8]=3;['file:///C:/GitProjects/PHC25Turbo/CircuitHelp%20-%20Copie.ods'#$Caractères.$B$5];IF([.Q8]=4;['file:///C:/GitProjects/PHC25Turbo/CircuitHelp%20-%20Copie.ods'#$Caractères.$B$6];IF([.Q8]=5;['file:///C:/GitProjects/PHC25Turbo/CircuitHelp%20-%20Copie.ods'#$Caractères.$B$7];IF([.Q8]=6;['file:///C:/GitProjects/PHC25Turbo/CircuitHelp%20-%20Copie.ods'#$Caractères.$B$8];IF([.Q8]=7;['file:///C:/GitProjects/PHC25Turbo/CircuitHelp%20-%20Copie.ods'#$Caractères.$B$9];IF([.Q8]=8;['file:///C:/GitProjects/PHC25Turbo/CircuitHelp%20-%20Copie.ods'#$Caractères.$B$10];IF([.Q8]=9;['file:///C:/GitProjects/PHC25Turbo/CircuitHelp%20-%20Copie.ods'#$Caractères.$B$11];IF([.Q8]=10;['file:///C:/GitProjects/PHC25Turbo/CircuitHelp%20-%20Copie.ods'#$Caractères.$B$12];IF([.Q8]=11;['file:///C:/GitProjects/PHC25Turbo/CircuitHelp%20-%20Copie.ods'#$Caractères.$B$13];IF([.Q8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'file:///C:/GitProjects/PHC25Turbo/CircuitHelp%20-%20Copie.ods'#$Caractères.$H$2];IF([.R8]=1;['file:///C:/GitProjects/PHC25Turbo/CircuitHelp%20-%20Copie.ods'#$Caractères.$H$3];IF([.R8]=2;['file:///C:/GitProjects/PHC25Turbo/CircuitHelp%20-%20Copie.ods'#$Caractères.$H$4];IF([.R8]=3;['file:///C:/GitProjects/PHC25Turbo/CircuitHelp%20-%20Copie.ods'#$Caractères.$H$5];IF([.R8]=4;['file:///C:/GitProjects/PHC25Turbo/CircuitHelp%20-%20Copie.ods'#$Caractères.$H$6];IF([.R8]=5;['file:///C:/GitProjects/PHC25Turbo/CircuitHelp%20-%20Copie.ods'#$Caractères.$H$7];IF([.R8]=6;['file:///C:/GitProjects/PHC25Turbo/CircuitHelp%20-%20Copie.ods'#$Caractères.$H$8];IF([.R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S8]=0;['file:///C:/GitProjects/PHC25Turbo/CircuitHelp%20-%20Copie.ods'#$Caractères.$B$2];IF([.S8]=1;['file:///C:/GitProjects/PHC25Turbo/CircuitHelp%20-%20Copie.ods'#$Caractères.$B$3];IF([.S8]=2;['file:///C:/GitProjects/PHC25Turbo/CircuitHelp%20-%20Copie.ods'#$Caractères.$B$4];IF([.S8]=3;['file:///C:/GitProjects/PHC25Turbo/CircuitHelp%20-%20Copie.ods'#$Caractères.$B$5];IF([.S8]=4;['file:///C:/GitProjects/PHC25Turbo/CircuitHelp%20-%20Copie.ods'#$Caractères.$B$6];IF([.S8]=5;['file:///C:/GitProjects/PHC25Turbo/CircuitHelp%20-%20Copie.ods'#$Caractères.$B$7];IF([.S8]=6;['file:///C:/GitProjects/PHC25Turbo/CircuitHelp%20-%20Copie.ods'#$Caractères.$B$8];IF([.S8]=7;['file:///C:/GitProjects/PHC25Turbo/CircuitHelp%20-%20Copie.ods'#$Caractères.$B$9];IF([.S8]=8;['file:///C:/GitProjects/PHC25Turbo/CircuitHelp%20-%20Copie.ods'#$Caractères.$B$10];IF([.S8]=9;['file:///C:/GitProjects/PHC25Turbo/CircuitHelp%20-%20Copie.ods'#$Caractères.$B$11];IF([.S8]=10;['file:///C:/GitProjects/PHC25Turbo/CircuitHelp%20-%20Copie.ods'#$Caractères.$B$12];IF([.S8]=11;['file:///C:/GitProjects/PHC25Turbo/CircuitHelp%20-%20Copie.ods'#$Caractères.$B$13];IF([.S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S8]&gt;0;[.S8]&lt;4);&quot;&quot;;IF([.T8]=0;['file:///C:/GitProjects/PHC25Turbo/CircuitHelp%20-%20Copie.ods'#$Caractères.$H$2];IF([.T8]=1;['file:///C:/GitProjects/PHC25Turbo/CircuitHelp%20-%20Copie.ods'#$Caractères.$H$3];IF([.T8]=2;['file:///C:/GitProjects/PHC25Turbo/CircuitHelp%20-%20Copie.ods'#$Caractères.$H$4];IF([.T8]=3;['file:///C:/GitProjects/PHC25Turbo/CircuitHelp%20-%20Copie.ods'#$Caractères.$H$5];IF([.T8]=4;['file:///C:/GitProjects/PHC25Turbo/CircuitHelp%20-%20Copie.ods'#$Caractères.$H$6];IF([.T8]=5;['file:///C:/GitProjects/PHC25Turbo/CircuitHelp%20-%20Copie.ods'#$Caractères.$H$7];IF([.T8]=6;['file:///C:/GitProjects/PHC25Turbo/CircuitHelp%20-%20Copie.ods'#$Caractères.$H$8];IF([.T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U8]=0;['file:///C:/GitProjects/PHC25Turbo/CircuitHelp%20-%20Copie.ods'#$Caractères.$B$2];IF([.U8]=1;['file:///C:/GitProjects/PHC25Turbo/CircuitHelp%20-%20Copie.ods'#$Caractères.$B$3];IF([.U8]=2;['file:///C:/GitProjects/PHC25Turbo/CircuitHelp%20-%20Copie.ods'#$Caractères.$B$4];IF([.U8]=3;['file:///C:/GitProjects/PHC25Turbo/CircuitHelp%20-%20Copie.ods'#$Caractères.$B$5];IF([.U8]=4;['file:///C:/GitProjects/PHC25Turbo/CircuitHelp%20-%20Copie.ods'#$Caractères.$B$6];IF([.U8]=5;['file:///C:/GitProjects/PHC25Turbo/CircuitHelp%20-%20Copie.ods'#$Caractères.$B$7];IF([.U8]=6;['file:///C:/GitProjects/PHC25Turbo/CircuitHelp%20-%20Copie.ods'#$Caractères.$B$8];IF([.U8]=7;['file:///C:/GitProjects/PHC25Turbo/CircuitHelp%20-%20Copie.ods'#$Caractères.$B$9];IF([.U8]=8;['file:///C:/GitProjects/PHC25Turbo/CircuitHelp%20-%20Copie.ods'#$Caractères.$B$10];IF([.U8]=9;['file:///C:/GitProjects/PHC25Turbo/CircuitHelp%20-%20Copie.ods'#$Caractères.$B$11];IF([.U8]=10;['file:///C:/GitProjects/PHC25Turbo/CircuitHelp%20-%20Copie.ods'#$Caractères.$B$12];IF([.U8]=11;['file:///C:/GitProjects/PHC25Turbo/CircuitHelp%20-%20Copie.ods'#$Caractères.$B$13];IF([.U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U8]&gt;0;[.U8]&lt;4);&quot;&quot;;IF([.V8]=0;['file:///C:/GitProjects/PHC25Turbo/CircuitHelp%20-%20Copie.ods'#$Caractères.$H$2];IF([.V8]=1;['file:///C:/GitProjects/PHC25Turbo/CircuitHelp%20-%20Copie.ods'#$Caractères.$H$3];IF([.V8]=2;['file:///C:/GitProjects/PHC25Turbo/CircuitHelp%20-%20Copie.ods'#$Caractères.$H$4];IF([.V8]=3;['file:///C:/GitProjects/PHC25Turbo/CircuitHelp%20-%20Copie.ods'#$Caractères.$H$5];IF([.V8]=4;['file:///C:/GitProjects/PHC25Turbo/CircuitHelp%20-%20Copie.ods'#$Caractères.$H$6];IF([.V8]=5;['file:///C:/GitProjects/PHC25Turbo/CircuitHelp%20-%20Copie.ods'#$Caractères.$H$7];IF([.V8]=6;['file:///C:/GitProjects/PHC25Turbo/CircuitHelp%20-%20Copie.ods'#$Caractères.$H$8];IF([.V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W8]=0;['file:///C:/GitProjects/PHC25Turbo/CircuitHelp%20-%20Copie.ods'#$Caractères.$B$2];IF([.W8]=1;['file:///C:/GitProjects/PHC25Turbo/CircuitHelp%20-%20Copie.ods'#$Caractères.$B$3];IF([.W8]=2;['file:///C:/GitProjects/PHC25Turbo/CircuitHelp%20-%20Copie.ods'#$Caractères.$B$4];IF([.W8]=3;['file:///C:/GitProjects/PHC25Turbo/CircuitHelp%20-%20Copie.ods'#$Caractères.$B$5];IF([.W8]=4;['file:///C:/GitProjects/PHC25Turbo/CircuitHelp%20-%20Copie.ods'#$Caractères.$B$6];IF([.W8]=5;['file:///C:/GitProjects/PHC25Turbo/CircuitHelp%20-%20Copie.ods'#$Caractères.$B$7];IF([.W8]=6;['file:///C:/GitProjects/PHC25Turbo/CircuitHelp%20-%20Copie.ods'#$Caractères.$B$8];IF([.W8]=7;['file:///C:/GitProjects/PHC25Turbo/CircuitHelp%20-%20Copie.ods'#$Caractères.$B$9];IF([.W8]=8;['file:///C:/GitProjects/PHC25Turbo/CircuitHelp%20-%20Copie.ods'#$Caractères.$B$10];IF([.W8]=9;['file:///C:/GitProjects/PHC25Turbo/CircuitHelp%20-%20Copie.ods'#$Caractères.$B$11];IF([.W8]=10;['file:///C:/GitProjects/PHC25Turbo/CircuitHelp%20-%20Copie.ods'#$Caractères.$B$12];IF([.W8]=11;['file:///C:/GitProjects/PHC25Turbo/CircuitHelp%20-%20Copie.ods'#$Caractères.$B$13];IF([.W8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W8]&gt;0;[.W8]&lt;4);&quot;&quot;;IF([.X8]=0;['file:///C:/GitProjects/PHC25Turbo/CircuitHelp%20-%20Copie.ods'#$Caractères.$H$2];IF([.X8]=1;['file:///C:/GitProjects/PHC25Turbo/CircuitHelp%20-%20Copie.ods'#$Caractères.$H$3];IF([.X8]=2;['file:///C:/GitProjects/PHC25Turbo/CircuitHelp%20-%20Copie.ods'#$Caractères.$H$4];IF([.X8]=3;['file:///C:/GitProjects/PHC25Turbo/CircuitHelp%20-%20Copie.ods'#$Caractères.$H$5];IF([.X8]=4;['file:///C:/GitProjects/PHC25Turbo/CircuitHelp%20-%20Copie.ods'#$Caractères.$H$6];IF([.X8]=5;['file:///C:/GitProjects/PHC25Turbo/CircuitHelp%20-%20Copie.ods'#$Caractères.$H$7];IF([.X8]=6;['file:///C:/GitProjects/PHC25Turbo/CircuitHelp%20-%20Copie.ods'#$Caractères.$H$8];IF([.X8]=7;['file:///C:/GitProjects/PHC25Turbo/CircuitHelp%20-%20Copie.ods'#$Caractères.$H$9];&quot;x&quot;)))))))))">
            <text:p/>
          </table:table-cell>
          <table:table-cell table:style-name="ce60" table:formula="of:=IF([.Y8]=0;['file:///C:/GitProjects/PHC25Turbo/CircuitHelp%20-%20Copie.ods'#$Caractères.$B$2];IF([.Y8]=1;['file:///C:/GitProjects/PHC25Turbo/CircuitHelp%20-%20Copie.ods'#$Caractères.$B$3];IF([.Y8]=2;['file:///C:/GitProjects/PHC25Turbo/CircuitHelp%20-%20Copie.ods'#$Caractères.$B$4];IF([.Y8]=3;['file:///C:/GitProjects/PHC25Turbo/CircuitHelp%20-%20Copie.ods'#$Caractères.$B$5];IF([.Y8]=4;['file:///C:/GitProjects/PHC25Turbo/CircuitHelp%20-%20Copie.ods'#$Caractères.$B$6];IF([.Y8]=5;['file:///C:/GitProjects/PHC25Turbo/CircuitHelp%20-%20Copie.ods'#$Caractères.$B$7];IF([.Y8]=6;['file:///C:/GitProjects/PHC25Turbo/CircuitHelp%20-%20Copie.ods'#$Caractères.$B$8];IF([.Y8]=7;['file:///C:/GitProjects/PHC25Turbo/CircuitHelp%20-%20Copie.ods'#$Caractères.$B$9];IF([.Y8]=8;['file:///C:/GitProjects/PHC25Turbo/CircuitHelp%20-%20Copie.ods'#$Caractères.$B$10];IF([.Y8]=9;['file:///C:/GitProjects/PHC25Turbo/CircuitHelp%20-%20Copie.ods'#$Caractères.$B$11];IF([.Y8]=10;['file:///C:/GitProjects/PHC25Turbo/CircuitHelp%20-%20Copie.ods'#$Caractères.$B$12];IF([.Y8]=11;['file:///C:/GitProjects/PHC25Turbo/CircuitHelp%20-%20Copie.ods'#$Caractères.$B$13];IF([.Y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Y8]&gt;0;[.Y8]&lt;4);&quot;&quot;;IF([.Z8]=0;['file:///C:/GitProjects/PHC25Turbo/CircuitHelp%20-%20Copie.ods'#$Caractères.$H$2];IF([.Z8]=1;['file:///C:/GitProjects/PHC25Turbo/CircuitHelp%20-%20Copie.ods'#$Caractères.$H$3];IF([.Z8]=2;['file:///C:/GitProjects/PHC25Turbo/CircuitHelp%20-%20Copie.ods'#$Caractères.$H$4];IF([.Z8]=3;['file:///C:/GitProjects/PHC25Turbo/CircuitHelp%20-%20Copie.ods'#$Caractères.$H$5];IF([.Z8]=4;['file:///C:/GitProjects/PHC25Turbo/CircuitHelp%20-%20Copie.ods'#$Caractères.$H$6];IF([.Z8]=5;['file:///C:/GitProjects/PHC25Turbo/CircuitHelp%20-%20Copie.ods'#$Caractères.$H$7];IF([.Z8]=6;['file:///C:/GitProjects/PHC25Turbo/CircuitHelp%20-%20Copie.ods'#$Caractères.$H$8];IF([.Z8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54" table:formula="of:=IF([.AA8]=0;['file:///C:/GitProjects/PHC25Turbo/CircuitHelp%20-%20Copie.ods'#$Caractères.$B$2];IF([.AA8]=1;['file:///C:/GitProjects/PHC25Turbo/CircuitHelp%20-%20Copie.ods'#$Caractères.$B$3];IF([.AA8]=2;['file:///C:/GitProjects/PHC25Turbo/CircuitHelp%20-%20Copie.ods'#$Caractères.$B$4];IF([.AA8]=3;['file:///C:/GitProjects/PHC25Turbo/CircuitHelp%20-%20Copie.ods'#$Caractères.$B$5];IF([.AA8]=4;['file:///C:/GitProjects/PHC25Turbo/CircuitHelp%20-%20Copie.ods'#$Caractères.$B$6];IF([.AA8]=5;['file:///C:/GitProjects/PHC25Turbo/CircuitHelp%20-%20Copie.ods'#$Caractères.$B$7];IF([.AA8]=6;['file:///C:/GitProjects/PHC25Turbo/CircuitHelp%20-%20Copie.ods'#$Caractères.$B$8];IF([.AA8]=7;['file:///C:/GitProjects/PHC25Turbo/CircuitHelp%20-%20Copie.ods'#$Caractères.$B$9];IF([.AA8]=8;['file:///C:/GitProjects/PHC25Turbo/CircuitHelp%20-%20Copie.ods'#$Caractères.$B$10];IF([.AA8]=9;['file:///C:/GitProjects/PHC25Turbo/CircuitHelp%20-%20Copie.ods'#$Caractères.$B$11];IF([.AA8]=10;['file:///C:/GitProjects/PHC25Turbo/CircuitHelp%20-%20Copie.ods'#$Caractères.$B$12];IF([.AA8]=11;['file:///C:/GitProjects/PHC25Turbo/CircuitHelp%20-%20Copie.ods'#$Caractères.$B$13];IF([.AA8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'file:///C:/GitProjects/PHC25Turbo/CircuitHelp%20-%20Copie.ods'#$Caractères.$H$2];IF([.AB8]=1;['file:///C:/GitProjects/PHC25Turbo/CircuitHelp%20-%20Copie.ods'#$Caractères.$H$3];IF([.AB8]=2;['file:///C:/GitProjects/PHC25Turbo/CircuitHelp%20-%20Copie.ods'#$Caractères.$H$4];IF([.AB8]=3;['file:///C:/GitProjects/PHC25Turbo/CircuitHelp%20-%20Copie.ods'#$Caractères.$H$5];IF([.AB8]=4;['file:///C:/GitProjects/PHC25Turbo/CircuitHelp%20-%20Copie.ods'#$Caractères.$H$6];IF([.AB8]=5;['file:///C:/GitProjects/PHC25Turbo/CircuitHelp%20-%20Copie.ods'#$Caractères.$H$7];IF([.AB8]=6;['file:///C:/GitProjects/PHC25Turbo/CircuitHelp%20-%20Copie.ods'#$Caractères.$H$8];IF([.AB8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AC8]=0;['file:///C:/GitProjects/PHC25Turbo/CircuitHelp%20-%20Copie.ods'#$Caractères.$B$2];IF([.AC8]=1;['file:///C:/GitProjects/PHC25Turbo/CircuitHelp%20-%20Copie.ods'#$Caractères.$B$3];IF([.AC8]=2;['file:///C:/GitProjects/PHC25Turbo/CircuitHelp%20-%20Copie.ods'#$Caractères.$B$4];IF([.AC8]=3;['file:///C:/GitProjects/PHC25Turbo/CircuitHelp%20-%20Copie.ods'#$Caractères.$B$5];IF([.AC8]=4;['file:///C:/GitProjects/PHC25Turbo/CircuitHelp%20-%20Copie.ods'#$Caractères.$B$6];IF([.AC8]=5;['file:///C:/GitProjects/PHC25Turbo/CircuitHelp%20-%20Copie.ods'#$Caractères.$B$7];IF([.AC8]=6;['file:///C:/GitProjects/PHC25Turbo/CircuitHelp%20-%20Copie.ods'#$Caractères.$B$8];IF([.AC8]=7;['file:///C:/GitProjects/PHC25Turbo/CircuitHelp%20-%20Copie.ods'#$Caractères.$B$9];IF([.AC8]=8;['file:///C:/GitProjects/PHC25Turbo/CircuitHelp%20-%20Copie.ods'#$Caractères.$B$10];IF([.AC8]=9;['file:///C:/GitProjects/PHC25Turbo/CircuitHelp%20-%20Copie.ods'#$Caractères.$B$11];IF([.AC8]=10;['file:///C:/GitProjects/PHC25Turbo/CircuitHelp%20-%20Copie.ods'#$Caractères.$B$12];IF([.AC8]=11;['file:///C:/GitProjects/PHC25Turbo/CircuitHelp%20-%20Copie.ods'#$Caractères.$B$13];IF([.AC8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'file:///C:/GitProjects/PHC25Turbo/CircuitHelp%20-%20Copie.ods'#$Caractères.$H$2];IF([.AD8]=1;['file:///C:/GitProjects/PHC25Turbo/CircuitHelp%20-%20Copie.ods'#$Caractères.$H$3];IF([.AD8]=2;['file:///C:/GitProjects/PHC25Turbo/CircuitHelp%20-%20Copie.ods'#$Caractères.$H$4];IF([.AD8]=3;['file:///C:/GitProjects/PHC25Turbo/CircuitHelp%20-%20Copie.ods'#$Caractères.$H$5];IF([.AD8]=4;['file:///C:/GitProjects/PHC25Turbo/CircuitHelp%20-%20Copie.ods'#$Caractères.$H$6];IF([.AD8]=5;['file:///C:/GitProjects/PHC25Turbo/CircuitHelp%20-%20Copie.ods'#$Caractères.$H$7];IF([.AD8]=6;['file:///C:/GitProjects/PHC25Turbo/CircuitHelp%20-%20Copie.ods'#$Caractères.$H$8];IF([.AD8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8]=0;['file:///C:/GitProjects/PHC25Turbo/CircuitHelp%20-%20Copie.ods'#$Caractères.$B$2];IF([.AE8]=1;['file:///C:/GitProjects/PHC25Turbo/CircuitHelp%20-%20Copie.ods'#$Caractères.$B$3];IF([.AE8]=2;['file:///C:/GitProjects/PHC25Turbo/CircuitHelp%20-%20Copie.ods'#$Caractères.$B$4];IF([.AE8]=3;['file:///C:/GitProjects/PHC25Turbo/CircuitHelp%20-%20Copie.ods'#$Caractères.$B$5];IF([.AE8]=4;['file:///C:/GitProjects/PHC25Turbo/CircuitHelp%20-%20Copie.ods'#$Caractères.$B$6];IF([.AE8]=5;['file:///C:/GitProjects/PHC25Turbo/CircuitHelp%20-%20Copie.ods'#$Caractères.$B$7];IF([.AE8]=6;['file:///C:/GitProjects/PHC25Turbo/CircuitHelp%20-%20Copie.ods'#$Caractères.$B$8];IF([.AE8]=7;['file:///C:/GitProjects/PHC25Turbo/CircuitHelp%20-%20Copie.ods'#$Caractères.$B$9];IF([.AE8]=8;['file:///C:/GitProjects/PHC25Turbo/CircuitHelp%20-%20Copie.ods'#$Caractères.$B$10];IF([.AE8]=9;['file:///C:/GitProjects/PHC25Turbo/CircuitHelp%20-%20Copie.ods'#$Caractères.$B$11];IF([.AE8]=10;['file:///C:/GitProjects/PHC25Turbo/CircuitHelp%20-%20Copie.ods'#$Caractères.$B$12];IF([.AE8]=11;['file:///C:/GitProjects/PHC25Turbo/CircuitHelp%20-%20Copie.ods'#$Caractères.$B$13];IF([.AE8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8]&gt;0;[.AE8]&lt;4);&quot;&quot;;IF([.AF8]=0;['file:///C:/GitProjects/PHC25Turbo/CircuitHelp%20-%20Copie.ods'#$Caractères.$H$2];IF([.AF8]=1;['file:///C:/GitProjects/PHC25Turbo/CircuitHelp%20-%20Copie.ods'#$Caractères.$H$3];IF([.AF8]=2;['file:///C:/GitProjects/PHC25Turbo/CircuitHelp%20-%20Copie.ods'#$Caractères.$H$4];IF([.AF8]=3;['file:///C:/GitProjects/PHC25Turbo/CircuitHelp%20-%20Copie.ods'#$Caractères.$H$5];IF([.AF8]=4;['file:///C:/GitProjects/PHC25Turbo/CircuitHelp%20-%20Copie.ods'#$Caractères.$H$6];IF([.AF8]=5;['file:///C:/GitProjects/PHC25Turbo/CircuitHelp%20-%20Copie.ods'#$Caractères.$H$7];IF([.AF8]=6;['file:///C:/GitProjects/PHC25Turbo/CircuitHelp%20-%20Copie.ods'#$Caractères.$H$8];IF([.AF8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'file:///C:/GitProjects/PHC25Turbo/CircuitHelp%20-%20Copie.ods'#$Caractères.$B$2];IF([.A9]=1;['file:///C:/GitProjects/PHC25Turbo/CircuitHelp%20-%20Copie.ods'#$Caractères.$B$3];IF([.A9]=2;['file:///C:/GitProjects/PHC25Turbo/CircuitHelp%20-%20Copie.ods'#$Caractères.$B$4];IF([.A9]=3;['file:///C:/GitProjects/PHC25Turbo/CircuitHelp%20-%20Copie.ods'#$Caractères.$B$5];IF([.A9]=4;['file:///C:/GitProjects/PHC25Turbo/CircuitHelp%20-%20Copie.ods'#$Caractères.$B$6];IF([.A9]=5;['file:///C:/GitProjects/PHC25Turbo/CircuitHelp%20-%20Copie.ods'#$Caractères.$B$7];IF([.A9]=6;['file:///C:/GitProjects/PHC25Turbo/CircuitHelp%20-%20Copie.ods'#$Caractères.$B$8];IF([.A9]=7;['file:///C:/GitProjects/PHC25Turbo/CircuitHelp%20-%20Copie.ods'#$Caractères.$B$9];IF([.A9]=8;['file:///C:/GitProjects/PHC25Turbo/CircuitHelp%20-%20Copie.ods'#$Caractères.$B$10];IF([.A9]=9;['file:///C:/GitProjects/PHC25Turbo/CircuitHelp%20-%20Copie.ods'#$Caractères.$B$11];IF([.A9]=10;['file:///C:/GitProjects/PHC25Turbo/CircuitHelp%20-%20Copie.ods'#$Caractères.$B$12];IF([.A9]=11;['file:///C:/GitProjects/PHC25Turbo/CircuitHelp%20-%20Copie.ods'#$Caractères.$B$13];IF([.A9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9]&gt;0;[.A9]&lt;4);&quot;&quot;;IF([.B9]=0;['file:///C:/GitProjects/PHC25Turbo/CircuitHelp%20-%20Copie.ods'#$Caractères.$H$2];IF([.B9]=1;['file:///C:/GitProjects/PHC25Turbo/CircuitHelp%20-%20Copie.ods'#$Caractères.$H$3];IF([.B9]=2;['file:///C:/GitProjects/PHC25Turbo/CircuitHelp%20-%20Copie.ods'#$Caractères.$H$4];IF([.B9]=3;['file:///C:/GitProjects/PHC25Turbo/CircuitHelp%20-%20Copie.ods'#$Caractères.$H$5];IF([.B9]=4;['file:///C:/GitProjects/PHC25Turbo/CircuitHelp%20-%20Copie.ods'#$Caractères.$H$6];IF([.B9]=5;['file:///C:/GitProjects/PHC25Turbo/CircuitHelp%20-%20Copie.ods'#$Caractères.$H$7];IF([.B9]=6;['file:///C:/GitProjects/PHC25Turbo/CircuitHelp%20-%20Copie.ods'#$Caractères.$H$8];IF([.B9]=7;['file:///C:/GitProjects/PHC25Turbo/CircuitHelp%20-%20Copie.ods'#$Caractères.$H$9];&quot;x&quot;)))))))))">
            <text:p/>
          </table:table-cell>
          <table:table-cell table:style-name="ce54" table:formula="of:=IF([.C9]=0;['file:///C:/GitProjects/PHC25Turbo/CircuitHelp%20-%20Copie.ods'#$Caractères.$B$2];IF([.C9]=1;['file:///C:/GitProjects/PHC25Turbo/CircuitHelp%20-%20Copie.ods'#$Caractères.$B$3];IF([.C9]=2;['file:///C:/GitProjects/PHC25Turbo/CircuitHelp%20-%20Copie.ods'#$Caractères.$B$4];IF([.C9]=3;['file:///C:/GitProjects/PHC25Turbo/CircuitHelp%20-%20Copie.ods'#$Caractères.$B$5];IF([.C9]=4;['file:///C:/GitProjects/PHC25Turbo/CircuitHelp%20-%20Copie.ods'#$Caractères.$B$6];IF([.C9]=5;['file:///C:/GitProjects/PHC25Turbo/CircuitHelp%20-%20Copie.ods'#$Caractères.$B$7];IF([.C9]=6;['file:///C:/GitProjects/PHC25Turbo/CircuitHelp%20-%20Copie.ods'#$Caractères.$B$8];IF([.C9]=7;['file:///C:/GitProjects/PHC25Turbo/CircuitHelp%20-%20Copie.ods'#$Caractères.$B$9];IF([.C9]=8;['file:///C:/GitProjects/PHC25Turbo/CircuitHelp%20-%20Copie.ods'#$Caractères.$B$10];IF([.C9]=9;['file:///C:/GitProjects/PHC25Turbo/CircuitHelp%20-%20Copie.ods'#$Caractères.$B$11];IF([.C9]=10;['file:///C:/GitProjects/PHC25Turbo/CircuitHelp%20-%20Copie.ods'#$Caractères.$B$12];IF([.C9]=11;['file:///C:/GitProjects/PHC25Turbo/CircuitHelp%20-%20Copie.ods'#$Caractères.$B$13];IF([.C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'file:///C:/GitProjects/PHC25Turbo/CircuitHelp%20-%20Copie.ods'#$Caractères.$H$2];IF([.D9]=1;['file:///C:/GitProjects/PHC25Turbo/CircuitHelp%20-%20Copie.ods'#$Caractères.$H$3];IF([.D9]=2;['file:///C:/GitProjects/PHC25Turbo/CircuitHelp%20-%20Copie.ods'#$Caractères.$H$4];IF([.D9]=3;['file:///C:/GitProjects/PHC25Turbo/CircuitHelp%20-%20Copie.ods'#$Caractères.$H$5];IF([.D9]=4;['file:///C:/GitProjects/PHC25Turbo/CircuitHelp%20-%20Copie.ods'#$Caractères.$H$6];IF([.D9]=5;['file:///C:/GitProjects/PHC25Turbo/CircuitHelp%20-%20Copie.ods'#$Caractères.$H$7];IF([.D9]=6;['file:///C:/GitProjects/PHC25Turbo/CircuitHelp%20-%20Copie.ods'#$Caractères.$H$8];IF([.D9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E9]=0;['file:///C:/GitProjects/PHC25Turbo/CircuitHelp%20-%20Copie.ods'#$Caractères.$B$2];IF([.E9]=1;['file:///C:/GitProjects/PHC25Turbo/CircuitHelp%20-%20Copie.ods'#$Caractères.$B$3];IF([.E9]=2;['file:///C:/GitProjects/PHC25Turbo/CircuitHelp%20-%20Copie.ods'#$Caractères.$B$4];IF([.E9]=3;['file:///C:/GitProjects/PHC25Turbo/CircuitHelp%20-%20Copie.ods'#$Caractères.$B$5];IF([.E9]=4;['file:///C:/GitProjects/PHC25Turbo/CircuitHelp%20-%20Copie.ods'#$Caractères.$B$6];IF([.E9]=5;['file:///C:/GitProjects/PHC25Turbo/CircuitHelp%20-%20Copie.ods'#$Caractères.$B$7];IF([.E9]=6;['file:///C:/GitProjects/PHC25Turbo/CircuitHelp%20-%20Copie.ods'#$Caractères.$B$8];IF([.E9]=7;['file:///C:/GitProjects/PHC25Turbo/CircuitHelp%20-%20Copie.ods'#$Caractères.$B$9];IF([.E9]=8;['file:///C:/GitProjects/PHC25Turbo/CircuitHelp%20-%20Copie.ods'#$Caractères.$B$10];IF([.E9]=9;['file:///C:/GitProjects/PHC25Turbo/CircuitHelp%20-%20Copie.ods'#$Caractères.$B$11];IF([.E9]=10;['file:///C:/GitProjects/PHC25Turbo/CircuitHelp%20-%20Copie.ods'#$Caractères.$B$12];IF([.E9]=11;['file:///C:/GitProjects/PHC25Turbo/CircuitHelp%20-%20Copie.ods'#$Caractères.$B$13];IF([.E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'file:///C:/GitProjects/PHC25Turbo/CircuitHelp%20-%20Copie.ods'#$Caractères.$H$2];IF([.F9]=1;['file:///C:/GitProjects/PHC25Turbo/CircuitHelp%20-%20Copie.ods'#$Caractères.$H$3];IF([.F9]=2;['file:///C:/GitProjects/PHC25Turbo/CircuitHelp%20-%20Copie.ods'#$Caractères.$H$4];IF([.F9]=3;['file:///C:/GitProjects/PHC25Turbo/CircuitHelp%20-%20Copie.ods'#$Caractères.$H$5];IF([.F9]=4;['file:///C:/GitProjects/PHC25Turbo/CircuitHelp%20-%20Copie.ods'#$Caractères.$H$6];IF([.F9]=5;['file:///C:/GitProjects/PHC25Turbo/CircuitHelp%20-%20Copie.ods'#$Caractères.$H$7];IF([.F9]=6;['file:///C:/GitProjects/PHC25Turbo/CircuitHelp%20-%20Copie.ods'#$Caractères.$H$8];IF([.F9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54" table:formula="of:=IF([.G9]=0;['file:///C:/GitProjects/PHC25Turbo/CircuitHelp%20-%20Copie.ods'#$Caractères.$B$2];IF([.G9]=1;['file:///C:/GitProjects/PHC25Turbo/CircuitHelp%20-%20Copie.ods'#$Caractères.$B$3];IF([.G9]=2;['file:///C:/GitProjects/PHC25Turbo/CircuitHelp%20-%20Copie.ods'#$Caractères.$B$4];IF([.G9]=3;['file:///C:/GitProjects/PHC25Turbo/CircuitHelp%20-%20Copie.ods'#$Caractères.$B$5];IF([.G9]=4;['file:///C:/GitProjects/PHC25Turbo/CircuitHelp%20-%20Copie.ods'#$Caractères.$B$6];IF([.G9]=5;['file:///C:/GitProjects/PHC25Turbo/CircuitHelp%20-%20Copie.ods'#$Caractères.$B$7];IF([.G9]=6;['file:///C:/GitProjects/PHC25Turbo/CircuitHelp%20-%20Copie.ods'#$Caractères.$B$8];IF([.G9]=7;['file:///C:/GitProjects/PHC25Turbo/CircuitHelp%20-%20Copie.ods'#$Caractères.$B$9];IF([.G9]=8;['file:///C:/GitProjects/PHC25Turbo/CircuitHelp%20-%20Copie.ods'#$Caractères.$B$10];IF([.G9]=9;['file:///C:/GitProjects/PHC25Turbo/CircuitHelp%20-%20Copie.ods'#$Caractères.$B$11];IF([.G9]=10;['file:///C:/GitProjects/PHC25Turbo/CircuitHelp%20-%20Copie.ods'#$Caractères.$B$12];IF([.G9]=11;['file:///C:/GitProjects/PHC25Turbo/CircuitHelp%20-%20Copie.ods'#$Caractères.$B$13];IF([.G9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G9]&gt;0;[.G9]&lt;4);&quot;&quot;;IF([.H9]=0;['file:///C:/GitProjects/PHC25Turbo/CircuitHelp%20-%20Copie.ods'#$Caractères.$H$2];IF([.H9]=1;['file:///C:/GitProjects/PHC25Turbo/CircuitHelp%20-%20Copie.ods'#$Caractères.$H$3];IF([.H9]=2;['file:///C:/GitProjects/PHC25Turbo/CircuitHelp%20-%20Copie.ods'#$Caractères.$H$4];IF([.H9]=3;['file:///C:/GitProjects/PHC25Turbo/CircuitHelp%20-%20Copie.ods'#$Caractères.$H$5];IF([.H9]=4;['file:///C:/GitProjects/PHC25Turbo/CircuitHelp%20-%20Copie.ods'#$Caractères.$H$6];IF([.H9]=5;['file:///C:/GitProjects/PHC25Turbo/CircuitHelp%20-%20Copie.ods'#$Caractères.$H$7];IF([.H9]=6;['file:///C:/GitProjects/PHC25Turbo/CircuitHelp%20-%20Copie.ods'#$Caractères.$H$8];IF([.H9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I9]=0;['file:///C:/GitProjects/PHC25Turbo/CircuitHelp%20-%20Copie.ods'#$Caractères.$B$2];IF([.I9]=1;['file:///C:/GitProjects/PHC25Turbo/CircuitHelp%20-%20Copie.ods'#$Caractères.$B$3];IF([.I9]=2;['file:///C:/GitProjects/PHC25Turbo/CircuitHelp%20-%20Copie.ods'#$Caractères.$B$4];IF([.I9]=3;['file:///C:/GitProjects/PHC25Turbo/CircuitHelp%20-%20Copie.ods'#$Caractères.$B$5];IF([.I9]=4;['file:///C:/GitProjects/PHC25Turbo/CircuitHelp%20-%20Copie.ods'#$Caractères.$B$6];IF([.I9]=5;['file:///C:/GitProjects/PHC25Turbo/CircuitHelp%20-%20Copie.ods'#$Caractères.$B$7];IF([.I9]=6;['file:///C:/GitProjects/PHC25Turbo/CircuitHelp%20-%20Copie.ods'#$Caractères.$B$8];IF([.I9]=7;['file:///C:/GitProjects/PHC25Turbo/CircuitHelp%20-%20Copie.ods'#$Caractères.$B$9];IF([.I9]=8;['file:///C:/GitProjects/PHC25Turbo/CircuitHelp%20-%20Copie.ods'#$Caractères.$B$10];IF([.I9]=9;['file:///C:/GitProjects/PHC25Turbo/CircuitHelp%20-%20Copie.ods'#$Caractères.$B$11];IF([.I9]=10;['file:///C:/GitProjects/PHC25Turbo/CircuitHelp%20-%20Copie.ods'#$Caractères.$B$12];IF([.I9]=11;['file:///C:/GitProjects/PHC25Turbo/CircuitHelp%20-%20Copie.ods'#$Caractères.$B$13];IF([.I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9]&gt;0;[.I9]&lt;4);&quot;&quot;;IF([.J9]=0;['file:///C:/GitProjects/PHC25Turbo/CircuitHelp%20-%20Copie.ods'#$Caractères.$H$2];IF([.J9]=1;['file:///C:/GitProjects/PHC25Turbo/CircuitHelp%20-%20Copie.ods'#$Caractères.$H$3];IF([.J9]=2;['file:///C:/GitProjects/PHC25Turbo/CircuitHelp%20-%20Copie.ods'#$Caractères.$H$4];IF([.J9]=3;['file:///C:/GitProjects/PHC25Turbo/CircuitHelp%20-%20Copie.ods'#$Caractères.$H$5];IF([.J9]=4;['file:///C:/GitProjects/PHC25Turbo/CircuitHelp%20-%20Copie.ods'#$Caractères.$H$6];IF([.J9]=5;['file:///C:/GitProjects/PHC25Turbo/CircuitHelp%20-%20Copie.ods'#$Caractères.$H$7];IF([.J9]=6;['file:///C:/GitProjects/PHC25Turbo/CircuitHelp%20-%20Copie.ods'#$Caractères.$H$8];IF([.J9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K9]=0;['file:///C:/GitProjects/PHC25Turbo/CircuitHelp%20-%20Copie.ods'#$Caractères.$B$2];IF([.K9]=1;['file:///C:/GitProjects/PHC25Turbo/CircuitHelp%20-%20Copie.ods'#$Caractères.$B$3];IF([.K9]=2;['file:///C:/GitProjects/PHC25Turbo/CircuitHelp%20-%20Copie.ods'#$Caractères.$B$4];IF([.K9]=3;['file:///C:/GitProjects/PHC25Turbo/CircuitHelp%20-%20Copie.ods'#$Caractères.$B$5];IF([.K9]=4;['file:///C:/GitProjects/PHC25Turbo/CircuitHelp%20-%20Copie.ods'#$Caractères.$B$6];IF([.K9]=5;['file:///C:/GitProjects/PHC25Turbo/CircuitHelp%20-%20Copie.ods'#$Caractères.$B$7];IF([.K9]=6;['file:///C:/GitProjects/PHC25Turbo/CircuitHelp%20-%20Copie.ods'#$Caractères.$B$8];IF([.K9]=7;['file:///C:/GitProjects/PHC25Turbo/CircuitHelp%20-%20Copie.ods'#$Caractères.$B$9];IF([.K9]=8;['file:///C:/GitProjects/PHC25Turbo/CircuitHelp%20-%20Copie.ods'#$Caractères.$B$10];IF([.K9]=9;['file:///C:/GitProjects/PHC25Turbo/CircuitHelp%20-%20Copie.ods'#$Caractères.$B$11];IF([.K9]=10;['file:///C:/GitProjects/PHC25Turbo/CircuitHelp%20-%20Copie.ods'#$Caractères.$B$12];IF([.K9]=11;['file:///C:/GitProjects/PHC25Turbo/CircuitHelp%20-%20Copie.ods'#$Caractères.$B$13];IF([.K9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K9]&gt;0;[.K9]&lt;4);&quot;&quot;;IF([.L9]=0;['file:///C:/GitProjects/PHC25Turbo/CircuitHelp%20-%20Copie.ods'#$Caractères.$H$2];IF([.L9]=1;['file:///C:/GitProjects/PHC25Turbo/CircuitHelp%20-%20Copie.ods'#$Caractères.$H$3];IF([.L9]=2;['file:///C:/GitProjects/PHC25Turbo/CircuitHelp%20-%20Copie.ods'#$Caractères.$H$4];IF([.L9]=3;['file:///C:/GitProjects/PHC25Turbo/CircuitHelp%20-%20Copie.ods'#$Caractères.$H$5];IF([.L9]=4;['file:///C:/GitProjects/PHC25Turbo/CircuitHelp%20-%20Copie.ods'#$Caractères.$H$6];IF([.L9]=5;['file:///C:/GitProjects/PHC25Turbo/CircuitHelp%20-%20Copie.ods'#$Caractères.$H$7];IF([.L9]=6;['file:///C:/GitProjects/PHC25Turbo/CircuitHelp%20-%20Copie.ods'#$Caractères.$H$8];IF([.L9]=7;['file:///C:/GitProjects/PHC25Turbo/CircuitHelp%20-%20Copie.ods'#$Caractères.$H$9];&quot;x&quot;)))))))))">
            <text:p/>
          </table:table-cell>
          <table:table-cell table:style-name="ce60" table:formula="of:=IF([.M9]=0;['file:///C:/GitProjects/PHC25Turbo/CircuitHelp%20-%20Copie.ods'#$Caractères.$B$2];IF([.M9]=1;['file:///C:/GitProjects/PHC25Turbo/CircuitHelp%20-%20Copie.ods'#$Caractères.$B$3];IF([.M9]=2;['file:///C:/GitProjects/PHC25Turbo/CircuitHelp%20-%20Copie.ods'#$Caractères.$B$4];IF([.M9]=3;['file:///C:/GitProjects/PHC25Turbo/CircuitHelp%20-%20Copie.ods'#$Caractères.$B$5];IF([.M9]=4;['file:///C:/GitProjects/PHC25Turbo/CircuitHelp%20-%20Copie.ods'#$Caractères.$B$6];IF([.M9]=5;['file:///C:/GitProjects/PHC25Turbo/CircuitHelp%20-%20Copie.ods'#$Caractères.$B$7];IF([.M9]=6;['file:///C:/GitProjects/PHC25Turbo/CircuitHelp%20-%20Copie.ods'#$Caractères.$B$8];IF([.M9]=7;['file:///C:/GitProjects/PHC25Turbo/CircuitHelp%20-%20Copie.ods'#$Caractères.$B$9];IF([.M9]=8;['file:///C:/GitProjects/PHC25Turbo/CircuitHelp%20-%20Copie.ods'#$Caractères.$B$10];IF([.M9]=9;['file:///C:/GitProjects/PHC25Turbo/CircuitHelp%20-%20Copie.ods'#$Caractères.$B$11];IF([.M9]=10;['file:///C:/GitProjects/PHC25Turbo/CircuitHelp%20-%20Copie.ods'#$Caractères.$B$12];IF([.M9]=11;['file:///C:/GitProjects/PHC25Turbo/CircuitHelp%20-%20Copie.ods'#$Caractères.$B$13];IF([.M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'file:///C:/GitProjects/PHC25Turbo/CircuitHelp%20-%20Copie.ods'#$Caractères.$H$2];IF([.N9]=1;['file:///C:/GitProjects/PHC25Turbo/CircuitHelp%20-%20Copie.ods'#$Caractères.$H$3];IF([.N9]=2;['file:///C:/GitProjects/PHC25Turbo/CircuitHelp%20-%20Copie.ods'#$Caractères.$H$4];IF([.N9]=3;['file:///C:/GitProjects/PHC25Turbo/CircuitHelp%20-%20Copie.ods'#$Caractères.$H$5];IF([.N9]=4;['file:///C:/GitProjects/PHC25Turbo/CircuitHelp%20-%20Copie.ods'#$Caractères.$H$6];IF([.N9]=5;['file:///C:/GitProjects/PHC25Turbo/CircuitHelp%20-%20Copie.ods'#$Caractères.$H$7];IF([.N9]=6;['file:///C:/GitProjects/PHC25Turbo/CircuitHelp%20-%20Copie.ods'#$Caractères.$H$8];IF([.N9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54" table:formula="of:=IF([.O9]=0;['file:///C:/GitProjects/PHC25Turbo/CircuitHelp%20-%20Copie.ods'#$Caractères.$B$2];IF([.O9]=1;['file:///C:/GitProjects/PHC25Turbo/CircuitHelp%20-%20Copie.ods'#$Caractères.$B$3];IF([.O9]=2;['file:///C:/GitProjects/PHC25Turbo/CircuitHelp%20-%20Copie.ods'#$Caractères.$B$4];IF([.O9]=3;['file:///C:/GitProjects/PHC25Turbo/CircuitHelp%20-%20Copie.ods'#$Caractères.$B$5];IF([.O9]=4;['file:///C:/GitProjects/PHC25Turbo/CircuitHelp%20-%20Copie.ods'#$Caractères.$B$6];IF([.O9]=5;['file:///C:/GitProjects/PHC25Turbo/CircuitHelp%20-%20Copie.ods'#$Caractères.$B$7];IF([.O9]=6;['file:///C:/GitProjects/PHC25Turbo/CircuitHelp%20-%20Copie.ods'#$Caractères.$B$8];IF([.O9]=7;['file:///C:/GitProjects/PHC25Turbo/CircuitHelp%20-%20Copie.ods'#$Caractères.$B$9];IF([.O9]=8;['file:///C:/GitProjects/PHC25Turbo/CircuitHelp%20-%20Copie.ods'#$Caractères.$B$10];IF([.O9]=9;['file:///C:/GitProjects/PHC25Turbo/CircuitHelp%20-%20Copie.ods'#$Caractères.$B$11];IF([.O9]=10;['file:///C:/GitProjects/PHC25Turbo/CircuitHelp%20-%20Copie.ods'#$Caractères.$B$12];IF([.O9]=11;['file:///C:/GitProjects/PHC25Turbo/CircuitHelp%20-%20Copie.ods'#$Caractères.$B$13];IF([.O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'file:///C:/GitProjects/PHC25Turbo/CircuitHelp%20-%20Copie.ods'#$Caractères.$H$2];IF([.P9]=1;['file:///C:/GitProjects/PHC25Turbo/CircuitHelp%20-%20Copie.ods'#$Caractères.$H$3];IF([.P9]=2;['file:///C:/GitProjects/PHC25Turbo/CircuitHelp%20-%20Copie.ods'#$Caractères.$H$4];IF([.P9]=3;['file:///C:/GitProjects/PHC25Turbo/CircuitHelp%20-%20Copie.ods'#$Caractères.$H$5];IF([.P9]=4;['file:///C:/GitProjects/PHC25Turbo/CircuitHelp%20-%20Copie.ods'#$Caractères.$H$6];IF([.P9]=5;['file:///C:/GitProjects/PHC25Turbo/CircuitHelp%20-%20Copie.ods'#$Caractères.$H$7];IF([.P9]=6;['file:///C:/GitProjects/PHC25Turbo/CircuitHelp%20-%20Copie.ods'#$Caractères.$H$8];IF([.P9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Q9]=0;['file:///C:/GitProjects/PHC25Turbo/CircuitHelp%20-%20Copie.ods'#$Caractères.$B$2];IF([.Q9]=1;['file:///C:/GitProjects/PHC25Turbo/CircuitHelp%20-%20Copie.ods'#$Caractères.$B$3];IF([.Q9]=2;['file:///C:/GitProjects/PHC25Turbo/CircuitHelp%20-%20Copie.ods'#$Caractères.$B$4];IF([.Q9]=3;['file:///C:/GitProjects/PHC25Turbo/CircuitHelp%20-%20Copie.ods'#$Caractères.$B$5];IF([.Q9]=4;['file:///C:/GitProjects/PHC25Turbo/CircuitHelp%20-%20Copie.ods'#$Caractères.$B$6];IF([.Q9]=5;['file:///C:/GitProjects/PHC25Turbo/CircuitHelp%20-%20Copie.ods'#$Caractères.$B$7];IF([.Q9]=6;['file:///C:/GitProjects/PHC25Turbo/CircuitHelp%20-%20Copie.ods'#$Caractères.$B$8];IF([.Q9]=7;['file:///C:/GitProjects/PHC25Turbo/CircuitHelp%20-%20Copie.ods'#$Caractères.$B$9];IF([.Q9]=8;['file:///C:/GitProjects/PHC25Turbo/CircuitHelp%20-%20Copie.ods'#$Caractères.$B$10];IF([.Q9]=9;['file:///C:/GitProjects/PHC25Turbo/CircuitHelp%20-%20Copie.ods'#$Caractères.$B$11];IF([.Q9]=10;['file:///C:/GitProjects/PHC25Turbo/CircuitHelp%20-%20Copie.ods'#$Caractères.$B$12];IF([.Q9]=11;['file:///C:/GitProjects/PHC25Turbo/CircuitHelp%20-%20Copie.ods'#$Caractères.$B$13];IF([.Q9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Q9]&gt;0;[.Q9]&lt;4);&quot;&quot;;IF([.R9]=0;['file:///C:/GitProjects/PHC25Turbo/CircuitHelp%20-%20Copie.ods'#$Caractères.$H$2];IF([.R9]=1;['file:///C:/GitProjects/PHC25Turbo/CircuitHelp%20-%20Copie.ods'#$Caractères.$H$3];IF([.R9]=2;['file:///C:/GitProjects/PHC25Turbo/CircuitHelp%20-%20Copie.ods'#$Caractères.$H$4];IF([.R9]=3;['file:///C:/GitProjects/PHC25Turbo/CircuitHelp%20-%20Copie.ods'#$Caractères.$H$5];IF([.R9]=4;['file:///C:/GitProjects/PHC25Turbo/CircuitHelp%20-%20Copie.ods'#$Caractères.$H$6];IF([.R9]=5;['file:///C:/GitProjects/PHC25Turbo/CircuitHelp%20-%20Copie.ods'#$Caractères.$H$7];IF([.R9]=6;['file:///C:/GitProjects/PHC25Turbo/CircuitHelp%20-%20Copie.ods'#$Caractères.$H$8];IF([.R9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54" table:formula="of:=IF([.S9]=0;['file:///C:/GitProjects/PHC25Turbo/CircuitHelp%20-%20Copie.ods'#$Caractères.$B$2];IF([.S9]=1;['file:///C:/GitProjects/PHC25Turbo/CircuitHelp%20-%20Copie.ods'#$Caractères.$B$3];IF([.S9]=2;['file:///C:/GitProjects/PHC25Turbo/CircuitHelp%20-%20Copie.ods'#$Caractères.$B$4];IF([.S9]=3;['file:///C:/GitProjects/PHC25Turbo/CircuitHelp%20-%20Copie.ods'#$Caractères.$B$5];IF([.S9]=4;['file:///C:/GitProjects/PHC25Turbo/CircuitHelp%20-%20Copie.ods'#$Caractères.$B$6];IF([.S9]=5;['file:///C:/GitProjects/PHC25Turbo/CircuitHelp%20-%20Copie.ods'#$Caractères.$B$7];IF([.S9]=6;['file:///C:/GitProjects/PHC25Turbo/CircuitHelp%20-%20Copie.ods'#$Caractères.$B$8];IF([.S9]=7;['file:///C:/GitProjects/PHC25Turbo/CircuitHelp%20-%20Copie.ods'#$Caractères.$B$9];IF([.S9]=8;['file:///C:/GitProjects/PHC25Turbo/CircuitHelp%20-%20Copie.ods'#$Caractères.$B$10];IF([.S9]=9;['file:///C:/GitProjects/PHC25Turbo/CircuitHelp%20-%20Copie.ods'#$Caractères.$B$11];IF([.S9]=10;['file:///C:/GitProjects/PHC25Turbo/CircuitHelp%20-%20Copie.ods'#$Caractères.$B$12];IF([.S9]=11;['file:///C:/GitProjects/PHC25Turbo/CircuitHelp%20-%20Copie.ods'#$Caractères.$B$13];IF([.S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'file:///C:/GitProjects/PHC25Turbo/CircuitHelp%20-%20Copie.ods'#$Caractères.$H$2];IF([.T9]=1;['file:///C:/GitProjects/PHC25Turbo/CircuitHelp%20-%20Copie.ods'#$Caractères.$H$3];IF([.T9]=2;['file:///C:/GitProjects/PHC25Turbo/CircuitHelp%20-%20Copie.ods'#$Caractères.$H$4];IF([.T9]=3;['file:///C:/GitProjects/PHC25Turbo/CircuitHelp%20-%20Copie.ods'#$Caractères.$H$5];IF([.T9]=4;['file:///C:/GitProjects/PHC25Turbo/CircuitHelp%20-%20Copie.ods'#$Caractères.$H$6];IF([.T9]=5;['file:///C:/GitProjects/PHC25Turbo/CircuitHelp%20-%20Copie.ods'#$Caractères.$H$7];IF([.T9]=6;['file:///C:/GitProjects/PHC25Turbo/CircuitHelp%20-%20Copie.ods'#$Caractères.$H$8];IF([.T9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U9]=0;['file:///C:/GitProjects/PHC25Turbo/CircuitHelp%20-%20Copie.ods'#$Caractères.$B$2];IF([.U9]=1;['file:///C:/GitProjects/PHC25Turbo/CircuitHelp%20-%20Copie.ods'#$Caractères.$B$3];IF([.U9]=2;['file:///C:/GitProjects/PHC25Turbo/CircuitHelp%20-%20Copie.ods'#$Caractères.$B$4];IF([.U9]=3;['file:///C:/GitProjects/PHC25Turbo/CircuitHelp%20-%20Copie.ods'#$Caractères.$B$5];IF([.U9]=4;['file:///C:/GitProjects/PHC25Turbo/CircuitHelp%20-%20Copie.ods'#$Caractères.$B$6];IF([.U9]=5;['file:///C:/GitProjects/PHC25Turbo/CircuitHelp%20-%20Copie.ods'#$Caractères.$B$7];IF([.U9]=6;['file:///C:/GitProjects/PHC25Turbo/CircuitHelp%20-%20Copie.ods'#$Caractères.$B$8];IF([.U9]=7;['file:///C:/GitProjects/PHC25Turbo/CircuitHelp%20-%20Copie.ods'#$Caractères.$B$9];IF([.U9]=8;['file:///C:/GitProjects/PHC25Turbo/CircuitHelp%20-%20Copie.ods'#$Caractères.$B$10];IF([.U9]=9;['file:///C:/GitProjects/PHC25Turbo/CircuitHelp%20-%20Copie.ods'#$Caractères.$B$11];IF([.U9]=10;['file:///C:/GitProjects/PHC25Turbo/CircuitHelp%20-%20Copie.ods'#$Caractères.$B$12];IF([.U9]=11;['file:///C:/GitProjects/PHC25Turbo/CircuitHelp%20-%20Copie.ods'#$Caractères.$B$13];IF([.U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'file:///C:/GitProjects/PHC25Turbo/CircuitHelp%20-%20Copie.ods'#$Caractères.$H$2];IF([.V9]=1;['file:///C:/GitProjects/PHC25Turbo/CircuitHelp%20-%20Copie.ods'#$Caractères.$H$3];IF([.V9]=2;['file:///C:/GitProjects/PHC25Turbo/CircuitHelp%20-%20Copie.ods'#$Caractères.$H$4];IF([.V9]=3;['file:///C:/GitProjects/PHC25Turbo/CircuitHelp%20-%20Copie.ods'#$Caractères.$H$5];IF([.V9]=4;['file:///C:/GitProjects/PHC25Turbo/CircuitHelp%20-%20Copie.ods'#$Caractères.$H$6];IF([.V9]=5;['file:///C:/GitProjects/PHC25Turbo/CircuitHelp%20-%20Copie.ods'#$Caractères.$H$7];IF([.V9]=6;['file:///C:/GitProjects/PHC25Turbo/CircuitHelp%20-%20Copie.ods'#$Caractères.$H$8];IF([.V9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W9]=0;['file:///C:/GitProjects/PHC25Turbo/CircuitHelp%20-%20Copie.ods'#$Caractères.$B$2];IF([.W9]=1;['file:///C:/GitProjects/PHC25Turbo/CircuitHelp%20-%20Copie.ods'#$Caractères.$B$3];IF([.W9]=2;['file:///C:/GitProjects/PHC25Turbo/CircuitHelp%20-%20Copie.ods'#$Caractères.$B$4];IF([.W9]=3;['file:///C:/GitProjects/PHC25Turbo/CircuitHelp%20-%20Copie.ods'#$Caractères.$B$5];IF([.W9]=4;['file:///C:/GitProjects/PHC25Turbo/CircuitHelp%20-%20Copie.ods'#$Caractères.$B$6];IF([.W9]=5;['file:///C:/GitProjects/PHC25Turbo/CircuitHelp%20-%20Copie.ods'#$Caractères.$B$7];IF([.W9]=6;['file:///C:/GitProjects/PHC25Turbo/CircuitHelp%20-%20Copie.ods'#$Caractères.$B$8];IF([.W9]=7;['file:///C:/GitProjects/PHC25Turbo/CircuitHelp%20-%20Copie.ods'#$Caractères.$B$9];IF([.W9]=8;['file:///C:/GitProjects/PHC25Turbo/CircuitHelp%20-%20Copie.ods'#$Caractères.$B$10];IF([.W9]=9;['file:///C:/GitProjects/PHC25Turbo/CircuitHelp%20-%20Copie.ods'#$Caractères.$B$11];IF([.W9]=10;['file:///C:/GitProjects/PHC25Turbo/CircuitHelp%20-%20Copie.ods'#$Caractères.$B$12];IF([.W9]=11;['file:///C:/GitProjects/PHC25Turbo/CircuitHelp%20-%20Copie.ods'#$Caractères.$B$13];IF([.W9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W9]&gt;0;[.W9]&lt;4);&quot;&quot;;IF([.X9]=0;['file:///C:/GitProjects/PHC25Turbo/CircuitHelp%20-%20Copie.ods'#$Caractères.$H$2];IF([.X9]=1;['file:///C:/GitProjects/PHC25Turbo/CircuitHelp%20-%20Copie.ods'#$Caractères.$H$3];IF([.X9]=2;['file:///C:/GitProjects/PHC25Turbo/CircuitHelp%20-%20Copie.ods'#$Caractères.$H$4];IF([.X9]=3;['file:///C:/GitProjects/PHC25Turbo/CircuitHelp%20-%20Copie.ods'#$Caractères.$H$5];IF([.X9]=4;['file:///C:/GitProjects/PHC25Turbo/CircuitHelp%20-%20Copie.ods'#$Caractères.$H$6];IF([.X9]=5;['file:///C:/GitProjects/PHC25Turbo/CircuitHelp%20-%20Copie.ods'#$Caractères.$H$7];IF([.X9]=6;['file:///C:/GitProjects/PHC25Turbo/CircuitHelp%20-%20Copie.ods'#$Caractères.$H$8];IF([.X9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Y9]=0;['file:///C:/GitProjects/PHC25Turbo/CircuitHelp%20-%20Copie.ods'#$Caractères.$B$2];IF([.Y9]=1;['file:///C:/GitProjects/PHC25Turbo/CircuitHelp%20-%20Copie.ods'#$Caractères.$B$3];IF([.Y9]=2;['file:///C:/GitProjects/PHC25Turbo/CircuitHelp%20-%20Copie.ods'#$Caractères.$B$4];IF([.Y9]=3;['file:///C:/GitProjects/PHC25Turbo/CircuitHelp%20-%20Copie.ods'#$Caractères.$B$5];IF([.Y9]=4;['file:///C:/GitProjects/PHC25Turbo/CircuitHelp%20-%20Copie.ods'#$Caractères.$B$6];IF([.Y9]=5;['file:///C:/GitProjects/PHC25Turbo/CircuitHelp%20-%20Copie.ods'#$Caractères.$B$7];IF([.Y9]=6;['file:///C:/GitProjects/PHC25Turbo/CircuitHelp%20-%20Copie.ods'#$Caractères.$B$8];IF([.Y9]=7;['file:///C:/GitProjects/PHC25Turbo/CircuitHelp%20-%20Copie.ods'#$Caractères.$B$9];IF([.Y9]=8;['file:///C:/GitProjects/PHC25Turbo/CircuitHelp%20-%20Copie.ods'#$Caractères.$B$10];IF([.Y9]=9;['file:///C:/GitProjects/PHC25Turbo/CircuitHelp%20-%20Copie.ods'#$Caractères.$B$11];IF([.Y9]=10;['file:///C:/GitProjects/PHC25Turbo/CircuitHelp%20-%20Copie.ods'#$Caractères.$B$12];IF([.Y9]=11;['file:///C:/GitProjects/PHC25Turbo/CircuitHelp%20-%20Copie.ods'#$Caractères.$B$13];IF([.Y9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Y9]&gt;0;[.Y9]&lt;4);&quot;&quot;;IF([.Z9]=0;['file:///C:/GitProjects/PHC25Turbo/CircuitHelp%20-%20Copie.ods'#$Caractères.$H$2];IF([.Z9]=1;['file:///C:/GitProjects/PHC25Turbo/CircuitHelp%20-%20Copie.ods'#$Caractères.$H$3];IF([.Z9]=2;['file:///C:/GitProjects/PHC25Turbo/CircuitHelp%20-%20Copie.ods'#$Caractères.$H$4];IF([.Z9]=3;['file:///C:/GitProjects/PHC25Turbo/CircuitHelp%20-%20Copie.ods'#$Caractères.$H$5];IF([.Z9]=4;['file:///C:/GitProjects/PHC25Turbo/CircuitHelp%20-%20Copie.ods'#$Caractères.$H$6];IF([.Z9]=5;['file:///C:/GitProjects/PHC25Turbo/CircuitHelp%20-%20Copie.ods'#$Caractères.$H$7];IF([.Z9]=6;['file:///C:/GitProjects/PHC25Turbo/CircuitHelp%20-%20Copie.ods'#$Caractères.$H$8];IF([.Z9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54" table:formula="of:=IF([.AA9]=0;['file:///C:/GitProjects/PHC25Turbo/CircuitHelp%20-%20Copie.ods'#$Caractères.$B$2];IF([.AA9]=1;['file:///C:/GitProjects/PHC25Turbo/CircuitHelp%20-%20Copie.ods'#$Caractères.$B$3];IF([.AA9]=2;['file:///C:/GitProjects/PHC25Turbo/CircuitHelp%20-%20Copie.ods'#$Caractères.$B$4];IF([.AA9]=3;['file:///C:/GitProjects/PHC25Turbo/CircuitHelp%20-%20Copie.ods'#$Caractères.$B$5];IF([.AA9]=4;['file:///C:/GitProjects/PHC25Turbo/CircuitHelp%20-%20Copie.ods'#$Caractères.$B$6];IF([.AA9]=5;['file:///C:/GitProjects/PHC25Turbo/CircuitHelp%20-%20Copie.ods'#$Caractères.$B$7];IF([.AA9]=6;['file:///C:/GitProjects/PHC25Turbo/CircuitHelp%20-%20Copie.ods'#$Caractères.$B$8];IF([.AA9]=7;['file:///C:/GitProjects/PHC25Turbo/CircuitHelp%20-%20Copie.ods'#$Caractères.$B$9];IF([.AA9]=8;['file:///C:/GitProjects/PHC25Turbo/CircuitHelp%20-%20Copie.ods'#$Caractères.$B$10];IF([.AA9]=9;['file:///C:/GitProjects/PHC25Turbo/CircuitHelp%20-%20Copie.ods'#$Caractères.$B$11];IF([.AA9]=10;['file:///C:/GitProjects/PHC25Turbo/CircuitHelp%20-%20Copie.ods'#$Caractères.$B$12];IF([.AA9]=11;['file:///C:/GitProjects/PHC25Turbo/CircuitHelp%20-%20Copie.ods'#$Caractères.$B$13];IF([.AA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'file:///C:/GitProjects/PHC25Turbo/CircuitHelp%20-%20Copie.ods'#$Caractères.$H$2];IF([.AB9]=1;['file:///C:/GitProjects/PHC25Turbo/CircuitHelp%20-%20Copie.ods'#$Caractères.$H$3];IF([.AB9]=2;['file:///C:/GitProjects/PHC25Turbo/CircuitHelp%20-%20Copie.ods'#$Caractères.$H$4];IF([.AB9]=3;['file:///C:/GitProjects/PHC25Turbo/CircuitHelp%20-%20Copie.ods'#$Caractères.$H$5];IF([.AB9]=4;['file:///C:/GitProjects/PHC25Turbo/CircuitHelp%20-%20Copie.ods'#$Caractères.$H$6];IF([.AB9]=5;['file:///C:/GitProjects/PHC25Turbo/CircuitHelp%20-%20Copie.ods'#$Caractères.$H$7];IF([.AB9]=6;['file:///C:/GitProjects/PHC25Turbo/CircuitHelp%20-%20Copie.ods'#$Caractères.$H$8];IF([.AB9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AC9]=0;['file:///C:/GitProjects/PHC25Turbo/CircuitHelp%20-%20Copie.ods'#$Caractères.$B$2];IF([.AC9]=1;['file:///C:/GitProjects/PHC25Turbo/CircuitHelp%20-%20Copie.ods'#$Caractères.$B$3];IF([.AC9]=2;['file:///C:/GitProjects/PHC25Turbo/CircuitHelp%20-%20Copie.ods'#$Caractères.$B$4];IF([.AC9]=3;['file:///C:/GitProjects/PHC25Turbo/CircuitHelp%20-%20Copie.ods'#$Caractères.$B$5];IF([.AC9]=4;['file:///C:/GitProjects/PHC25Turbo/CircuitHelp%20-%20Copie.ods'#$Caractères.$B$6];IF([.AC9]=5;['file:///C:/GitProjects/PHC25Turbo/CircuitHelp%20-%20Copie.ods'#$Caractères.$B$7];IF([.AC9]=6;['file:///C:/GitProjects/PHC25Turbo/CircuitHelp%20-%20Copie.ods'#$Caractères.$B$8];IF([.AC9]=7;['file:///C:/GitProjects/PHC25Turbo/CircuitHelp%20-%20Copie.ods'#$Caractères.$B$9];IF([.AC9]=8;['file:///C:/GitProjects/PHC25Turbo/CircuitHelp%20-%20Copie.ods'#$Caractères.$B$10];IF([.AC9]=9;['file:///C:/GitProjects/PHC25Turbo/CircuitHelp%20-%20Copie.ods'#$Caractères.$B$11];IF([.AC9]=10;['file:///C:/GitProjects/PHC25Turbo/CircuitHelp%20-%20Copie.ods'#$Caractères.$B$12];IF([.AC9]=11;['file:///C:/GitProjects/PHC25Turbo/CircuitHelp%20-%20Copie.ods'#$Caractères.$B$13];IF([.AC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'file:///C:/GitProjects/PHC25Turbo/CircuitHelp%20-%20Copie.ods'#$Caractères.$H$2];IF([.AD9]=1;['file:///C:/GitProjects/PHC25Turbo/CircuitHelp%20-%20Copie.ods'#$Caractères.$H$3];IF([.AD9]=2;['file:///C:/GitProjects/PHC25Turbo/CircuitHelp%20-%20Copie.ods'#$Caractères.$H$4];IF([.AD9]=3;['file:///C:/GitProjects/PHC25Turbo/CircuitHelp%20-%20Copie.ods'#$Caractères.$H$5];IF([.AD9]=4;['file:///C:/GitProjects/PHC25Turbo/CircuitHelp%20-%20Copie.ods'#$Caractères.$H$6];IF([.AD9]=5;['file:///C:/GitProjects/PHC25Turbo/CircuitHelp%20-%20Copie.ods'#$Caractères.$H$7];IF([.AD9]=6;['file:///C:/GitProjects/PHC25Turbo/CircuitHelp%20-%20Copie.ods'#$Caractères.$H$8];IF([.AD9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9]=0;['file:///C:/GitProjects/PHC25Turbo/CircuitHelp%20-%20Copie.ods'#$Caractères.$B$2];IF([.AE9]=1;['file:///C:/GitProjects/PHC25Turbo/CircuitHelp%20-%20Copie.ods'#$Caractères.$B$3];IF([.AE9]=2;['file:///C:/GitProjects/PHC25Turbo/CircuitHelp%20-%20Copie.ods'#$Caractères.$B$4];IF([.AE9]=3;['file:///C:/GitProjects/PHC25Turbo/CircuitHelp%20-%20Copie.ods'#$Caractères.$B$5];IF([.AE9]=4;['file:///C:/GitProjects/PHC25Turbo/CircuitHelp%20-%20Copie.ods'#$Caractères.$B$6];IF([.AE9]=5;['file:///C:/GitProjects/PHC25Turbo/CircuitHelp%20-%20Copie.ods'#$Caractères.$B$7];IF([.AE9]=6;['file:///C:/GitProjects/PHC25Turbo/CircuitHelp%20-%20Copie.ods'#$Caractères.$B$8];IF([.AE9]=7;['file:///C:/GitProjects/PHC25Turbo/CircuitHelp%20-%20Copie.ods'#$Caractères.$B$9];IF([.AE9]=8;['file:///C:/GitProjects/PHC25Turbo/CircuitHelp%20-%20Copie.ods'#$Caractères.$B$10];IF([.AE9]=9;['file:///C:/GitProjects/PHC25Turbo/CircuitHelp%20-%20Copie.ods'#$Caractères.$B$11];IF([.AE9]=10;['file:///C:/GitProjects/PHC25Turbo/CircuitHelp%20-%20Copie.ods'#$Caractères.$B$12];IF([.AE9]=11;['file:///C:/GitProjects/PHC25Turbo/CircuitHelp%20-%20Copie.ods'#$Caractères.$B$13];IF([.AE9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9]&gt;0;[.AE9]&lt;4);&quot;&quot;;IF([.AF9]=0;['file:///C:/GitProjects/PHC25Turbo/CircuitHelp%20-%20Copie.ods'#$Caractères.$H$2];IF([.AF9]=1;['file:///C:/GitProjects/PHC25Turbo/CircuitHelp%20-%20Copie.ods'#$Caractères.$H$3];IF([.AF9]=2;['file:///C:/GitProjects/PHC25Turbo/CircuitHelp%20-%20Copie.ods'#$Caractères.$H$4];IF([.AF9]=3;['file:///C:/GitProjects/PHC25Turbo/CircuitHelp%20-%20Copie.ods'#$Caractères.$H$5];IF([.AF9]=4;['file:///C:/GitProjects/PHC25Turbo/CircuitHelp%20-%20Copie.ods'#$Caractères.$H$6];IF([.AF9]=5;['file:///C:/GitProjects/PHC25Turbo/CircuitHelp%20-%20Copie.ods'#$Caractères.$H$7];IF([.AF9]=6;['file:///C:/GitProjects/PHC25Turbo/CircuitHelp%20-%20Copie.ods'#$Caractères.$H$8];IF([.AF9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0]=0;['file:///C:/GitProjects/PHC25Turbo/CircuitHelp%20-%20Copie.ods'#$Caractères.$B$2];IF([.A10]=1;['file:///C:/GitProjects/PHC25Turbo/CircuitHelp%20-%20Copie.ods'#$Caractères.$B$3];IF([.A10]=2;['file:///C:/GitProjects/PHC25Turbo/CircuitHelp%20-%20Copie.ods'#$Caractères.$B$4];IF([.A10]=3;['file:///C:/GitProjects/PHC25Turbo/CircuitHelp%20-%20Copie.ods'#$Caractères.$B$5];IF([.A10]=4;['file:///C:/GitProjects/PHC25Turbo/CircuitHelp%20-%20Copie.ods'#$Caractères.$B$6];IF([.A10]=5;['file:///C:/GitProjects/PHC25Turbo/CircuitHelp%20-%20Copie.ods'#$Caractères.$B$7];IF([.A10]=6;['file:///C:/GitProjects/PHC25Turbo/CircuitHelp%20-%20Copie.ods'#$Caractères.$B$8];IF([.A10]=7;['file:///C:/GitProjects/PHC25Turbo/CircuitHelp%20-%20Copie.ods'#$Caractères.$B$9];IF([.A10]=8;['file:///C:/GitProjects/PHC25Turbo/CircuitHelp%20-%20Copie.ods'#$Caractères.$B$10];IF([.A10]=9;['file:///C:/GitProjects/PHC25Turbo/CircuitHelp%20-%20Copie.ods'#$Caractères.$B$11];IF([.A10]=10;['file:///C:/GitProjects/PHC25Turbo/CircuitHelp%20-%20Copie.ods'#$Caractères.$B$12];IF([.A10]=11;['file:///C:/GitProjects/PHC25Turbo/CircuitHelp%20-%20Copie.ods'#$Caractères.$B$13];IF([.A10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10]&gt;0;[.A10]&lt;4);&quot;&quot;;IF([.B10]=0;['file:///C:/GitProjects/PHC25Turbo/CircuitHelp%20-%20Copie.ods'#$Caractères.$H$2];IF([.B10]=1;['file:///C:/GitProjects/PHC25Turbo/CircuitHelp%20-%20Copie.ods'#$Caractères.$H$3];IF([.B10]=2;['file:///C:/GitProjects/PHC25Turbo/CircuitHelp%20-%20Copie.ods'#$Caractères.$H$4];IF([.B10]=3;['file:///C:/GitProjects/PHC25Turbo/CircuitHelp%20-%20Copie.ods'#$Caractères.$H$5];IF([.B10]=4;['file:///C:/GitProjects/PHC25Turbo/CircuitHelp%20-%20Copie.ods'#$Caractères.$H$6];IF([.B10]=5;['file:///C:/GitProjects/PHC25Turbo/CircuitHelp%20-%20Copie.ods'#$Caractères.$H$7];IF([.B10]=6;['file:///C:/GitProjects/PHC25Turbo/CircuitHelp%20-%20Copie.ods'#$Caractères.$H$8];IF([.B10]=7;['file:///C:/GitProjects/PHC25Turbo/CircuitHelp%20-%20Copie.ods'#$Caractères.$H$9];&quot;x&quot;)))))))))">
            <text:p/>
          </table:table-cell>
          <table:table-cell table:style-name="ce54" table:formula="of:=IF([.C10]=0;['file:///C:/GitProjects/PHC25Turbo/CircuitHelp%20-%20Copie.ods'#$Caractères.$B$2];IF([.C10]=1;['file:///C:/GitProjects/PHC25Turbo/CircuitHelp%20-%20Copie.ods'#$Caractères.$B$3];IF([.C10]=2;['file:///C:/GitProjects/PHC25Turbo/CircuitHelp%20-%20Copie.ods'#$Caractères.$B$4];IF([.C10]=3;['file:///C:/GitProjects/PHC25Turbo/CircuitHelp%20-%20Copie.ods'#$Caractères.$B$5];IF([.C10]=4;['file:///C:/GitProjects/PHC25Turbo/CircuitHelp%20-%20Copie.ods'#$Caractères.$B$6];IF([.C10]=5;['file:///C:/GitProjects/PHC25Turbo/CircuitHelp%20-%20Copie.ods'#$Caractères.$B$7];IF([.C10]=6;['file:///C:/GitProjects/PHC25Turbo/CircuitHelp%20-%20Copie.ods'#$Caractères.$B$8];IF([.C10]=7;['file:///C:/GitProjects/PHC25Turbo/CircuitHelp%20-%20Copie.ods'#$Caractères.$B$9];IF([.C10]=8;['file:///C:/GitProjects/PHC25Turbo/CircuitHelp%20-%20Copie.ods'#$Caractères.$B$10];IF([.C10]=9;['file:///C:/GitProjects/PHC25Turbo/CircuitHelp%20-%20Copie.ods'#$Caractères.$B$11];IF([.C10]=10;['file:///C:/GitProjects/PHC25Turbo/CircuitHelp%20-%20Copie.ods'#$Caractères.$B$12];IF([.C10]=11;['file:///C:/GitProjects/PHC25Turbo/CircuitHelp%20-%20Copie.ods'#$Caractères.$B$13];IF([.C10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C10]&gt;0;[.C10]&lt;4);&quot;&quot;;IF([.D10]=0;['file:///C:/GitProjects/PHC25Turbo/CircuitHelp%20-%20Copie.ods'#$Caractères.$H$2];IF([.D10]=1;['file:///C:/GitProjects/PHC25Turbo/CircuitHelp%20-%20Copie.ods'#$Caractères.$H$3];IF([.D10]=2;['file:///C:/GitProjects/PHC25Turbo/CircuitHelp%20-%20Copie.ods'#$Caractères.$H$4];IF([.D10]=3;['file:///C:/GitProjects/PHC25Turbo/CircuitHelp%20-%20Copie.ods'#$Caractères.$H$5];IF([.D10]=4;['file:///C:/GitProjects/PHC25Turbo/CircuitHelp%20-%20Copie.ods'#$Caractères.$H$6];IF([.D10]=5;['file:///C:/GitProjects/PHC25Turbo/CircuitHelp%20-%20Copie.ods'#$Caractères.$H$7];IF([.D10]=6;['file:///C:/GitProjects/PHC25Turbo/CircuitHelp%20-%20Copie.ods'#$Caractères.$H$8];IF([.D10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E10]=0;['file:///C:/GitProjects/PHC25Turbo/CircuitHelp%20-%20Copie.ods'#$Caractères.$B$2];IF([.E10]=1;['file:///C:/GitProjects/PHC25Turbo/CircuitHelp%20-%20Copie.ods'#$Caractères.$B$3];IF([.E10]=2;['file:///C:/GitProjects/PHC25Turbo/CircuitHelp%20-%20Copie.ods'#$Caractères.$B$4];IF([.E10]=3;['file:///C:/GitProjects/PHC25Turbo/CircuitHelp%20-%20Copie.ods'#$Caractères.$B$5];IF([.E10]=4;['file:///C:/GitProjects/PHC25Turbo/CircuitHelp%20-%20Copie.ods'#$Caractères.$B$6];IF([.E10]=5;['file:///C:/GitProjects/PHC25Turbo/CircuitHelp%20-%20Copie.ods'#$Caractères.$B$7];IF([.E10]=6;['file:///C:/GitProjects/PHC25Turbo/CircuitHelp%20-%20Copie.ods'#$Caractères.$B$8];IF([.E10]=7;['file:///C:/GitProjects/PHC25Turbo/CircuitHelp%20-%20Copie.ods'#$Caractères.$B$9];IF([.E10]=8;['file:///C:/GitProjects/PHC25Turbo/CircuitHelp%20-%20Copie.ods'#$Caractères.$B$10];IF([.E10]=9;['file:///C:/GitProjects/PHC25Turbo/CircuitHelp%20-%20Copie.ods'#$Caractères.$B$11];IF([.E10]=10;['file:///C:/GitProjects/PHC25Turbo/CircuitHelp%20-%20Copie.ods'#$Caractères.$B$12];IF([.E10]=11;['file:///C:/GitProjects/PHC25Turbo/CircuitHelp%20-%20Copie.ods'#$Caractères.$B$13];IF([.E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'file:///C:/GitProjects/PHC25Turbo/CircuitHelp%20-%20Copie.ods'#$Caractères.$H$2];IF([.F10]=1;['file:///C:/GitProjects/PHC25Turbo/CircuitHelp%20-%20Copie.ods'#$Caractères.$H$3];IF([.F10]=2;['file:///C:/GitProjects/PHC25Turbo/CircuitHelp%20-%20Copie.ods'#$Caractères.$H$4];IF([.F10]=3;['file:///C:/GitProjects/PHC25Turbo/CircuitHelp%20-%20Copie.ods'#$Caractères.$H$5];IF([.F10]=4;['file:///C:/GitProjects/PHC25Turbo/CircuitHelp%20-%20Copie.ods'#$Caractères.$H$6];IF([.F10]=5;['file:///C:/GitProjects/PHC25Turbo/CircuitHelp%20-%20Copie.ods'#$Caractères.$H$7];IF([.F10]=6;['file:///C:/GitProjects/PHC25Turbo/CircuitHelp%20-%20Copie.ods'#$Caractères.$H$8];IF([.F10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54" table:formula="of:=IF([.G10]=0;['file:///C:/GitProjects/PHC25Turbo/CircuitHelp%20-%20Copie.ods'#$Caractères.$B$2];IF([.G10]=1;['file:///C:/GitProjects/PHC25Turbo/CircuitHelp%20-%20Copie.ods'#$Caractères.$B$3];IF([.G10]=2;['file:///C:/GitProjects/PHC25Turbo/CircuitHelp%20-%20Copie.ods'#$Caractères.$B$4];IF([.G10]=3;['file:///C:/GitProjects/PHC25Turbo/CircuitHelp%20-%20Copie.ods'#$Caractères.$B$5];IF([.G10]=4;['file:///C:/GitProjects/PHC25Turbo/CircuitHelp%20-%20Copie.ods'#$Caractères.$B$6];IF([.G10]=5;['file:///C:/GitProjects/PHC25Turbo/CircuitHelp%20-%20Copie.ods'#$Caractères.$B$7];IF([.G10]=6;['file:///C:/GitProjects/PHC25Turbo/CircuitHelp%20-%20Copie.ods'#$Caractères.$B$8];IF([.G10]=7;['file:///C:/GitProjects/PHC25Turbo/CircuitHelp%20-%20Copie.ods'#$Caractères.$B$9];IF([.G10]=8;['file:///C:/GitProjects/PHC25Turbo/CircuitHelp%20-%20Copie.ods'#$Caractères.$B$10];IF([.G10]=9;['file:///C:/GitProjects/PHC25Turbo/CircuitHelp%20-%20Copie.ods'#$Caractères.$B$11];IF([.G10]=10;['file:///C:/GitProjects/PHC25Turbo/CircuitHelp%20-%20Copie.ods'#$Caractères.$B$12];IF([.G10]=11;['file:///C:/GitProjects/PHC25Turbo/CircuitHelp%20-%20Copie.ods'#$Caractères.$B$13];IF([.G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'file:///C:/GitProjects/PHC25Turbo/CircuitHelp%20-%20Copie.ods'#$Caractères.$H$2];IF([.H10]=1;['file:///C:/GitProjects/PHC25Turbo/CircuitHelp%20-%20Copie.ods'#$Caractères.$H$3];IF([.H10]=2;['file:///C:/GitProjects/PHC25Turbo/CircuitHelp%20-%20Copie.ods'#$Caractères.$H$4];IF([.H10]=3;['file:///C:/GitProjects/PHC25Turbo/CircuitHelp%20-%20Copie.ods'#$Caractères.$H$5];IF([.H10]=4;['file:///C:/GitProjects/PHC25Turbo/CircuitHelp%20-%20Copie.ods'#$Caractères.$H$6];IF([.H10]=5;['file:///C:/GitProjects/PHC25Turbo/CircuitHelp%20-%20Copie.ods'#$Caractères.$H$7];IF([.H10]=6;['file:///C:/GitProjects/PHC25Turbo/CircuitHelp%20-%20Copie.ods'#$Caractères.$H$8];IF([.H10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I10]=0;['file:///C:/GitProjects/PHC25Turbo/CircuitHelp%20-%20Copie.ods'#$Caractères.$B$2];IF([.I10]=1;['file:///C:/GitProjects/PHC25Turbo/CircuitHelp%20-%20Copie.ods'#$Caractères.$B$3];IF([.I10]=2;['file:///C:/GitProjects/PHC25Turbo/CircuitHelp%20-%20Copie.ods'#$Caractères.$B$4];IF([.I10]=3;['file:///C:/GitProjects/PHC25Turbo/CircuitHelp%20-%20Copie.ods'#$Caractères.$B$5];IF([.I10]=4;['file:///C:/GitProjects/PHC25Turbo/CircuitHelp%20-%20Copie.ods'#$Caractères.$B$6];IF([.I10]=5;['file:///C:/GitProjects/PHC25Turbo/CircuitHelp%20-%20Copie.ods'#$Caractères.$B$7];IF([.I10]=6;['file:///C:/GitProjects/PHC25Turbo/CircuitHelp%20-%20Copie.ods'#$Caractères.$B$8];IF([.I10]=7;['file:///C:/GitProjects/PHC25Turbo/CircuitHelp%20-%20Copie.ods'#$Caractères.$B$9];IF([.I10]=8;['file:///C:/GitProjects/PHC25Turbo/CircuitHelp%20-%20Copie.ods'#$Caractères.$B$10];IF([.I10]=9;['file:///C:/GitProjects/PHC25Turbo/CircuitHelp%20-%20Copie.ods'#$Caractères.$B$11];IF([.I10]=10;['file:///C:/GitProjects/PHC25Turbo/CircuitHelp%20-%20Copie.ods'#$Caractères.$B$12];IF([.I10]=11;['file:///C:/GitProjects/PHC25Turbo/CircuitHelp%20-%20Copie.ods'#$Caractères.$B$13];IF([.I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'file:///C:/GitProjects/PHC25Turbo/CircuitHelp%20-%20Copie.ods'#$Caractères.$H$2];IF([.J10]=1;['file:///C:/GitProjects/PHC25Turbo/CircuitHelp%20-%20Copie.ods'#$Caractères.$H$3];IF([.J10]=2;['file:///C:/GitProjects/PHC25Turbo/CircuitHelp%20-%20Copie.ods'#$Caractères.$H$4];IF([.J10]=3;['file:///C:/GitProjects/PHC25Turbo/CircuitHelp%20-%20Copie.ods'#$Caractères.$H$5];IF([.J10]=4;['file:///C:/GitProjects/PHC25Turbo/CircuitHelp%20-%20Copie.ods'#$Caractères.$H$6];IF([.J10]=5;['file:///C:/GitProjects/PHC25Turbo/CircuitHelp%20-%20Copie.ods'#$Caractères.$H$7];IF([.J10]=6;['file:///C:/GitProjects/PHC25Turbo/CircuitHelp%20-%20Copie.ods'#$Caractères.$H$8];IF([.J10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K10]=0;['file:///C:/GitProjects/PHC25Turbo/CircuitHelp%20-%20Copie.ods'#$Caractères.$B$2];IF([.K10]=1;['file:///C:/GitProjects/PHC25Turbo/CircuitHelp%20-%20Copie.ods'#$Caractères.$B$3];IF([.K10]=2;['file:///C:/GitProjects/PHC25Turbo/CircuitHelp%20-%20Copie.ods'#$Caractères.$B$4];IF([.K10]=3;['file:///C:/GitProjects/PHC25Turbo/CircuitHelp%20-%20Copie.ods'#$Caractères.$B$5];IF([.K10]=4;['file:///C:/GitProjects/PHC25Turbo/CircuitHelp%20-%20Copie.ods'#$Caractères.$B$6];IF([.K10]=5;['file:///C:/GitProjects/PHC25Turbo/CircuitHelp%20-%20Copie.ods'#$Caractères.$B$7];IF([.K10]=6;['file:///C:/GitProjects/PHC25Turbo/CircuitHelp%20-%20Copie.ods'#$Caractères.$B$8];IF([.K10]=7;['file:///C:/GitProjects/PHC25Turbo/CircuitHelp%20-%20Copie.ods'#$Caractères.$B$9];IF([.K10]=8;['file:///C:/GitProjects/PHC25Turbo/CircuitHelp%20-%20Copie.ods'#$Caractères.$B$10];IF([.K10]=9;['file:///C:/GitProjects/PHC25Turbo/CircuitHelp%20-%20Copie.ods'#$Caractères.$B$11];IF([.K10]=10;['file:///C:/GitProjects/PHC25Turbo/CircuitHelp%20-%20Copie.ods'#$Caractères.$B$12];IF([.K10]=11;['file:///C:/GitProjects/PHC25Turbo/CircuitHelp%20-%20Copie.ods'#$Caractères.$B$13];IF([.K10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K10]&gt;0;[.K10]&lt;4);&quot;&quot;;IF([.L10]=0;['file:///C:/GitProjects/PHC25Turbo/CircuitHelp%20-%20Copie.ods'#$Caractères.$H$2];IF([.L10]=1;['file:///C:/GitProjects/PHC25Turbo/CircuitHelp%20-%20Copie.ods'#$Caractères.$H$3];IF([.L10]=2;['file:///C:/GitProjects/PHC25Turbo/CircuitHelp%20-%20Copie.ods'#$Caractères.$H$4];IF([.L10]=3;['file:///C:/GitProjects/PHC25Turbo/CircuitHelp%20-%20Copie.ods'#$Caractères.$H$5];IF([.L10]=4;['file:///C:/GitProjects/PHC25Turbo/CircuitHelp%20-%20Copie.ods'#$Caractères.$H$6];IF([.L10]=5;['file:///C:/GitProjects/PHC25Turbo/CircuitHelp%20-%20Copie.ods'#$Caractères.$H$7];IF([.L10]=6;['file:///C:/GitProjects/PHC25Turbo/CircuitHelp%20-%20Copie.ods'#$Caractères.$H$8];IF([.L10]=7;['file:///C:/GitProjects/PHC25Turbo/CircuitHelp%20-%20Copie.ods'#$Caractères.$H$9];&quot;x&quot;)))))))))">
            <text:p/>
          </table:table-cell>
          <table:table-cell table:style-name="ce60" table:formula="of:=IF([.M10]=0;['file:///C:/GitProjects/PHC25Turbo/CircuitHelp%20-%20Copie.ods'#$Caractères.$B$2];IF([.M10]=1;['file:///C:/GitProjects/PHC25Turbo/CircuitHelp%20-%20Copie.ods'#$Caractères.$B$3];IF([.M10]=2;['file:///C:/GitProjects/PHC25Turbo/CircuitHelp%20-%20Copie.ods'#$Caractères.$B$4];IF([.M10]=3;['file:///C:/GitProjects/PHC25Turbo/CircuitHelp%20-%20Copie.ods'#$Caractères.$B$5];IF([.M10]=4;['file:///C:/GitProjects/PHC25Turbo/CircuitHelp%20-%20Copie.ods'#$Caractères.$B$6];IF([.M10]=5;['file:///C:/GitProjects/PHC25Turbo/CircuitHelp%20-%20Copie.ods'#$Caractères.$B$7];IF([.M10]=6;['file:///C:/GitProjects/PHC25Turbo/CircuitHelp%20-%20Copie.ods'#$Caractères.$B$8];IF([.M10]=7;['file:///C:/GitProjects/PHC25Turbo/CircuitHelp%20-%20Copie.ods'#$Caractères.$B$9];IF([.M10]=8;['file:///C:/GitProjects/PHC25Turbo/CircuitHelp%20-%20Copie.ods'#$Caractères.$B$10];IF([.M10]=9;['file:///C:/GitProjects/PHC25Turbo/CircuitHelp%20-%20Copie.ods'#$Caractères.$B$11];IF([.M10]=10;['file:///C:/GitProjects/PHC25Turbo/CircuitHelp%20-%20Copie.ods'#$Caractères.$B$12];IF([.M10]=11;['file:///C:/GitProjects/PHC25Turbo/CircuitHelp%20-%20Copie.ods'#$Caractères.$B$13];IF([.M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'file:///C:/GitProjects/PHC25Turbo/CircuitHelp%20-%20Copie.ods'#$Caractères.$H$2];IF([.N10]=1;['file:///C:/GitProjects/PHC25Turbo/CircuitHelp%20-%20Copie.ods'#$Caractères.$H$3];IF([.N10]=2;['file:///C:/GitProjects/PHC25Turbo/CircuitHelp%20-%20Copie.ods'#$Caractères.$H$4];IF([.N10]=3;['file:///C:/GitProjects/PHC25Turbo/CircuitHelp%20-%20Copie.ods'#$Caractères.$H$5];IF([.N10]=4;['file:///C:/GitProjects/PHC25Turbo/CircuitHelp%20-%20Copie.ods'#$Caractères.$H$6];IF([.N10]=5;['file:///C:/GitProjects/PHC25Turbo/CircuitHelp%20-%20Copie.ods'#$Caractères.$H$7];IF([.N10]=6;['file:///C:/GitProjects/PHC25Turbo/CircuitHelp%20-%20Copie.ods'#$Caractères.$H$8];IF([.N10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O10]=0;['file:///C:/GitProjects/PHC25Turbo/CircuitHelp%20-%20Copie.ods'#$Caractères.$B$2];IF([.O10]=1;['file:///C:/GitProjects/PHC25Turbo/CircuitHelp%20-%20Copie.ods'#$Caractères.$B$3];IF([.O10]=2;['file:///C:/GitProjects/PHC25Turbo/CircuitHelp%20-%20Copie.ods'#$Caractères.$B$4];IF([.O10]=3;['file:///C:/GitProjects/PHC25Turbo/CircuitHelp%20-%20Copie.ods'#$Caractères.$B$5];IF([.O10]=4;['file:///C:/GitProjects/PHC25Turbo/CircuitHelp%20-%20Copie.ods'#$Caractères.$B$6];IF([.O10]=5;['file:///C:/GitProjects/PHC25Turbo/CircuitHelp%20-%20Copie.ods'#$Caractères.$B$7];IF([.O10]=6;['file:///C:/GitProjects/PHC25Turbo/CircuitHelp%20-%20Copie.ods'#$Caractères.$B$8];IF([.O10]=7;['file:///C:/GitProjects/PHC25Turbo/CircuitHelp%20-%20Copie.ods'#$Caractères.$B$9];IF([.O10]=8;['file:///C:/GitProjects/PHC25Turbo/CircuitHelp%20-%20Copie.ods'#$Caractères.$B$10];IF([.O10]=9;['file:///C:/GitProjects/PHC25Turbo/CircuitHelp%20-%20Copie.ods'#$Caractères.$B$11];IF([.O10]=10;['file:///C:/GitProjects/PHC25Turbo/CircuitHelp%20-%20Copie.ods'#$Caractères.$B$12];IF([.O10]=11;['file:///C:/GitProjects/PHC25Turbo/CircuitHelp%20-%20Copie.ods'#$Caractères.$B$13];IF([.O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'file:///C:/GitProjects/PHC25Turbo/CircuitHelp%20-%20Copie.ods'#$Caractères.$H$2];IF([.P10]=1;['file:///C:/GitProjects/PHC25Turbo/CircuitHelp%20-%20Copie.ods'#$Caractères.$H$3];IF([.P10]=2;['file:///C:/GitProjects/PHC25Turbo/CircuitHelp%20-%20Copie.ods'#$Caractères.$H$4];IF([.P10]=3;['file:///C:/GitProjects/PHC25Turbo/CircuitHelp%20-%20Copie.ods'#$Caractères.$H$5];IF([.P10]=4;['file:///C:/GitProjects/PHC25Turbo/CircuitHelp%20-%20Copie.ods'#$Caractères.$H$6];IF([.P10]=5;['file:///C:/GitProjects/PHC25Turbo/CircuitHelp%20-%20Copie.ods'#$Caractères.$H$7];IF([.P10]=6;['file:///C:/GitProjects/PHC25Turbo/CircuitHelp%20-%20Copie.ods'#$Caractères.$H$8];IF([.P10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Q10]=0;['file:///C:/GitProjects/PHC25Turbo/CircuitHelp%20-%20Copie.ods'#$Caractères.$B$2];IF([.Q10]=1;['file:///C:/GitProjects/PHC25Turbo/CircuitHelp%20-%20Copie.ods'#$Caractères.$B$3];IF([.Q10]=2;['file:///C:/GitProjects/PHC25Turbo/CircuitHelp%20-%20Copie.ods'#$Caractères.$B$4];IF([.Q10]=3;['file:///C:/GitProjects/PHC25Turbo/CircuitHelp%20-%20Copie.ods'#$Caractères.$B$5];IF([.Q10]=4;['file:///C:/GitProjects/PHC25Turbo/CircuitHelp%20-%20Copie.ods'#$Caractères.$B$6];IF([.Q10]=5;['file:///C:/GitProjects/PHC25Turbo/CircuitHelp%20-%20Copie.ods'#$Caractères.$B$7];IF([.Q10]=6;['file:///C:/GitProjects/PHC25Turbo/CircuitHelp%20-%20Copie.ods'#$Caractères.$B$8];IF([.Q10]=7;['file:///C:/GitProjects/PHC25Turbo/CircuitHelp%20-%20Copie.ods'#$Caractères.$B$9];IF([.Q10]=8;['file:///C:/GitProjects/PHC25Turbo/CircuitHelp%20-%20Copie.ods'#$Caractères.$B$10];IF([.Q10]=9;['file:///C:/GitProjects/PHC25Turbo/CircuitHelp%20-%20Copie.ods'#$Caractères.$B$11];IF([.Q10]=10;['file:///C:/GitProjects/PHC25Turbo/CircuitHelp%20-%20Copie.ods'#$Caractères.$B$12];IF([.Q10]=11;['file:///C:/GitProjects/PHC25Turbo/CircuitHelp%20-%20Copie.ods'#$Caractères.$B$13];IF([.Q10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Q10]&gt;0;[.Q10]&lt;4);&quot;&quot;;IF([.R10]=0;['file:///C:/GitProjects/PHC25Turbo/CircuitHelp%20-%20Copie.ods'#$Caractères.$H$2];IF([.R10]=1;['file:///C:/GitProjects/PHC25Turbo/CircuitHelp%20-%20Copie.ods'#$Caractères.$H$3];IF([.R10]=2;['file:///C:/GitProjects/PHC25Turbo/CircuitHelp%20-%20Copie.ods'#$Caractères.$H$4];IF([.R10]=3;['file:///C:/GitProjects/PHC25Turbo/CircuitHelp%20-%20Copie.ods'#$Caractères.$H$5];IF([.R10]=4;['file:///C:/GitProjects/PHC25Turbo/CircuitHelp%20-%20Copie.ods'#$Caractères.$H$6];IF([.R10]=5;['file:///C:/GitProjects/PHC25Turbo/CircuitHelp%20-%20Copie.ods'#$Caractères.$H$7];IF([.R10]=6;['file:///C:/GitProjects/PHC25Turbo/CircuitHelp%20-%20Copie.ods'#$Caractères.$H$8];IF([.R10]=7;['file:///C:/GitProjects/PHC25Turbo/CircuitHelp%20-%20Copie.ods'#$Caractères.$H$9];&quot;x&quot;)))))))))">
            <text:p/>
          </table:table-cell>
          <table:table-cell table:style-name="ce54" table:formula="of:=IF([.S10]=0;['file:///C:/GitProjects/PHC25Turbo/CircuitHelp%20-%20Copie.ods'#$Caractères.$B$2];IF([.S10]=1;['file:///C:/GitProjects/PHC25Turbo/CircuitHelp%20-%20Copie.ods'#$Caractères.$B$3];IF([.S10]=2;['file:///C:/GitProjects/PHC25Turbo/CircuitHelp%20-%20Copie.ods'#$Caractères.$B$4];IF([.S10]=3;['file:///C:/GitProjects/PHC25Turbo/CircuitHelp%20-%20Copie.ods'#$Caractères.$B$5];IF([.S10]=4;['file:///C:/GitProjects/PHC25Turbo/CircuitHelp%20-%20Copie.ods'#$Caractères.$B$6];IF([.S10]=5;['file:///C:/GitProjects/PHC25Turbo/CircuitHelp%20-%20Copie.ods'#$Caractères.$B$7];IF([.S10]=6;['file:///C:/GitProjects/PHC25Turbo/CircuitHelp%20-%20Copie.ods'#$Caractères.$B$8];IF([.S10]=7;['file:///C:/GitProjects/PHC25Turbo/CircuitHelp%20-%20Copie.ods'#$Caractères.$B$9];IF([.S10]=8;['file:///C:/GitProjects/PHC25Turbo/CircuitHelp%20-%20Copie.ods'#$Caractères.$B$10];IF([.S10]=9;['file:///C:/GitProjects/PHC25Turbo/CircuitHelp%20-%20Copie.ods'#$Caractères.$B$11];IF([.S10]=10;['file:///C:/GitProjects/PHC25Turbo/CircuitHelp%20-%20Copie.ods'#$Caractères.$B$12];IF([.S10]=11;['file:///C:/GitProjects/PHC25Turbo/CircuitHelp%20-%20Copie.ods'#$Caractères.$B$13];IF([.S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'file:///C:/GitProjects/PHC25Turbo/CircuitHelp%20-%20Copie.ods'#$Caractères.$H$2];IF([.T10]=1;['file:///C:/GitProjects/PHC25Turbo/CircuitHelp%20-%20Copie.ods'#$Caractères.$H$3];IF([.T10]=2;['file:///C:/GitProjects/PHC25Turbo/CircuitHelp%20-%20Copie.ods'#$Caractères.$H$4];IF([.T10]=3;['file:///C:/GitProjects/PHC25Turbo/CircuitHelp%20-%20Copie.ods'#$Caractères.$H$5];IF([.T10]=4;['file:///C:/GitProjects/PHC25Turbo/CircuitHelp%20-%20Copie.ods'#$Caractères.$H$6];IF([.T10]=5;['file:///C:/GitProjects/PHC25Turbo/CircuitHelp%20-%20Copie.ods'#$Caractères.$H$7];IF([.T10]=6;['file:///C:/GitProjects/PHC25Turbo/CircuitHelp%20-%20Copie.ods'#$Caractères.$H$8];IF([.T10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U10]=0;['file:///C:/GitProjects/PHC25Turbo/CircuitHelp%20-%20Copie.ods'#$Caractères.$B$2];IF([.U10]=1;['file:///C:/GitProjects/PHC25Turbo/CircuitHelp%20-%20Copie.ods'#$Caractères.$B$3];IF([.U10]=2;['file:///C:/GitProjects/PHC25Turbo/CircuitHelp%20-%20Copie.ods'#$Caractères.$B$4];IF([.U10]=3;['file:///C:/GitProjects/PHC25Turbo/CircuitHelp%20-%20Copie.ods'#$Caractères.$B$5];IF([.U10]=4;['file:///C:/GitProjects/PHC25Turbo/CircuitHelp%20-%20Copie.ods'#$Caractères.$B$6];IF([.U10]=5;['file:///C:/GitProjects/PHC25Turbo/CircuitHelp%20-%20Copie.ods'#$Caractères.$B$7];IF([.U10]=6;['file:///C:/GitProjects/PHC25Turbo/CircuitHelp%20-%20Copie.ods'#$Caractères.$B$8];IF([.U10]=7;['file:///C:/GitProjects/PHC25Turbo/CircuitHelp%20-%20Copie.ods'#$Caractères.$B$9];IF([.U10]=8;['file:///C:/GitProjects/PHC25Turbo/CircuitHelp%20-%20Copie.ods'#$Caractères.$B$10];IF([.U10]=9;['file:///C:/GitProjects/PHC25Turbo/CircuitHelp%20-%20Copie.ods'#$Caractères.$B$11];IF([.U10]=10;['file:///C:/GitProjects/PHC25Turbo/CircuitHelp%20-%20Copie.ods'#$Caractères.$B$12];IF([.U10]=11;['file:///C:/GitProjects/PHC25Turbo/CircuitHelp%20-%20Copie.ods'#$Caractères.$B$13];IF([.U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'file:///C:/GitProjects/PHC25Turbo/CircuitHelp%20-%20Copie.ods'#$Caractères.$H$2];IF([.V10]=1;['file:///C:/GitProjects/PHC25Turbo/CircuitHelp%20-%20Copie.ods'#$Caractères.$H$3];IF([.V10]=2;['file:///C:/GitProjects/PHC25Turbo/CircuitHelp%20-%20Copie.ods'#$Caractères.$H$4];IF([.V10]=3;['file:///C:/GitProjects/PHC25Turbo/CircuitHelp%20-%20Copie.ods'#$Caractères.$H$5];IF([.V10]=4;['file:///C:/GitProjects/PHC25Turbo/CircuitHelp%20-%20Copie.ods'#$Caractères.$H$6];IF([.V10]=5;['file:///C:/GitProjects/PHC25Turbo/CircuitHelp%20-%20Copie.ods'#$Caractères.$H$7];IF([.V10]=6;['file:///C:/GitProjects/PHC25Turbo/CircuitHelp%20-%20Copie.ods'#$Caractères.$H$8];IF([.V10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54" table:formula="of:=IF([.W10]=0;['file:///C:/GitProjects/PHC25Turbo/CircuitHelp%20-%20Copie.ods'#$Caractères.$B$2];IF([.W10]=1;['file:///C:/GitProjects/PHC25Turbo/CircuitHelp%20-%20Copie.ods'#$Caractères.$B$3];IF([.W10]=2;['file:///C:/GitProjects/PHC25Turbo/CircuitHelp%20-%20Copie.ods'#$Caractères.$B$4];IF([.W10]=3;['file:///C:/GitProjects/PHC25Turbo/CircuitHelp%20-%20Copie.ods'#$Caractères.$B$5];IF([.W10]=4;['file:///C:/GitProjects/PHC25Turbo/CircuitHelp%20-%20Copie.ods'#$Caractères.$B$6];IF([.W10]=5;['file:///C:/GitProjects/PHC25Turbo/CircuitHelp%20-%20Copie.ods'#$Caractères.$B$7];IF([.W10]=6;['file:///C:/GitProjects/PHC25Turbo/CircuitHelp%20-%20Copie.ods'#$Caractères.$B$8];IF([.W10]=7;['file:///C:/GitProjects/PHC25Turbo/CircuitHelp%20-%20Copie.ods'#$Caractères.$B$9];IF([.W10]=8;['file:///C:/GitProjects/PHC25Turbo/CircuitHelp%20-%20Copie.ods'#$Caractères.$B$10];IF([.W10]=9;['file:///C:/GitProjects/PHC25Turbo/CircuitHelp%20-%20Copie.ods'#$Caractères.$B$11];IF([.W10]=10;['file:///C:/GitProjects/PHC25Turbo/CircuitHelp%20-%20Copie.ods'#$Caractères.$B$12];IF([.W10]=11;['file:///C:/GitProjects/PHC25Turbo/CircuitHelp%20-%20Copie.ods'#$Caractères.$B$13];IF([.W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'file:///C:/GitProjects/PHC25Turbo/CircuitHelp%20-%20Copie.ods'#$Caractères.$H$2];IF([.X10]=1;['file:///C:/GitProjects/PHC25Turbo/CircuitHelp%20-%20Copie.ods'#$Caractères.$H$3];IF([.X10]=2;['file:///C:/GitProjects/PHC25Turbo/CircuitHelp%20-%20Copie.ods'#$Caractères.$H$4];IF([.X10]=3;['file:///C:/GitProjects/PHC25Turbo/CircuitHelp%20-%20Copie.ods'#$Caractères.$H$5];IF([.X10]=4;['file:///C:/GitProjects/PHC25Turbo/CircuitHelp%20-%20Copie.ods'#$Caractères.$H$6];IF([.X10]=5;['file:///C:/GitProjects/PHC25Turbo/CircuitHelp%20-%20Copie.ods'#$Caractères.$H$7];IF([.X10]=6;['file:///C:/GitProjects/PHC25Turbo/CircuitHelp%20-%20Copie.ods'#$Caractères.$H$8];IF([.X10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Y10]=0;['file:///C:/GitProjects/PHC25Turbo/CircuitHelp%20-%20Copie.ods'#$Caractères.$B$2];IF([.Y10]=1;['file:///C:/GitProjects/PHC25Turbo/CircuitHelp%20-%20Copie.ods'#$Caractères.$B$3];IF([.Y10]=2;['file:///C:/GitProjects/PHC25Turbo/CircuitHelp%20-%20Copie.ods'#$Caractères.$B$4];IF([.Y10]=3;['file:///C:/GitProjects/PHC25Turbo/CircuitHelp%20-%20Copie.ods'#$Caractères.$B$5];IF([.Y10]=4;['file:///C:/GitProjects/PHC25Turbo/CircuitHelp%20-%20Copie.ods'#$Caractères.$B$6];IF([.Y10]=5;['file:///C:/GitProjects/PHC25Turbo/CircuitHelp%20-%20Copie.ods'#$Caractères.$B$7];IF([.Y10]=6;['file:///C:/GitProjects/PHC25Turbo/CircuitHelp%20-%20Copie.ods'#$Caractères.$B$8];IF([.Y10]=7;['file:///C:/GitProjects/PHC25Turbo/CircuitHelp%20-%20Copie.ods'#$Caractères.$B$9];IF([.Y10]=8;['file:///C:/GitProjects/PHC25Turbo/CircuitHelp%20-%20Copie.ods'#$Caractères.$B$10];IF([.Y10]=9;['file:///C:/GitProjects/PHC25Turbo/CircuitHelp%20-%20Copie.ods'#$Caractères.$B$11];IF([.Y10]=10;['file:///C:/GitProjects/PHC25Turbo/CircuitHelp%20-%20Copie.ods'#$Caractères.$B$12];IF([.Y10]=11;['file:///C:/GitProjects/PHC25Turbo/CircuitHelp%20-%20Copie.ods'#$Caractères.$B$13];IF([.Y10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Y10]&gt;0;[.Y10]&lt;4);&quot;&quot;;IF([.Z10]=0;['file:///C:/GitProjects/PHC25Turbo/CircuitHelp%20-%20Copie.ods'#$Caractères.$H$2];IF([.Z10]=1;['file:///C:/GitProjects/PHC25Turbo/CircuitHelp%20-%20Copie.ods'#$Caractères.$H$3];IF([.Z10]=2;['file:///C:/GitProjects/PHC25Turbo/CircuitHelp%20-%20Copie.ods'#$Caractères.$H$4];IF([.Z10]=3;['file:///C:/GitProjects/PHC25Turbo/CircuitHelp%20-%20Copie.ods'#$Caractères.$H$5];IF([.Z10]=4;['file:///C:/GitProjects/PHC25Turbo/CircuitHelp%20-%20Copie.ods'#$Caractères.$H$6];IF([.Z10]=5;['file:///C:/GitProjects/PHC25Turbo/CircuitHelp%20-%20Copie.ods'#$Caractères.$H$7];IF([.Z10]=6;['file:///C:/GitProjects/PHC25Turbo/CircuitHelp%20-%20Copie.ods'#$Caractères.$H$8];IF([.Z10]=7;['file:///C:/GitProjects/PHC25Turbo/CircuitHelp%20-%20Copie.ods'#$Caractères.$H$9];&quot;x&quot;)))))))))">
            <text:p/>
          </table:table-cell>
          <table:table-cell table:style-name="ce54" table:formula="of:=IF([.AA10]=0;['file:///C:/GitProjects/PHC25Turbo/CircuitHelp%20-%20Copie.ods'#$Caractères.$B$2];IF([.AA10]=1;['file:///C:/GitProjects/PHC25Turbo/CircuitHelp%20-%20Copie.ods'#$Caractères.$B$3];IF([.AA10]=2;['file:///C:/GitProjects/PHC25Turbo/CircuitHelp%20-%20Copie.ods'#$Caractères.$B$4];IF([.AA10]=3;['file:///C:/GitProjects/PHC25Turbo/CircuitHelp%20-%20Copie.ods'#$Caractères.$B$5];IF([.AA10]=4;['file:///C:/GitProjects/PHC25Turbo/CircuitHelp%20-%20Copie.ods'#$Caractères.$B$6];IF([.AA10]=5;['file:///C:/GitProjects/PHC25Turbo/CircuitHelp%20-%20Copie.ods'#$Caractères.$B$7];IF([.AA10]=6;['file:///C:/GitProjects/PHC25Turbo/CircuitHelp%20-%20Copie.ods'#$Caractères.$B$8];IF([.AA10]=7;['file:///C:/GitProjects/PHC25Turbo/CircuitHelp%20-%20Copie.ods'#$Caractères.$B$9];IF([.AA10]=8;['file:///C:/GitProjects/PHC25Turbo/CircuitHelp%20-%20Copie.ods'#$Caractères.$B$10];IF([.AA10]=9;['file:///C:/GitProjects/PHC25Turbo/CircuitHelp%20-%20Copie.ods'#$Caractères.$B$11];IF([.AA10]=10;['file:///C:/GitProjects/PHC25Turbo/CircuitHelp%20-%20Copie.ods'#$Caractères.$B$12];IF([.AA10]=11;['file:///C:/GitProjects/PHC25Turbo/CircuitHelp%20-%20Copie.ods'#$Caractères.$B$13];IF([.AA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'file:///C:/GitProjects/PHC25Turbo/CircuitHelp%20-%20Copie.ods'#$Caractères.$H$2];IF([.AB10]=1;['file:///C:/GitProjects/PHC25Turbo/CircuitHelp%20-%20Copie.ods'#$Caractères.$H$3];IF([.AB10]=2;['file:///C:/GitProjects/PHC25Turbo/CircuitHelp%20-%20Copie.ods'#$Caractères.$H$4];IF([.AB10]=3;['file:///C:/GitProjects/PHC25Turbo/CircuitHelp%20-%20Copie.ods'#$Caractères.$H$5];IF([.AB10]=4;['file:///C:/GitProjects/PHC25Turbo/CircuitHelp%20-%20Copie.ods'#$Caractères.$H$6];IF([.AB10]=5;['file:///C:/GitProjects/PHC25Turbo/CircuitHelp%20-%20Copie.ods'#$Caractères.$H$7];IF([.AB10]=6;['file:///C:/GitProjects/PHC25Turbo/CircuitHelp%20-%20Copie.ods'#$Caractères.$H$8];IF([.AB10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AC10]=0;['file:///C:/GitProjects/PHC25Turbo/CircuitHelp%20-%20Copie.ods'#$Caractères.$B$2];IF([.AC10]=1;['file:///C:/GitProjects/PHC25Turbo/CircuitHelp%20-%20Copie.ods'#$Caractères.$B$3];IF([.AC10]=2;['file:///C:/GitProjects/PHC25Turbo/CircuitHelp%20-%20Copie.ods'#$Caractères.$B$4];IF([.AC10]=3;['file:///C:/GitProjects/PHC25Turbo/CircuitHelp%20-%20Copie.ods'#$Caractères.$B$5];IF([.AC10]=4;['file:///C:/GitProjects/PHC25Turbo/CircuitHelp%20-%20Copie.ods'#$Caractères.$B$6];IF([.AC10]=5;['file:///C:/GitProjects/PHC25Turbo/CircuitHelp%20-%20Copie.ods'#$Caractères.$B$7];IF([.AC10]=6;['file:///C:/GitProjects/PHC25Turbo/CircuitHelp%20-%20Copie.ods'#$Caractères.$B$8];IF([.AC10]=7;['file:///C:/GitProjects/PHC25Turbo/CircuitHelp%20-%20Copie.ods'#$Caractères.$B$9];IF([.AC10]=8;['file:///C:/GitProjects/PHC25Turbo/CircuitHelp%20-%20Copie.ods'#$Caractères.$B$10];IF([.AC10]=9;['file:///C:/GitProjects/PHC25Turbo/CircuitHelp%20-%20Copie.ods'#$Caractères.$B$11];IF([.AC10]=10;['file:///C:/GitProjects/PHC25Turbo/CircuitHelp%20-%20Copie.ods'#$Caractères.$B$12];IF([.AC10]=11;['file:///C:/GitProjects/PHC25Turbo/CircuitHelp%20-%20Copie.ods'#$Caractères.$B$13];IF([.AC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'file:///C:/GitProjects/PHC25Turbo/CircuitHelp%20-%20Copie.ods'#$Caractères.$H$2];IF([.AD10]=1;['file:///C:/GitProjects/PHC25Turbo/CircuitHelp%20-%20Copie.ods'#$Caractères.$H$3];IF([.AD10]=2;['file:///C:/GitProjects/PHC25Turbo/CircuitHelp%20-%20Copie.ods'#$Caractères.$H$4];IF([.AD10]=3;['file:///C:/GitProjects/PHC25Turbo/CircuitHelp%20-%20Copie.ods'#$Caractères.$H$5];IF([.AD10]=4;['file:///C:/GitProjects/PHC25Turbo/CircuitHelp%20-%20Copie.ods'#$Caractères.$H$6];IF([.AD10]=5;['file:///C:/GitProjects/PHC25Turbo/CircuitHelp%20-%20Copie.ods'#$Caractères.$H$7];IF([.AD10]=6;['file:///C:/GitProjects/PHC25Turbo/CircuitHelp%20-%20Copie.ods'#$Caractères.$H$8];IF([.AD10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10]=0;['file:///C:/GitProjects/PHC25Turbo/CircuitHelp%20-%20Copie.ods'#$Caractères.$B$2];IF([.AE10]=1;['file:///C:/GitProjects/PHC25Turbo/CircuitHelp%20-%20Copie.ods'#$Caractères.$B$3];IF([.AE10]=2;['file:///C:/GitProjects/PHC25Turbo/CircuitHelp%20-%20Copie.ods'#$Caractères.$B$4];IF([.AE10]=3;['file:///C:/GitProjects/PHC25Turbo/CircuitHelp%20-%20Copie.ods'#$Caractères.$B$5];IF([.AE10]=4;['file:///C:/GitProjects/PHC25Turbo/CircuitHelp%20-%20Copie.ods'#$Caractères.$B$6];IF([.AE10]=5;['file:///C:/GitProjects/PHC25Turbo/CircuitHelp%20-%20Copie.ods'#$Caractères.$B$7];IF([.AE10]=6;['file:///C:/GitProjects/PHC25Turbo/CircuitHelp%20-%20Copie.ods'#$Caractères.$B$8];IF([.AE10]=7;['file:///C:/GitProjects/PHC25Turbo/CircuitHelp%20-%20Copie.ods'#$Caractères.$B$9];IF([.AE10]=8;['file:///C:/GitProjects/PHC25Turbo/CircuitHelp%20-%20Copie.ods'#$Caractères.$B$10];IF([.AE10]=9;['file:///C:/GitProjects/PHC25Turbo/CircuitHelp%20-%20Copie.ods'#$Caractères.$B$11];IF([.AE10]=10;['file:///C:/GitProjects/PHC25Turbo/CircuitHelp%20-%20Copie.ods'#$Caractères.$B$12];IF([.AE10]=11;['file:///C:/GitProjects/PHC25Turbo/CircuitHelp%20-%20Copie.ods'#$Caractères.$B$13];IF([.AE10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10]&gt;0;[.AE10]&lt;4);&quot;&quot;;IF([.AF10]=0;['file:///C:/GitProjects/PHC25Turbo/CircuitHelp%20-%20Copie.ods'#$Caractères.$H$2];IF([.AF10]=1;['file:///C:/GitProjects/PHC25Turbo/CircuitHelp%20-%20Copie.ods'#$Caractères.$H$3];IF([.AF10]=2;['file:///C:/GitProjects/PHC25Turbo/CircuitHelp%20-%20Copie.ods'#$Caractères.$H$4];IF([.AF10]=3;['file:///C:/GitProjects/PHC25Turbo/CircuitHelp%20-%20Copie.ods'#$Caractères.$H$5];IF([.AF10]=4;['file:///C:/GitProjects/PHC25Turbo/CircuitHelp%20-%20Copie.ods'#$Caractères.$H$6];IF([.AF10]=5;['file:///C:/GitProjects/PHC25Turbo/CircuitHelp%20-%20Copie.ods'#$Caractères.$H$7];IF([.AF10]=6;['file:///C:/GitProjects/PHC25Turbo/CircuitHelp%20-%20Copie.ods'#$Caractères.$H$8];IF([.AF10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1]=0;['file:///C:/GitProjects/PHC25Turbo/CircuitHelp%20-%20Copie.ods'#$Caractères.$B$2];IF([.A11]=1;['file:///C:/GitProjects/PHC25Turbo/CircuitHelp%20-%20Copie.ods'#$Caractères.$B$3];IF([.A11]=2;['file:///C:/GitProjects/PHC25Turbo/CircuitHelp%20-%20Copie.ods'#$Caractères.$B$4];IF([.A11]=3;['file:///C:/GitProjects/PHC25Turbo/CircuitHelp%20-%20Copie.ods'#$Caractères.$B$5];IF([.A11]=4;['file:///C:/GitProjects/PHC25Turbo/CircuitHelp%20-%20Copie.ods'#$Caractères.$B$6];IF([.A11]=5;['file:///C:/GitProjects/PHC25Turbo/CircuitHelp%20-%20Copie.ods'#$Caractères.$B$7];IF([.A11]=6;['file:///C:/GitProjects/PHC25Turbo/CircuitHelp%20-%20Copie.ods'#$Caractères.$B$8];IF([.A11]=7;['file:///C:/GitProjects/PHC25Turbo/CircuitHelp%20-%20Copie.ods'#$Caractères.$B$9];IF([.A11]=8;['file:///C:/GitProjects/PHC25Turbo/CircuitHelp%20-%20Copie.ods'#$Caractères.$B$10];IF([.A11]=9;['file:///C:/GitProjects/PHC25Turbo/CircuitHelp%20-%20Copie.ods'#$Caractères.$B$11];IF([.A11]=10;['file:///C:/GitProjects/PHC25Turbo/CircuitHelp%20-%20Copie.ods'#$Caractères.$B$12];IF([.A11]=11;['file:///C:/GitProjects/PHC25Turbo/CircuitHelp%20-%20Copie.ods'#$Caractères.$B$13];IF([.A11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11]&gt;0;[.A11]&lt;4);&quot;&quot;;IF([.B11]=0;['file:///C:/GitProjects/PHC25Turbo/CircuitHelp%20-%20Copie.ods'#$Caractères.$H$2];IF([.B11]=1;['file:///C:/GitProjects/PHC25Turbo/CircuitHelp%20-%20Copie.ods'#$Caractères.$H$3];IF([.B11]=2;['file:///C:/GitProjects/PHC25Turbo/CircuitHelp%20-%20Copie.ods'#$Caractères.$H$4];IF([.B11]=3;['file:///C:/GitProjects/PHC25Turbo/CircuitHelp%20-%20Copie.ods'#$Caractères.$H$5];IF([.B11]=4;['file:///C:/GitProjects/PHC25Turbo/CircuitHelp%20-%20Copie.ods'#$Caractères.$H$6];IF([.B11]=5;['file:///C:/GitProjects/PHC25Turbo/CircuitHelp%20-%20Copie.ods'#$Caractères.$H$7];IF([.B11]=6;['file:///C:/GitProjects/PHC25Turbo/CircuitHelp%20-%20Copie.ods'#$Caractères.$H$8];IF([.B11]=7;['file:///C:/GitProjects/PHC25Turbo/CircuitHelp%20-%20Copie.ods'#$Caractères.$H$9];&quot;x&quot;)))))))))">
            <text:p/>
          </table:table-cell>
          <table:table-cell table:style-name="ce54" table:formula="of:=IF([.C11]=0;['file:///C:/GitProjects/PHC25Turbo/CircuitHelp%20-%20Copie.ods'#$Caractères.$B$2];IF([.C11]=1;['file:///C:/GitProjects/PHC25Turbo/CircuitHelp%20-%20Copie.ods'#$Caractères.$B$3];IF([.C11]=2;['file:///C:/GitProjects/PHC25Turbo/CircuitHelp%20-%20Copie.ods'#$Caractères.$B$4];IF([.C11]=3;['file:///C:/GitProjects/PHC25Turbo/CircuitHelp%20-%20Copie.ods'#$Caractères.$B$5];IF([.C11]=4;['file:///C:/GitProjects/PHC25Turbo/CircuitHelp%20-%20Copie.ods'#$Caractères.$B$6];IF([.C11]=5;['file:///C:/GitProjects/PHC25Turbo/CircuitHelp%20-%20Copie.ods'#$Caractères.$B$7];IF([.C11]=6;['file:///C:/GitProjects/PHC25Turbo/CircuitHelp%20-%20Copie.ods'#$Caractères.$B$8];IF([.C11]=7;['file:///C:/GitProjects/PHC25Turbo/CircuitHelp%20-%20Copie.ods'#$Caractères.$B$9];IF([.C11]=8;['file:///C:/GitProjects/PHC25Turbo/CircuitHelp%20-%20Copie.ods'#$Caractères.$B$10];IF([.C11]=9;['file:///C:/GitProjects/PHC25Turbo/CircuitHelp%20-%20Copie.ods'#$Caractères.$B$11];IF([.C11]=10;['file:///C:/GitProjects/PHC25Turbo/CircuitHelp%20-%20Copie.ods'#$Caractères.$B$12];IF([.C11]=11;['file:///C:/GitProjects/PHC25Turbo/CircuitHelp%20-%20Copie.ods'#$Caractères.$B$13];IF([.C11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C11]&gt;0;[.C11]&lt;4);&quot;&quot;;IF([.D11]=0;['file:///C:/GitProjects/PHC25Turbo/CircuitHelp%20-%20Copie.ods'#$Caractères.$H$2];IF([.D11]=1;['file:///C:/GitProjects/PHC25Turbo/CircuitHelp%20-%20Copie.ods'#$Caractères.$H$3];IF([.D11]=2;['file:///C:/GitProjects/PHC25Turbo/CircuitHelp%20-%20Copie.ods'#$Caractères.$H$4];IF([.D11]=3;['file:///C:/GitProjects/PHC25Turbo/CircuitHelp%20-%20Copie.ods'#$Caractères.$H$5];IF([.D11]=4;['file:///C:/GitProjects/PHC25Turbo/CircuitHelp%20-%20Copie.ods'#$Caractères.$H$6];IF([.D11]=5;['file:///C:/GitProjects/PHC25Turbo/CircuitHelp%20-%20Copie.ods'#$Caractères.$H$7];IF([.D11]=6;['file:///C:/GitProjects/PHC25Turbo/CircuitHelp%20-%20Copie.ods'#$Caractères.$H$8];IF([.D11]=7;['file:///C:/GitProjects/PHC25Turbo/CircuitHelp%20-%20Copie.ods'#$Caractères.$H$9];&quot;x&quot;)))))))))">
            <text:p/>
          </table:table-cell>
          <table:table-cell table:style-name="ce60" table:formula="of:=IF([.E11]=0;['file:///C:/GitProjects/PHC25Turbo/CircuitHelp%20-%20Copie.ods'#$Caractères.$B$2];IF([.E11]=1;['file:///C:/GitProjects/PHC25Turbo/CircuitHelp%20-%20Copie.ods'#$Caractères.$B$3];IF([.E11]=2;['file:///C:/GitProjects/PHC25Turbo/CircuitHelp%20-%20Copie.ods'#$Caractères.$B$4];IF([.E11]=3;['file:///C:/GitProjects/PHC25Turbo/CircuitHelp%20-%20Copie.ods'#$Caractères.$B$5];IF([.E11]=4;['file:///C:/GitProjects/PHC25Turbo/CircuitHelp%20-%20Copie.ods'#$Caractères.$B$6];IF([.E11]=5;['file:///C:/GitProjects/PHC25Turbo/CircuitHelp%20-%20Copie.ods'#$Caractères.$B$7];IF([.E11]=6;['file:///C:/GitProjects/PHC25Turbo/CircuitHelp%20-%20Copie.ods'#$Caractères.$B$8];IF([.E11]=7;['file:///C:/GitProjects/PHC25Turbo/CircuitHelp%20-%20Copie.ods'#$Caractères.$B$9];IF([.E11]=8;['file:///C:/GitProjects/PHC25Turbo/CircuitHelp%20-%20Copie.ods'#$Caractères.$B$10];IF([.E11]=9;['file:///C:/GitProjects/PHC25Turbo/CircuitHelp%20-%20Copie.ods'#$Caractères.$B$11];IF([.E11]=10;['file:///C:/GitProjects/PHC25Turbo/CircuitHelp%20-%20Copie.ods'#$Caractères.$B$12];IF([.E11]=11;['file:///C:/GitProjects/PHC25Turbo/CircuitHelp%20-%20Copie.ods'#$Caractères.$B$13];IF([.E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'file:///C:/GitProjects/PHC25Turbo/CircuitHelp%20-%20Copie.ods'#$Caractères.$H$2];IF([.F11]=1;['file:///C:/GitProjects/PHC25Turbo/CircuitHelp%20-%20Copie.ods'#$Caractères.$H$3];IF([.F11]=2;['file:///C:/GitProjects/PHC25Turbo/CircuitHelp%20-%20Copie.ods'#$Caractères.$H$4];IF([.F11]=3;['file:///C:/GitProjects/PHC25Turbo/CircuitHelp%20-%20Copie.ods'#$Caractères.$H$5];IF([.F11]=4;['file:///C:/GitProjects/PHC25Turbo/CircuitHelp%20-%20Copie.ods'#$Caractères.$H$6];IF([.F11]=5;['file:///C:/GitProjects/PHC25Turbo/CircuitHelp%20-%20Copie.ods'#$Caractères.$H$7];IF([.F11]=6;['file:///C:/GitProjects/PHC25Turbo/CircuitHelp%20-%20Copie.ods'#$Caractères.$H$8];IF([.F11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54" table:formula="of:=IF([.G11]=0;['file:///C:/GitProjects/PHC25Turbo/CircuitHelp%20-%20Copie.ods'#$Caractères.$B$2];IF([.G11]=1;['file:///C:/GitProjects/PHC25Turbo/CircuitHelp%20-%20Copie.ods'#$Caractères.$B$3];IF([.G11]=2;['file:///C:/GitProjects/PHC25Turbo/CircuitHelp%20-%20Copie.ods'#$Caractères.$B$4];IF([.G11]=3;['file:///C:/GitProjects/PHC25Turbo/CircuitHelp%20-%20Copie.ods'#$Caractères.$B$5];IF([.G11]=4;['file:///C:/GitProjects/PHC25Turbo/CircuitHelp%20-%20Copie.ods'#$Caractères.$B$6];IF([.G11]=5;['file:///C:/GitProjects/PHC25Turbo/CircuitHelp%20-%20Copie.ods'#$Caractères.$B$7];IF([.G11]=6;['file:///C:/GitProjects/PHC25Turbo/CircuitHelp%20-%20Copie.ods'#$Caractères.$B$8];IF([.G11]=7;['file:///C:/GitProjects/PHC25Turbo/CircuitHelp%20-%20Copie.ods'#$Caractères.$B$9];IF([.G11]=8;['file:///C:/GitProjects/PHC25Turbo/CircuitHelp%20-%20Copie.ods'#$Caractères.$B$10];IF([.G11]=9;['file:///C:/GitProjects/PHC25Turbo/CircuitHelp%20-%20Copie.ods'#$Caractères.$B$11];IF([.G11]=10;['file:///C:/GitProjects/PHC25Turbo/CircuitHelp%20-%20Copie.ods'#$Caractères.$B$12];IF([.G11]=11;['file:///C:/GitProjects/PHC25Turbo/CircuitHelp%20-%20Copie.ods'#$Caractères.$B$13];IF([.G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'file:///C:/GitProjects/PHC25Turbo/CircuitHelp%20-%20Copie.ods'#$Caractères.$H$2];IF([.H11]=1;['file:///C:/GitProjects/PHC25Turbo/CircuitHelp%20-%20Copie.ods'#$Caractères.$H$3];IF([.H11]=2;['file:///C:/GitProjects/PHC25Turbo/CircuitHelp%20-%20Copie.ods'#$Caractères.$H$4];IF([.H11]=3;['file:///C:/GitProjects/PHC25Turbo/CircuitHelp%20-%20Copie.ods'#$Caractères.$H$5];IF([.H11]=4;['file:///C:/GitProjects/PHC25Turbo/CircuitHelp%20-%20Copie.ods'#$Caractères.$H$6];IF([.H11]=5;['file:///C:/GitProjects/PHC25Turbo/CircuitHelp%20-%20Copie.ods'#$Caractères.$H$7];IF([.H11]=6;['file:///C:/GitProjects/PHC25Turbo/CircuitHelp%20-%20Copie.ods'#$Caractères.$H$8];IF([.H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60" table:formula="of:=IF([.I11]=0;['file:///C:/GitProjects/PHC25Turbo/CircuitHelp%20-%20Copie.ods'#$Caractères.$B$2];IF([.I11]=1;['file:///C:/GitProjects/PHC25Turbo/CircuitHelp%20-%20Copie.ods'#$Caractères.$B$3];IF([.I11]=2;['file:///C:/GitProjects/PHC25Turbo/CircuitHelp%20-%20Copie.ods'#$Caractères.$B$4];IF([.I11]=3;['file:///C:/GitProjects/PHC25Turbo/CircuitHelp%20-%20Copie.ods'#$Caractères.$B$5];IF([.I11]=4;['file:///C:/GitProjects/PHC25Turbo/CircuitHelp%20-%20Copie.ods'#$Caractères.$B$6];IF([.I11]=5;['file:///C:/GitProjects/PHC25Turbo/CircuitHelp%20-%20Copie.ods'#$Caractères.$B$7];IF([.I11]=6;['file:///C:/GitProjects/PHC25Turbo/CircuitHelp%20-%20Copie.ods'#$Caractères.$B$8];IF([.I11]=7;['file:///C:/GitProjects/PHC25Turbo/CircuitHelp%20-%20Copie.ods'#$Caractères.$B$9];IF([.I11]=8;['file:///C:/GitProjects/PHC25Turbo/CircuitHelp%20-%20Copie.ods'#$Caractères.$B$10];IF([.I11]=9;['file:///C:/GitProjects/PHC25Turbo/CircuitHelp%20-%20Copie.ods'#$Caractères.$B$11];IF([.I11]=10;['file:///C:/GitProjects/PHC25Turbo/CircuitHelp%20-%20Copie.ods'#$Caractères.$B$12];IF([.I11]=11;['file:///C:/GitProjects/PHC25Turbo/CircuitHelp%20-%20Copie.ods'#$Caractères.$B$13];IF([.I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'file:///C:/GitProjects/PHC25Turbo/CircuitHelp%20-%20Copie.ods'#$Caractères.$H$2];IF([.J11]=1;['file:///C:/GitProjects/PHC25Turbo/CircuitHelp%20-%20Copie.ods'#$Caractères.$H$3];IF([.J11]=2;['file:///C:/GitProjects/PHC25Turbo/CircuitHelp%20-%20Copie.ods'#$Caractères.$H$4];IF([.J11]=3;['file:///C:/GitProjects/PHC25Turbo/CircuitHelp%20-%20Copie.ods'#$Caractères.$H$5];IF([.J11]=4;['file:///C:/GitProjects/PHC25Turbo/CircuitHelp%20-%20Copie.ods'#$Caractères.$H$6];IF([.J11]=5;['file:///C:/GitProjects/PHC25Turbo/CircuitHelp%20-%20Copie.ods'#$Caractères.$H$7];IF([.J11]=6;['file:///C:/GitProjects/PHC25Turbo/CircuitHelp%20-%20Copie.ods'#$Caractères.$H$8];IF([.J11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54" table:formula="of:=IF([.K11]=0;['file:///C:/GitProjects/PHC25Turbo/CircuitHelp%20-%20Copie.ods'#$Caractères.$B$2];IF([.K11]=1;['file:///C:/GitProjects/PHC25Turbo/CircuitHelp%20-%20Copie.ods'#$Caractères.$B$3];IF([.K11]=2;['file:///C:/GitProjects/PHC25Turbo/CircuitHelp%20-%20Copie.ods'#$Caractères.$B$4];IF([.K11]=3;['file:///C:/GitProjects/PHC25Turbo/CircuitHelp%20-%20Copie.ods'#$Caractères.$B$5];IF([.K11]=4;['file:///C:/GitProjects/PHC25Turbo/CircuitHelp%20-%20Copie.ods'#$Caractères.$B$6];IF([.K11]=5;['file:///C:/GitProjects/PHC25Turbo/CircuitHelp%20-%20Copie.ods'#$Caractères.$B$7];IF([.K11]=6;['file:///C:/GitProjects/PHC25Turbo/CircuitHelp%20-%20Copie.ods'#$Caractères.$B$8];IF([.K11]=7;['file:///C:/GitProjects/PHC25Turbo/CircuitHelp%20-%20Copie.ods'#$Caractères.$B$9];IF([.K11]=8;['file:///C:/GitProjects/PHC25Turbo/CircuitHelp%20-%20Copie.ods'#$Caractères.$B$10];IF([.K11]=9;['file:///C:/GitProjects/PHC25Turbo/CircuitHelp%20-%20Copie.ods'#$Caractères.$B$11];IF([.K11]=10;['file:///C:/GitProjects/PHC25Turbo/CircuitHelp%20-%20Copie.ods'#$Caractères.$B$12];IF([.K11]=11;['file:///C:/GitProjects/PHC25Turbo/CircuitHelp%20-%20Copie.ods'#$Caractères.$B$13];IF([.K11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K11]&gt;0;[.K11]&lt;4);&quot;&quot;;IF([.L11]=0;['file:///C:/GitProjects/PHC25Turbo/CircuitHelp%20-%20Copie.ods'#$Caractères.$H$2];IF([.L11]=1;['file:///C:/GitProjects/PHC25Turbo/CircuitHelp%20-%20Copie.ods'#$Caractères.$H$3];IF([.L11]=2;['file:///C:/GitProjects/PHC25Turbo/CircuitHelp%20-%20Copie.ods'#$Caractères.$H$4];IF([.L11]=3;['file:///C:/GitProjects/PHC25Turbo/CircuitHelp%20-%20Copie.ods'#$Caractères.$H$5];IF([.L11]=4;['file:///C:/GitProjects/PHC25Turbo/CircuitHelp%20-%20Copie.ods'#$Caractères.$H$6];IF([.L11]=5;['file:///C:/GitProjects/PHC25Turbo/CircuitHelp%20-%20Copie.ods'#$Caractères.$H$7];IF([.L11]=6;['file:///C:/GitProjects/PHC25Turbo/CircuitHelp%20-%20Copie.ods'#$Caractères.$H$8];IF([.L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60" table:formula="of:=IF([.M11]=0;['file:///C:/GitProjects/PHC25Turbo/CircuitHelp%20-%20Copie.ods'#$Caractères.$B$2];IF([.M11]=1;['file:///C:/GitProjects/PHC25Turbo/CircuitHelp%20-%20Copie.ods'#$Caractères.$B$3];IF([.M11]=2;['file:///C:/GitProjects/PHC25Turbo/CircuitHelp%20-%20Copie.ods'#$Caractères.$B$4];IF([.M11]=3;['file:///C:/GitProjects/PHC25Turbo/CircuitHelp%20-%20Copie.ods'#$Caractères.$B$5];IF([.M11]=4;['file:///C:/GitProjects/PHC25Turbo/CircuitHelp%20-%20Copie.ods'#$Caractères.$B$6];IF([.M11]=5;['file:///C:/GitProjects/PHC25Turbo/CircuitHelp%20-%20Copie.ods'#$Caractères.$B$7];IF([.M11]=6;['file:///C:/GitProjects/PHC25Turbo/CircuitHelp%20-%20Copie.ods'#$Caractères.$B$8];IF([.M11]=7;['file:///C:/GitProjects/PHC25Turbo/CircuitHelp%20-%20Copie.ods'#$Caractères.$B$9];IF([.M11]=8;['file:///C:/GitProjects/PHC25Turbo/CircuitHelp%20-%20Copie.ods'#$Caractères.$B$10];IF([.M11]=9;['file:///C:/GitProjects/PHC25Turbo/CircuitHelp%20-%20Copie.ods'#$Caractères.$B$11];IF([.M11]=10;['file:///C:/GitProjects/PHC25Turbo/CircuitHelp%20-%20Copie.ods'#$Caractères.$B$12];IF([.M11]=11;['file:///C:/GitProjects/PHC25Turbo/CircuitHelp%20-%20Copie.ods'#$Caractères.$B$13];IF([.M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'file:///C:/GitProjects/PHC25Turbo/CircuitHelp%20-%20Copie.ods'#$Caractères.$H$2];IF([.N11]=1;['file:///C:/GitProjects/PHC25Turbo/CircuitHelp%20-%20Copie.ods'#$Caractères.$H$3];IF([.N11]=2;['file:///C:/GitProjects/PHC25Turbo/CircuitHelp%20-%20Copie.ods'#$Caractères.$H$4];IF([.N11]=3;['file:///C:/GitProjects/PHC25Turbo/CircuitHelp%20-%20Copie.ods'#$Caractères.$H$5];IF([.N11]=4;['file:///C:/GitProjects/PHC25Turbo/CircuitHelp%20-%20Copie.ods'#$Caractères.$H$6];IF([.N11]=5;['file:///C:/GitProjects/PHC25Turbo/CircuitHelp%20-%20Copie.ods'#$Caractères.$H$7];IF([.N11]=6;['file:///C:/GitProjects/PHC25Turbo/CircuitHelp%20-%20Copie.ods'#$Caractères.$H$8];IF([.N11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O11]=0;['file:///C:/GitProjects/PHC25Turbo/CircuitHelp%20-%20Copie.ods'#$Caractères.$B$2];IF([.O11]=1;['file:///C:/GitProjects/PHC25Turbo/CircuitHelp%20-%20Copie.ods'#$Caractères.$B$3];IF([.O11]=2;['file:///C:/GitProjects/PHC25Turbo/CircuitHelp%20-%20Copie.ods'#$Caractères.$B$4];IF([.O11]=3;['file:///C:/GitProjects/PHC25Turbo/CircuitHelp%20-%20Copie.ods'#$Caractères.$B$5];IF([.O11]=4;['file:///C:/GitProjects/PHC25Turbo/CircuitHelp%20-%20Copie.ods'#$Caractères.$B$6];IF([.O11]=5;['file:///C:/GitProjects/PHC25Turbo/CircuitHelp%20-%20Copie.ods'#$Caractères.$B$7];IF([.O11]=6;['file:///C:/GitProjects/PHC25Turbo/CircuitHelp%20-%20Copie.ods'#$Caractères.$B$8];IF([.O11]=7;['file:///C:/GitProjects/PHC25Turbo/CircuitHelp%20-%20Copie.ods'#$Caractères.$B$9];IF([.O11]=8;['file:///C:/GitProjects/PHC25Turbo/CircuitHelp%20-%20Copie.ods'#$Caractères.$B$10];IF([.O11]=9;['file:///C:/GitProjects/PHC25Turbo/CircuitHelp%20-%20Copie.ods'#$Caractères.$B$11];IF([.O11]=10;['file:///C:/GitProjects/PHC25Turbo/CircuitHelp%20-%20Copie.ods'#$Caractères.$B$12];IF([.O11]=11;['file:///C:/GitProjects/PHC25Turbo/CircuitHelp%20-%20Copie.ods'#$Caractères.$B$13];IF([.O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'file:///C:/GitProjects/PHC25Turbo/CircuitHelp%20-%20Copie.ods'#$Caractères.$H$2];IF([.P11]=1;['file:///C:/GitProjects/PHC25Turbo/CircuitHelp%20-%20Copie.ods'#$Caractères.$H$3];IF([.P11]=2;['file:///C:/GitProjects/PHC25Turbo/CircuitHelp%20-%20Copie.ods'#$Caractères.$H$4];IF([.P11]=3;['file:///C:/GitProjects/PHC25Turbo/CircuitHelp%20-%20Copie.ods'#$Caractères.$H$5];IF([.P11]=4;['file:///C:/GitProjects/PHC25Turbo/CircuitHelp%20-%20Copie.ods'#$Caractères.$H$6];IF([.P11]=5;['file:///C:/GitProjects/PHC25Turbo/CircuitHelp%20-%20Copie.ods'#$Caractères.$H$7];IF([.P11]=6;['file:///C:/GitProjects/PHC25Turbo/CircuitHelp%20-%20Copie.ods'#$Caractères.$H$8];IF([.P11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Q11]=0;['file:///C:/GitProjects/PHC25Turbo/CircuitHelp%20-%20Copie.ods'#$Caractères.$B$2];IF([.Q11]=1;['file:///C:/GitProjects/PHC25Turbo/CircuitHelp%20-%20Copie.ods'#$Caractères.$B$3];IF([.Q11]=2;['file:///C:/GitProjects/PHC25Turbo/CircuitHelp%20-%20Copie.ods'#$Caractères.$B$4];IF([.Q11]=3;['file:///C:/GitProjects/PHC25Turbo/CircuitHelp%20-%20Copie.ods'#$Caractères.$B$5];IF([.Q11]=4;['file:///C:/GitProjects/PHC25Turbo/CircuitHelp%20-%20Copie.ods'#$Caractères.$B$6];IF([.Q11]=5;['file:///C:/GitProjects/PHC25Turbo/CircuitHelp%20-%20Copie.ods'#$Caractères.$B$7];IF([.Q11]=6;['file:///C:/GitProjects/PHC25Turbo/CircuitHelp%20-%20Copie.ods'#$Caractères.$B$8];IF([.Q11]=7;['file:///C:/GitProjects/PHC25Turbo/CircuitHelp%20-%20Copie.ods'#$Caractères.$B$9];IF([.Q11]=8;['file:///C:/GitProjects/PHC25Turbo/CircuitHelp%20-%20Copie.ods'#$Caractères.$B$10];IF([.Q11]=9;['file:///C:/GitProjects/PHC25Turbo/CircuitHelp%20-%20Copie.ods'#$Caractères.$B$11];IF([.Q11]=10;['file:///C:/GitProjects/PHC25Turbo/CircuitHelp%20-%20Copie.ods'#$Caractères.$B$12];IF([.Q11]=11;['file:///C:/GitProjects/PHC25Turbo/CircuitHelp%20-%20Copie.ods'#$Caractères.$B$13];IF([.Q11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Q11]&gt;0;[.Q11]&lt;4);&quot;&quot;;IF([.R11]=0;['file:///C:/GitProjects/PHC25Turbo/CircuitHelp%20-%20Copie.ods'#$Caractères.$H$2];IF([.R11]=1;['file:///C:/GitProjects/PHC25Turbo/CircuitHelp%20-%20Copie.ods'#$Caractères.$H$3];IF([.R11]=2;['file:///C:/GitProjects/PHC25Turbo/CircuitHelp%20-%20Copie.ods'#$Caractères.$H$4];IF([.R11]=3;['file:///C:/GitProjects/PHC25Turbo/CircuitHelp%20-%20Copie.ods'#$Caractères.$H$5];IF([.R11]=4;['file:///C:/GitProjects/PHC25Turbo/CircuitHelp%20-%20Copie.ods'#$Caractères.$H$6];IF([.R11]=5;['file:///C:/GitProjects/PHC25Turbo/CircuitHelp%20-%20Copie.ods'#$Caractères.$H$7];IF([.R11]=6;['file:///C:/GitProjects/PHC25Turbo/CircuitHelp%20-%20Copie.ods'#$Caractères.$H$8];IF([.R11]=7;['file:///C:/GitProjects/PHC25Turbo/CircuitHelp%20-%20Copie.ods'#$Caractères.$H$9];&quot;x&quot;)))))))))">
            <text:p/>
          </table:table-cell>
          <table:table-cell table:style-name="ce54" table:formula="of:=IF([.S11]=0;['file:///C:/GitProjects/PHC25Turbo/CircuitHelp%20-%20Copie.ods'#$Caractères.$B$2];IF([.S11]=1;['file:///C:/GitProjects/PHC25Turbo/CircuitHelp%20-%20Copie.ods'#$Caractères.$B$3];IF([.S11]=2;['file:///C:/GitProjects/PHC25Turbo/CircuitHelp%20-%20Copie.ods'#$Caractères.$B$4];IF([.S11]=3;['file:///C:/GitProjects/PHC25Turbo/CircuitHelp%20-%20Copie.ods'#$Caractères.$B$5];IF([.S11]=4;['file:///C:/GitProjects/PHC25Turbo/CircuitHelp%20-%20Copie.ods'#$Caractères.$B$6];IF([.S11]=5;['file:///C:/GitProjects/PHC25Turbo/CircuitHelp%20-%20Copie.ods'#$Caractères.$B$7];IF([.S11]=6;['file:///C:/GitProjects/PHC25Turbo/CircuitHelp%20-%20Copie.ods'#$Caractères.$B$8];IF([.S11]=7;['file:///C:/GitProjects/PHC25Turbo/CircuitHelp%20-%20Copie.ods'#$Caractères.$B$9];IF([.S11]=8;['file:///C:/GitProjects/PHC25Turbo/CircuitHelp%20-%20Copie.ods'#$Caractères.$B$10];IF([.S11]=9;['file:///C:/GitProjects/PHC25Turbo/CircuitHelp%20-%20Copie.ods'#$Caractères.$B$11];IF([.S11]=10;['file:///C:/GitProjects/PHC25Turbo/CircuitHelp%20-%20Copie.ods'#$Caractères.$B$12];IF([.S11]=11;['file:///C:/GitProjects/PHC25Turbo/CircuitHelp%20-%20Copie.ods'#$Caractères.$B$13];IF([.S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'file:///C:/GitProjects/PHC25Turbo/CircuitHelp%20-%20Copie.ods'#$Caractères.$H$2];IF([.T11]=1;['file:///C:/GitProjects/PHC25Turbo/CircuitHelp%20-%20Copie.ods'#$Caractères.$H$3];IF([.T11]=2;['file:///C:/GitProjects/PHC25Turbo/CircuitHelp%20-%20Copie.ods'#$Caractères.$H$4];IF([.T11]=3;['file:///C:/GitProjects/PHC25Turbo/CircuitHelp%20-%20Copie.ods'#$Caractères.$H$5];IF([.T11]=4;['file:///C:/GitProjects/PHC25Turbo/CircuitHelp%20-%20Copie.ods'#$Caractères.$H$6];IF([.T11]=5;['file:///C:/GitProjects/PHC25Turbo/CircuitHelp%20-%20Copie.ods'#$Caractères.$H$7];IF([.T11]=6;['file:///C:/GitProjects/PHC25Turbo/CircuitHelp%20-%20Copie.ods'#$Caractères.$H$8];IF([.T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60" table:formula="of:=IF([.U11]=0;['file:///C:/GitProjects/PHC25Turbo/CircuitHelp%20-%20Copie.ods'#$Caractères.$B$2];IF([.U11]=1;['file:///C:/GitProjects/PHC25Turbo/CircuitHelp%20-%20Copie.ods'#$Caractères.$B$3];IF([.U11]=2;['file:///C:/GitProjects/PHC25Turbo/CircuitHelp%20-%20Copie.ods'#$Caractères.$B$4];IF([.U11]=3;['file:///C:/GitProjects/PHC25Turbo/CircuitHelp%20-%20Copie.ods'#$Caractères.$B$5];IF([.U11]=4;['file:///C:/GitProjects/PHC25Turbo/CircuitHelp%20-%20Copie.ods'#$Caractères.$B$6];IF([.U11]=5;['file:///C:/GitProjects/PHC25Turbo/CircuitHelp%20-%20Copie.ods'#$Caractères.$B$7];IF([.U11]=6;['file:///C:/GitProjects/PHC25Turbo/CircuitHelp%20-%20Copie.ods'#$Caractères.$B$8];IF([.U11]=7;['file:///C:/GitProjects/PHC25Turbo/CircuitHelp%20-%20Copie.ods'#$Caractères.$B$9];IF([.U11]=8;['file:///C:/GitProjects/PHC25Turbo/CircuitHelp%20-%20Copie.ods'#$Caractères.$B$10];IF([.U11]=9;['file:///C:/GitProjects/PHC25Turbo/CircuitHelp%20-%20Copie.ods'#$Caractères.$B$11];IF([.U11]=10;['file:///C:/GitProjects/PHC25Turbo/CircuitHelp%20-%20Copie.ods'#$Caractères.$B$12];IF([.U11]=11;['file:///C:/GitProjects/PHC25Turbo/CircuitHelp%20-%20Copie.ods'#$Caractères.$B$13];IF([.U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'file:///C:/GitProjects/PHC25Turbo/CircuitHelp%20-%20Copie.ods'#$Caractères.$H$2];IF([.V11]=1;['file:///C:/GitProjects/PHC25Turbo/CircuitHelp%20-%20Copie.ods'#$Caractères.$H$3];IF([.V11]=2;['file:///C:/GitProjects/PHC25Turbo/CircuitHelp%20-%20Copie.ods'#$Caractères.$H$4];IF([.V11]=3;['file:///C:/GitProjects/PHC25Turbo/CircuitHelp%20-%20Copie.ods'#$Caractères.$H$5];IF([.V11]=4;['file:///C:/GitProjects/PHC25Turbo/CircuitHelp%20-%20Copie.ods'#$Caractères.$H$6];IF([.V11]=5;['file:///C:/GitProjects/PHC25Turbo/CircuitHelp%20-%20Copie.ods'#$Caractères.$H$7];IF([.V11]=6;['file:///C:/GitProjects/PHC25Turbo/CircuitHelp%20-%20Copie.ods'#$Caractères.$H$8];IF([.V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54" table:formula="of:=IF([.W11]=0;['file:///C:/GitProjects/PHC25Turbo/CircuitHelp%20-%20Copie.ods'#$Caractères.$B$2];IF([.W11]=1;['file:///C:/GitProjects/PHC25Turbo/CircuitHelp%20-%20Copie.ods'#$Caractères.$B$3];IF([.W11]=2;['file:///C:/GitProjects/PHC25Turbo/CircuitHelp%20-%20Copie.ods'#$Caractères.$B$4];IF([.W11]=3;['file:///C:/GitProjects/PHC25Turbo/CircuitHelp%20-%20Copie.ods'#$Caractères.$B$5];IF([.W11]=4;['file:///C:/GitProjects/PHC25Turbo/CircuitHelp%20-%20Copie.ods'#$Caractères.$B$6];IF([.W11]=5;['file:///C:/GitProjects/PHC25Turbo/CircuitHelp%20-%20Copie.ods'#$Caractères.$B$7];IF([.W11]=6;['file:///C:/GitProjects/PHC25Turbo/CircuitHelp%20-%20Copie.ods'#$Caractères.$B$8];IF([.W11]=7;['file:///C:/GitProjects/PHC25Turbo/CircuitHelp%20-%20Copie.ods'#$Caractères.$B$9];IF([.W11]=8;['file:///C:/GitProjects/PHC25Turbo/CircuitHelp%20-%20Copie.ods'#$Caractères.$B$10];IF([.W11]=9;['file:///C:/GitProjects/PHC25Turbo/CircuitHelp%20-%20Copie.ods'#$Caractères.$B$11];IF([.W11]=10;['file:///C:/GitProjects/PHC25Turbo/CircuitHelp%20-%20Copie.ods'#$Caractères.$B$12];IF([.W11]=11;['file:///C:/GitProjects/PHC25Turbo/CircuitHelp%20-%20Copie.ods'#$Caractères.$B$13];IF([.W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'file:///C:/GitProjects/PHC25Turbo/CircuitHelp%20-%20Copie.ods'#$Caractères.$H$2];IF([.X11]=1;['file:///C:/GitProjects/PHC25Turbo/CircuitHelp%20-%20Copie.ods'#$Caractères.$H$3];IF([.X11]=2;['file:///C:/GitProjects/PHC25Turbo/CircuitHelp%20-%20Copie.ods'#$Caractères.$H$4];IF([.X11]=3;['file:///C:/GitProjects/PHC25Turbo/CircuitHelp%20-%20Copie.ods'#$Caractères.$H$5];IF([.X11]=4;['file:///C:/GitProjects/PHC25Turbo/CircuitHelp%20-%20Copie.ods'#$Caractères.$H$6];IF([.X11]=5;['file:///C:/GitProjects/PHC25Turbo/CircuitHelp%20-%20Copie.ods'#$Caractères.$H$7];IF([.X11]=6;['file:///C:/GitProjects/PHC25Turbo/CircuitHelp%20-%20Copie.ods'#$Caractères.$H$8];IF([.X11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Y11]=0;['file:///C:/GitProjects/PHC25Turbo/CircuitHelp%20-%20Copie.ods'#$Caractères.$B$2];IF([.Y11]=1;['file:///C:/GitProjects/PHC25Turbo/CircuitHelp%20-%20Copie.ods'#$Caractères.$B$3];IF([.Y11]=2;['file:///C:/GitProjects/PHC25Turbo/CircuitHelp%20-%20Copie.ods'#$Caractères.$B$4];IF([.Y11]=3;['file:///C:/GitProjects/PHC25Turbo/CircuitHelp%20-%20Copie.ods'#$Caractères.$B$5];IF([.Y11]=4;['file:///C:/GitProjects/PHC25Turbo/CircuitHelp%20-%20Copie.ods'#$Caractères.$B$6];IF([.Y11]=5;['file:///C:/GitProjects/PHC25Turbo/CircuitHelp%20-%20Copie.ods'#$Caractères.$B$7];IF([.Y11]=6;['file:///C:/GitProjects/PHC25Turbo/CircuitHelp%20-%20Copie.ods'#$Caractères.$B$8];IF([.Y11]=7;['file:///C:/GitProjects/PHC25Turbo/CircuitHelp%20-%20Copie.ods'#$Caractères.$B$9];IF([.Y11]=8;['file:///C:/GitProjects/PHC25Turbo/CircuitHelp%20-%20Copie.ods'#$Caractères.$B$10];IF([.Y11]=9;['file:///C:/GitProjects/PHC25Turbo/CircuitHelp%20-%20Copie.ods'#$Caractères.$B$11];IF([.Y11]=10;['file:///C:/GitProjects/PHC25Turbo/CircuitHelp%20-%20Copie.ods'#$Caractères.$B$12];IF([.Y11]=11;['file:///C:/GitProjects/PHC25Turbo/CircuitHelp%20-%20Copie.ods'#$Caractères.$B$13];IF([.Y11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Y11]&gt;0;[.Y11]&lt;4);&quot;&quot;;IF([.Z11]=0;['file:///C:/GitProjects/PHC25Turbo/CircuitHelp%20-%20Copie.ods'#$Caractères.$H$2];IF([.Z11]=1;['file:///C:/GitProjects/PHC25Turbo/CircuitHelp%20-%20Copie.ods'#$Caractères.$H$3];IF([.Z11]=2;['file:///C:/GitProjects/PHC25Turbo/CircuitHelp%20-%20Copie.ods'#$Caractères.$H$4];IF([.Z11]=3;['file:///C:/GitProjects/PHC25Turbo/CircuitHelp%20-%20Copie.ods'#$Caractères.$H$5];IF([.Z11]=4;['file:///C:/GitProjects/PHC25Turbo/CircuitHelp%20-%20Copie.ods'#$Caractères.$H$6];IF([.Z11]=5;['file:///C:/GitProjects/PHC25Turbo/CircuitHelp%20-%20Copie.ods'#$Caractères.$H$7];IF([.Z11]=6;['file:///C:/GitProjects/PHC25Turbo/CircuitHelp%20-%20Copie.ods'#$Caractères.$H$8];IF([.Z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54" table:formula="of:=IF([.AA11]=0;['file:///C:/GitProjects/PHC25Turbo/CircuitHelp%20-%20Copie.ods'#$Caractères.$B$2];IF([.AA11]=1;['file:///C:/GitProjects/PHC25Turbo/CircuitHelp%20-%20Copie.ods'#$Caractères.$B$3];IF([.AA11]=2;['file:///C:/GitProjects/PHC25Turbo/CircuitHelp%20-%20Copie.ods'#$Caractères.$B$4];IF([.AA11]=3;['file:///C:/GitProjects/PHC25Turbo/CircuitHelp%20-%20Copie.ods'#$Caractères.$B$5];IF([.AA11]=4;['file:///C:/GitProjects/PHC25Turbo/CircuitHelp%20-%20Copie.ods'#$Caractères.$B$6];IF([.AA11]=5;['file:///C:/GitProjects/PHC25Turbo/CircuitHelp%20-%20Copie.ods'#$Caractères.$B$7];IF([.AA11]=6;['file:///C:/GitProjects/PHC25Turbo/CircuitHelp%20-%20Copie.ods'#$Caractères.$B$8];IF([.AA11]=7;['file:///C:/GitProjects/PHC25Turbo/CircuitHelp%20-%20Copie.ods'#$Caractères.$B$9];IF([.AA11]=8;['file:///C:/GitProjects/PHC25Turbo/CircuitHelp%20-%20Copie.ods'#$Caractères.$B$10];IF([.AA11]=9;['file:///C:/GitProjects/PHC25Turbo/CircuitHelp%20-%20Copie.ods'#$Caractères.$B$11];IF([.AA11]=10;['file:///C:/GitProjects/PHC25Turbo/CircuitHelp%20-%20Copie.ods'#$Caractères.$B$12];IF([.AA11]=11;['file:///C:/GitProjects/PHC25Turbo/CircuitHelp%20-%20Copie.ods'#$Caractères.$B$13];IF([.AA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'file:///C:/GitProjects/PHC25Turbo/CircuitHelp%20-%20Copie.ods'#$Caractères.$H$2];IF([.AB11]=1;['file:///C:/GitProjects/PHC25Turbo/CircuitHelp%20-%20Copie.ods'#$Caractères.$H$3];IF([.AB11]=2;['file:///C:/GitProjects/PHC25Turbo/CircuitHelp%20-%20Copie.ods'#$Caractères.$H$4];IF([.AB11]=3;['file:///C:/GitProjects/PHC25Turbo/CircuitHelp%20-%20Copie.ods'#$Caractères.$H$5];IF([.AB11]=4;['file:///C:/GitProjects/PHC25Turbo/CircuitHelp%20-%20Copie.ods'#$Caractères.$H$6];IF([.AB11]=5;['file:///C:/GitProjects/PHC25Turbo/CircuitHelp%20-%20Copie.ods'#$Caractères.$H$7];IF([.AB11]=6;['file:///C:/GitProjects/PHC25Turbo/CircuitHelp%20-%20Copie.ods'#$Caractères.$H$8];IF([.AB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60" table:formula="of:=IF([.AC11]=0;['file:///C:/GitProjects/PHC25Turbo/CircuitHelp%20-%20Copie.ods'#$Caractères.$B$2];IF([.AC11]=1;['file:///C:/GitProjects/PHC25Turbo/CircuitHelp%20-%20Copie.ods'#$Caractères.$B$3];IF([.AC11]=2;['file:///C:/GitProjects/PHC25Turbo/CircuitHelp%20-%20Copie.ods'#$Caractères.$B$4];IF([.AC11]=3;['file:///C:/GitProjects/PHC25Turbo/CircuitHelp%20-%20Copie.ods'#$Caractères.$B$5];IF([.AC11]=4;['file:///C:/GitProjects/PHC25Turbo/CircuitHelp%20-%20Copie.ods'#$Caractères.$B$6];IF([.AC11]=5;['file:///C:/GitProjects/PHC25Turbo/CircuitHelp%20-%20Copie.ods'#$Caractères.$B$7];IF([.AC11]=6;['file:///C:/GitProjects/PHC25Turbo/CircuitHelp%20-%20Copie.ods'#$Caractères.$B$8];IF([.AC11]=7;['file:///C:/GitProjects/PHC25Turbo/CircuitHelp%20-%20Copie.ods'#$Caractères.$B$9];IF([.AC11]=8;['file:///C:/GitProjects/PHC25Turbo/CircuitHelp%20-%20Copie.ods'#$Caractères.$B$10];IF([.AC11]=9;['file:///C:/GitProjects/PHC25Turbo/CircuitHelp%20-%20Copie.ods'#$Caractères.$B$11];IF([.AC11]=10;['file:///C:/GitProjects/PHC25Turbo/CircuitHelp%20-%20Copie.ods'#$Caractères.$B$12];IF([.AC11]=11;['file:///C:/GitProjects/PHC25Turbo/CircuitHelp%20-%20Copie.ods'#$Caractères.$B$13];IF([.AC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'file:///C:/GitProjects/PHC25Turbo/CircuitHelp%20-%20Copie.ods'#$Caractères.$H$2];IF([.AD11]=1;['file:///C:/GitProjects/PHC25Turbo/CircuitHelp%20-%20Copie.ods'#$Caractères.$H$3];IF([.AD11]=2;['file:///C:/GitProjects/PHC25Turbo/CircuitHelp%20-%20Copie.ods'#$Caractères.$H$4];IF([.AD11]=3;['file:///C:/GitProjects/PHC25Turbo/CircuitHelp%20-%20Copie.ods'#$Caractères.$H$5];IF([.AD11]=4;['file:///C:/GitProjects/PHC25Turbo/CircuitHelp%20-%20Copie.ods'#$Caractères.$H$6];IF([.AD11]=5;['file:///C:/GitProjects/PHC25Turbo/CircuitHelp%20-%20Copie.ods'#$Caractères.$H$7];IF([.AD11]=6;['file:///C:/GitProjects/PHC25Turbo/CircuitHelp%20-%20Copie.ods'#$Caractères.$H$8];IF([.AD11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11]=0;['file:///C:/GitProjects/PHC25Turbo/CircuitHelp%20-%20Copie.ods'#$Caractères.$B$2];IF([.AE11]=1;['file:///C:/GitProjects/PHC25Turbo/CircuitHelp%20-%20Copie.ods'#$Caractères.$B$3];IF([.AE11]=2;['file:///C:/GitProjects/PHC25Turbo/CircuitHelp%20-%20Copie.ods'#$Caractères.$B$4];IF([.AE11]=3;['file:///C:/GitProjects/PHC25Turbo/CircuitHelp%20-%20Copie.ods'#$Caractères.$B$5];IF([.AE11]=4;['file:///C:/GitProjects/PHC25Turbo/CircuitHelp%20-%20Copie.ods'#$Caractères.$B$6];IF([.AE11]=5;['file:///C:/GitProjects/PHC25Turbo/CircuitHelp%20-%20Copie.ods'#$Caractères.$B$7];IF([.AE11]=6;['file:///C:/GitProjects/PHC25Turbo/CircuitHelp%20-%20Copie.ods'#$Caractères.$B$8];IF([.AE11]=7;['file:///C:/GitProjects/PHC25Turbo/CircuitHelp%20-%20Copie.ods'#$Caractères.$B$9];IF([.AE11]=8;['file:///C:/GitProjects/PHC25Turbo/CircuitHelp%20-%20Copie.ods'#$Caractères.$B$10];IF([.AE11]=9;['file:///C:/GitProjects/PHC25Turbo/CircuitHelp%20-%20Copie.ods'#$Caractères.$B$11];IF([.AE11]=10;['file:///C:/GitProjects/PHC25Turbo/CircuitHelp%20-%20Copie.ods'#$Caractères.$B$12];IF([.AE11]=11;['file:///C:/GitProjects/PHC25Turbo/CircuitHelp%20-%20Copie.ods'#$Caractères.$B$13];IF([.AE11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11]&gt;0;[.AE11]&lt;4);&quot;&quot;;IF([.AF11]=0;['file:///C:/GitProjects/PHC25Turbo/CircuitHelp%20-%20Copie.ods'#$Caractères.$H$2];IF([.AF11]=1;['file:///C:/GitProjects/PHC25Turbo/CircuitHelp%20-%20Copie.ods'#$Caractères.$H$3];IF([.AF11]=2;['file:///C:/GitProjects/PHC25Turbo/CircuitHelp%20-%20Copie.ods'#$Caractères.$H$4];IF([.AF11]=3;['file:///C:/GitProjects/PHC25Turbo/CircuitHelp%20-%20Copie.ods'#$Caractères.$H$5];IF([.AF11]=4;['file:///C:/GitProjects/PHC25Turbo/CircuitHelp%20-%20Copie.ods'#$Caractères.$H$6];IF([.AF11]=5;['file:///C:/GitProjects/PHC25Turbo/CircuitHelp%20-%20Copie.ods'#$Caractères.$H$7];IF([.AF11]=6;['file:///C:/GitProjects/PHC25Turbo/CircuitHelp%20-%20Copie.ods'#$Caractères.$H$8];IF([.AF11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3" table:formula="of:=IF([.A12]=0;['file:///C:/GitProjects/PHC25Turbo/CircuitHelp%20-%20Copie.ods'#$Caractères.$B$2];IF([.A12]=1;['file:///C:/GitProjects/PHC25Turbo/CircuitHelp%20-%20Copie.ods'#$Caractères.$B$3];IF([.A12]=2;['file:///C:/GitProjects/PHC25Turbo/CircuitHelp%20-%20Copie.ods'#$Caractères.$B$4];IF([.A12]=3;['file:///C:/GitProjects/PHC25Turbo/CircuitHelp%20-%20Copie.ods'#$Caractères.$B$5];IF([.A12]=4;['file:///C:/GitProjects/PHC25Turbo/CircuitHelp%20-%20Copie.ods'#$Caractères.$B$6];IF([.A12]=5;['file:///C:/GitProjects/PHC25Turbo/CircuitHelp%20-%20Copie.ods'#$Caractères.$B$7];IF([.A12]=6;['file:///C:/GitProjects/PHC25Turbo/CircuitHelp%20-%20Copie.ods'#$Caractères.$B$8];IF([.A12]=7;['file:///C:/GitProjects/PHC25Turbo/CircuitHelp%20-%20Copie.ods'#$Caractères.$B$9];IF([.A12]=8;['file:///C:/GitProjects/PHC25Turbo/CircuitHelp%20-%20Copie.ods'#$Caractères.$B$10];IF([.A12]=9;['file:///C:/GitProjects/PHC25Turbo/CircuitHelp%20-%20Copie.ods'#$Caractères.$B$11];IF([.A12]=10;['file:///C:/GitProjects/PHC25Turbo/CircuitHelp%20-%20Copie.ods'#$Caractères.$B$12];IF([.A12]=11;['file:///C:/GitProjects/PHC25Turbo/CircuitHelp%20-%20Copie.ods'#$Caractères.$B$13];IF([.A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'file:///C:/GitProjects/PHC25Turbo/CircuitHelp%20-%20Copie.ods'#$Caractères.$H$2];IF([.B12]=1;['file:///C:/GitProjects/PHC25Turbo/CircuitHelp%20-%20Copie.ods'#$Caractères.$H$3];IF([.B12]=2;['file:///C:/GitProjects/PHC25Turbo/CircuitHelp%20-%20Copie.ods'#$Caractères.$H$4];IF([.B12]=3;['file:///C:/GitProjects/PHC25Turbo/CircuitHelp%20-%20Copie.ods'#$Caractères.$H$5];IF([.B12]=4;['file:///C:/GitProjects/PHC25Turbo/CircuitHelp%20-%20Copie.ods'#$Caractères.$H$6];IF([.B12]=5;['file:///C:/GitProjects/PHC25Turbo/CircuitHelp%20-%20Copie.ods'#$Caractères.$H$7];IF([.B12]=6;['file:///C:/GitProjects/PHC25Turbo/CircuitHelp%20-%20Copie.ods'#$Caractères.$H$8];IF([.B12]=7;['file:///C:/GitProjects/PHC25Turbo/CircuitHelp%20-%20Copie.ods'#$Caractères.$H$9];&quot;x&quot;)))))))))">
            <text:p/>
          </table:table-cell>
          <table:table-cell table:style-name="ce55" table:formula="of:=IF([.C12]=0;['file:///C:/GitProjects/PHC25Turbo/CircuitHelp%20-%20Copie.ods'#$Caractères.$B$2];IF([.C12]=1;['file:///C:/GitProjects/PHC25Turbo/CircuitHelp%20-%20Copie.ods'#$Caractères.$B$3];IF([.C12]=2;['file:///C:/GitProjects/PHC25Turbo/CircuitHelp%20-%20Copie.ods'#$Caractères.$B$4];IF([.C12]=3;['file:///C:/GitProjects/PHC25Turbo/CircuitHelp%20-%20Copie.ods'#$Caractères.$B$5];IF([.C12]=4;['file:///C:/GitProjects/PHC25Turbo/CircuitHelp%20-%20Copie.ods'#$Caractères.$B$6];IF([.C12]=5;['file:///C:/GitProjects/PHC25Turbo/CircuitHelp%20-%20Copie.ods'#$Caractères.$B$7];IF([.C12]=6;['file:///C:/GitProjects/PHC25Turbo/CircuitHelp%20-%20Copie.ods'#$Caractères.$B$8];IF([.C12]=7;['file:///C:/GitProjects/PHC25Turbo/CircuitHelp%20-%20Copie.ods'#$Caractères.$B$9];IF([.C12]=8;['file:///C:/GitProjects/PHC25Turbo/CircuitHelp%20-%20Copie.ods'#$Caractères.$B$10];IF([.C12]=9;['file:///C:/GitProjects/PHC25Turbo/CircuitHelp%20-%20Copie.ods'#$Caractères.$B$11];IF([.C12]=10;['file:///C:/GitProjects/PHC25Turbo/CircuitHelp%20-%20Copie.ods'#$Caractères.$B$12];IF([.C12]=11;['file:///C:/GitProjects/PHC25Turbo/CircuitHelp%20-%20Copie.ods'#$Caractères.$B$13];IF([.C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'file:///C:/GitProjects/PHC25Turbo/CircuitHelp%20-%20Copie.ods'#$Caractères.$H$2];IF([.D12]=1;['file:///C:/GitProjects/PHC25Turbo/CircuitHelp%20-%20Copie.ods'#$Caractères.$H$3];IF([.D12]=2;['file:///C:/GitProjects/PHC25Turbo/CircuitHelp%20-%20Copie.ods'#$Caractères.$H$4];IF([.D12]=3;['file:///C:/GitProjects/PHC25Turbo/CircuitHelp%20-%20Copie.ods'#$Caractères.$H$5];IF([.D12]=4;['file:///C:/GitProjects/PHC25Turbo/CircuitHelp%20-%20Copie.ods'#$Caractères.$H$6];IF([.D12]=5;['file:///C:/GitProjects/PHC25Turbo/CircuitHelp%20-%20Copie.ods'#$Caractères.$H$7];IF([.D12]=6;['file:///C:/GitProjects/PHC25Turbo/CircuitHelp%20-%20Copie.ods'#$Caractères.$H$8];IF([.D12]=7;['file:///C:/GitProjects/PHC25Turbo/CircuitHelp%20-%20Copie.ods'#$Caractères.$H$9];&quot;x&quot;)))))))))">
            <text:p/>
          </table:table-cell>
          <table:table-cell table:style-name="ce61" table:formula="of:=IF([.E12]=0;['file:///C:/GitProjects/PHC25Turbo/CircuitHelp%20-%20Copie.ods'#$Caractères.$B$2];IF([.E12]=1;['file:///C:/GitProjects/PHC25Turbo/CircuitHelp%20-%20Copie.ods'#$Caractères.$B$3];IF([.E12]=2;['file:///C:/GitProjects/PHC25Turbo/CircuitHelp%20-%20Copie.ods'#$Caractères.$B$4];IF([.E12]=3;['file:///C:/GitProjects/PHC25Turbo/CircuitHelp%20-%20Copie.ods'#$Caractères.$B$5];IF([.E12]=4;['file:///C:/GitProjects/PHC25Turbo/CircuitHelp%20-%20Copie.ods'#$Caractères.$B$6];IF([.E12]=5;['file:///C:/GitProjects/PHC25Turbo/CircuitHelp%20-%20Copie.ods'#$Caractères.$B$7];IF([.E12]=6;['file:///C:/GitProjects/PHC25Turbo/CircuitHelp%20-%20Copie.ods'#$Caractères.$B$8];IF([.E12]=7;['file:///C:/GitProjects/PHC25Turbo/CircuitHelp%20-%20Copie.ods'#$Caractères.$B$9];IF([.E12]=8;['file:///C:/GitProjects/PHC25Turbo/CircuitHelp%20-%20Copie.ods'#$Caractères.$B$10];IF([.E12]=9;['file:///C:/GitProjects/PHC25Turbo/CircuitHelp%20-%20Copie.ods'#$Caractères.$B$11];IF([.E12]=10;['file:///C:/GitProjects/PHC25Turbo/CircuitHelp%20-%20Copie.ods'#$Caractères.$B$12];IF([.E12]=11;['file:///C:/GitProjects/PHC25Turbo/CircuitHelp%20-%20Copie.ods'#$Caractères.$B$13];IF([.E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'file:///C:/GitProjects/PHC25Turbo/CircuitHelp%20-%20Copie.ods'#$Caractères.$H$2];IF([.F12]=1;['file:///C:/GitProjects/PHC25Turbo/CircuitHelp%20-%20Copie.ods'#$Caractères.$H$3];IF([.F12]=2;['file:///C:/GitProjects/PHC25Turbo/CircuitHelp%20-%20Copie.ods'#$Caractères.$H$4];IF([.F12]=3;['file:///C:/GitProjects/PHC25Turbo/CircuitHelp%20-%20Copie.ods'#$Caractères.$H$5];IF([.F12]=4;['file:///C:/GitProjects/PHC25Turbo/CircuitHelp%20-%20Copie.ods'#$Caractères.$H$6];IF([.F12]=5;['file:///C:/GitProjects/PHC25Turbo/CircuitHelp%20-%20Copie.ods'#$Caractères.$H$7];IF([.F12]=6;['file:///C:/GitProjects/PHC25Turbo/CircuitHelp%20-%20Copie.ods'#$Caractères.$H$8];IF([.F12]=7;['file:///C:/GitProjects/PHC25Turbo/CircuitHelp%20-%20Copie.ods'#$Caractères.$H$9];&quot;x&quot;)))))))))">
            <text:p/>
          </table:table-cell>
          <table:table-cell table:style-name="ce55" table:formula="of:=IF([.G12]=0;['file:///C:/GitProjects/PHC25Turbo/CircuitHelp%20-%20Copie.ods'#$Caractères.$B$2];IF([.G12]=1;['file:///C:/GitProjects/PHC25Turbo/CircuitHelp%20-%20Copie.ods'#$Caractères.$B$3];IF([.G12]=2;['file:///C:/GitProjects/PHC25Turbo/CircuitHelp%20-%20Copie.ods'#$Caractères.$B$4];IF([.G12]=3;['file:///C:/GitProjects/PHC25Turbo/CircuitHelp%20-%20Copie.ods'#$Caractères.$B$5];IF([.G12]=4;['file:///C:/GitProjects/PHC25Turbo/CircuitHelp%20-%20Copie.ods'#$Caractères.$B$6];IF([.G12]=5;['file:///C:/GitProjects/PHC25Turbo/CircuitHelp%20-%20Copie.ods'#$Caractères.$B$7];IF([.G12]=6;['file:///C:/GitProjects/PHC25Turbo/CircuitHelp%20-%20Copie.ods'#$Caractères.$B$8];IF([.G12]=7;['file:///C:/GitProjects/PHC25Turbo/CircuitHelp%20-%20Copie.ods'#$Caractères.$B$9];IF([.G12]=8;['file:///C:/GitProjects/PHC25Turbo/CircuitHelp%20-%20Copie.ods'#$Caractères.$B$10];IF([.G12]=9;['file:///C:/GitProjects/PHC25Turbo/CircuitHelp%20-%20Copie.ods'#$Caractères.$B$11];IF([.G12]=10;['file:///C:/GitProjects/PHC25Turbo/CircuitHelp%20-%20Copie.ods'#$Caractères.$B$12];IF([.G12]=11;['file:///C:/GitProjects/PHC25Turbo/CircuitHelp%20-%20Copie.ods'#$Caractères.$B$13];IF([.G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'file:///C:/GitProjects/PHC25Turbo/CircuitHelp%20-%20Copie.ods'#$Caractères.$H$2];IF([.H12]=1;['file:///C:/GitProjects/PHC25Turbo/CircuitHelp%20-%20Copie.ods'#$Caractères.$H$3];IF([.H12]=2;['file:///C:/GitProjects/PHC25Turbo/CircuitHelp%20-%20Copie.ods'#$Caractères.$H$4];IF([.H12]=3;['file:///C:/GitProjects/PHC25Turbo/CircuitHelp%20-%20Copie.ods'#$Caractères.$H$5];IF([.H12]=4;['file:///C:/GitProjects/PHC25Turbo/CircuitHelp%20-%20Copie.ods'#$Caractères.$H$6];IF([.H12]=5;['file:///C:/GitProjects/PHC25Turbo/CircuitHelp%20-%20Copie.ods'#$Caractères.$H$7];IF([.H12]=6;['file:///C:/GitProjects/PHC25Turbo/CircuitHelp%20-%20Copie.ods'#$Caractères.$H$8];IF([.H12]=7;['file:///C:/GitProjects/PHC25Turbo/CircuitHelp%20-%20Copie.ods'#$Caractères.$H$9];&quot;x&quot;)))))))))">
            <text:p/>
          </table:table-cell>
          <table:table-cell table:style-name="ce61" table:formula="of:=IF([.I12]=0;['file:///C:/GitProjects/PHC25Turbo/CircuitHelp%20-%20Copie.ods'#$Caractères.$B$2];IF([.I12]=1;['file:///C:/GitProjects/PHC25Turbo/CircuitHelp%20-%20Copie.ods'#$Caractères.$B$3];IF([.I12]=2;['file:///C:/GitProjects/PHC25Turbo/CircuitHelp%20-%20Copie.ods'#$Caractères.$B$4];IF([.I12]=3;['file:///C:/GitProjects/PHC25Turbo/CircuitHelp%20-%20Copie.ods'#$Caractères.$B$5];IF([.I12]=4;['file:///C:/GitProjects/PHC25Turbo/CircuitHelp%20-%20Copie.ods'#$Caractères.$B$6];IF([.I12]=5;['file:///C:/GitProjects/PHC25Turbo/CircuitHelp%20-%20Copie.ods'#$Caractères.$B$7];IF([.I12]=6;['file:///C:/GitProjects/PHC25Turbo/CircuitHelp%20-%20Copie.ods'#$Caractères.$B$8];IF([.I12]=7;['file:///C:/GitProjects/PHC25Turbo/CircuitHelp%20-%20Copie.ods'#$Caractères.$B$9];IF([.I12]=8;['file:///C:/GitProjects/PHC25Turbo/CircuitHelp%20-%20Copie.ods'#$Caractères.$B$10];IF([.I12]=9;['file:///C:/GitProjects/PHC25Turbo/CircuitHelp%20-%20Copie.ods'#$Caractères.$B$11];IF([.I12]=10;['file:///C:/GitProjects/PHC25Turbo/CircuitHelp%20-%20Copie.ods'#$Caractères.$B$12];IF([.I12]=11;['file:///C:/GitProjects/PHC25Turbo/CircuitHelp%20-%20Copie.ods'#$Caractères.$B$13];IF([.I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'file:///C:/GitProjects/PHC25Turbo/CircuitHelp%20-%20Copie.ods'#$Caractères.$H$2];IF([.J12]=1;['file:///C:/GitProjects/PHC25Turbo/CircuitHelp%20-%20Copie.ods'#$Caractères.$H$3];IF([.J12]=2;['file:///C:/GitProjects/PHC25Turbo/CircuitHelp%20-%20Copie.ods'#$Caractères.$H$4];IF([.J12]=3;['file:///C:/GitProjects/PHC25Turbo/CircuitHelp%20-%20Copie.ods'#$Caractères.$H$5];IF([.J12]=4;['file:///C:/GitProjects/PHC25Turbo/CircuitHelp%20-%20Copie.ods'#$Caractères.$H$6];IF([.J12]=5;['file:///C:/GitProjects/PHC25Turbo/CircuitHelp%20-%20Copie.ods'#$Caractères.$H$7];IF([.J12]=6;['file:///C:/GitProjects/PHC25Turbo/CircuitHelp%20-%20Copie.ods'#$Caractères.$H$8];IF([.J12]=7;['file:///C:/GitProjects/PHC25Turbo/CircuitHelp%20-%20Copie.ods'#$Caractères.$H$9];&quot;x&quot;)))))))))">
            <text:p/>
          </table:table-cell>
          <table:table-cell table:style-name="ce55" table:formula="of:=IF([.K12]=0;['file:///C:/GitProjects/PHC25Turbo/CircuitHelp%20-%20Copie.ods'#$Caractères.$B$2];IF([.K12]=1;['file:///C:/GitProjects/PHC25Turbo/CircuitHelp%20-%20Copie.ods'#$Caractères.$B$3];IF([.K12]=2;['file:///C:/GitProjects/PHC25Turbo/CircuitHelp%20-%20Copie.ods'#$Caractères.$B$4];IF([.K12]=3;['file:///C:/GitProjects/PHC25Turbo/CircuitHelp%20-%20Copie.ods'#$Caractères.$B$5];IF([.K12]=4;['file:///C:/GitProjects/PHC25Turbo/CircuitHelp%20-%20Copie.ods'#$Caractères.$B$6];IF([.K12]=5;['file:///C:/GitProjects/PHC25Turbo/CircuitHelp%20-%20Copie.ods'#$Caractères.$B$7];IF([.K12]=6;['file:///C:/GitProjects/PHC25Turbo/CircuitHelp%20-%20Copie.ods'#$Caractères.$B$8];IF([.K12]=7;['file:///C:/GitProjects/PHC25Turbo/CircuitHelp%20-%20Copie.ods'#$Caractères.$B$9];IF([.K12]=8;['file:///C:/GitProjects/PHC25Turbo/CircuitHelp%20-%20Copie.ods'#$Caractères.$B$10];IF([.K12]=9;['file:///C:/GitProjects/PHC25Turbo/CircuitHelp%20-%20Copie.ods'#$Caractères.$B$11];IF([.K12]=10;['file:///C:/GitProjects/PHC25Turbo/CircuitHelp%20-%20Copie.ods'#$Caractères.$B$12];IF([.K12]=11;['file:///C:/GitProjects/PHC25Turbo/CircuitHelp%20-%20Copie.ods'#$Caractères.$B$13];IF([.K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'file:///C:/GitProjects/PHC25Turbo/CircuitHelp%20-%20Copie.ods'#$Caractères.$H$2];IF([.L12]=1;['file:///C:/GitProjects/PHC25Turbo/CircuitHelp%20-%20Copie.ods'#$Caractères.$H$3];IF([.L12]=2;['file:///C:/GitProjects/PHC25Turbo/CircuitHelp%20-%20Copie.ods'#$Caractères.$H$4];IF([.L12]=3;['file:///C:/GitProjects/PHC25Turbo/CircuitHelp%20-%20Copie.ods'#$Caractères.$H$5];IF([.L12]=4;['file:///C:/GitProjects/PHC25Turbo/CircuitHelp%20-%20Copie.ods'#$Caractères.$H$6];IF([.L12]=5;['file:///C:/GitProjects/PHC25Turbo/CircuitHelp%20-%20Copie.ods'#$Caractères.$H$7];IF([.L12]=6;['file:///C:/GitProjects/PHC25Turbo/CircuitHelp%20-%20Copie.ods'#$Caractères.$H$8];IF([.L12]=7;['file:///C:/GitProjects/PHC25Turbo/CircuitHelp%20-%20Copie.ods'#$Caractères.$H$9];&quot;x&quot;)))))))))">
            <text:p/>
          </table:table-cell>
          <table:table-cell table:style-name="ce61" table:formula="of:=IF([.M12]=0;['file:///C:/GitProjects/PHC25Turbo/CircuitHelp%20-%20Copie.ods'#$Caractères.$B$2];IF([.M12]=1;['file:///C:/GitProjects/PHC25Turbo/CircuitHelp%20-%20Copie.ods'#$Caractères.$B$3];IF([.M12]=2;['file:///C:/GitProjects/PHC25Turbo/CircuitHelp%20-%20Copie.ods'#$Caractères.$B$4];IF([.M12]=3;['file:///C:/GitProjects/PHC25Turbo/CircuitHelp%20-%20Copie.ods'#$Caractères.$B$5];IF([.M12]=4;['file:///C:/GitProjects/PHC25Turbo/CircuitHelp%20-%20Copie.ods'#$Caractères.$B$6];IF([.M12]=5;['file:///C:/GitProjects/PHC25Turbo/CircuitHelp%20-%20Copie.ods'#$Caractères.$B$7];IF([.M12]=6;['file:///C:/GitProjects/PHC25Turbo/CircuitHelp%20-%20Copie.ods'#$Caractères.$B$8];IF([.M12]=7;['file:///C:/GitProjects/PHC25Turbo/CircuitHelp%20-%20Copie.ods'#$Caractères.$B$9];IF([.M12]=8;['file:///C:/GitProjects/PHC25Turbo/CircuitHelp%20-%20Copie.ods'#$Caractères.$B$10];IF([.M12]=9;['file:///C:/GitProjects/PHC25Turbo/CircuitHelp%20-%20Copie.ods'#$Caractères.$B$11];IF([.M12]=10;['file:///C:/GitProjects/PHC25Turbo/CircuitHelp%20-%20Copie.ods'#$Caractères.$B$12];IF([.M12]=11;['file:///C:/GitProjects/PHC25Turbo/CircuitHelp%20-%20Copie.ods'#$Caractères.$B$13];IF([.M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'file:///C:/GitProjects/PHC25Turbo/CircuitHelp%20-%20Copie.ods'#$Caractères.$H$2];IF([.N12]=1;['file:///C:/GitProjects/PHC25Turbo/CircuitHelp%20-%20Copie.ods'#$Caractères.$H$3];IF([.N12]=2;['file:///C:/GitProjects/PHC25Turbo/CircuitHelp%20-%20Copie.ods'#$Caractères.$H$4];IF([.N12]=3;['file:///C:/GitProjects/PHC25Turbo/CircuitHelp%20-%20Copie.ods'#$Caractères.$H$5];IF([.N12]=4;['file:///C:/GitProjects/PHC25Turbo/CircuitHelp%20-%20Copie.ods'#$Caractères.$H$6];IF([.N12]=5;['file:///C:/GitProjects/PHC25Turbo/CircuitHelp%20-%20Copie.ods'#$Caractères.$H$7];IF([.N12]=6;['file:///C:/GitProjects/PHC25Turbo/CircuitHelp%20-%20Copie.ods'#$Caractères.$H$8];IF([.N12]=7;['file:///C:/GitProjects/PHC25Turbo/CircuitHelp%20-%20Copie.ods'#$Caractères.$H$9];&quot;x&quot;)))))))))">
            <text:p/>
          </table:table-cell>
          <table:table-cell table:style-name="ce55" table:formula="of:=IF([.O12]=0;['file:///C:/GitProjects/PHC25Turbo/CircuitHelp%20-%20Copie.ods'#$Caractères.$B$2];IF([.O12]=1;['file:///C:/GitProjects/PHC25Turbo/CircuitHelp%20-%20Copie.ods'#$Caractères.$B$3];IF([.O12]=2;['file:///C:/GitProjects/PHC25Turbo/CircuitHelp%20-%20Copie.ods'#$Caractères.$B$4];IF([.O12]=3;['file:///C:/GitProjects/PHC25Turbo/CircuitHelp%20-%20Copie.ods'#$Caractères.$B$5];IF([.O12]=4;['file:///C:/GitProjects/PHC25Turbo/CircuitHelp%20-%20Copie.ods'#$Caractères.$B$6];IF([.O12]=5;['file:///C:/GitProjects/PHC25Turbo/CircuitHelp%20-%20Copie.ods'#$Caractères.$B$7];IF([.O12]=6;['file:///C:/GitProjects/PHC25Turbo/CircuitHelp%20-%20Copie.ods'#$Caractères.$B$8];IF([.O12]=7;['file:///C:/GitProjects/PHC25Turbo/CircuitHelp%20-%20Copie.ods'#$Caractères.$B$9];IF([.O12]=8;['file:///C:/GitProjects/PHC25Turbo/CircuitHelp%20-%20Copie.ods'#$Caractères.$B$10];IF([.O12]=9;['file:///C:/GitProjects/PHC25Turbo/CircuitHelp%20-%20Copie.ods'#$Caractères.$B$11];IF([.O12]=10;['file:///C:/GitProjects/PHC25Turbo/CircuitHelp%20-%20Copie.ods'#$Caractères.$B$12];IF([.O12]=11;['file:///C:/GitProjects/PHC25Turbo/CircuitHelp%20-%20Copie.ods'#$Caractères.$B$13];IF([.O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'file:///C:/GitProjects/PHC25Turbo/CircuitHelp%20-%20Copie.ods'#$Caractères.$H$2];IF([.P12]=1;['file:///C:/GitProjects/PHC25Turbo/CircuitHelp%20-%20Copie.ods'#$Caractères.$H$3];IF([.P12]=2;['file:///C:/GitProjects/PHC25Turbo/CircuitHelp%20-%20Copie.ods'#$Caractères.$H$4];IF([.P12]=3;['file:///C:/GitProjects/PHC25Turbo/CircuitHelp%20-%20Copie.ods'#$Caractères.$H$5];IF([.P12]=4;['file:///C:/GitProjects/PHC25Turbo/CircuitHelp%20-%20Copie.ods'#$Caractères.$H$6];IF([.P12]=5;['file:///C:/GitProjects/PHC25Turbo/CircuitHelp%20-%20Copie.ods'#$Caractères.$H$7];IF([.P12]=6;['file:///C:/GitProjects/PHC25Turbo/CircuitHelp%20-%20Copie.ods'#$Caractères.$H$8];IF([.P12]=7;['file:///C:/GitProjects/PHC25Turbo/CircuitHelp%20-%20Copie.ods'#$Caractères.$H$9];&quot;x&quot;)))))))))">
            <text:p/>
          </table:table-cell>
          <table:table-cell table:style-name="ce61" table:formula="of:=IF([.Q12]=0;['file:///C:/GitProjects/PHC25Turbo/CircuitHelp%20-%20Copie.ods'#$Caractères.$B$2];IF([.Q12]=1;['file:///C:/GitProjects/PHC25Turbo/CircuitHelp%20-%20Copie.ods'#$Caractères.$B$3];IF([.Q12]=2;['file:///C:/GitProjects/PHC25Turbo/CircuitHelp%20-%20Copie.ods'#$Caractères.$B$4];IF([.Q12]=3;['file:///C:/GitProjects/PHC25Turbo/CircuitHelp%20-%20Copie.ods'#$Caractères.$B$5];IF([.Q12]=4;['file:///C:/GitProjects/PHC25Turbo/CircuitHelp%20-%20Copie.ods'#$Caractères.$B$6];IF([.Q12]=5;['file:///C:/GitProjects/PHC25Turbo/CircuitHelp%20-%20Copie.ods'#$Caractères.$B$7];IF([.Q12]=6;['file:///C:/GitProjects/PHC25Turbo/CircuitHelp%20-%20Copie.ods'#$Caractères.$B$8];IF([.Q12]=7;['file:///C:/GitProjects/PHC25Turbo/CircuitHelp%20-%20Copie.ods'#$Caractères.$B$9];IF([.Q12]=8;['file:///C:/GitProjects/PHC25Turbo/CircuitHelp%20-%20Copie.ods'#$Caractères.$B$10];IF([.Q12]=9;['file:///C:/GitProjects/PHC25Turbo/CircuitHelp%20-%20Copie.ods'#$Caractères.$B$11];IF([.Q12]=10;['file:///C:/GitProjects/PHC25Turbo/CircuitHelp%20-%20Copie.ods'#$Caractères.$B$12];IF([.Q12]=11;['file:///C:/GitProjects/PHC25Turbo/CircuitHelp%20-%20Copie.ods'#$Caractères.$B$13];IF([.Q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'file:///C:/GitProjects/PHC25Turbo/CircuitHelp%20-%20Copie.ods'#$Caractères.$H$2];IF([.R12]=1;['file:///C:/GitProjects/PHC25Turbo/CircuitHelp%20-%20Copie.ods'#$Caractères.$H$3];IF([.R12]=2;['file:///C:/GitProjects/PHC25Turbo/CircuitHelp%20-%20Copie.ods'#$Caractères.$H$4];IF([.R12]=3;['file:///C:/GitProjects/PHC25Turbo/CircuitHelp%20-%20Copie.ods'#$Caractères.$H$5];IF([.R12]=4;['file:///C:/GitProjects/PHC25Turbo/CircuitHelp%20-%20Copie.ods'#$Caractères.$H$6];IF([.R12]=5;['file:///C:/GitProjects/PHC25Turbo/CircuitHelp%20-%20Copie.ods'#$Caractères.$H$7];IF([.R12]=6;['file:///C:/GitProjects/PHC25Turbo/CircuitHelp%20-%20Copie.ods'#$Caractères.$H$8];IF([.R12]=7;['file:///C:/GitProjects/PHC25Turbo/CircuitHelp%20-%20Copie.ods'#$Caractères.$H$9];&quot;x&quot;)))))))))">
            <text:p/>
          </table:table-cell>
          <table:table-cell table:style-name="ce55" table:formula="of:=IF([.S12]=0;['file:///C:/GitProjects/PHC25Turbo/CircuitHelp%20-%20Copie.ods'#$Caractères.$B$2];IF([.S12]=1;['file:///C:/GitProjects/PHC25Turbo/CircuitHelp%20-%20Copie.ods'#$Caractères.$B$3];IF([.S12]=2;['file:///C:/GitProjects/PHC25Turbo/CircuitHelp%20-%20Copie.ods'#$Caractères.$B$4];IF([.S12]=3;['file:///C:/GitProjects/PHC25Turbo/CircuitHelp%20-%20Copie.ods'#$Caractères.$B$5];IF([.S12]=4;['file:///C:/GitProjects/PHC25Turbo/CircuitHelp%20-%20Copie.ods'#$Caractères.$B$6];IF([.S12]=5;['file:///C:/GitProjects/PHC25Turbo/CircuitHelp%20-%20Copie.ods'#$Caractères.$B$7];IF([.S12]=6;['file:///C:/GitProjects/PHC25Turbo/CircuitHelp%20-%20Copie.ods'#$Caractères.$B$8];IF([.S12]=7;['file:///C:/GitProjects/PHC25Turbo/CircuitHelp%20-%20Copie.ods'#$Caractères.$B$9];IF([.S12]=8;['file:///C:/GitProjects/PHC25Turbo/CircuitHelp%20-%20Copie.ods'#$Caractères.$B$10];IF([.S12]=9;['file:///C:/GitProjects/PHC25Turbo/CircuitHelp%20-%20Copie.ods'#$Caractères.$B$11];IF([.S12]=10;['file:///C:/GitProjects/PHC25Turbo/CircuitHelp%20-%20Copie.ods'#$Caractères.$B$12];IF([.S12]=11;['file:///C:/GitProjects/PHC25Turbo/CircuitHelp%20-%20Copie.ods'#$Caractères.$B$13];IF([.S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'file:///C:/GitProjects/PHC25Turbo/CircuitHelp%20-%20Copie.ods'#$Caractères.$H$2];IF([.T12]=1;['file:///C:/GitProjects/PHC25Turbo/CircuitHelp%20-%20Copie.ods'#$Caractères.$H$3];IF([.T12]=2;['file:///C:/GitProjects/PHC25Turbo/CircuitHelp%20-%20Copie.ods'#$Caractères.$H$4];IF([.T12]=3;['file:///C:/GitProjects/PHC25Turbo/CircuitHelp%20-%20Copie.ods'#$Caractères.$H$5];IF([.T12]=4;['file:///C:/GitProjects/PHC25Turbo/CircuitHelp%20-%20Copie.ods'#$Caractères.$H$6];IF([.T12]=5;['file:///C:/GitProjects/PHC25Turbo/CircuitHelp%20-%20Copie.ods'#$Caractères.$H$7];IF([.T12]=6;['file:///C:/GitProjects/PHC25Turbo/CircuitHelp%20-%20Copie.ods'#$Caractères.$H$8];IF([.T12]=7;['file:///C:/GitProjects/PHC25Turbo/CircuitHelp%20-%20Copie.ods'#$Caractères.$H$9];&quot;x&quot;)))))))))">
            <text:p/>
          </table:table-cell>
          <table:table-cell table:style-name="ce61" table:formula="of:=IF([.U12]=0;['file:///C:/GitProjects/PHC25Turbo/CircuitHelp%20-%20Copie.ods'#$Caractères.$B$2];IF([.U12]=1;['file:///C:/GitProjects/PHC25Turbo/CircuitHelp%20-%20Copie.ods'#$Caractères.$B$3];IF([.U12]=2;['file:///C:/GitProjects/PHC25Turbo/CircuitHelp%20-%20Copie.ods'#$Caractères.$B$4];IF([.U12]=3;['file:///C:/GitProjects/PHC25Turbo/CircuitHelp%20-%20Copie.ods'#$Caractères.$B$5];IF([.U12]=4;['file:///C:/GitProjects/PHC25Turbo/CircuitHelp%20-%20Copie.ods'#$Caractères.$B$6];IF([.U12]=5;['file:///C:/GitProjects/PHC25Turbo/CircuitHelp%20-%20Copie.ods'#$Caractères.$B$7];IF([.U12]=6;['file:///C:/GitProjects/PHC25Turbo/CircuitHelp%20-%20Copie.ods'#$Caractères.$B$8];IF([.U12]=7;['file:///C:/GitProjects/PHC25Turbo/CircuitHelp%20-%20Copie.ods'#$Caractères.$B$9];IF([.U12]=8;['file:///C:/GitProjects/PHC25Turbo/CircuitHelp%20-%20Copie.ods'#$Caractères.$B$10];IF([.U12]=9;['file:///C:/GitProjects/PHC25Turbo/CircuitHelp%20-%20Copie.ods'#$Caractères.$B$11];IF([.U12]=10;['file:///C:/GitProjects/PHC25Turbo/CircuitHelp%20-%20Copie.ods'#$Caractères.$B$12];IF([.U12]=11;['file:///C:/GitProjects/PHC25Turbo/CircuitHelp%20-%20Copie.ods'#$Caractères.$B$13];IF([.U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'file:///C:/GitProjects/PHC25Turbo/CircuitHelp%20-%20Copie.ods'#$Caractères.$H$2];IF([.V12]=1;['file:///C:/GitProjects/PHC25Turbo/CircuitHelp%20-%20Copie.ods'#$Caractères.$H$3];IF([.V12]=2;['file:///C:/GitProjects/PHC25Turbo/CircuitHelp%20-%20Copie.ods'#$Caractères.$H$4];IF([.V12]=3;['file:///C:/GitProjects/PHC25Turbo/CircuitHelp%20-%20Copie.ods'#$Caractères.$H$5];IF([.V12]=4;['file:///C:/GitProjects/PHC25Turbo/CircuitHelp%20-%20Copie.ods'#$Caractères.$H$6];IF([.V12]=5;['file:///C:/GitProjects/PHC25Turbo/CircuitHelp%20-%20Copie.ods'#$Caractères.$H$7];IF([.V12]=6;['file:///C:/GitProjects/PHC25Turbo/CircuitHelp%20-%20Copie.ods'#$Caractères.$H$8];IF([.V12]=7;['file:///C:/GitProjects/PHC25Turbo/CircuitHelp%20-%20Copie.ods'#$Caractères.$H$9];&quot;x&quot;)))))))))">
            <text:p/>
          </table:table-cell>
          <table:table-cell table:style-name="ce55" table:formula="of:=IF([.W12]=0;['file:///C:/GitProjects/PHC25Turbo/CircuitHelp%20-%20Copie.ods'#$Caractères.$B$2];IF([.W12]=1;['file:///C:/GitProjects/PHC25Turbo/CircuitHelp%20-%20Copie.ods'#$Caractères.$B$3];IF([.W12]=2;['file:///C:/GitProjects/PHC25Turbo/CircuitHelp%20-%20Copie.ods'#$Caractères.$B$4];IF([.W12]=3;['file:///C:/GitProjects/PHC25Turbo/CircuitHelp%20-%20Copie.ods'#$Caractères.$B$5];IF([.W12]=4;['file:///C:/GitProjects/PHC25Turbo/CircuitHelp%20-%20Copie.ods'#$Caractères.$B$6];IF([.W12]=5;['file:///C:/GitProjects/PHC25Turbo/CircuitHelp%20-%20Copie.ods'#$Caractères.$B$7];IF([.W12]=6;['file:///C:/GitProjects/PHC25Turbo/CircuitHelp%20-%20Copie.ods'#$Caractères.$B$8];IF([.W12]=7;['file:///C:/GitProjects/PHC25Turbo/CircuitHelp%20-%20Copie.ods'#$Caractères.$B$9];IF([.W12]=8;['file:///C:/GitProjects/PHC25Turbo/CircuitHelp%20-%20Copie.ods'#$Caractères.$B$10];IF([.W12]=9;['file:///C:/GitProjects/PHC25Turbo/CircuitHelp%20-%20Copie.ods'#$Caractères.$B$11];IF([.W12]=10;['file:///C:/GitProjects/PHC25Turbo/CircuitHelp%20-%20Copie.ods'#$Caractères.$B$12];IF([.W12]=11;['file:///C:/GitProjects/PHC25Turbo/CircuitHelp%20-%20Copie.ods'#$Caractères.$B$13];IF([.W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'file:///C:/GitProjects/PHC25Turbo/CircuitHelp%20-%20Copie.ods'#$Caractères.$H$2];IF([.X12]=1;['file:///C:/GitProjects/PHC25Turbo/CircuitHelp%20-%20Copie.ods'#$Caractères.$H$3];IF([.X12]=2;['file:///C:/GitProjects/PHC25Turbo/CircuitHelp%20-%20Copie.ods'#$Caractères.$H$4];IF([.X12]=3;['file:///C:/GitProjects/PHC25Turbo/CircuitHelp%20-%20Copie.ods'#$Caractères.$H$5];IF([.X12]=4;['file:///C:/GitProjects/PHC25Turbo/CircuitHelp%20-%20Copie.ods'#$Caractères.$H$6];IF([.X12]=5;['file:///C:/GitProjects/PHC25Turbo/CircuitHelp%20-%20Copie.ods'#$Caractères.$H$7];IF([.X12]=6;['file:///C:/GitProjects/PHC25Turbo/CircuitHelp%20-%20Copie.ods'#$Caractères.$H$8];IF([.X12]=7;['file:///C:/GitProjects/PHC25Turbo/CircuitHelp%20-%20Copie.ods'#$Caractères.$H$9];&quot;x&quot;)))))))))">
            <text:p/>
          </table:table-cell>
          <table:table-cell table:style-name="ce61" table:formula="of:=IF([.Y12]=0;['file:///C:/GitProjects/PHC25Turbo/CircuitHelp%20-%20Copie.ods'#$Caractères.$B$2];IF([.Y12]=1;['file:///C:/GitProjects/PHC25Turbo/CircuitHelp%20-%20Copie.ods'#$Caractères.$B$3];IF([.Y12]=2;['file:///C:/GitProjects/PHC25Turbo/CircuitHelp%20-%20Copie.ods'#$Caractères.$B$4];IF([.Y12]=3;['file:///C:/GitProjects/PHC25Turbo/CircuitHelp%20-%20Copie.ods'#$Caractères.$B$5];IF([.Y12]=4;['file:///C:/GitProjects/PHC25Turbo/CircuitHelp%20-%20Copie.ods'#$Caractères.$B$6];IF([.Y12]=5;['file:///C:/GitProjects/PHC25Turbo/CircuitHelp%20-%20Copie.ods'#$Caractères.$B$7];IF([.Y12]=6;['file:///C:/GitProjects/PHC25Turbo/CircuitHelp%20-%20Copie.ods'#$Caractères.$B$8];IF([.Y12]=7;['file:///C:/GitProjects/PHC25Turbo/CircuitHelp%20-%20Copie.ods'#$Caractères.$B$9];IF([.Y12]=8;['file:///C:/GitProjects/PHC25Turbo/CircuitHelp%20-%20Copie.ods'#$Caractères.$B$10];IF([.Y12]=9;['file:///C:/GitProjects/PHC25Turbo/CircuitHelp%20-%20Copie.ods'#$Caractères.$B$11];IF([.Y12]=10;['file:///C:/GitProjects/PHC25Turbo/CircuitHelp%20-%20Copie.ods'#$Caractères.$B$12];IF([.Y12]=11;['file:///C:/GitProjects/PHC25Turbo/CircuitHelp%20-%20Copie.ods'#$Caractères.$B$13];IF([.Y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'file:///C:/GitProjects/PHC25Turbo/CircuitHelp%20-%20Copie.ods'#$Caractères.$H$2];IF([.Z12]=1;['file:///C:/GitProjects/PHC25Turbo/CircuitHelp%20-%20Copie.ods'#$Caractères.$H$3];IF([.Z12]=2;['file:///C:/GitProjects/PHC25Turbo/CircuitHelp%20-%20Copie.ods'#$Caractères.$H$4];IF([.Z12]=3;['file:///C:/GitProjects/PHC25Turbo/CircuitHelp%20-%20Copie.ods'#$Caractères.$H$5];IF([.Z12]=4;['file:///C:/GitProjects/PHC25Turbo/CircuitHelp%20-%20Copie.ods'#$Caractères.$H$6];IF([.Z12]=5;['file:///C:/GitProjects/PHC25Turbo/CircuitHelp%20-%20Copie.ods'#$Caractères.$H$7];IF([.Z12]=6;['file:///C:/GitProjects/PHC25Turbo/CircuitHelp%20-%20Copie.ods'#$Caractères.$H$8];IF([.Z12]=7;['file:///C:/GitProjects/PHC25Turbo/CircuitHelp%20-%20Copie.ods'#$Caractères.$H$9];&quot;x&quot;)))))))))">
            <text:p/>
          </table:table-cell>
          <table:table-cell table:style-name="ce55" table:formula="of:=IF([.AA12]=0;['file:///C:/GitProjects/PHC25Turbo/CircuitHelp%20-%20Copie.ods'#$Caractères.$B$2];IF([.AA12]=1;['file:///C:/GitProjects/PHC25Turbo/CircuitHelp%20-%20Copie.ods'#$Caractères.$B$3];IF([.AA12]=2;['file:///C:/GitProjects/PHC25Turbo/CircuitHelp%20-%20Copie.ods'#$Caractères.$B$4];IF([.AA12]=3;['file:///C:/GitProjects/PHC25Turbo/CircuitHelp%20-%20Copie.ods'#$Caractères.$B$5];IF([.AA12]=4;['file:///C:/GitProjects/PHC25Turbo/CircuitHelp%20-%20Copie.ods'#$Caractères.$B$6];IF([.AA12]=5;['file:///C:/GitProjects/PHC25Turbo/CircuitHelp%20-%20Copie.ods'#$Caractères.$B$7];IF([.AA12]=6;['file:///C:/GitProjects/PHC25Turbo/CircuitHelp%20-%20Copie.ods'#$Caractères.$B$8];IF([.AA12]=7;['file:///C:/GitProjects/PHC25Turbo/CircuitHelp%20-%20Copie.ods'#$Caractères.$B$9];IF([.AA12]=8;['file:///C:/GitProjects/PHC25Turbo/CircuitHelp%20-%20Copie.ods'#$Caractères.$B$10];IF([.AA12]=9;['file:///C:/GitProjects/PHC25Turbo/CircuitHelp%20-%20Copie.ods'#$Caractères.$B$11];IF([.AA12]=10;['file:///C:/GitProjects/PHC25Turbo/CircuitHelp%20-%20Copie.ods'#$Caractères.$B$12];IF([.AA12]=11;['file:///C:/GitProjects/PHC25Turbo/CircuitHelp%20-%20Copie.ods'#$Caractères.$B$13];IF([.AA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'file:///C:/GitProjects/PHC25Turbo/CircuitHelp%20-%20Copie.ods'#$Caractères.$H$2];IF([.AB12]=1;['file:///C:/GitProjects/PHC25Turbo/CircuitHelp%20-%20Copie.ods'#$Caractères.$H$3];IF([.AB12]=2;['file:///C:/GitProjects/PHC25Turbo/CircuitHelp%20-%20Copie.ods'#$Caractères.$H$4];IF([.AB12]=3;['file:///C:/GitProjects/PHC25Turbo/CircuitHelp%20-%20Copie.ods'#$Caractères.$H$5];IF([.AB12]=4;['file:///C:/GitProjects/PHC25Turbo/CircuitHelp%20-%20Copie.ods'#$Caractères.$H$6];IF([.AB12]=5;['file:///C:/GitProjects/PHC25Turbo/CircuitHelp%20-%20Copie.ods'#$Caractères.$H$7];IF([.AB12]=6;['file:///C:/GitProjects/PHC25Turbo/CircuitHelp%20-%20Copie.ods'#$Caractères.$H$8];IF([.AB12]=7;['file:///C:/GitProjects/PHC25Turbo/CircuitHelp%20-%20Copie.ods'#$Caractères.$H$9];&quot;x&quot;)))))))))">
            <text:p/>
          </table:table-cell>
          <table:table-cell table:style-name="ce61" table:formula="of:=IF([.AC12]=0;['file:///C:/GitProjects/PHC25Turbo/CircuitHelp%20-%20Copie.ods'#$Caractères.$B$2];IF([.AC12]=1;['file:///C:/GitProjects/PHC25Turbo/CircuitHelp%20-%20Copie.ods'#$Caractères.$B$3];IF([.AC12]=2;['file:///C:/GitProjects/PHC25Turbo/CircuitHelp%20-%20Copie.ods'#$Caractères.$B$4];IF([.AC12]=3;['file:///C:/GitProjects/PHC25Turbo/CircuitHelp%20-%20Copie.ods'#$Caractères.$B$5];IF([.AC12]=4;['file:///C:/GitProjects/PHC25Turbo/CircuitHelp%20-%20Copie.ods'#$Caractères.$B$6];IF([.AC12]=5;['file:///C:/GitProjects/PHC25Turbo/CircuitHelp%20-%20Copie.ods'#$Caractères.$B$7];IF([.AC12]=6;['file:///C:/GitProjects/PHC25Turbo/CircuitHelp%20-%20Copie.ods'#$Caractères.$B$8];IF([.AC12]=7;['file:///C:/GitProjects/PHC25Turbo/CircuitHelp%20-%20Copie.ods'#$Caractères.$B$9];IF([.AC12]=8;['file:///C:/GitProjects/PHC25Turbo/CircuitHelp%20-%20Copie.ods'#$Caractères.$B$10];IF([.AC12]=9;['file:///C:/GitProjects/PHC25Turbo/CircuitHelp%20-%20Copie.ods'#$Caractères.$B$11];IF([.AC12]=10;['file:///C:/GitProjects/PHC25Turbo/CircuitHelp%20-%20Copie.ods'#$Caractères.$B$12];IF([.AC12]=11;['file:///C:/GitProjects/PHC25Turbo/CircuitHelp%20-%20Copie.ods'#$Caractères.$B$13];IF([.AC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'file:///C:/GitProjects/PHC25Turbo/CircuitHelp%20-%20Copie.ods'#$Caractères.$H$2];IF([.AD12]=1;['file:///C:/GitProjects/PHC25Turbo/CircuitHelp%20-%20Copie.ods'#$Caractères.$H$3];IF([.AD12]=2;['file:///C:/GitProjects/PHC25Turbo/CircuitHelp%20-%20Copie.ods'#$Caractères.$H$4];IF([.AD12]=3;['file:///C:/GitProjects/PHC25Turbo/CircuitHelp%20-%20Copie.ods'#$Caractères.$H$5];IF([.AD12]=4;['file:///C:/GitProjects/PHC25Turbo/CircuitHelp%20-%20Copie.ods'#$Caractères.$H$6];IF([.AD12]=5;['file:///C:/GitProjects/PHC25Turbo/CircuitHelp%20-%20Copie.ods'#$Caractères.$H$7];IF([.AD12]=6;['file:///C:/GitProjects/PHC25Turbo/CircuitHelp%20-%20Copie.ods'#$Caractères.$H$8];IF([.AD12]=7;['file:///C:/GitProjects/PHC25Turbo/CircuitHelp%20-%20Copie.ods'#$Caractères.$H$9];&quot;x&quot;)))))))))">
            <text:p/>
          </table:table-cell>
          <table:table-cell table:style-name="ce55" table:formula="of:=IF([.AE12]=0;['file:///C:/GitProjects/PHC25Turbo/CircuitHelp%20-%20Copie.ods'#$Caractères.$B$2];IF([.AE12]=1;['file:///C:/GitProjects/PHC25Turbo/CircuitHelp%20-%20Copie.ods'#$Caractères.$B$3];IF([.AE12]=2;['file:///C:/GitProjects/PHC25Turbo/CircuitHelp%20-%20Copie.ods'#$Caractères.$B$4];IF([.AE12]=3;['file:///C:/GitProjects/PHC25Turbo/CircuitHelp%20-%20Copie.ods'#$Caractères.$B$5];IF([.AE12]=4;['file:///C:/GitProjects/PHC25Turbo/CircuitHelp%20-%20Copie.ods'#$Caractères.$B$6];IF([.AE12]=5;['file:///C:/GitProjects/PHC25Turbo/CircuitHelp%20-%20Copie.ods'#$Caractères.$B$7];IF([.AE12]=6;['file:///C:/GitProjects/PHC25Turbo/CircuitHelp%20-%20Copie.ods'#$Caractères.$B$8];IF([.AE12]=7;['file:///C:/GitProjects/PHC25Turbo/CircuitHelp%20-%20Copie.ods'#$Caractères.$B$9];IF([.AE12]=8;['file:///C:/GitProjects/PHC25Turbo/CircuitHelp%20-%20Copie.ods'#$Caractères.$B$10];IF([.AE12]=9;['file:///C:/GitProjects/PHC25Turbo/CircuitHelp%20-%20Copie.ods'#$Caractères.$B$11];IF([.AE12]=10;['file:///C:/GitProjects/PHC25Turbo/CircuitHelp%20-%20Copie.ods'#$Caractères.$B$12];IF([.AE12]=11;['file:///C:/GitProjects/PHC25Turbo/CircuitHelp%20-%20Copie.ods'#$Caractères.$B$13];IF([.AE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'file:///C:/GitProjects/PHC25Turbo/CircuitHelp%20-%20Copie.ods'#$Caractères.$H$2];IF([.AF12]=1;['file:///C:/GitProjects/PHC25Turbo/CircuitHelp%20-%20Copie.ods'#$Caractères.$H$3];IF([.AF12]=2;['file:///C:/GitProjects/PHC25Turbo/CircuitHelp%20-%20Copie.ods'#$Caractères.$H$4];IF([.AF12]=3;['file:///C:/GitProjects/PHC25Turbo/CircuitHelp%20-%20Copie.ods'#$Caractères.$H$5];IF([.AF12]=4;['file:///C:/GitProjects/PHC25Turbo/CircuitHelp%20-%20Copie.ods'#$Caractères.$H$6];IF([.AF12]=5;['file:///C:/GitProjects/PHC25Turbo/CircuitHelp%20-%20Copie.ods'#$Caractères.$H$7];IF([.AF12]=6;['file:///C:/GitProjects/PHC25Turbo/CircuitHelp%20-%20Copie.ods'#$Caractères.$H$8];IF([.AF12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HolidayOnIce" table:style-name="ta1"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2*Z+2,$00*Z+3,$00*Z+3,$00*Z+4,$00*Z+5,$00*Z+6,$00*Z+6,$00*Z+6,$00*Z+6,$00*Z+6,$00*Z+5,$00*Z+5,$00*Z+5,$00*Z+5,$00*Z+5,$02*Z+2" calcext:value-type="string">
            <text:p><text:tab/>dc.b $02*Z+2,$00*Z+3,$00*Z+3,$00*Z+4,$00*Z+5,$00*Z+6,$00*Z+6,$00*Z+6,$00*Z+6,$00*Z+6,$00*Z+5,$00*Z+5,$00*Z+5,$00*Z+5,$00*Z+5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2*Z+2,$00*Z+3,$00*Z+3,$00*Z+4,$00*Z+5,$00*Z+6,$00*Z+6,$00*Z+6,$0B*Z+6,$00*Z+6,$00*Z+6,$00*Z+5,$00*Z+6,$00*Z+6,$00*Z+6,$02*Z+2" calcext:value-type="string">
            <text:p><text:tab/>dc.b $02*Z+2,$00*Z+3,$00*Z+3,$00*Z+4,$00*Z+5,$00*Z+6,$00*Z+6,$00*Z+6,$0B*Z+6,$00*Z+6,$00*Z+6,$00*Z+5,$00*Z+6,$00*Z+6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2*Z+2,$00*Z+3,$00*Z+4,$00*Z+4,$00*Z+5,$0B*Z+6,$00*Z+6,$0B*Z+6,$02*Z+6,$0B*Z+0,$0B*Z+0,$00*Z+7,$00*Z+7,$00*Z+6,$00*Z+6,$02*Z+2" calcext:value-type="string">
            <text:p><text:tab/>dc.b $02*Z+2,$00*Z+3,$00*Z+4,$00*Z+4,$00*Z+5,$0B*Z+6,$00*Z+6,$0B*Z+6,$02*Z+6,$0B*Z+0,$0B*Z+0,$00*Z+7,$00*Z+7,$00*Z+6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2*Z+2,$00*Z+3,$00*Z+4,$00*Z+4,$0B*Z+0,$02*Z+0,$0B*Z+0,$02*Z+0,$02*Z+0,$02*Z+0,$02*Z+0,$0B*Z+0,$00*Z+7,$00*Z+7,$00*Z+6,$02*Z+2" calcext:value-type="string">
            <text:p><text:tab/>dc.b $02*Z+2,$00*Z+3,$00*Z+4,$00*Z+4,$0B*Z+0,$02*Z+0,$0B*Z+0,$02*Z+0,$02*Z+0,$02*Z+0,$02*Z+0,$0B*Z+0,$00*Z+7,$00*Z+7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2*Z+2,$00*Z+3,$00*Z+4,$00*Z+4,$02*Z+0,$02*Z+0,$02*Z+0,$02*Z+0,$02*Z+0,$02*Z+0,$02*Z+0,$02*Z+0,$00*Z+0,$00*Z+0,$00*Z+7,$02*Z+2" calcext:value-type="string">
            <text:p><text:tab/>dc.b $02*Z+2,$00*Z+3,$00*Z+4,$00*Z+4,$02*Z+0,$02*Z+0,$02*Z+0,$02*Z+0,$02*Z+0,$02*Z+0,$02*Z+0,$02*Z+0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2*Z+2,$00*Z+3,$00*Z+3,$00*Z+4,$02*Z+0,$02*Z+0,$02*Z+0,$02*Z+0,$02*Z+0,$02*Z+0,$02*Z+0,$02*Z+0,$0C*Z+0,$0C*Z+0,$0C*Z+7,$02*Z+2" calcext:value-type="string">
            <text:p><text:tab/>dc.b $02*Z+2,$00*Z+3,$00*Z+3,$00*Z+4,$02*Z+0,$02*Z+0,$02*Z+0,$02*Z+0,$02*Z+0,$02*Z+0,$02*Z+0,$02*Z+0,$0C*Z+0,$0C*Z+0,$0C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2,$00*Z+3,$00*Z+2,$00*Z+4,$02*Z+0,$02*Z+0,$09*Z+4,$02*Z+0,$02*Z+0,$02*Z+0,$02*Z+0,$02*Z+0,$00*Z+0,$00*Z+0,$00*Z+7,$02*Z+2" calcext:value-type="string">
            <text:p><text:tab/>dc.b $02*Z+2,$00*Z+3,$00*Z+2,$00*Z+4,$02*Z+0,$02*Z+0,$09*Z+4,$02*Z+0,$02*Z+0,$02*Z+0,$02*Z+0,$02*Z+0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2*Z+2,$00*Z+3,$00*Z+2,$00*Z+2,$09*Z+3,$09*Z+3,$00*Z+3,$09*Z+4,$09*Z+4,$02*Z+2,$09*Z+2,$09*Z+2,$00*Z+0,$00*Z+0,$00*Z+7,$02*Z+2" calcext:value-type="string">
            <text:p><text:tab/>dc.b $02*Z+2,$00*Z+3,$00*Z+2,$00*Z+2,$09*Z+3,$09*Z+3,$00*Z+3,$09*Z+4,$09*Z+4,$02*Z+2,$09*Z+2,$09*Z+2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2*Z+2,$00*Z+2,$00*Z+1,$00*Z+2,$00*Z+2,$00*Z+2,$00*Z+2,$00*Z+2,$00*Z+2,$09*Z+2,$00*Z+2,$00*Z+2,$00*Z+0,$00*Z+0,$00*Z+7,$02*Z+2" calcext:value-type="string">
            <text:p><text:tab/>dc.b $02*Z+2,$00*Z+2,$00*Z+1,$00*Z+2,$00*Z+2,$00*Z+2,$00*Z+2,$00*Z+2,$00*Z+2,$09*Z+2,$00*Z+2,$00*Z+2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2*Z+2,$00*Z+1,$00*Z+1,$00*Z+1,$00*Z+1,$00*Z+1,$00*Z+1,$00*Z+1,$00*Z+1,$00*Z+1,$00*Z+1,$00*Z+0,$00*Z+0,$00*Z+0,$00*Z+7,$02*Z+2" calcext:value-type="string">
            <text:p><text:tab/>dc.b $02*Z+2,$00*Z+1,$00*Z+1,$00*Z+1,$00*Z+1,$00*Z+1,$00*Z+1,$00*Z+1,$00*Z+1,$00*Z+1,$00*Z+1,$00*Z+0,$00*Z+0,$00*Z+0,$00*Z+7,$02*Z+2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│" calcext:value-type="string">
            <text:p>│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m" calcext:value-type="string">
            <text:p>m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m" calcext:value-type="string">
            <text:p>m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i" calcext:value-type="string">
            <text:p>i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l" calcext:value-type="string">
            <text:p>l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l" calcext:value-type="string">
            <text:p>l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l" calcext:value-type="string">
            <text:p>l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│" calcext:value-type="string">
            <text:p>│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m" calcext:value-type="string">
            <text:p>m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m" calcext:value-type="string">
            <text:p>m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i" calcext:value-type="string">
            <text:p>i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l" calcext:value-type="string">
            <text:p>l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f" calcext:value-type="string">
            <text:p>f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f" calcext:value-type="string">
            <text:p>f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▂" calcext:value-type="string">
            <text:p>▂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f" calcext:value-type="string">
            <text:p>f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l" calcext:value-type="string">
            <text:p>l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f" calcext:value-type="string">
            <text:p>f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│" calcext:value-type="string">
            <text:p>│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i" calcext:value-type="string">
            <text:p>i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i" calcext:value-type="string">
            <text:p>i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l" calcext:value-type="string">
            <text:p>l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▂" calcext:value-type="string">
            <text:p>▂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f" calcext:value-type="string">
            <text:p>f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f" calcext:value-type="string">
            <text:p>f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▂" calcext:value-type="string">
            <text:p>▂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f" calcext:value-type="string">
            <text:p>f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│" calcext:value-type="string">
            <text:p>│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▂" calcext:value-type="string">
            <text:p>▂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h" calcext:value-type="string">
            <text:p>h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▂" calcext:value-type="string">
            <text:p>▂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h" calcext:value-type="string">
            <text:p>h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j" calcext:value-type="string">
            <text:p>j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j" calcext:value-type="string">
            <text:p>j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f" calcext:value-type="string">
            <text:p>f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f" calcext:value-type="string">
            <text:p>f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│" calcext:value-type="string">
            <text:p>│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m" calcext:value-type="string">
            <text:p>m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i" calcext:value-type="string">
            <text:p>i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i" calcext:value-type="string">
            <text:p>i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▂" calcext:value-type="string">
            <text:p>▂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│" calcext:value-type="string">
            <text:p>│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>
            <text:p/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▂" calcext:value-type="string">
            <text:p>▂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│" calcext:value-type="string">
            <text:p>│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>
            <text:p/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│" calcext:value-type="string">
            <text:p>│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>
            <text:p/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│" calcext:value-type="string">
            <text:p>│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│" calcext:value-type="string">
            <text:p>│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>
            <text:p/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▂" calcext:value-type="string">
            <text:p>▂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h" calcext:value-type="string">
            <text:p>h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j" calcext:value-type="string">
            <text:p>j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j" calcext:value-type="string">
            <text:p>j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f" calcext:value-type="string">
            <text:p>f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│" calcext:value-type="string">
            <text:p>│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m" calcext:value-type="string">
            <text:p>m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i" calcext:value-type="string">
            <text:p>i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i" calcext:value-type="string">
            <text:p>i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│" calcext:value-type="string">
            <text:p>│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>
            <text:p/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│" calcext:value-type="string">
            <text:p>│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>
            <text:p/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│" calcext:value-type="string">
            <text:p>│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>
            <text:p/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│" calcext:value-type="string">
            <text:p>│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>
            <text:p/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│" calcext:value-type="string">
            <text:p>│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│" calcext:value-type="string">
            <text:p>│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>
            <text:p/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│" calcext:value-type="string">
            <text:p>│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h" calcext:value-type="string">
            <text:p>h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j" calcext:value-type="string">
            <text:p>j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│" calcext:value-type="string">
            <text:p>│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m" calcext:value-type="string">
            <text:p>m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m" calcext:value-type="string">
            <text:p>m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i" calcext:value-type="string">
            <text:p>i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│" calcext:value-type="string">
            <text:p>│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>
            <text:p/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│" calcext:value-type="string">
            <text:p>│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>
            <text:p/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│" calcext:value-type="string">
            <text:p>│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>
            <text:p/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│" calcext:value-type="string">
            <text:p>│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>
            <text:p/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│" calcext:value-type="string">
            <text:p>│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│" calcext:value-type="string">
            <text:p>│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>
            <text:p/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│" calcext:value-type="string">
            <text:p>│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>
            <text:p/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▒" calcext:value-type="string">
            <text:p>▒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h" calcext:value-type="string">
            <text:p>h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j" calcext:value-type="string">
            <text:p>j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m" calcext:value-type="string">
            <text:p>m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g" calcext:value-type="string">
            <text:p>g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i" calcext:value-type="string">
            <text:p>i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│" calcext:value-type="string">
            <text:p>│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>
            <text:p/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│" calcext:value-type="string">
            <text:p>│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>
            <text:p/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" calcext:value-type="string">
            <text:p>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i" calcext:value-type="string">
            <text:p>i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│" calcext:value-type="string">
            <text:p>│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│" calcext:value-type="string">
            <text:p>│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>
            <text:p/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│" calcext:value-type="string">
            <text:p>│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>
            <text:p/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│" calcext:value-type="string">
            <text:p>│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>
            <text:p/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│" calcext:value-type="string">
            <text:p>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>
            <text:p/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h" calcext:value-type="string">
            <text:p>h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j" calcext:value-type="string">
            <text:p>j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│" calcext:value-type="string">
            <text:p>│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g" calcext:value-type="string">
            <text:p>g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g" calcext:value-type="string">
            <text:p>g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" calcext:value-type="string">
            <text:p>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m" calcext:value-type="string">
            <text:p>m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" calcext:value-type="string">
            <text:p>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m" calcext:value-type="string">
            <text:p>m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m" calcext:value-type="string">
            <text:p>m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" calcext:value-type="string">
            <text:p>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i" calcext:value-type="string">
            <text:p>i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" calcext:value-type="string">
            <text:p>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i" calcext:value-type="string">
            <text:p>i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│" calcext:value-type="string">
            <text:p>│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>
            <text:p/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" calcext:value-type="string">
            <text:p>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g" calcext:value-type="string">
            <text:p>g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" calcext:value-type="string">
            <text:p>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g" calcext:value-type="string">
            <text:p>g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h" calcext:value-type="string">
            <text:p>h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j" calcext:value-type="string">
            <text:p>j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k" calcext:value-type="string">
            <text:p>k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g" calcext:value-type="string">
            <text:p>g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g" calcext:value-type="string">
            <text:p>g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g" calcext:value-type="string">
            <text:p>g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g" calcext:value-type="string">
            <text:p>g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g" calcext:value-type="string">
            <text:p>g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" calcext:value-type="string">
            <text:p>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g" calcext:value-type="string">
            <text:p>g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g" calcext:value-type="string">
            <text:p>g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g" calcext:value-type="string">
            <text:p>g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h" calcext:value-type="string">
            <text:p>h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j" calcext:value-type="string">
            <text:p>j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k" calcext:value-type="string">
            <text:p>k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k" calcext:value-type="string">
            <text:p>k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k" calcext:value-type="string">
            <text:p>k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k" calcext:value-type="string">
            <text:p>k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k" calcext:value-type="string">
            <text:p>k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k" calcext:value-type="string">
            <text:p>k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k" calcext:value-type="string">
            <text:p>k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k" calcext:value-type="string">
            <text:p>k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k" calcext:value-type="string">
            <text:p>k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k" calcext:value-type="string">
            <text:p>k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h" calcext:value-type="string">
            <text:p>h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h" calcext:value-type="string">
            <text:p>h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j" calcext:value-type="string">
            <text:p>j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Monzarella" table:style-name="ta1"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1*Z+1,$01*Z+1,$04*Z+2,$00*Z+2,$0B*Z+3,$00*Z+4,$05*Z+3,$01*Z+1,$01*Z+1,$01*Z+1,$01*Z+1,$01*Z+1,$01*Z+1,$01*Z+1,$01*Z+1,$01*Z+1" calcext:value-type="string">
            <text:p><text:tab/>dc.b $01*Z+1,$01*Z+1,$04*Z+2,$00*Z+2,$0B*Z+3,$00*Z+4,$05*Z+3,$01*Z+1,$01*Z+1,$01*Z+1,$01*Z+1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1*Z+1,$01*Z+1,$08*Z+2,$06*Z+1,$01*Z+1,$07*Z+3,$00*Z+3,$05*Z+3,$01*Z+1,$01*Z+1,$01*Z+1,$01*Z+1,$01*Z+1,$01*Z+1,$01*Z+1,$01*Z+1" calcext:value-type="string">
            <text:p><text:tab/>dc.b $01*Z+1,$01*Z+1,$08*Z+2,$06*Z+1,$01*Z+1,$07*Z+3,$00*Z+3,$05*Z+3,$01*Z+1,$01*Z+1,$01*Z+1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1*Z+1,$04*Z+2,$0A*Z+0,$01*Z+1,$01*Z+1,$01*Z+1,$07*Z+2,$00*Z+3,$05*Z+0,$01*Z+0,$01*Z+1,$01*Z+1,$01*Z+1,$01*Z+1,$01*Z+1,$01*Z+1" calcext:value-type="string">
            <text:p><text:tab/>dc.b $01*Z+1,$04*Z+2,$0A*Z+0,$01*Z+1,$01*Z+1,$01*Z+1,$07*Z+2,$00*Z+3,$05*Z+0,$01*Z+0,$01*Z+1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1*Z+1,$08*Z+2,$06*Z+0,$01*Z+1,$01*Z+1,$01*Z+1,$01*Z+1,$07*Z+2,$0B*Z+2,$09*Z+4,$05*Z+4,$01*Z+1,$01*Z+1,$01*Z+1,$01*Z+1,$01*Z+1" calcext:value-type="string">
            <text:p><text:tab/>dc.b $01*Z+1,$08*Z+2,$06*Z+0,$01*Z+1,$01*Z+1,$01*Z+1,$01*Z+1,$07*Z+2,$0B*Z+2,$09*Z+4,$05*Z+4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1*Z+1,$08*Z+0,$05*Z+6,$01*Z+1,$01*Z+1,$01*Z+1,$01*Z+1,$01*Z+1,$01*Z+1,$07*Z+3,$0A*Z+4,$01*Z+1,$01*Z+1,$01*Z+1,$01*Z+1,$01*Z+1" calcext:value-type="string">
            <text:p><text:tab/>dc.b $01*Z+1,$08*Z+0,$05*Z+6,$01*Z+1,$01*Z+1,$01*Z+1,$01*Z+1,$01*Z+1,$01*Z+1,$07*Z+3,$0A*Z+4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1*Z+1,$08*Z+0,$0A*Z+7,$01*Z+0,$01*Z+1,$01*Z+1,$01*Z+1,$01*Z+1,$01*Z+1,$01*Z+1,$08*Z+2,$05*Z+3,$03*Z+0,$01*Z+0,$01*Z+1,$01*Z+1" calcext:value-type="string">
            <text:p><text:tab/>dc.b $01*Z+1,$08*Z+0,$0A*Z+7,$01*Z+0,$01*Z+1,$01*Z+1,$01*Z+1,$01*Z+1,$01*Z+1,$01*Z+1,$08*Z+2,$05*Z+3,$03*Z+0,$01*Z+0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2,$0C*Z+0,$0C*Z+7,$02*Z+0,$01*Z+1,$01*Z+1,$01*Z+1,$01*Z+1,$01*Z+1,$01*Z+1,$07*Z+2,$0B*Z+2,$0B*Z+2,$09*Z+4,$05*Z+4,$01*Z+1" calcext:value-type="string">
            <text:p><text:tab/>dc.b $02*Z+2,$0C*Z+0,$0C*Z+7,$02*Z+0,$01*Z+1,$01*Z+1,$01*Z+1,$01*Z+1,$01*Z+1,$01*Z+1,$07*Z+2,$0B*Z+2,$0B*Z+2,$09*Z+4,$05*Z+4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1*Z+1,$08*Z+1,$0A*Z+0,$01*Z+1,$01*Z+1,$01*Z+1,$01*Z+1,$01*Z+1,$01*Z+1,$01*Z+1,$01*Z+1,$01*Z+1,$01*Z+1,$07*Z+3,$00*Z+4,$05*Z+5" calcext:value-type="string">
            <text:p><text:tab/>dc.b $01*Z+1,$08*Z+1,$0A*Z+0,$01*Z+1,$01*Z+1,$01*Z+1,$01*Z+1,$01*Z+1,$01*Z+1,$01*Z+1,$01*Z+1,$01*Z+1,$01*Z+1,$07*Z+3,$00*Z+4,$05*Z+5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1*Z+1,$08*Z+1,$00*Z+0,$05*Z+7,$01*Z+1,$04*Z+4,$09*Z+4,$09*Z+5,$05*Z+6,$01*Z+1,$01*Z+1,$01*Z+1,$01*Z+1,$04*Z+5,$00*Z+6,$0A*Z+6" calcext:value-type="string">
            <text:p><text:tab/>dc.b $01*Z+1,$08*Z+1,$00*Z+0,$05*Z+7,$01*Z+1,$04*Z+4,$09*Z+4,$09*Z+5,$05*Z+6,$01*Z+1,$01*Z+1,$01*Z+1,$01*Z+1,$04*Z+5,$00*Z+6,$0A*Z+6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1*Z+1,$07*Z+0,$00*Z+7,$00*Z+7,$09*Z+6,$00*Z+6,$06*Z+5,$07*Z+0,$00*Z+7,$09*Z+7,$09*Z+6,$09*Z+6,$09*Z+6,$00*Z+6,$00*Z+6,$06*Z+0" calcext:value-type="string">
            <text:p><text:tab/>dc.b $01*Z+1,$07*Z+0,$00*Z+7,$00*Z+7,$09*Z+6,$00*Z+6,$06*Z+5,$07*Z+0,$00*Z+7,$09*Z+7,$09*Z+6,$09*Z+6,$09*Z+6,$00*Z+6,$00*Z+6,$06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>
            <text:p/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◤" calcext:value-type="string">
            <text:p>◤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g" calcext:value-type="string">
            <text:p>g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g" calcext:value-type="string">
            <text:p>g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▂" calcext:value-type="string">
            <text:p>▂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m" calcext:value-type="string">
            <text:p>m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i" calcext:value-type="string">
            <text:p>i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◥" calcext:value-type="string">
            <text:p>◥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m" calcext:value-type="string">
            <text:p>m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>
            <text:p/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>
            <text:p/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>
            <text:p/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>
            <text:p/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>
            <text:p/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>
            <text:p/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>
            <text:p/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>
            <text:p/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>
            <text:p/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▎" calcext:value-type="string">
            <text:p>▎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g" calcext:value-type="string">
            <text:p>g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◢" calcext:value-type="string">
            <text:p>◢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k" calcext:value-type="string">
            <text:p>k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>
            <text:p/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◣" calcext:value-type="string">
            <text:p>◣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m" calcext:value-type="string">
            <text:p>m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m" calcext:value-type="string">
            <text:p>m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◥" calcext:value-type="string">
            <text:p>◥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m" calcext:value-type="string">
            <text:p>m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>
            <text:p/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>
            <text:p/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>
            <text:p/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>
            <text:p/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>
            <text:p/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>
            <text:p/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>
            <text:p/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◤" calcext:value-type="string">
            <text:p>◤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g" calcext:value-type="string">
            <text:p>g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" calcext:value-type="string">
            <text:p>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◣" calcext:value-type="string">
            <text:p>◣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g" calcext:value-type="string">
            <text:p>g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m" calcext:value-type="string">
            <text:p>m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◥" calcext:value-type="string">
            <text:p>◥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h" calcext:value-type="string">
            <text:p>h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>
            <text:p/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>
            <text:p/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>
            <text:p/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>
            <text:p/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▎" calcext:value-type="string">
            <text:p>▎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◢" calcext:value-type="string">
            <text:p>◢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h" calcext:value-type="string">
            <text:p>h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>
            <text:p/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>
            <text:p/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>
            <text:p/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>
            <text:p/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◣" calcext:value-type="string">
            <text:p>◣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g" calcext:value-type="string">
            <text:p>g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▂" calcext:value-type="string">
            <text:p>▂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g" calcext:value-type="string">
            <text:p>g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" calcext:value-type="string">
            <text:p>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i" calcext:value-type="string">
            <text:p>i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◥" calcext:value-type="string">
            <text:p>◥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i" calcext:value-type="string">
            <text:p>i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>
            <text:p/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>
            <text:p/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>
            <text:p/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>
            <text:p/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▎" calcext:value-type="string">
            <text:p>▎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h" calcext:value-type="string">
            <text:p>h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◥" calcext:value-type="string">
            <text:p>◥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f" calcext:value-type="string">
            <text:p>f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>
            <text:p/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>
            <text:p/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>
            <text:p/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>
            <text:p/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>
            <text:p/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◣" calcext:value-type="string">
            <text:p>◣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m" calcext:value-type="string">
            <text:p>m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" calcext:value-type="string">
            <text:p>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>
            <text:p/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>
            <text:p/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>
            <text:p/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▎" calcext:value-type="string">
            <text:p>▎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h" calcext:value-type="string">
            <text:p>h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" calcext:value-type="string">
            <text:p>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j" calcext:value-type="string">
            <text:p>j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>
            <text:p/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>
            <text:p/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>
            <text:p/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>
            <text:p/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>
            <text:p/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▎" calcext:value-type="string">
            <text:p>▎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g" calcext:value-type="string">
            <text:p>g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◥" calcext:value-type="string">
            <text:p>◥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m" calcext:value-type="string">
            <text:p>m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─" calcext:value-type="string">
            <text:p>─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>
            <text:p/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>
            <text:p/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>
            <text:p/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▒" calcext:value-type="string">
            <text:p>▒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h" calcext:value-type="string">
            <text:p>h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▒" calcext:value-type="string">
            <text:p>▒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j" calcext:value-type="string">
            <text:p>j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│" calcext:value-type="string">
            <text:p>│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>
            <text:p/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>
            <text:p/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>
            <text:p/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>
            <text:p/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>
            <text:p/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◣" calcext:value-type="string">
            <text:p>◣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g" calcext:value-type="string">
            <text:p>g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▂" calcext:value-type="string">
            <text:p>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g" calcext:value-type="string">
            <text:p>g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▂" calcext:value-type="string">
            <text:p>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g" calcext:value-type="string">
            <text:p>g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" calcext:value-type="string">
            <text:p>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i" calcext:value-type="string">
            <text:p>i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◥" calcext:value-type="string">
            <text:p>◥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i" calcext:value-type="string">
            <text:p>i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▎" calcext:value-type="string">
            <text:p>▎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k" calcext:value-type="string">
            <text:p>k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" calcext:value-type="string">
            <text:p>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>
            <text:p/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>
            <text:p/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>
            <text:p/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>
            <text:p/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>
            <text:p/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>
            <text:p/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>
            <text:p/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>
            <text:p/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◣" calcext:value-type="string">
            <text:p>◣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m" calcext:value-type="string">
            <text:p>m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i" calcext:value-type="string">
            <text:p>i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l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▎" calcext:value-type="string">
            <text:p>▎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k" calcext:value-type="string">
            <text:p>k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h" calcext:value-type="string">
            <text:p>h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j" calcext:value-type="string">
            <text:p>j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>
            <text:p/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i" calcext:value-type="string">
            <text:p>i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" calcext:value-type="string">
            <text:p>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i" calcext:value-type="string">
            <text:p>i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" calcext:value-type="string">
            <text:p>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l" calcext:value-type="string">
            <text:p>l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f" calcext:value-type="string">
            <text:p>f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>
            <text:p/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>
            <text:p/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>
            <text:p/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>
            <text:p/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l" calcext:value-type="string">
            <text:p>l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f" calcext:value-type="string">
            <text:p>f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◣" calcext:value-type="string">
            <text:p>◣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j" calcext:value-type="string">
            <text:p>j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j" calcext:value-type="string">
            <text:p>j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" calcext:value-type="string">
            <text:p>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f" calcext:value-type="string">
            <text:p>f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f" calcext:value-type="string">
            <text:p>f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l" calcext:value-type="string">
            <text:p>l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◣" calcext:value-type="string">
            <text:p>◣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h" calcext:value-type="string">
            <text:p>h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j" calcext:value-type="string">
            <text:p>j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" calcext:value-type="string">
            <text:p>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j" calcext:value-type="string">
            <text:p>j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" calcext:value-type="string">
            <text:p>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f" calcext:value-type="string">
            <text:p>f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" calcext:value-type="string">
            <text:p>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f" calcext:value-type="string">
            <text:p>f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" calcext:value-type="string">
            <text:p>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f" calcext:value-type="string">
            <text:p>f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f" calcext:value-type="string">
            <text:p>f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f" calcext:value-type="string">
            <text:p>f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YouTurn" table:style-name="ta1"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3,$00*Z+5,$00*Z+5,$00*Z+6,$00*Z+6,$00*Z+6,$00*Z+6,$00*Z+6,$00*Z+6,$00*Z+6,$00*Z+6,$00*Z+6,$00*Z+5,$00*Z+5,$00*Z+5,$05*Z+0" calcext:value-type="string">
            <text:p><text:tab/>dc.b $04*Z+3,$00*Z+5,$00*Z+5,$00*Z+6,$00*Z+6,$00*Z+6,$00*Z+6,$00*Z+6,$00*Z+6,$00*Z+6,$00*Z+6,$00*Z+6,$00*Z+5,$00*Z+5,$00*Z+5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3,$00*Z+4,$00*Z+5,$00*Z+6,$00*Z+6,$00*Z+6,$00*Z+6,$00*Z+6,$00*Z+6,$00*Z+6,$00*Z+6,$00*Z+6,$00*Z+6,$00*Z+6,$00*Z+6,$0A*Z+0" calcext:value-type="string">
            <text:p><text:tab/>dc.b $08*Z+3,$00*Z+4,$00*Z+5,$00*Z+6,$00*Z+6,$00*Z+6,$00*Z+6,$00*Z+6,$00*Z+6,$00*Z+6,$00*Z+6,$00*Z+6,$00*Z+6,$00*Z+6,$00*Z+6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3,$00*Z+4,$06*Z+0,$03*Z+0,$03*Z+3,$03*Z+3,$03*Z+3,$03*Z+3,$03*Z+3,$03*Z+3,$03*Z+3,$03*Z+3,$07*Z+7,$00*Z+0,$00*Z+6,$0A*Z+0" calcext:value-type="string">
            <text:p><text:tab/>dc.b $08*Z+3,$00*Z+4,$06*Z+0,$03*Z+0,$03*Z+3,$03*Z+3,$03*Z+3,$03*Z+3,$03*Z+3,$03*Z+3,$03*Z+3,$03*Z+3,$07*Z+7,$00*Z+0,$00*Z+6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4,$00*Z+4,$02*Z+0,$00*Z+0,$00*Z+0,$02*Z+0,$04*Z+3,$00*Z+3,$05*Z+4,$02*Z+0,$00*Z+0,$00*Z+0,$02*Z+1,$00*Z+0,$00*Z+0,$0A*Z+0" calcext:value-type="string">
            <text:p><text:tab/>dc.b $08*Z+4,$00*Z+4,$02*Z+0,$00*Z+0,$00*Z+0,$02*Z+0,$04*Z+3,$00*Z+3,$05*Z+4,$02*Z+0,$00*Z+0,$00*Z+0,$02*Z+1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4,$00*Z+4,$02*Z+0,$06*Z+0,$07*Z+0,$02*Z+0,$00*Z+3,$0B*Z+3,$00*Z+5,$02*Z+0,$06*Z+0,$07*Z+0,$02*Z+1,$00*Z+0,$00*Z+0,$06*Z+0" calcext:value-type="string">
            <text:p><text:tab/>dc.b $08*Z+4,$00*Z+4,$02*Z+0,$06*Z+0,$07*Z+0,$02*Z+0,$00*Z+3,$0B*Z+3,$00*Z+5,$02*Z+0,$06*Z+0,$07*Z+0,$02*Z+1,$00*Z+0,$00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4,$00*Z+4,$02*Z+0,$05*Z+0,$04*Z+0,$02*Z+0,$00*Z+1,$02*Z+0,$00*Z+4,$02*Z+0,$05*Z+0,$04*Z+0,$02*Z+1,$0C*Z+0,$0C*Z+0,$02*Z+0" calcext:value-type="string">
            <text:p><text:tab/>dc.b $08*Z+4,$00*Z+4,$02*Z+0,$05*Z+0,$04*Z+0,$02*Z+0,$00*Z+1,$02*Z+0,$00*Z+4,$02*Z+0,$05*Z+0,$04*Z+0,$02*Z+1,$0C*Z+0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0*Z+4,$02*Z+0,$00*Z+0,$00*Z+0,$02*Z+0,$00*Z+7,$02*Z+0,$00*Z+4,$02*Z+0,$00*Z+0,$00*Z+0,$02*Z+1,$00*Z+0,$00*Z+0,$05*Z+7" calcext:value-type="string">
            <text:p><text:tab/>dc.b $08*Z+4,$00*Z+4,$02*Z+0,$00*Z+0,$00*Z+0,$02*Z+0,$00*Z+7,$02*Z+0,$00*Z+4,$02*Z+0,$00*Z+0,$00*Z+0,$02*Z+1,$00*Z+0,$00*Z+0,$05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2,$00*Z+3,$05*Z+0,$03*Z+0,$03*Z+2,$04*Z+1,$00*Z+0,$02*Z+2,$00*Z+3,$05*Z+3,$03*Z+0,$03*Z+0,$04*Z+1,$00*Z+0,$00*Z+0,$0A*Z+7" calcext:value-type="string">
            <text:p><text:tab/>dc.b $08*Z+2,$00*Z+3,$05*Z+0,$03*Z+0,$03*Z+2,$04*Z+1,$00*Z+0,$02*Z+2,$00*Z+3,$05*Z+3,$03*Z+0,$03*Z+0,$04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2,$00*Z+3,$00*Z+3,$00*Z+2,$00*Z+1,$00*Z+0,$02*Z+2,$00*Z+2,$00*Z+3,$00*Z+2,$00*Z+2,$00*Z+2,$00*Z+1,$00*Z+0,$0A*Z+7" calcext:value-type="string">
            <text:p><text:tab/>dc.b $08*Z+2,$00*Z+2,$00*Z+3,$00*Z+3,$00*Z+2,$00*Z+1,$00*Z+0,$02*Z+2,$00*Z+2,$00*Z+3,$00*Z+2,$00*Z+2,$00*Z+2,$00*Z+1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2,$00*Z+2,$00*Z+2,$00*Z+2,$00*Z+1,$00*Z+0,$06*Z+0,$02*Z+0,$07*Z+2,$00*Z+2,$00*Z+2,$00*Z+2,$00*Z+1,$00*Z+0,$00*Z+0,$06*Z+7" calcext:value-type="string">
            <text:p><text:tab/>dc.b $07*Z+2,$00*Z+2,$00*Z+2,$00*Z+2,$00*Z+1,$00*Z+0,$06*Z+0,$02*Z+0,$07*Z+2,$00*Z+2,$00*Z+2,$00*Z+2,$00*Z+1,$00*Z+0,$00*Z+0,$06*Z+7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m" calcext:value-type="string">
            <text:p>m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l" calcext:value-type="string">
            <text:p>l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f" calcext:value-type="string">
            <text:p>f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f" calcext:value-type="string">
            <text:p>f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m" calcext:value-type="string">
            <text:p>m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f" calcext:value-type="string">
            <text:p>f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f" calcext:value-type="string">
            <text:p>f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f" calcext:value-type="string">
            <text:p>f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f" calcext:value-type="string">
            <text:p>f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f" calcext:value-type="string">
            <text:p>f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f" calcext:value-type="string">
            <text:p>f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f" calcext:value-type="string">
            <text:p>f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m" calcext:value-type="string">
            <text:p>m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i" calcext:value-type="string">
            <text:p>i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◢" calcext:value-type="string">
            <text:p>◢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─" calcext:value-type="string">
            <text:p>─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─" calcext:value-type="string">
            <text:p>─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─" calcext:value-type="string">
            <text:p>─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─" calcext:value-type="string">
            <text:p>─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─" calcext:value-type="string">
            <text:p>─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>
            <text:p/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─" calcext:value-type="string">
            <text:p>─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─" calcext:value-type="string">
            <text:p>─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─" calcext:value-type="string">
            <text:p>─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─" calcext:value-type="string">
            <text:p>─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>
            <text:p/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◣" calcext:value-type="string">
            <text:p>◣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j" calcext:value-type="string">
            <text:p>j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f" calcext:value-type="string">
            <text:p>f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i" calcext:value-type="string">
            <text:p>i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i" calcext:value-type="string">
            <text:p>i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│" calcext:value-type="string">
            <text:p>│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>
            <text:p/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h" calcext:value-type="string">
            <text:p>h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│" calcext:value-type="string">
            <text:p>│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>
            <text:p/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◤" calcext:value-type="string">
            <text:p>◤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m" calcext:value-type="string">
            <text:p>m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m" calcext:value-type="string">
            <text:p>m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◥" calcext:value-type="string">
            <text:p>◥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i" calcext:value-type="string">
            <text:p>i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│" calcext:value-type="string">
            <text:p>│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h" calcext:value-type="string">
            <text:p>h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│" calcext:value-type="string">
            <text:p>│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>
            <text:p/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i" calcext:value-type="string">
            <text:p>i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i" calcext:value-type="string">
            <text:p>i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│" calcext:value-type="string">
            <text:p>│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>
            <text:p/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◢" calcext:value-type="string">
            <text:p>◢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◣" calcext:value-type="string">
            <text:p>◣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│" calcext:value-type="string">
            <text:p>│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>
            <text:p/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m" calcext:value-type="string">
            <text:p>m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▂" calcext:value-type="string">
            <text:p>▂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m" calcext:value-type="string">
            <text:p>m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l" calcext:value-type="string">
            <text:p>l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◢" calcext:value-type="string">
            <text:p>◢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◣" calcext:value-type="string">
            <text:p>◣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h" calcext:value-type="string">
            <text:p>h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│" calcext:value-type="string">
            <text:p>│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>
            <text:p/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i" calcext:value-type="string">
            <text:p>i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i" calcext:value-type="string">
            <text:p>i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│" calcext:value-type="string">
            <text:p>│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>
            <text:p/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◥" calcext:value-type="string">
            <text:p>◥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◤" calcext:value-type="string">
            <text:p>◤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│" calcext:value-type="string">
            <text:p>│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>
            <text:p/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k" calcext:value-type="string">
            <text:p>k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│" calcext:value-type="string">
            <text:p>│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>
            <text:p/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i" calcext:value-type="string">
            <text:p>i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◥" calcext:value-type="string">
            <text:p>◥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◤" calcext:value-type="string">
            <text:p>◤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h" calcext:value-type="string">
            <text:p>h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│" calcext:value-type="string">
            <text:p>│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>
            <text:p/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│" calcext:value-type="string">
            <text:p>│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>
            <text:p/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h" calcext:value-type="string">
            <text:p>h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│" calcext:value-type="string">
            <text:p>│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>
            <text:p/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j" calcext:value-type="string">
            <text:p>j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│" calcext:value-type="string">
            <text:p>│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i" calcext:value-type="string">
            <text:p>i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│" calcext:value-type="string">
            <text:p>│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>
            <text:p/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h" calcext:value-type="string">
            <text:p>h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│" calcext:value-type="string">
            <text:p>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>
            <text:p/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g" calcext:value-type="string">
            <text:p>g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◥" calcext:value-type="string">
            <text:p>◥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─" calcext:value-type="string">
            <text:p>─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>
            <text:p/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◤" calcext:value-type="string">
            <text:p>◤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k" calcext:value-type="string">
            <text:p>k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h" calcext:value-type="string">
            <text:p>h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│" calcext:value-type="string">
            <text:p>│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>
            <text:p/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m" calcext:value-type="string">
            <text:p>m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◥" calcext:value-type="string">
            <text:p>◥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m" calcext:value-type="string">
            <text:p>m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─" calcext:value-type="string">
            <text:p>─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─" calcext:value-type="string">
            <text:p>─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>
            <text:p/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◤" calcext:value-type="string">
            <text:p>◤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k" calcext:value-type="string">
            <text:p>k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g" calcext:value-type="string">
            <text:p>g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k" calcext:value-type="string">
            <text:p>k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│" calcext:value-type="string">
            <text:p>│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>
            <text:p/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g" calcext:value-type="string">
            <text:p>g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g" calcext:value-type="string">
            <text:p>g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g" calcext:value-type="string">
            <text:p>g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k" calcext:value-type="string">
            <text:p>k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g" calcext:value-type="string">
            <text:p>g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k" calcext:value-type="string">
            <text:p>k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│" calcext:value-type="string">
            <text:p>│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>
            <text:p/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g" calcext:value-type="string">
            <text:p>g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TakeItEasy" table:style-name="ta1"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4,$00*Z+5,$00*Z+6,$00*Z+6,$00*Z+6,$00*Z+6,$00*Z+6,$00*Z+6,$00*Z+6,$00*Z+6,$00*Z+6,$00*Z+6,$00*Z+6,$00*Z+6,$00*Z+6,$05*Z+0" calcext:value-type="string">
            <text:p><text:tab/>dc.b $04*Z+4,$00*Z+5,$00*Z+6,$00*Z+6,$00*Z+6,$00*Z+6,$00*Z+6,$00*Z+6,$00*Z+6,$00*Z+6,$00*Z+6,$00*Z+6,$00*Z+6,$00*Z+6,$00*Z+6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4,$00*Z+6,$00*Z+5,$00*Z+7,$00*Z+7,$00*Z+7,$00*Z+7,$00*Z+7,$00*Z+7,$00*Z+7,$00*Z+7,$00*Z+0,$00*Z+0,$00*Z+0,$00*Z+0,$0A*Z+0" calcext:value-type="string">
            <text:p><text:tab/>dc.b $08*Z+4,$00*Z+6,$00*Z+5,$00*Z+7,$00*Z+7,$00*Z+7,$00*Z+7,$00*Z+7,$00*Z+7,$00*Z+7,$00*Z+7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4,$00*Z+6,$00*Z+5,$06*Z+0,$03*Z+3,$03*Z+3,$03*Z+3,$03*Z+3,$03*Z+3,$03*Z+3,$03*Z+3,$07*Z+0,$00*Z+1,$00*Z+1,$00*Z+0,$0A*Z+0" calcext:value-type="string">
            <text:p><text:tab/>dc.b $08*Z+4,$00*Z+6,$00*Z+5,$06*Z+0,$03*Z+3,$03*Z+3,$03*Z+3,$03*Z+3,$03*Z+3,$03*Z+3,$03*Z+3,$07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4,$00*Z+5,$00*Z+5,$02*Z+0,$00*Z+0,$00*Z+0,$00*Z+0,$00*Z+0,$00*Z+0,$00*Z+0,$00*Z+0,$02*Z+0,$00*Z+1,$00*Z+1,$00*Z+0,$0A*Z+0" calcext:value-type="string">
            <text:p><text:tab/>dc.b $08*Z+4,$00*Z+5,$00*Z+5,$02*Z+0,$00*Z+0,$00*Z+0,$00*Z+0,$00*Z+0,$00*Z+0,$00*Z+0,$00*Z+0,$02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4,$00*Z+5,$00*Z+5,$02*Z+0,$00*Z+0,$00*Z+0,$0C*Z+0,$00*Z+0,$0C*Z+0,$00*Z+0,$00*Z+0,$02*Z+0,$00*Z+1,$00*Z+1,$00*Z+0,$06*Z+0" calcext:value-type="string">
            <text:p><text:tab/>dc.b $08*Z+4,$00*Z+5,$00*Z+5,$02*Z+0,$00*Z+0,$00*Z+0,$0C*Z+0,$00*Z+0,$0C*Z+0,$00*Z+0,$00*Z+0,$02*Z+0,$00*Z+1,$00*Z+1,$00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4,$00*Z+5,$00*Z+5,$02*Z+0,$00*Z+0,$00*Z+0,$00*Z+0,$00*Z+0,$00*Z+0,$00*Z+0,$00*Z+0,$02*Z+0,$0C*Z+1,$0C*Z+1,$0C*Z+0,$02*Z+0" calcext:value-type="string">
            <text:p><text:tab/>dc.b $08*Z+4,$00*Z+5,$00*Z+5,$02*Z+0,$00*Z+0,$00*Z+0,$00*Z+0,$00*Z+0,$00*Z+0,$00*Z+0,$00*Z+0,$02*Z+0,$0C*Z+1,$0C*Z+1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0*Z+5,$00*Z+5,$02*Z+0,$00*Z+0,$06*Z+3,$03*Z+3,$03*Z+3,$03*Z+3,$07*Z+0,$00*Z+0,$02*Z+0,$00*Z+1,$00*Z+1,$00*Z+0,$05*Z+0" calcext:value-type="string">
            <text:p><text:tab/>dc.b $08*Z+4,$00*Z+5,$00*Z+5,$02*Z+0,$00*Z+0,$06*Z+3,$03*Z+3,$03*Z+3,$03*Z+3,$07*Z+0,$00*Z+0,$02*Z+0,$00*Z+1,$00*Z+1,$00*Z+0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4,$00*Z+5,$00*Z+5,$05*Z+0,$03*Z+0,$04*Z+2,$00*Z+2,$00*Z+2,$00*Z+2,$05*Z+0,$03*Z+0,$04*Z+0,$00*Z+1,$00*Z+1,$00*Z+0,$0A*Z+0" calcext:value-type="string">
            <text:p><text:tab/>dc.b $08*Z+4,$00*Z+5,$00*Z+5,$05*Z+0,$03*Z+0,$04*Z+2,$00*Z+2,$00*Z+2,$00*Z+2,$05*Z+0,$03*Z+0,$04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4,$00*Z+3,$00*Z+3,$00*Z+3,$00*Z+2,$00*Z+2,$00*Z+2,$00*Z+2,$00*Z+3,$00*Z+3,$00*Z+3,$00*Z+3,$00*Z+1,$00*Z+0,$0A*Z+0" calcext:value-type="string">
            <text:p><text:tab/>dc.b $08*Z+2,$00*Z+4,$00*Z+3,$00*Z+3,$00*Z+3,$00*Z+2,$00*Z+2,$00*Z+2,$00*Z+2,$00*Z+3,$00*Z+3,$00*Z+3,$00*Z+3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2,$00*Z+2,$00*Z+2,$00*Z+2,$00*Z+3,$00*Z+3,$06*Z+2,$03*Z+0,$07*Z+3,$00*Z+3,$00*Z+2,$00*Z+2,$00*Z+2,$00*Z+1,$00*Z+0,$06*Z+0" calcext:value-type="string">
            <text:p><text:tab/>dc.b $07*Z+2,$00*Z+2,$00*Z+2,$00*Z+2,$00*Z+3,$00*Z+3,$06*Z+2,$03*Z+0,$07*Z+3,$00*Z+3,$00*Z+2,$00*Z+2,$00*Z+2,$00*Z+1,$00*Z+0,$06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i" calcext:value-type="string">
            <text:p>i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l" calcext:value-type="string">
            <text:p>l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f" calcext:value-type="string">
            <text:p>f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f" calcext:value-type="string">
            <text:p>f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f" calcext:value-type="string">
            <text:p>f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f" calcext:value-type="string">
            <text:p>f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f" calcext:value-type="string">
            <text:p>f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i" calcext:value-type="string">
            <text:p>i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f" calcext:value-type="string">
            <text:p>f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j" calcext:value-type="string">
            <text:p>j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j" calcext:value-type="string">
            <text:p>j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j" calcext:value-type="string">
            <text:p>j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j" calcext:value-type="string">
            <text:p>j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j" calcext:value-type="string">
            <text:p>j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j" calcext:value-type="string">
            <text:p>j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j" calcext:value-type="string">
            <text:p>j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j" calcext:value-type="string">
            <text:p>j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h" calcext:value-type="string">
            <text:p>h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h" calcext:value-type="string">
            <text:p>h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h" calcext:value-type="string">
            <text:p>h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h" calcext:value-type="string">
            <text:p>h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i" calcext:value-type="string">
            <text:p>i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f" calcext:value-type="string">
            <text:p>f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l" calcext:value-type="string">
            <text:p>l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◢" calcext:value-type="string">
            <text:p>◢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h" calcext:value-type="string">
            <text:p>h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─" calcext:value-type="string">
            <text:p>─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─" calcext:value-type="string">
            <text:p>─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─" calcext:value-type="string">
            <text:p>─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─" calcext:value-type="string">
            <text:p>─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>
            <text:p/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─" calcext:value-type="string">
            <text:p>─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─" calcext:value-type="string">
            <text:p>─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─" calcext:value-type="string">
            <text:p>─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◣" calcext:value-type="string">
            <text:p>◣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h" calcext:value-type="string">
            <text:p>h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k" calcext:value-type="string">
            <text:p>k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k" calcext:value-type="string">
            <text:p>k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h" calcext:value-type="string">
            <text:p>h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i" calcext:value-type="string">
            <text:p>i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l" calcext:value-type="string">
            <text:p>l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l" calcext:value-type="string">
            <text:p>l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│" calcext:value-type="string">
            <text:p>│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>
            <text:p/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h" calcext:value-type="string">
            <text:p>h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h" calcext:value-type="string">
            <text:p>h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h" calcext:value-type="string">
            <text:p>h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│" calcext:value-type="string">
            <text:p>│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>
            <text:p/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k" calcext:value-type="string">
            <text:p>k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k" calcext:value-type="string">
            <text:p>k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i" calcext:value-type="string">
            <text:p>i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l" calcext:value-type="string">
            <text:p>l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l" calcext:value-type="string">
            <text:p>l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│" calcext:value-type="string">
            <text:p>│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>
            <text:p/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▒" calcext:value-type="string">
            <text:p>▒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h" calcext:value-type="string">
            <text:p>h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▒" calcext:value-type="string">
            <text:p>▒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h" calcext:value-type="string">
            <text:p>h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h" calcext:value-type="string">
            <text:p>h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│" calcext:value-type="string">
            <text:p>│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k" calcext:value-type="string">
            <text:p>k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k" calcext:value-type="string">
            <text:p>k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i" calcext:value-type="string">
            <text:p>i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l" calcext:value-type="string">
            <text:p>l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l" calcext:value-type="string">
            <text:p>l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│" calcext:value-type="string">
            <text:p>│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>
            <text:p/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h" calcext:value-type="string">
            <text:p>h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h" calcext:value-type="string">
            <text:p>h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h" calcext:value-type="string">
            <text:p>h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h" calcext:value-type="string">
            <text:p>h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│" calcext:value-type="string">
            <text:p>│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>
            <text:p/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▒" calcext:value-type="string">
            <text:p>▒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k" calcext:value-type="string">
            <text:p>k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k" calcext:value-type="string">
            <text:p>k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l" calcext:value-type="string">
            <text:p>l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l" calcext:value-type="string">
            <text:p>l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│" calcext:value-type="string">
            <text:p>│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>
            <text:p/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◢" calcext:value-type="string">
            <text:p>◢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m" calcext:value-type="string">
            <text:p>m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─" calcext:value-type="string">
            <text:p>─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─" calcext:value-type="string">
            <text:p>─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─" calcext:value-type="string">
            <text:p>─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>
            <text:p/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◣" calcext:value-type="string">
            <text:p>◣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h" calcext:value-type="string">
            <text:p>h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│" calcext:value-type="string">
            <text:p>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>
            <text:p/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k" calcext:value-type="string">
            <text:p>k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k" calcext:value-type="string">
            <text:p>k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i" calcext:value-type="string">
            <text:p>i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l" calcext:value-type="string">
            <text:p>l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l" calcext:value-type="string">
            <text:p>l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◥" calcext:value-type="string">
            <text:p>◥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h" calcext:value-type="string">
            <text:p>h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◤" calcext:value-type="string">
            <text:p>◤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g" calcext:value-type="string">
            <text:p>g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g" calcext:value-type="string">
            <text:p>g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g" calcext:value-type="string">
            <text:p>g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g" calcext:value-type="string">
            <text:p>g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◥" calcext:value-type="string">
            <text:p>◥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h" calcext:value-type="string">
            <text:p>h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─" calcext:value-type="string">
            <text:p>─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◤" calcext:value-type="string">
            <text:p>◤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h" calcext:value-type="string">
            <text:p>h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k" calcext:value-type="string">
            <text:p>k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k" calcext:value-type="string">
            <text:p>k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i" calcext:value-type="string">
            <text:p>i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m" calcext:value-type="string">
            <text:p>m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g" calcext:value-type="string">
            <text:p>g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g" calcext:value-type="string">
            <text:p>g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g" calcext:value-type="string">
            <text:p>g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m" calcext:value-type="string">
            <text:p>m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m" calcext:value-type="string">
            <text:p>m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m" calcext:value-type="string">
            <text:p>m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k" calcext:value-type="string">
            <text:p>k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g" calcext:value-type="string">
            <text:p>g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m" calcext:value-type="string">
            <text:p>m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m" calcext:value-type="string">
            <text:p>m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g" calcext:value-type="string">
            <text:p>g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─" calcext:value-type="string">
            <text:p>─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>
            <text:p/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m" calcext:value-type="string">
            <text:p>m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m" calcext:value-type="string">
            <text:p>m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g" calcext:value-type="string">
            <text:p>g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k" calcext:value-type="string">
            <text:p>k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Monaco" table:style-name="ta1"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2*Z+2,$00*Z+3,$00*Z+4,$00*Z+5,$00*Z+6,$00*Z+6,$02*Z+0,$00*Z+3,$00*Z+4,$00*Z+5,$00*Z+7,$00*Z+6,$00*Z+5,$00*Z+6,$00*Z+6,$02*Z+2" calcext:value-type="string">
            <text:p><text:tab/>dc.b $02*Z+2,$00*Z+3,$00*Z+4,$00*Z+5,$00*Z+6,$00*Z+6,$02*Z+0,$00*Z+3,$00*Z+4,$00*Z+5,$00*Z+7,$00*Z+6,$00*Z+5,$00*Z+6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2*Z+2,$00*Z+4,$06*Z+5,$03*Z+0,$07*Z+6,$00*Z+6,$02*Z+0,$00*Z+3,$0A*Z+3,$03*Z+3,$03*Z+3,$03*Z+3,$03*Z+3,$07*Z+7,$00*Z+6,$02*Z+2" calcext:value-type="string">
            <text:p><text:tab/>dc.b $02*Z+2,$00*Z+4,$06*Z+5,$03*Z+0,$07*Z+6,$00*Z+6,$02*Z+0,$00*Z+3,$0A*Z+3,$03*Z+3,$03*Z+3,$03*Z+3,$03*Z+3,$07*Z+7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2*Z+2,$00*Z+3,$05*Z+4,$03*Z+0,$02*Z+0,$00*Z+0,$02*Z+0,$00*Z+2,$00*Z+1,$00*Z+3,$00*Z+4,$00*Z+4,$00*Z+5,$02*Z+0,$00*Z+7,$02*Z+2" calcext:value-type="string">
            <text:p><text:tab/>dc.b $02*Z+2,$00*Z+3,$05*Z+4,$03*Z+0,$02*Z+0,$00*Z+0,$02*Z+0,$00*Z+2,$00*Z+1,$00*Z+3,$00*Z+4,$00*Z+4,$00*Z+5,$02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2*Z+2,$07*Z+2,$00*Z+3,$05*Z+4,$02*Z+0,$00*Z+0,$05*Z+0,$03*Z+3,$03*Z+3,$03*Z+3,$07*Z+3,$00*Z+4,$00*Z+5,$02*Z+0,$00*Z+7,$02*Z+2" calcext:value-type="string">
            <text:p><text:tab/>dc.b $02*Z+2,$07*Z+2,$00*Z+3,$05*Z+4,$02*Z+0,$00*Z+0,$05*Z+0,$03*Z+3,$03*Z+3,$03*Z+3,$07*Z+3,$00*Z+4,$00*Z+5,$02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2*Z+2,$03*Z+0,$07*Z+3,$00*Z+4,$05*Z+4,$07*Z+0,$00*Z+7,$00*Z+6,$02*Z+0,$02*Z+0,$04*Z+4,$00*Z+4,$00*Z+6,$02*Z+0,$00*Z+1,$02*Z+2" calcext:value-type="string">
            <text:p><text:tab/>dc.b $02*Z+2,$03*Z+0,$07*Z+3,$00*Z+4,$05*Z+4,$07*Z+0,$00*Z+7,$00*Z+6,$02*Z+0,$02*Z+0,$04*Z+4,$00*Z+4,$00*Z+6,$02*Z+0,$00*Z+1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2*Z+2,$03*Z+3,$03*Z+3,$08*Z+5,$00*Z+5,$05*Z+5,$07*Z+7,$00*Z+7,$02*Z+0,$02*Z+0,$00*Z+4,$00*Z+5,$06*Z+6,$04*Z+1,$00*Z+0,$02*Z+2" calcext:value-type="string">
            <text:p><text:tab/>dc.b $02*Z+2,$03*Z+3,$03*Z+3,$08*Z+5,$00*Z+5,$05*Z+5,$07*Z+7,$00*Z+7,$02*Z+0,$02*Z+0,$00*Z+4,$00*Z+5,$06*Z+6,$04*Z+1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2,$00*Z+4,$00*Z+5,$00*Z+6,$00*Z+6,$00*Z+6,$02*Z+0,$00*Z+0,$05*Z+0,$04*Z+5,$00*Z+6,$00*Z+6,$02*Z+0,$00*Z+1,$00*Z+0,$02*Z+2" calcext:value-type="string">
            <text:p><text:tab/>dc.b $02*Z+2,$00*Z+4,$00*Z+5,$00*Z+6,$00*Z+6,$00*Z+6,$02*Z+0,$00*Z+0,$05*Z+0,$04*Z+5,$00*Z+6,$00*Z+6,$02*Z+0,$00*Z+1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2*Z+2,$00*Z+3,$00*Z+4,$06*Z+6,$03*Z+3,$03*Z+3,$02*Z+0,$00*Z+1,$00*Z+0,$00*Z+6,$00*Z+6,$00*Z+6,$02*Z+0,$0C*Z+1,$0C*Z+0,$02*Z+2" calcext:value-type="string">
            <text:p><text:tab/>dc.b $02*Z+2,$00*Z+3,$00*Z+4,$06*Z+6,$03*Z+3,$03*Z+3,$02*Z+0,$00*Z+1,$00*Z+0,$00*Z+6,$00*Z+6,$00*Z+6,$02*Z+0,$0C*Z+1,$0C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2*Z+2,$00*Z+2,$00*Z+3,$05*Z+3,$03*Z+3,$03*Z+3,$03*Z+3,$03*Z+3,$03*Z+3,$03*Z+3,$03*Z+3,$03*Z+3,$04*Z+1,$00*Z+0,$00*Z+0,$02*Z+2" calcext:value-type="string">
            <text:p><text:tab/>dc.b $02*Z+2,$00*Z+2,$00*Z+3,$05*Z+3,$03*Z+3,$03*Z+3,$03*Z+3,$03*Z+3,$03*Z+3,$03*Z+3,$03*Z+3,$03*Z+3,$04*Z+1,$00*Z+0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2*Z+2,$00*Z+2,$00*Z+2,$00*Z+2,$00*Z+2,$00*Z+2,$00*Z+2,$00*Z+2,$00*Z+2,$00*Z+2,$00*Z+2,$00*Z+2,$00*Z+1,$00*Z+0,$00*Z+0,$02*Z+2" calcext:value-type="string">
            <text:p><text:tab/>dc.b $02*Z+2,$00*Z+2,$00*Z+2,$00*Z+2,$00*Z+2,$00*Z+2,$00*Z+2,$00*Z+2,$00*Z+2,$00*Z+2,$00*Z+2,$00*Z+2,$00*Z+1,$00*Z+0,$00*Z+0,$02*Z+2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│" calcext:value-type="string">
            <text:p>│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m" calcext:value-type="string">
            <text:p>m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i" calcext:value-type="string">
            <text:p>i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l" calcext:value-type="string">
            <text:p>l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│" calcext:value-type="string">
            <text:p>│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>
            <text:p/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m" calcext:value-type="string">
            <text:p>m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i" calcext:value-type="string">
            <text:p>i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j" calcext:value-type="string">
            <text:p>j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f" calcext:value-type="string">
            <text:p>f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│" calcext:value-type="string">
            <text:p>│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◢" calcext:value-type="string">
            <text:p>◢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─" calcext:value-type="string">
            <text:p>─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>
            <text:p/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◣" calcext:value-type="string">
            <text:p>◣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f" calcext:value-type="string">
            <text:p>f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│" calcext:value-type="string">
            <text:p>│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>
            <text:p/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m" calcext:value-type="string">
            <text:p>m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" calcext:value-type="string">
            <text:p>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m" calcext:value-type="string">
            <text:p>m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─" calcext:value-type="string">
            <text:p>─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>
            <text:p/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─" calcext:value-type="string">
            <text:p>─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>
            <text:p/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─" calcext:value-type="string">
            <text:p>─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>
            <text:p/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─" calcext:value-type="string">
            <text:p>─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>
            <text:p/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◣" calcext:value-type="string">
            <text:p>◣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j" calcext:value-type="string">
            <text:p>j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│" calcext:value-type="string">
            <text:p>│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◥" calcext:value-type="string">
            <text:p>◥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i" calcext:value-type="string">
            <text:p>i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─" calcext:value-type="string">
            <text:p>─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│" calcext:value-type="string">
            <text:p>│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h" calcext:value-type="string">
            <text:p>h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│" calcext:value-type="string">
            <text:p>│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g" calcext:value-type="string">
            <text:p>g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k" calcext:value-type="string">
            <text:p>k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m" calcext:value-type="string">
            <text:p>m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i" calcext:value-type="string">
            <text:p>i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i" calcext:value-type="string">
            <text:p>i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l" calcext:value-type="string">
            <text:p>l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>
            <text:p/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│" calcext:value-type="string">
            <text:p>│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◣" calcext:value-type="string">
            <text:p>◣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m" calcext:value-type="string">
            <text:p>m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◥" calcext:value-type="string">
            <text:p>◥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i" calcext:value-type="string">
            <text:p>i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│" calcext:value-type="string">
            <text:p>│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>
            <text:p/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◥" calcext:value-type="string">
            <text:p>◥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─" calcext:value-type="string">
            <text:p>─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>
            <text:p/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─" calcext:value-type="string">
            <text:p>─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>
            <text:p/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─" calcext:value-type="string">
            <text:p>─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◣" calcext:value-type="string">
            <text:p>◣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m" calcext:value-type="string">
            <text:p>m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i" calcext:value-type="string">
            <text:p>i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l" calcext:value-type="string">
            <text:p>l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>
            <text:p/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j" calcext:value-type="string">
            <text:p>j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│" calcext:value-type="string">
            <text:p>│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─" calcext:value-type="string">
            <text:p>─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>
            <text:p/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◣" calcext:value-type="string">
            <text:p>◣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m" calcext:value-type="string">
            <text:p>m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i" calcext:value-type="string">
            <text:p>i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◥" calcext:value-type="string">
            <text:p>◥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i" calcext:value-type="string">
            <text:p>i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◣" calcext:value-type="string">
            <text:p>◣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j" calcext:value-type="string">
            <text:p>j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f" calcext:value-type="string">
            <text:p>f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│" calcext:value-type="string">
            <text:p>│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◤" calcext:value-type="string">
            <text:p>◤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i" calcext:value-type="string">
            <text:p>i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f" calcext:value-type="string">
            <text:p>f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>
            <text:p/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k" calcext:value-type="string">
            <text:p>k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│" calcext:value-type="string">
            <text:p>│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─" calcext:value-type="string">
            <text:p>─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>
            <text:p/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─" calcext:value-type="string">
            <text:p>─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>
            <text:p/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▎" calcext:value-type="string">
            <text:p>▎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l" calcext:value-type="string">
            <text:p>l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l" calcext:value-type="string">
            <text:p>l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◥" calcext:value-type="string">
            <text:p>◥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l" calcext:value-type="string">
            <text:p>l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◣" calcext:value-type="string">
            <text:p>◣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j" calcext:value-type="string">
            <text:p>j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j" calcext:value-type="string">
            <text:p>j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│" calcext:value-type="string">
            <text:p>│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i" calcext:value-type="string">
            <text:p>i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l" calcext:value-type="string">
            <text:p>l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◢" calcext:value-type="string">
            <text:p>◢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f" calcext:value-type="string">
            <text:p>f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◤" calcext:value-type="string">
            <text:p>◤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k" calcext:value-type="string">
            <text:p>k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l" calcext:value-type="string">
            <text:p>l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f" calcext:value-type="string">
            <text:p>f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f" calcext:value-type="string">
            <text:p>f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f" calcext:value-type="string">
            <text:p>f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│" calcext:value-type="string">
            <text:p>│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h" calcext:value-type="string">
            <text:p>h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◥" calcext:value-type="string">
            <text:p>◥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◤" calcext:value-type="string">
            <text:p>◤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l" calcext:value-type="string">
            <text:p>l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f" calcext:value-type="string">
            <text:p>f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f" calcext:value-type="string">
            <text:p>f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│" calcext:value-type="string">
            <text:p>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>
            <text:p/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k" calcext:value-type="string">
            <text:p>k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│" calcext:value-type="string">
            <text:p>│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i" calcext:value-type="string">
            <text:p>i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◢" calcext:value-type="string">
            <text:p>◢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f" calcext:value-type="string">
            <text:p>f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─" calcext:value-type="string">
            <text:p>─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>
            <text:p/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│" calcext:value-type="string">
            <text:p>│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>
            <text:p/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k" calcext:value-type="string">
            <text:p>k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h" calcext:value-type="string">
            <text:p>h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f" calcext:value-type="string">
            <text:p>f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f" calcext:value-type="string">
            <text:p>f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f" calcext:value-type="string">
            <text:p>f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│" calcext:value-type="string">
            <text:p>│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>
            <text:p/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k" calcext:value-type="string">
            <text:p>k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>
            <text:p/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>
            <text:p/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>
            <text:p/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>
            <text:p/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>
            <text:p/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>
            <text:p/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>
            <text:p/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>
            <text:p/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k" calcext:value-type="string">
            <text:p>k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g" calcext:value-type="string">
            <text:p>g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g" calcext:value-type="string">
            <text:p>g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g" calcext:value-type="string">
            <text:p>g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g" calcext:value-type="string">
            <text:p>g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g" calcext:value-type="string">
            <text:p>g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Daytonneaux" table:style-name="ta1"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8" table:default-cell-style-name="ce2"/>
        <table:table-column table:style-name="co9" table:default-cell-style-name="ce15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4,$00*Z+4,$00*Z+5,$00*Z+7,$00*Z+6,$00*Z+6,$00*Z+6,$00*Z+6,$05*Z+7,$04*Z+5,$00*Z+5,$00*Z+5,$00*Z+6,$00*Z+5,$00*Z+5,$05*Z+5" calcext:value-type="string">
            <text:p><text:tab/>dc.b $04*Z+4,$00*Z+4,$00*Z+5,$00*Z+7,$00*Z+6,$00*Z+6,$00*Z+6,$00*Z+6,$05*Z+7,$04*Z+5,$00*Z+5,$00*Z+5,$00*Z+6,$00*Z+5,$00*Z+5,$05*Z+5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2,$00*Z+4,$06*Z+5,$07*Z+0,$0B*Z+0,$06*Z+7,$07*Z+7,$0B*Z+0,$0B*Z+0,$0B*Z+6,$0B*Z+6,$06*Z+5,$07*Z+7,$00*Z+6,$00*Z+6,$0A*Z+7" calcext:value-type="string">
            <text:p><text:tab/>dc.b $08*Z+2,$00*Z+4,$06*Z+5,$07*Z+0,$0B*Z+0,$06*Z+7,$07*Z+7,$0B*Z+0,$0B*Z+0,$0B*Z+6,$0B*Z+6,$06*Z+5,$07*Z+7,$00*Z+6,$00*Z+6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2,$00*Z+3,$05*Z+3,$04*Z+3,$09*Z+3,$05*Z+3,$04*Z+4,$09*Z+4,$09*Z+5,$09*Z+6,$09*Z+6,$05*Z+6,$04*Z+1,$00*Z+0,$00*Z+7,$0A*Z+7" calcext:value-type="string">
            <text:p><text:tab/>dc.b $08*Z+2,$00*Z+3,$05*Z+3,$04*Z+3,$09*Z+3,$05*Z+3,$04*Z+4,$09*Z+4,$09*Z+5,$09*Z+6,$09*Z+6,$05*Z+6,$04*Z+1,$00*Z+0,$00*Z+7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2,$00*Z+2,$00*Z+2,$00*Z+2,$00*Z+2,$00*Z+2,$00*Z+2,$00*Z+4,$00*Z+5,$06*Z+5,$07*Z+0,$06*Z+7,$07*Z+1,$00*Z+0,$00*Z+0,$0A*Z+7" calcext:value-type="string">
            <text:p><text:tab/>dc.b $08*Z+2,$00*Z+2,$00*Z+2,$00*Z+2,$00*Z+2,$00*Z+2,$00*Z+2,$00*Z+4,$00*Z+5,$06*Z+5,$07*Z+0,$06*Z+7,$07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2,$00*Z+1,$00*Z+1,$06*Z+0,$07*Z+1,$00*Z+1,$06*Z+0,$07*Z+3,$00*Z+4,$05*Z+4,$04*Z+4,$05*Z+5,$04*Z+1,$0C*Z+0,$0C*Z+0,$06*Z+0" calcext:value-type="string">
            <text:p><text:tab/>dc.b $08*Z+2,$00*Z+1,$00*Z+1,$06*Z+0,$07*Z+1,$00*Z+1,$06*Z+0,$07*Z+3,$00*Z+4,$05*Z+4,$04*Z+4,$05*Z+5,$04*Z+1,$0C*Z+0,$0C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2,$00*Z+1,$00*Z+3,$05*Z+0,$04*Z+3,$00*Z+3,$05*Z+0,$04*Z+2,$00*Z+4,$00*Z+5,$00*Z+5,$06*Z+5,$07*Z+1,$00*Z+0,$00*Z+0,$05*Z+7" calcext:value-type="string">
            <text:p><text:tab/>dc.b $08*Z+2,$00*Z+1,$00*Z+3,$05*Z+0,$04*Z+3,$00*Z+3,$05*Z+0,$04*Z+2,$00*Z+4,$00*Z+5,$00*Z+5,$06*Z+5,$07*Z+1,$00*Z+0,$00*Z+0,$05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6*Z+5,$07*Z+3,$00*Z+2,$00*Z+2,$00*Z+2,$00*Z+2,$00*Z+3,$00*Z+3,$00*Z+5,$00*Z+6,$05*Z+3,$04*Z+1,$00*Z+0,$00*Z+0,$0A*Z+7" calcext:value-type="string">
            <text:p><text:tab/>dc.b $08*Z+4,$06*Z+5,$07*Z+3,$00*Z+2,$00*Z+2,$00*Z+2,$00*Z+2,$00*Z+3,$00*Z+3,$00*Z+5,$00*Z+6,$05*Z+3,$04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3,$05*Z+3,$04*Z+1,$00*Z+1,$06*Z+1,$07*Z+2,$00*Z+2,$00*Z+2,$00*Z+3,$00*Z+4,$00*Z+5,$06*Z+5,$07*Z+2,$06*Z+0,$07*Z+7,$0A*Z+7" calcext:value-type="string">
            <text:p><text:tab/>dc.b $08*Z+3,$05*Z+3,$04*Z+1,$00*Z+1,$06*Z+1,$07*Z+2,$00*Z+2,$00*Z+2,$00*Z+3,$00*Z+4,$00*Z+5,$06*Z+5,$07*Z+2,$06*Z+0,$07*Z+7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2,$00*Z+1,$00*Z+0,$05*Z+7,$04*Z+0,$00*Z+0,$06*Z+1,$07*Z+2,$00*Z+3,$00*Z+4,$05*Z+4,$04*Z+3,$05*Z+4,$04*Z+0,$0A*Z+7" calcext:value-type="string">
            <text:p><text:tab/>dc.b $08*Z+2,$00*Z+2,$00*Z+1,$00*Z+0,$05*Z+7,$04*Z+0,$00*Z+0,$06*Z+1,$07*Z+2,$00*Z+3,$00*Z+4,$05*Z+4,$04*Z+3,$05*Z+4,$04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1,$06*Z+0,$07*Z+0,$00*Z+0,$00*Z+6,$06*Z+0,$07*Z+0,$05*Z+7,$04*Z+2,$00*Z+1,$00*Z+3,$00*Z+2,$00*Z+2,$00*Z+2,$00*Z+0,$0A*Z+0" calcext:value-type="string">
            <text:p><text:tab/>dc.b $07*Z+1,$06*Z+0,$07*Z+0,$00*Z+0,$00*Z+6,$06*Z+0,$07*Z+0,$05*Z+7,$04*Z+2,$00*Z+1,$00*Z+3,$00*Z+2,$00*Z+2,$00*Z+2,$00*Z+0,$0A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▐▌" calcext:value-type="string">
            <text:p>▐▌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i" calcext:value-type="string">
            <text:p>i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i" calcext:value-type="string">
            <text:p>i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j" calcext:value-type="string">
            <text:p>j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◥" calcext:value-type="string">
            <text:p>◥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j" calcext:value-type="string">
            <text:p>j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◤" calcext:value-type="string">
            <text:p>◤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l" calcext:value-type="string">
            <text:p>l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l" calcext:value-type="string">
            <text:p>l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f" calcext:value-type="string">
            <text:p>f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l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g" calcext:value-type="string">
            <text:p>g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◢" calcext:value-type="string">
            <text:p>◢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◣" calcext:value-type="string">
            <text:p>◣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h" calcext:value-type="string">
            <text:p>h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▂" calcext:value-type="string">
            <text:p>▂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h" calcext:value-type="string">
            <text:p>h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◢" calcext:value-type="string">
            <text:p>◢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j" calcext:value-type="string">
            <text:p>j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◣" calcext:value-type="string">
            <text:p>◣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j" calcext:value-type="string">
            <text:p>j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▂" calcext:value-type="string">
            <text:p>▂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h" calcext:value-type="string">
            <text:p>h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▂" calcext:value-type="string">
            <text:p>▂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h" calcext:value-type="string">
            <text:p>h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▂" calcext:value-type="string">
            <text:p>▂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▂" calcext:value-type="string">
            <text:p>▂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◢" calcext:value-type="string">
            <text:p>◢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l" calcext:value-type="string">
            <text:p>l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◣" calcext:value-type="string">
            <text:p>◣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j" calcext:value-type="string">
            <text:p>j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g" calcext:value-type="string">
            <text:p>g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◥" calcext:value-type="string">
            <text:p>◥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m" calcext:value-type="string">
            <text:p>m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◤" calcext:value-type="string">
            <text:p>◤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m" calcext:value-type="string">
            <text:p>m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" calcext:value-type="string">
            <text:p>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m" calcext:value-type="string">
            <text:p>m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◥" calcext:value-type="string">
            <text:p>◥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m" calcext:value-type="string">
            <text:p>m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◤" calcext:value-type="string">
            <text:p>◤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i" calcext:value-type="string">
            <text:p>i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" calcext:value-type="string">
            <text:p>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i" calcext:value-type="string">
            <text:p>i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" calcext:value-type="string">
            <text:p>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l" calcext:value-type="string">
            <text:p>l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" calcext:value-type="string">
            <text:p>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f" calcext:value-type="string">
            <text:p>f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" calcext:value-type="string">
            <text:p>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f" calcext:value-type="string">
            <text:p>f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◥" calcext:value-type="string">
            <text:p>◥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f" calcext:value-type="string">
            <text:p>f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◤" calcext:value-type="string">
            <text:p>◤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k" calcext:value-type="string">
            <text:p>k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j" calcext:value-type="string">
            <text:p>j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g" calcext:value-type="string">
            <text:p>g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g" calcext:value-type="string">
            <text:p>g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g" calcext:value-type="string">
            <text:p>g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g" calcext:value-type="string">
            <text:p>g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g" calcext:value-type="string">
            <text:p>g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g" calcext:value-type="string">
            <text:p>g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i" calcext:value-type="string">
            <text:p>i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l" calcext:value-type="string">
            <text:p>l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◢" calcext:value-type="string">
            <text:p>◢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l" calcext:value-type="string">
            <text:p>l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◣" calcext:value-type="string">
            <text:p>◣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◢" calcext:value-type="string">
            <text:p>◢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j" calcext:value-type="string">
            <text:p>j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◣" calcext:value-type="string">
            <text:p>◣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k" calcext:value-type="string">
            <text:p>k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g" calcext:value-type="string">
            <text:p>g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k" calcext:value-type="string">
            <text:p>k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k" calcext:value-type="string">
            <text:p>k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◢" calcext:value-type="string">
            <text:p>◢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◣" calcext:value-type="string">
            <text:p>◣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k" calcext:value-type="string">
            <text:p>k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k" calcext:value-type="string">
            <text:p>k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◢" calcext:value-type="string">
            <text:p>◢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◣" calcext:value-type="string">
            <text:p>◣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m" calcext:value-type="string">
            <text:p>m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i" calcext:value-type="string">
            <text:p>i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◥" calcext:value-type="string">
            <text:p>◥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i" calcext:value-type="string">
            <text:p>i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◤" calcext:value-type="string">
            <text:p>◤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◥" calcext:value-type="string">
            <text:p>◥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l" calcext:value-type="string">
            <text:p>l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◤" calcext:value-type="string">
            <text:p>◤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k" calcext:value-type="string">
            <text:p>k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g" calcext:value-type="string">
            <text:p>g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k" calcext:value-type="string">
            <text:p>k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m" calcext:value-type="string">
            <text:p>m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◥" calcext:value-type="string">
            <text:p>◥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◤" calcext:value-type="string">
            <text:p>◤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m" calcext:value-type="string">
            <text:p>m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m" calcext:value-type="string">
            <text:p>m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◥" calcext:value-type="string">
            <text:p>◥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◤" calcext:value-type="string">
            <text:p>◤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g" calcext:value-type="string">
            <text:p>g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i" calcext:value-type="string">
            <text:p>i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l" calcext:value-type="string">
            <text:p>l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l" calcext:value-type="string">
            <text:p>l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◢" calcext:value-type="string">
            <text:p>◢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l" calcext:value-type="string">
            <text:p>l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◣" calcext:value-type="string">
            <text:p>◣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k" calcext:value-type="string">
            <text:p>k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◢" calcext:value-type="string">
            <text:p>◢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l" calcext:value-type="string">
            <text:p>l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◣" calcext:value-type="string">
            <text:p>◣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m" calcext:value-type="string">
            <text:p>m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g" calcext:value-type="string">
            <text:p>g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g" calcext:value-type="string">
            <text:p>g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g" calcext:value-type="string">
            <text:p>g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g" calcext:value-type="string">
            <text:p>g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m" calcext:value-type="string">
            <text:p>m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m" calcext:value-type="string">
            <text:p>m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l" calcext:value-type="string">
            <text:p>l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f" calcext:value-type="string">
            <text:p>f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◥" calcext:value-type="string">
            <text:p>◥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m" calcext:value-type="string">
            <text:p>m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◤" calcext:value-type="string">
            <text:p>◤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k" calcext:value-type="string">
            <text:p>k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m" calcext:value-type="string">
            <text:p>m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◥" calcext:value-type="string">
            <text:p>◥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◤" calcext:value-type="string">
            <text:p>◤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k" calcext:value-type="string">
            <text:p>k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k" calcext:value-type="string">
            <text:p>k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◢" calcext:value-type="string">
            <text:p>◢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k" calcext:value-type="string">
            <text:p>k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◣" calcext:value-type="string">
            <text:p>◣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g" calcext:value-type="string">
            <text:p>g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g" calcext:value-type="string">
            <text:p>g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g" calcext:value-type="string">
            <text:p>g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m" calcext:value-type="string">
            <text:p>m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i" calcext:value-type="string">
            <text:p>i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l" calcext:value-type="string">
            <text:p>l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◢" calcext:value-type="string">
            <text:p>◢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l" calcext:value-type="string">
            <text:p>l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◣" calcext:value-type="string">
            <text:p>◣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g" calcext:value-type="string">
            <text:p>g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◢" calcext:value-type="string">
            <text:p>◢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◣" calcext:value-type="string">
            <text:p>◣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j" calcext:value-type="string">
            <text:p>j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k" calcext:value-type="string">
            <text:p>k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h" calcext:value-type="string">
            <text:p>h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j" calcext:value-type="string">
            <text:p>j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h" calcext:value-type="string">
            <text:p>h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◢" calcext:value-type="string">
            <text:p>◢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k" calcext:value-type="string">
            <text:p>k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i" calcext:value-type="string">
            <text:p>i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i" calcext:value-type="string">
            <text:p>i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m" calcext:value-type="string">
            <text:p>m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i" calcext:value-type="string">
            <text:p>i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k" calcext:value-type="string">
            <text:p>k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◢" calcext:value-type="string">
            <text:p>◢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h" calcext:value-type="string">
            <text:p>h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h" calcext:value-type="string">
            <text:p>h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f" calcext:value-type="string">
            <text:p>f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◢" calcext:value-type="string">
            <text:p>◢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◥" calcext:value-type="string">
            <text:p>◥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j" calcext:value-type="string">
            <text:p>j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◤" calcext:value-type="string">
            <text:p>◤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k" calcext:value-type="string">
            <text:p>k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m" calcext:value-type="string">
            <text:p>m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g" calcext:value-type="string">
            <text:p>g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g" calcext:value-type="string">
            <text:p>g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aractères" table:style-name="ta1">
        <table:table-column table:style-name="co3" table:number-columns-repeated="2" table:default-cell-style-name="ce114"/>
        <table:table-column table:style-name="co5" table:default-cell-style-name="ce114"/>
        <table:table-column table:style-name="co6" table:default-cell-style-name="ce120"/>
        <table:table-column table:style-name="co3" table:number-columns-repeated="5" table:default-cell-style-name="Default"/>
        <table:table-row table:style-name="ro3">
          <table:table-cell table:style-name="ce112" office:value-type="string" calcext:value-type="string">
            <text:p>Valeur</text:p>
          </table:table-cell>
          <table:table-cell table:style-name="ce112" office:value-type="string" calcext:value-type="string">
            <text:p>Caractère</text:p>
          </table:table-cell>
          <table:table-cell table:style-name="ce112" office:value-type="string" calcext:value-type="string">
            <text:p>Code</text:p>
          </table:table-cell>
          <table:table-cell table:style-name="ce112" office:value-type="string" calcext:value-type="string">
            <text:p>PETSCII</text:p>
          </table:table-cell>
          <table:table-cell table:number-columns-repeated="2"/>
          <table:table-cell office:value-type="string" calcext:value-type="string">
            <text:p>Valeur</text:p>
          </table:table-cell>
          <table:table-cell office:value-type="string" calcext:value-type="string">
            <text:p>Cacactère</text:p>
          </table:table-cell>
          <table:table-cell office:value-type="string" calcext:value-type="string">
            <text:p>Wing3</text:p>
          </table:table-cell>
        </table:table-row>
        <table:table-row table:style-name="ro2">
          <table:table-cell table:style-name="ce113" office:value-type="float" office:value="0" calcext:value-type="float">
            <text:p>0</text:p>
          </table:table-cell>
          <table:table-cell table:style-name="ce115" office:value-type="string" calcext:value-type="string">
            <text:p><text:s/></text:p>
          </table:table-cell>
          <table:table-cell table:style-name="ce116" office:value-type="string" calcext:value-type="string">
            <text:p>20</text:p>
          </table:table-cell>
          <table:table-cell table:style-name="ce118" table:formula="of:=[.B2]" office:value-type="string" office:string-value=" " calcext:value-type="string">
            <text:p><text:s/></text:p>
          </table:table-cell>
          <table:table-cell table:number-columns-repeated="2"/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h</text:p>
          </table:table-cell>
          <table:table-cell table:style-name="ce121" table:formula="of:=[.H2]" office:value-type="string" office:string-value="h" calcext:value-type="string">
            <text:p>h</text:p>
          </table:table-cell>
        </table:table-row>
        <table:table-row table:style-name="ro2">
          <table:table-cell table:style-name="ce113" office:value-type="float" office:value="1" calcext:value-type="float">
            <text:p>1</text:p>
          </table:table-cell>
          <table:table-cell table:style-name="ce115" office:value-type="string" calcext:value-type="string">
            <text:p>▐▌</text:p>
          </table:table-cell>
          <table:table-cell table:style-name="ce116" office:value-type="string" calcext:value-type="string">
            <text:p>2590 258c</text:p>
          </table:table-cell>
          <table:table-cell table:style-name="ce119" table:formula="of:=[.B3]" office:value-type="string" office:string-value="▐▌" calcext:value-type="string">
            <text:p>▐▌</text:p>
          </table:table-cell>
          <table:table-cell table:number-columns-repeated="2"/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k</text:p>
          </table:table-cell>
          <table:table-cell table:style-name="ce121" table:formula="of:=[.H3]" office:value-type="string" office:string-value="k" calcext:value-type="string">
            <text:p>k</text:p>
          </table:table-cell>
        </table:table-row>
        <table:table-row table:style-name="ro2">
          <table:table-cell table:style-name="ce113" office:value-type="float" office:value="2" calcext:value-type="float">
            <text:p>2</text:p>
          </table:table-cell>
          <table:table-cell table:style-name="ce115" office:value-type="string" calcext:value-type="string">
            <text:p>│</text:p>
          </table:table-cell>
          <table:table-cell table:style-name="ce116" office:value-type="string" calcext:value-type="string">
            <text:p>2502</text:p>
          </table:table-cell>
          <table:table-cell table:style-name="ce119" table:formula="of:=[.B4]" office:value-type="string" office:string-value="│" calcext:value-type="string">
            <text:p>│</text:p>
          </table:table-cell>
          <table:table-cell table:number-columns-repeated="2"/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g</text:p>
          </table:table-cell>
          <table:table-cell table:style-name="ce121" table:formula="of:=[.H4]" office:value-type="string" office:string-value="g" calcext:value-type="string">
            <text:p>g</text:p>
          </table:table-cell>
        </table:table-row>
        <table:table-row table:style-name="ro2">
          <table:table-cell table:style-name="ce113" office:value-type="float" office:value="3" calcext:value-type="float">
            <text:p>3</text:p>
          </table:table-cell>
          <table:table-cell table:style-name="ce115" office:value-type="string" calcext:value-type="string">
            <text:p>─</text:p>
          </table:table-cell>
          <table:table-cell table:style-name="ce116" office:value-type="string" calcext:value-type="string">
            <text:p>2500</text:p>
          </table:table-cell>
          <table:table-cell table:style-name="ce119" table:formula="of:=[.B5]" office:value-type="string" office:string-value="─" calcext:value-type="string">
            <text:p>─</text:p>
          </table:table-cell>
          <table:table-cell table:number-columns-repeated="2"/>
          <table:table-cell table:style-name="ce113" office:value-type="float" office:value="3" calcext:value-type="float">
            <text:p>3</text:p>
          </table:table-cell>
          <table:table-cell table:style-name="ce113" office:value-type="string" calcext:value-type="string">
            <text:p>m</text:p>
          </table:table-cell>
          <table:table-cell table:style-name="ce121" table:formula="of:=[.H5]" office:value-type="string" office:string-value="m" calcext:value-type="string">
            <text:p>m</text:p>
          </table:table-cell>
        </table:table-row>
        <table:table-row table:style-name="ro2">
          <table:table-cell table:style-name="ce113" office:value-type="float" office:value="4" calcext:value-type="float">
            <text:p>4</text:p>
          </table:table-cell>
          <table:table-cell table:style-name="ce115" office:value-type="string" calcext:value-type="string">
            <text:p>◤</text:p>
          </table:table-cell>
          <table:table-cell table:style-name="ce117" office:value-type="string" calcext:value-type="string">
            <text:p>25e4</text:p>
          </table:table-cell>
          <table:table-cell table:style-name="ce119" table:formula="of:=[.B6]" office:value-type="string" office:string-value="◤" calcext:value-type="string">
            <text:p>◤</text:p>
          </table:table-cell>
          <table:table-cell table:number-columns-repeated="2"/>
          <table:table-cell table:style-name="ce113" office:value-type="float" office:value="4" calcext:value-type="float">
            <text:p>4</text:p>
          </table:table-cell>
          <table:table-cell table:style-name="ce113" office:value-type="string" calcext:value-type="string">
            <text:p>i</text:p>
          </table:table-cell>
          <table:table-cell table:style-name="ce121" table:formula="of:=[.H6]" office:value-type="string" office:string-value="i" calcext:value-type="string">
            <text:p>i</text:p>
          </table:table-cell>
        </table:table-row>
        <table:table-row table:style-name="ro2">
          <table:table-cell table:style-name="ce113" office:value-type="float" office:value="5" calcext:value-type="float">
            <text:p>5</text:p>
          </table:table-cell>
          <table:table-cell table:style-name="ce115" office:value-type="string" calcext:value-type="string">
            <text:p>◥</text:p>
          </table:table-cell>
          <table:table-cell table:style-name="ce116" office:value-type="string" calcext:value-type="string">
            <text:p>25e5</text:p>
          </table:table-cell>
          <table:table-cell table:style-name="ce119" table:formula="of:=[.B7]" office:value-type="string" office:string-value="◥" calcext:value-type="string">
            <text:p>◥</text:p>
          </table:table-cell>
          <table:table-cell table:number-columns-repeated="2"/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l</text:p>
          </table:table-cell>
          <table:table-cell table:style-name="ce121" table:formula="of:=[.H7]" office:value-type="string" office:string-value="l" calcext:value-type="string">
            <text:p>l</text:p>
          </table:table-cell>
        </table:table-row>
        <table:table-row table:style-name="ro2">
          <table:table-cell table:style-name="ce113" office:value-type="float" office:value="6" calcext:value-type="float">
            <text:p>6</text:p>
          </table:table-cell>
          <table:table-cell table:style-name="ce115" office:value-type="string" calcext:value-type="string">
            <text:p>◢</text:p>
          </table:table-cell>
          <table:table-cell table:style-name="ce116" office:value-type="string" calcext:value-type="string">
            <text:p>25e2</text:p>
          </table:table-cell>
          <table:table-cell table:style-name="ce119" table:formula="of:=[.B8]" office:value-type="string" office:string-value="◢" calcext:value-type="string">
            <text:p>◢</text:p>
          </table:table-cell>
          <table:table-cell table:number-columns-repeated="2"/>
          <table:table-cell table:style-name="ce113" office:value-type="float" office:value="6" calcext:value-type="float">
            <text:p>6</text:p>
          </table:table-cell>
          <table:table-cell table:style-name="ce113" office:value-type="string" calcext:value-type="string">
            <text:p>f</text:p>
          </table:table-cell>
          <table:table-cell table:style-name="ce121" table:formula="of:=[.H8]" office:value-type="string" office:string-value="f" calcext:value-type="string">
            <text:p>f</text:p>
          </table:table-cell>
        </table:table-row>
        <table:table-row table:style-name="ro2">
          <table:table-cell table:style-name="ce113" office:value-type="float" office:value="7" calcext:value-type="float">
            <text:p>7</text:p>
          </table:table-cell>
          <table:table-cell table:style-name="ce115" office:value-type="string" calcext:value-type="string">
            <text:p>◣</text:p>
          </table:table-cell>
          <table:table-cell table:style-name="ce116" office:value-type="string" calcext:value-type="string">
            <text:p>25e3</text:p>
          </table:table-cell>
          <table:table-cell table:style-name="ce119" table:formula="of:=[.B9]" office:value-type="string" office:string-value="◣" calcext:value-type="string">
            <text:p>◣</text:p>
          </table:table-cell>
          <table:table-cell table:number-columns-repeated="2"/>
          <table:table-cell table:style-name="ce113" office:value-type="float" office:value="7" calcext:value-type="float">
            <text:p>7</text:p>
          </table:table-cell>
          <table:table-cell table:style-name="ce113" office:value-type="string" calcext:value-type="string">
            <text:p>j</text:p>
          </table:table-cell>
          <table:table-cell table:style-name="ce121" table:formula="of:=[.H9]" office:value-type="string" office:string-value="j" calcext:value-type="string">
            <text:p>j</text:p>
          </table:table-cell>
        </table:table-row>
        <table:table-row table:style-name="ro2">
          <table:table-cell table:style-name="ce113" office:value-type="float" office:value="8" calcext:value-type="float">
            <text:p>8</text:p>
          </table:table-cell>
          <table:table-cell table:style-name="ce115" office:value-type="string" calcext:value-type="string">
            <text:p>▎</text:p>
          </table:table-cell>
          <table:table-cell table:style-name="ce116" office:value-type="string" calcext:value-type="string">
            <text:p>'258<text:span text:style-name="T1">e</text:span></text:p>
          </table:table-cell>
          <table:table-cell table:style-name="ce119" table:formula="of:=[.B10]" office:value-type="string" office:string-value="▎" calcext:value-type="string">
            <text:p>▎</text:p>
          </table:table-cell>
          <table:table-cell table:number-columns-repeated="5"/>
        </table:table-row>
        <table:table-row table:style-name="ro2">
          <table:table-cell table:style-name="ce113" office:value-type="float" office:value="9" calcext:value-type="float">
            <text:p>9</text:p>
          </table:table-cell>
          <table:table-cell table:style-name="ce115" office:value-type="string" calcext:value-type="string">
            <text:p></text:p>
          </table:table-cell>
          <table:table-cell table:style-name="ce116" office:value-type="string" calcext:value-type="string">
            <text:p>e0f7</text:p>
          </table:table-cell>
          <table:table-cell table:style-name="ce119" table:formula="of:=[.B11]" office:value-type="string" office:string-value="" calcext:value-type="string">
            <text:p></text:p>
          </table:table-cell>
          <table:table-cell table:number-columns-repeated="5"/>
        </table:table-row>
        <table:table-row table:style-name="ro2">
          <table:table-cell table:style-name="ce113" office:value-type="float" office:value="10" calcext:value-type="float">
            <text:p>10</text:p>
          </table:table-cell>
          <table:table-cell table:style-name="ce115" office:value-type="string" calcext:value-type="string">
            <text:p></text:p>
          </table:table-cell>
          <table:table-cell table:style-name="ce116" office:value-type="string" calcext:value-type="string">
            <text:p>e0e4</text:p>
          </table:table-cell>
          <table:table-cell table:style-name="ce119" table:formula="of:=[.B12]" office:value-type="string" office:string-value="" calcext:value-type="string">
            <text:p></text:p>
          </table:table-cell>
          <table:table-cell table:number-columns-repeated="2"/>
          <table:table-cell office:value-type="string" calcext:value-type="string">
            <text:p>https://style64.org/petscii/</text:p>
          </table:table-cell>
          <table:table-cell table:number-columns-repeated="2"/>
        </table:table-row>
        <table:table-row table:style-name="ro2">
          <table:table-cell table:style-name="ce113" office:value-type="float" office:value="11" calcext:value-type="float">
            <text:p>11</text:p>
          </table:table-cell>
          <table:table-cell table:style-name="ce115" office:value-type="string" calcext:value-type="string">
            <text:p>▂</text:p>
          </table:table-cell>
          <table:table-cell table:style-name="ce116" office:value-type="string" calcext:value-type="string">
            <text:p>2582</text:p>
          </table:table-cell>
          <table:table-cell table:style-name="ce119" table:formula="of:=[.B13]" office:value-type="string" office:string-value="▂" calcext:value-type="string">
            <text:p>▂</text:p>
          </table:table-cell>
          <table:table-cell table:number-columns-repeated="5"/>
        </table:table-row>
        <table:table-row table:style-name="ro2">
          <table:table-cell table:style-name="ce113" office:value-type="float" office:value="12" calcext:value-type="float">
            <text:p>12</text:p>
          </table:table-cell>
          <table:table-cell table:style-name="ce115" office:value-type="string" calcext:value-type="string">
            <text:p>▒</text:p>
          </table:table-cell>
          <table:table-cell table:style-name="ce116" office:value-type="string" calcext:value-type="string">
            <text:p>2592</text:p>
          </table:table-cell>
          <table:table-cell table:style-name="ce119" table:formula="of:=[.B14]" office:value-type="string" office:string-value="▒" calcext:value-type="string">
            <text:p>▒</text:p>
          </table:table-cell>
          <table:table-cell table:number-columns-repeated="5"/>
        </table:table-row>
        <table:table-row table:style-name="ro4" table:number-rows-repeated="1048561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Rotations sprites" table:style-name="ta1">
        <table:table-column table:style-name="co3" table:number-columns-repeated="2" table:default-cell-style-name="ce124"/>
        <table:table-column table:style-name="co3" table:default-cell-style-name="ce129"/>
        <table:table-column table:style-name="co3" table:default-cell-style-name="ce132"/>
        <table:table-column table:style-name="co7" table:default-cell-style-name="ce132"/>
        <table:table-row table:style-name="ro1">
          <table:table-cell table:style-name="ce122" office:value-type="string" calcext:value-type="string">
            <text:p>Angle</text:p>
          </table:table-cell>
          <table:table-cell table:style-name="ce126" office:value-type="string" calcext:value-type="string">
            <text:p>Sprite</text:p>
          </table:table-cell>
          <table:table-cell table:style-name="ce127" office:value-type="string" calcext:value-type="string">
            <text:p>Mirroir ?</text:p>
          </table:table-cell>
          <table:table-cell table:style-name="ce127" office:value-type="string" calcext:value-type="string">
            <text:p>Condition</text:p>
          </table:table-cell>
          <table:table-cell table:style-name="ce127" office:value-type="string" calcext:value-type="string">
            <text:p>Effect</text:p>
          </table:table-cell>
        </table:table-row>
        <table:table-row table:style-name="ro1"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" calcext:value-type="float">
            <text:p>4</text:p>
          </table:table-cell>
          <table:table-cell table:style-name="ce128" office:value-type="string" calcext:value-type="string">
            <text:p>N</text:p>
          </table:table-cell>
          <table:table-cell table:style-name="ce131" office:value-type="string" calcext:value-type="string" table:number-columns-spanned="1" table:number-rows-spanned="5">
            <text:p>Le reste</text:p>
          </table:table-cell>
          <table:table-cell table:style-name="ce131" office:value-type="string" calcext:value-type="string" table:number-columns-spanned="1" table:number-rows-spanned="5">
            <text:p>n+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7" calcext:value-type="float">
            <text:p>7</text:p>
          </table:table-cell>
          <table:table-cell table:style-name="ce128" office:value-type="string" calcext:value-type="string">
            <text:p>Y</text:p>
          </table:table-cell>
          <table:table-cell table:style-name="ce134" office:value-type="string" calcext:value-type="string" table:number-columns-spanned="1" table:number-rows-spanned="8">
            <text:p>&gt;4</text:p>
          </table:table-cell>
          <table:table-cell table:style-name="ce134" office:value-type="string" calcext:value-type="string" table:number-columns-spanned="1" table:number-rows-spanned="8">
            <text:p>12-n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table:style-name="ce125" office:value-type="float" office:value="12" calcext:value-type="float">
            <text:p>12</text:p>
          </table:table-cell>
          <table:table-cell table:style-name="ce125" office:value-type="float" office:value="0" calcext:value-type="float">
            <text:p>0</text:p>
          </table:table-cell>
          <table:table-cell table:style-name="ce130" office:value-type="string" calcext:value-type="string">
            <text:p>Y</text:p>
          </table:table-cell>
          <table:covered-table-cell table:number-columns-repeated="2" table:style-name="ce135"/>
        </table:table-row>
        <table:table-row table:style-name="ro1">
          <table:table-cell table:style-name="ce123" office:value-type="float" office:value="13" calcext:value-type="float">
            <text:p>13</text:p>
          </table:table-cell>
          <table:table-cell table:style-name="ce123" office:value-type="float" office:value="1" calcext:value-type="float">
            <text:p>1</text:p>
          </table:table-cell>
          <table:table-cell table:style-name="ce128" office:value-type="string" calcext:value-type="string">
            <text:p>N</text:p>
          </table:table-cell>
          <table:table-cell table:style-name="ce134" office:value-type="string" calcext:value-type="string" table:number-columns-spanned="1" table:number-rows-spanned="3">
            <text:p>&gt;12</text:p>
          </table:table-cell>
          <table:table-cell table:style-name="ce134" office:value-type="string" calcext:value-type="string" table:number-columns-spanned="1" table:number-rows-spanned="3">
            <text:p>n-12 ou n+4 mod 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3" calcext:value-type="float">
            <text:p>3</text:p>
          </table:table-cell>
          <table:table-cell table:style-name="ce130" office:value-type="string" calcext:value-type="string">
            <text:p>N</text:p>
          </table:table-cell>
          <table:covered-table-cell table:number-columns-repeated="2" table:style-name="ce135"/>
        </table:table-row>
      </table:table>
      <table:table table:name="'file:///C:/GitProjects/PHC25Turbo/CircuitHelp%20-%20Copie.ods'#Caractères" table:print="false" table:style-name="ta_extref">
        <table:table-source xlink:type="simple" xlink:href="../CircuitHelp%20-%20Copie.ods" table:table-name="Caractères" table:mode="copy-results-only"/>
        <table:table-column table:number-columns-repeated="8"/>
        <table:table-row>
          <table:table-cell table:number-columns-repeated="8"/>
        </table:table-row>
        <table:table-row>
          <table:table-cell/>
          <table:table-cell table:style-name="ce37" office:value-type="string">
            <text:p> </text:p>
          </table:table-cell>
          <table:table-cell table:number-columns-repeated="5"/>
          <table:table-cell table:style-name="ce37" office:value-type="string">
            <text:p>h</text:p>
          </table:table-cell>
        </table:table-row>
        <table:table-row>
          <table:table-cell table:number-columns-repeated="7"/>
          <table:table-cell table:style-name="ce37" office:value-type="string">
            <text:p>k</text:p>
          </table:table-cell>
        </table:table-row>
        <table:table-row>
          <table:table-cell/>
          <table:table-cell table:style-name="ce37" office:value-type="string">
            <text:p>│</text:p>
          </table:table-cell>
          <table:table-cell table:number-columns-repeated="5"/>
          <table:table-cell table:style-name="ce37" office:value-type="string">
            <text:p>g</text:p>
          </table:table-cell>
        </table:table-row>
        <table:table-row>
          <table:table-cell/>
          <table:table-cell table:style-name="ce37" office:value-type="string">
            <text:p>─</text:p>
          </table:table-cell>
          <table:table-cell table:number-columns-repeated="5"/>
          <table:table-cell table:style-name="ce37" office:value-type="string">
            <text:p>m</text:p>
          </table:table-cell>
        </table:table-row>
        <table:table-row>
          <table:table-cell table:number-columns-repeated="7"/>
          <table:table-cell table:style-name="ce37" office:value-type="string">
            <text:p>i</text:p>
          </table:table-cell>
        </table:table-row>
        <table:table-row>
          <table:table-cell table:number-columns-repeated="7"/>
          <table:table-cell table:style-name="ce37" office:value-type="string">
            <text:p>l</text:p>
          </table:table-cell>
        </table:table-row>
        <table:table-row>
          <table:table-cell table:number-columns-repeated="7"/>
          <table:table-cell table:style-name="ce37" office:value-type="string">
            <text:p>f</text:p>
          </table:table-cell>
        </table:table-row>
        <table:table-row>
          <table:table-cell table:number-columns-repeated="7"/>
          <table:table-cell table:style-name="ce37" office:value-type="string">
            <text:p>j</text:p>
          </table:table-cell>
        </table:table-row>
        <table:table-row>
          <table:table-cell table:number-columns-repeated="8"/>
        </table:table-row>
        <table:table-row>
          <table:table-cell/>
          <table:table-cell table:style-name="ce37" office:value-type="string">
            <text:p></text:p>
          </table:table-cell>
        </table:table-row>
        <table:table-row>
          <table:table-cell table:number-columns-repeated="8"/>
        </table:table-row>
        <table:table-row>
          <table:table-cell/>
          <table:table-cell table:style-name="ce37" office:value-type="string">
            <text:p>▂</text:p>
          </table:table-cell>
        </table:table-row>
        <table:table-row>
          <table:table-cell/>
          <table:table-cell table:style-name="ce37" office:value-type="string">
            <text:p>▒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/00/0000</text:date>, <text:time style:data-style-name="N2" text:time-value="10:44:33.264078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23:36:08.168774100</meta:creation-date>
    <meta:generator>LibreOffice/25.2.5.2$Windows_X86_64 LibreOffice_project/03d19516eb2e1dd5d4ccd751a0d6f35f35e08022</meta:generator>
    <dc:date>2025-09-06T10:45:26.140077200</dc:date>
    <meta:editing-duration>P1DT12H13M13S</meta:editing-duration>
    <meta:editing-cycles>127</meta:editing-cycles>
    <meta:document-statistic meta:table-count="10" meta:cell-count="6439" meta:object-count="0"/>
  </office:meta>
</office:document-meta>
</file>